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lock_size</text:p>
          </table:table-cell>
          <table:table-cell office:value-type="string" calcext:value-type="string">
            <text:p>block_num</text:p>
          </table:table-cell>
          <table:table-cell office:value-type="string" calcext:value-type="string">
            <text:p>elem_size</text:p>
          </table:table-cell>
          <table:table-cell office:value-type="string" calcext:value-type="string">
            <text:p>elem_num</text:p>
          </table:table-cell>
          <table:table-cell office:value-type="string" calcext:value-type="string">
            <text:p>mintim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96" calcext:value-type="float">
            <text:p>896</text:p>
          </table:table-cell>
          <table:table-cell office:value-type="float" office:value="0.011296" calcext:value-type="float">
            <text:p>0,011296</text:p>
          </table:table-cell>
          <table:table-cell office:value-type="float" office:value="2.53824" calcext:value-type="float">
            <text:p>2,5382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96" calcext:value-type="float">
            <text:p>896</text:p>
          </table:table-cell>
          <table:table-cell office:value-type="float" office:value="0.010624" calcext:value-type="float">
            <text:p>0,010624</text:p>
          </table:table-cell>
          <table:table-cell office:value-type="float" office:value="1.3494" calcext:value-type="float">
            <text:p>1,349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92" calcext:value-type="float">
            <text:p>1792</text:p>
          </table:table-cell>
          <table:table-cell office:value-type="float" office:value="0.012032" calcext:value-type="float">
            <text:p>0,012032</text:p>
          </table:table-cell>
          <table:table-cell office:value-type="float" office:value="4.76596" calcext:value-type="float">
            <text:p>4,7659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792" calcext:value-type="float">
            <text:p>1792</text:p>
          </table:table-cell>
          <table:table-cell office:value-type="float" office:value="0.011328" calcext:value-type="float">
            <text:p>0,011328</text:p>
          </table:table-cell>
          <table:table-cell office:value-type="float" office:value="5.06215" calcext:value-type="float">
            <text:p>5,062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92" calcext:value-type="float">
            <text:p>1792</text:p>
          </table:table-cell>
          <table:table-cell office:value-type="float" office:value="0.011136" calcext:value-type="float">
            <text:p>0,011136</text:p>
          </table:table-cell>
          <table:table-cell office:value-type="float" office:value="2.57471" calcext:value-type="float">
            <text:p>2,5747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792" calcext:value-type="float">
            <text:p>1792</text:p>
          </table:table-cell>
          <table:table-cell office:value-type="float" office:value="0.01056" calcext:value-type="float">
            <text:p>0,01056</text:p>
          </table:table-cell>
          <table:table-cell office:value-type="float" office:value="2.71515" calcext:value-type="float">
            <text:p>2,715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84" calcext:value-type="float">
            <text:p>3584</text:p>
          </table:table-cell>
          <table:table-cell office:value-type="float" office:value="0.013024" calcext:value-type="float">
            <text:p>0,013024</text:p>
          </table:table-cell>
          <table:table-cell office:value-type="float" office:value="8.8059" calcext:value-type="float">
            <text:p>8,805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584" calcext:value-type="float">
            <text:p>3584</text:p>
          </table:table-cell>
          <table:table-cell office:value-type="float" office:value="0.012192" calcext:value-type="float">
            <text:p>0,012192</text:p>
          </table:table-cell>
          <table:table-cell office:value-type="float" office:value="9.40682" calcext:value-type="float">
            <text:p>9,4068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584" calcext:value-type="float">
            <text:p>3584</text:p>
          </table:table-cell>
          <table:table-cell office:value-type="float" office:value="0.010304" calcext:value-type="float">
            <text:p>0,010304</text:p>
          </table:table-cell>
          <table:table-cell office:value-type="float" office:value="11.1304" calcext:value-type="float">
            <text:p>11,130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84" calcext:value-type="float">
            <text:p>3584</text:p>
          </table:table-cell>
          <table:table-cell office:value-type="float" office:value="0.01136" calcext:value-type="float">
            <text:p>0,01136</text:p>
          </table:table-cell>
          <table:table-cell office:value-type="float" office:value="5.04789" calcext:value-type="float">
            <text:p>5,0478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584" calcext:value-type="float">
            <text:p>3584</text:p>
          </table:table-cell>
          <table:table-cell office:value-type="float" office:value="0.01088" calcext:value-type="float">
            <text:p>0,01088</text:p>
          </table:table-cell>
          <table:table-cell office:value-type="float" office:value="5.27059" calcext:value-type="float">
            <text:p>5,2705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584" calcext:value-type="float">
            <text:p>3584</text:p>
          </table:table-cell>
          <table:table-cell office:value-type="float" office:value="0.011168" calcext:value-type="float">
            <text:p>0,011168</text:p>
          </table:table-cell>
          <table:table-cell office:value-type="float" office:value="5.13467" calcext:value-type="float">
            <text:p>5,1346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14432" calcext:value-type="float">
            <text:p>0,014432</text:p>
          </table:table-cell>
          <table:table-cell office:value-type="float" office:value="15.8936" calcext:value-type="float">
            <text:p>15,893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12736" calcext:value-type="float">
            <text:p>0,012736</text:p>
          </table:table-cell>
          <table:table-cell office:value-type="float" office:value="18.0101" calcext:value-type="float">
            <text:p>18,010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12352" calcext:value-type="float">
            <text:p>0,012352</text:p>
          </table:table-cell>
          <table:table-cell office:value-type="float" office:value="18.5699" calcext:value-type="float">
            <text:p>18,569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11168" calcext:value-type="float">
            <text:p>0,011168</text:p>
          </table:table-cell>
          <table:table-cell office:value-type="float" office:value="20.5387" calcext:value-type="float">
            <text:p>20,538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11808" calcext:value-type="float">
            <text:p>0,011808</text:p>
          </table:table-cell>
          <table:table-cell office:value-type="float" office:value="9.71274" calcext:value-type="float">
            <text:p>9,7127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09984" calcext:value-type="float">
            <text:p>0,009984</text:p>
          </table:table-cell>
          <table:table-cell office:value-type="float" office:value="11.4872" calcext:value-type="float">
            <text:p>11,487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11072" calcext:value-type="float">
            <text:p>0,011072</text:p>
          </table:table-cell>
          <table:table-cell office:value-type="float" office:value="10.3584" calcext:value-type="float">
            <text:p>10,35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1072" calcext:value-type="float">
            <text:p>0,01072</text:p>
          </table:table-cell>
          <table:table-cell office:value-type="float" office:value="10.6985" calcext:value-type="float">
            <text:p>10,698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8336" calcext:value-type="float">
            <text:p>0,018336</text:p>
          </table:table-cell>
          <table:table-cell office:value-type="float" office:value="25.0192" calcext:value-type="float">
            <text:p>25,019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44" calcext:value-type="float">
            <text:p>0,0144</text:p>
          </table:table-cell>
          <table:table-cell office:value-type="float" office:value="31.8578" calcext:value-type="float">
            <text:p>31,857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2768" calcext:value-type="float">
            <text:p>0,012768</text:p>
          </table:table-cell>
          <table:table-cell office:value-type="float" office:value="35.9298" calcext:value-type="float">
            <text:p>35,929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216" calcext:value-type="float">
            <text:p>0,01216</text:p>
          </table:table-cell>
          <table:table-cell office:value-type="float" office:value="37.7263" calcext:value-type="float">
            <text:p>37,726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2128" calcext:value-type="float">
            <text:p>0,012128</text:p>
          </table:table-cell>
          <table:table-cell office:value-type="float" office:value="37.8259" calcext:value-type="float">
            <text:p>37,825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3504" calcext:value-type="float">
            <text:p>0,013504</text:p>
          </table:table-cell>
          <table:table-cell office:value-type="float" office:value="16.9858" calcext:value-type="float">
            <text:p>16,985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184" calcext:value-type="float">
            <text:p>0,01184</text:p>
          </table:table-cell>
          <table:table-cell office:value-type="float" office:value="19.373" calcext:value-type="float">
            <text:p>19,37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1168" calcext:value-type="float">
            <text:p>0,011168</text:p>
          </table:table-cell>
          <table:table-cell office:value-type="float" office:value="20.5387" calcext:value-type="float">
            <text:p>20,538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1008" calcext:value-type="float">
            <text:p>0,011008</text:p>
          </table:table-cell>
          <table:table-cell office:value-type="float" office:value="20.8372" calcext:value-type="float">
            <text:p>20,837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088" calcext:value-type="float">
            <text:p>0,01088</text:p>
          </table:table-cell>
          <table:table-cell office:value-type="float" office:value="21.0824" calcext:value-type="float">
            <text:p>21,082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264" calcext:value-type="float">
            <text:p>0,0264</text:p>
          </table:table-cell>
          <table:table-cell office:value-type="float" office:value="34.7539" calcext:value-type="float">
            <text:p>34,753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8528" calcext:value-type="float">
            <text:p>0,018528</text:p>
          </table:table-cell>
          <table:table-cell office:value-type="float" office:value="49.5199" calcext:value-type="float">
            <text:p>49,519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4688" calcext:value-type="float">
            <text:p>0,014688</text:p>
          </table:table-cell>
          <table:table-cell office:value-type="float" office:value="62.4662" calcext:value-type="float">
            <text:p>62,466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2768" calcext:value-type="float">
            <text:p>0,012768</text:p>
          </table:table-cell>
          <table:table-cell office:value-type="float" office:value="71.8596" calcext:value-type="float">
            <text:p>71,859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2544" calcext:value-type="float">
            <text:p>0,012544</text:p>
          </table:table-cell>
          <table:table-cell office:value-type="float" office:value="73.1429" calcext:value-type="float">
            <text:p>73,142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2608" calcext:value-type="float">
            <text:p>0,012608</text:p>
          </table:table-cell>
          <table:table-cell office:value-type="float" office:value="72.7716" calcext:value-type="float">
            <text:p>72,771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6448" calcext:value-type="float">
            <text:p>0,016448</text:p>
          </table:table-cell>
          <table:table-cell office:value-type="float" office:value="27.891" calcext:value-type="float">
            <text:p>27,89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34.1333" calcext:value-type="float">
            <text:p>34,133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1904" calcext:value-type="float">
            <text:p>0,011904</text:p>
          </table:table-cell>
          <table:table-cell office:value-type="float" office:value="38.5376" calcext:value-type="float">
            <text:p>38,537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1936" calcext:value-type="float">
            <text:p>0,011936</text:p>
          </table:table-cell>
          <table:table-cell office:value-type="float" office:value="38.4343" calcext:value-type="float">
            <text:p>38,434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1872" calcext:value-type="float">
            <text:p>0,011872</text:p>
          </table:table-cell>
          <table:table-cell office:value-type="float" office:value="38.6415" calcext:value-type="float">
            <text:p>38,641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1872" calcext:value-type="float">
            <text:p>0,011872</text:p>
          </table:table-cell>
          <table:table-cell office:value-type="float" office:value="38.6415" calcext:value-type="float">
            <text:p>38,64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53536" calcext:value-type="float">
            <text:p>0,053536</text:p>
          </table:table-cell>
          <table:table-cell office:value-type="float" office:value="34.2761" calcext:value-type="float">
            <text:p>34,276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33088" calcext:value-type="float">
            <text:p>0,033088</text:p>
          </table:table-cell>
          <table:table-cell office:value-type="float" office:value="55.4584" calcext:value-type="float">
            <text:p>55,458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25184" calcext:value-type="float">
            <text:p>0,025184</text:p>
          </table:table-cell>
          <table:table-cell office:value-type="float" office:value="72.864" calcext:value-type="float">
            <text:p>72,86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2224" calcext:value-type="float">
            <text:p>0,02224</text:p>
          </table:table-cell>
          <table:table-cell office:value-type="float" office:value="82.5094" calcext:value-type="float">
            <text:p>82,509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9936" calcext:value-type="float">
            <text:p>0,019936</text:p>
          </table:table-cell>
          <table:table-cell office:value-type="float" office:value="92.0449" calcext:value-type="float">
            <text:p>92,04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2048" calcext:value-type="float">
            <text:p>0,02048</text:p>
          </table:table-cell>
          <table:table-cell office:value-type="float" office:value="89.6" calcext:value-type="float">
            <text:p>89,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20736" calcext:value-type="float">
            <text:p>0,020736</text:p>
          </table:table-cell>
          <table:table-cell office:value-type="float" office:value="88.4938" calcext:value-type="float">
            <text:p>88,493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23008" calcext:value-type="float">
            <text:p>0,023008</text:p>
          </table:table-cell>
          <table:table-cell office:value-type="float" office:value="39.8776" calcext:value-type="float">
            <text:p>39,877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6672" calcext:value-type="float">
            <text:p>0,016672</text:p>
          </table:table-cell>
          <table:table-cell office:value-type="float" office:value="55.0326" calcext:value-type="float">
            <text:p>55,032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984" calcext:value-type="float">
            <text:p>0,013984</text:p>
          </table:table-cell>
          <table:table-cell office:value-type="float" office:value="65.611" calcext:value-type="float">
            <text:p>65,61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408" calcext:value-type="float">
            <text:p>0,013408</text:p>
          </table:table-cell>
          <table:table-cell office:value-type="float" office:value="68.4296" calcext:value-type="float">
            <text:p>68,429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472" calcext:value-type="float">
            <text:p>0,013472</text:p>
          </table:table-cell>
          <table:table-cell office:value-type="float" office:value="68.1045" calcext:value-type="float">
            <text:p>68,104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536" calcext:value-type="float">
            <text:p>0,013536</text:p>
          </table:table-cell>
          <table:table-cell office:value-type="float" office:value="67.7825" calcext:value-type="float">
            <text:p>67,782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472" calcext:value-type="float">
            <text:p>0,013472</text:p>
          </table:table-cell>
          <table:table-cell office:value-type="float" office:value="68.1045" calcext:value-type="float">
            <text:p>68,10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96768" calcext:value-type="float">
            <text:p>0,096768</text:p>
          </table:table-cell>
          <table:table-cell office:value-type="float" office:value="37.9259" calcext:value-type="float">
            <text:p>37,925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56256" calcext:value-type="float">
            <text:p>0,056256</text:p>
          </table:table-cell>
          <table:table-cell office:value-type="float" office:value="65.2378" calcext:value-type="float">
            <text:p>65,237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3904" calcext:value-type="float">
            <text:p>0,03904</text:p>
          </table:table-cell>
          <table:table-cell office:value-type="float" office:value="94.0066" calcext:value-type="float">
            <text:p>94,006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33856" calcext:value-type="float">
            <text:p>0,033856</text:p>
          </table:table-cell>
          <table:table-cell office:value-type="float" office:value="108.401" calcext:value-type="float">
            <text:p>108,40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30848" calcext:value-type="float">
            <text:p>0,030848</text:p>
          </table:table-cell>
          <table:table-cell office:value-type="float" office:value="118.971" calcext:value-type="float">
            <text:p>118,97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30656" calcext:value-type="float">
            <text:p>0,030656</text:p>
          </table:table-cell>
          <table:table-cell office:value-type="float" office:value="119.716" calcext:value-type="float">
            <text:p>119,71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28736" calcext:value-type="float">
            <text:p>0,028736</text:p>
          </table:table-cell>
          <table:table-cell office:value-type="float" office:value="127.715" calcext:value-type="float">
            <text:p>127,71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29888" calcext:value-type="float">
            <text:p>0,029888</text:p>
          </table:table-cell>
          <table:table-cell office:value-type="float" office:value="122.792" calcext:value-type="float">
            <text:p>122,79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35648" calcext:value-type="float">
            <text:p>0,035648</text:p>
          </table:table-cell>
          <table:table-cell office:value-type="float" office:value="51.4758" calcext:value-type="float">
            <text:p>51,475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23136" calcext:value-type="float">
            <text:p>0,023136</text:p>
          </table:table-cell>
          <table:table-cell office:value-type="float" office:value="79.314" calcext:value-type="float">
            <text:p>79,31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408" calcext:value-type="float">
            <text:p>0,017408</text:p>
          </table:table-cell>
          <table:table-cell office:value-type="float" office:value="105.412" calcext:value-type="float">
            <text:p>105,41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088" calcext:value-type="float">
            <text:p>0,017088</text:p>
          </table:table-cell>
          <table:table-cell office:value-type="float" office:value="107.386" calcext:value-type="float">
            <text:p>107,38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088" calcext:value-type="float">
            <text:p>0,017088</text:p>
          </table:table-cell>
          <table:table-cell office:value-type="float" office:value="107.386" calcext:value-type="float">
            <text:p>107,38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376" calcext:value-type="float">
            <text:p>0,017376</text:p>
          </table:table-cell>
          <table:table-cell office:value-type="float" office:value="105.606" calcext:value-type="float">
            <text:p>105,60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344" calcext:value-type="float">
            <text:p>0,017344</text:p>
          </table:table-cell>
          <table:table-cell office:value-type="float" office:value="105.801" calcext:value-type="float">
            <text:p>105,80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248" calcext:value-type="float">
            <text:p>0,017248</text:p>
          </table:table-cell>
          <table:table-cell office:value-type="float" office:value="106.39" calcext:value-type="float">
            <text:p>106,3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181152" calcext:value-type="float">
            <text:p>0,181152</text:p>
          </table:table-cell>
          <table:table-cell office:value-type="float" office:value="40.5186" calcext:value-type="float">
            <text:p>40,518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102304" calcext:value-type="float">
            <text:p>0,102304</text:p>
          </table:table-cell>
          <table:table-cell office:value-type="float" office:value="71.7473" calcext:value-type="float">
            <text:p>71,747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6848" calcext:value-type="float">
            <text:p>0,06848</text:p>
          </table:table-cell>
          <table:table-cell office:value-type="float" office:value="107.185" calcext:value-type="float">
            <text:p>107,18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55424" calcext:value-type="float">
            <text:p>0,055424</text:p>
          </table:table-cell>
          <table:table-cell office:value-type="float" office:value="132.434" calcext:value-type="float">
            <text:p>132,43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47552" calcext:value-type="float">
            <text:p>0,047552</text:p>
          </table:table-cell>
          <table:table-cell office:value-type="float" office:value="154.358" calcext:value-type="float">
            <text:p>154,35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50816" calcext:value-type="float">
            <text:p>0,050816</text:p>
          </table:table-cell>
          <table:table-cell office:value-type="float" office:value="144.443" calcext:value-type="float">
            <text:p>144,44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504" calcext:value-type="float">
            <text:p>0,0504</text:p>
          </table:table-cell>
          <table:table-cell office:value-type="float" office:value="145.636" calcext:value-type="float">
            <text:p>145,63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49664" calcext:value-type="float">
            <text:p>0,049664</text:p>
          </table:table-cell>
          <table:table-cell office:value-type="float" office:value="147.794" calcext:value-type="float">
            <text:p>147,79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49312" calcext:value-type="float">
            <text:p>0,049312</text:p>
          </table:table-cell>
          <table:table-cell office:value-type="float" office:value="148.849" calcext:value-type="float">
            <text:p>148,84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60768" calcext:value-type="float">
            <text:p>0,060768</text:p>
          </table:table-cell>
          <table:table-cell office:value-type="float" office:value="60.3939" calcext:value-type="float">
            <text:p>60,393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35808" calcext:value-type="float">
            <text:p>0,035808</text:p>
          </table:table-cell>
          <table:table-cell office:value-type="float" office:value="102.492" calcext:value-type="float">
            <text:p>102,49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6048" calcext:value-type="float">
            <text:p>0,026048</text:p>
          </table:table-cell>
          <table:table-cell office:value-type="float" office:value="140.894" calcext:value-type="float">
            <text:p>140,89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856" calcext:value-type="float">
            <text:p>0,025856</text:p>
          </table:table-cell>
          <table:table-cell office:value-type="float" office:value="141.941" calcext:value-type="float">
            <text:p>141,94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888" calcext:value-type="float">
            <text:p>0,025888</text:p>
          </table:table-cell>
          <table:table-cell office:value-type="float" office:value="141.765" calcext:value-type="float">
            <text:p>141,76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664" calcext:value-type="float">
            <text:p>0,025664</text:p>
          </table:table-cell>
          <table:table-cell office:value-type="float" office:value="143.002" calcext:value-type="float">
            <text:p>143,00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728" calcext:value-type="float">
            <text:p>0,025728</text:p>
          </table:table-cell>
          <table:table-cell office:value-type="float" office:value="142.647" calcext:value-type="float">
            <text:p>142,64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28" calcext:value-type="float">
            <text:p>0,02528</text:p>
          </table:table-cell>
          <table:table-cell office:value-type="float" office:value="145.175" calcext:value-type="float">
            <text:p>145,17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408" calcext:value-type="float">
            <text:p>0,025408</text:p>
          </table:table-cell>
          <table:table-cell office:value-type="float" office:value="144.443" calcext:value-type="float">
            <text:p>144,44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352832" calcext:value-type="float">
            <text:p>0,352832</text:p>
          </table:table-cell>
          <table:table-cell office:value-type="float" office:value="41.6064" calcext:value-type="float">
            <text:p>41,606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190368" calcext:value-type="float">
            <text:p>0,190368</text:p>
          </table:table-cell>
          <table:table-cell office:value-type="float" office:value="77.1141" calcext:value-type="float">
            <text:p>77,114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121984" calcext:value-type="float">
            <text:p>0,121984</text:p>
          </table:table-cell>
          <table:table-cell office:value-type="float" office:value="120.344" calcext:value-type="float">
            <text:p>120,34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102176" calcext:value-type="float">
            <text:p>0,102176</text:p>
          </table:table-cell>
          <table:table-cell office:value-type="float" office:value="143.674" calcext:value-type="float">
            <text:p>143,67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9216" calcext:value-type="float">
            <text:p>0,09216</text:p>
          </table:table-cell>
          <table:table-cell office:value-type="float" office:value="159.289" calcext:value-type="float">
            <text:p>159,28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7552" calcext:value-type="float">
            <text:p>0,087552</text:p>
          </table:table-cell>
          <table:table-cell office:value-type="float" office:value="167.673" calcext:value-type="float">
            <text:p>167,67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90912" calcext:value-type="float">
            <text:p>0,090912</text:p>
          </table:table-cell>
          <table:table-cell office:value-type="float" office:value="161.476" calcext:value-type="float">
            <text:p>161,47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992" calcext:value-type="float">
            <text:p>0,08992</text:p>
          </table:table-cell>
          <table:table-cell office:value-type="float" office:value="163.257" calcext:value-type="float">
            <text:p>163,25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8512" calcext:value-type="float">
            <text:p>0,088512</text:p>
          </table:table-cell>
          <table:table-cell office:value-type="float" office:value="165.854" calcext:value-type="float">
            <text:p>165,85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864" calcext:value-type="float">
            <text:p>0,08864</text:p>
          </table:table-cell>
          <table:table-cell office:value-type="float" office:value="165.614" calcext:value-type="float">
            <text:p>165,61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110656" calcext:value-type="float">
            <text:p>0,110656</text:p>
          </table:table-cell>
          <table:table-cell office:value-type="float" office:value="66.332" calcext:value-type="float">
            <text:p>66,33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60704" calcext:value-type="float">
            <text:p>0,060704</text:p>
          </table:table-cell>
          <table:table-cell office:value-type="float" office:value="120.915" calcext:value-type="float">
            <text:p>120,91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656" calcext:value-type="float">
            <text:p>0,04656</text:p>
          </table:table-cell>
          <table:table-cell office:value-type="float" office:value="157.647" calcext:value-type="float">
            <text:p>157,64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624" calcext:value-type="float">
            <text:p>0,04624</text:p>
          </table:table-cell>
          <table:table-cell office:value-type="float" office:value="158.738" calcext:value-type="float">
            <text:p>158,73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6176" calcext:value-type="float">
            <text:p>0,046176</text:p>
          </table:table-cell>
          <table:table-cell office:value-type="float" office:value="158.958" calcext:value-type="float">
            <text:p>158,95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6304" calcext:value-type="float">
            <text:p>0,046304</text:p>
          </table:table-cell>
          <table:table-cell office:value-type="float" office:value="158.518" calcext:value-type="float">
            <text:p>158,51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024" calcext:value-type="float">
            <text:p>0,045024</text:p>
          </table:table-cell>
          <table:table-cell office:value-type="float" office:value="163.025" calcext:value-type="float">
            <text:p>163,02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664" calcext:value-type="float">
            <text:p>0,045664</text:p>
          </table:table-cell>
          <table:table-cell office:value-type="float" office:value="160.74" calcext:value-type="float">
            <text:p>160,7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408" calcext:value-type="float">
            <text:p>0,045408</text:p>
          </table:table-cell>
          <table:table-cell office:value-type="float" office:value="161.646" calcext:value-type="float">
            <text:p>161,64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152" calcext:value-type="float">
            <text:p>0,045152</text:p>
          </table:table-cell>
          <table:table-cell office:value-type="float" office:value="162.563" calcext:value-type="float">
            <text:p>162,5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695808" calcext:value-type="float">
            <text:p>0,695808</text:p>
          </table:table-cell>
          <table:table-cell office:value-type="float" office:value="42.1957" calcext:value-type="float">
            <text:p>42,195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402464" calcext:value-type="float">
            <text:p>0,402464</text:p>
          </table:table-cell>
          <table:table-cell office:value-type="float" office:value="72.9509" calcext:value-type="float">
            <text:p>72,950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249376" calcext:value-type="float">
            <text:p>0,249376</text:p>
          </table:table-cell>
          <table:table-cell office:value-type="float" office:value="117.734" calcext:value-type="float">
            <text:p>117,73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91552" calcext:value-type="float">
            <text:p>0,191552</text:p>
          </table:table-cell>
          <table:table-cell office:value-type="float" office:value="153.275" calcext:value-type="float">
            <text:p>153,27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5264" calcext:value-type="float">
            <text:p>0,175264</text:p>
          </table:table-cell>
          <table:table-cell office:value-type="float" office:value="167.519" calcext:value-type="float">
            <text:p>167,51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9264" calcext:value-type="float">
            <text:p>0,179264</text:p>
          </table:table-cell>
          <table:table-cell office:value-type="float" office:value="163.782" calcext:value-type="float">
            <text:p>163,78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7984" calcext:value-type="float">
            <text:p>0,177984</text:p>
          </table:table-cell>
          <table:table-cell office:value-type="float" office:value="164.959" calcext:value-type="float">
            <text:p>164,95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7952" calcext:value-type="float">
            <text:p>0,177952</text:p>
          </table:table-cell>
          <table:table-cell office:value-type="float" office:value="164.989" calcext:value-type="float">
            <text:p>164,98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3536" calcext:value-type="float">
            <text:p>0,173536</text:p>
          </table:table-cell>
          <table:table-cell office:value-type="float" office:value="169.188" calcext:value-type="float">
            <text:p>169,18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69152" calcext:value-type="float">
            <text:p>0,169152</text:p>
          </table:table-cell>
          <table:table-cell office:value-type="float" office:value="173.572" calcext:value-type="float">
            <text:p>173,57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67328" calcext:value-type="float">
            <text:p>0,167328</text:p>
          </table:table-cell>
          <table:table-cell office:value-type="float" office:value="175.465" calcext:value-type="float">
            <text:p>175,46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211776" calcext:value-type="float">
            <text:p>0,211776</text:p>
          </table:table-cell>
          <table:table-cell office:value-type="float" office:value="69.3188" calcext:value-type="float">
            <text:p>69,318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10624" calcext:value-type="float">
            <text:p>0,110624</text:p>
          </table:table-cell>
          <table:table-cell office:value-type="float" office:value="132.702" calcext:value-type="float">
            <text:p>132,70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7232" calcext:value-type="float">
            <text:p>0,087232</text:p>
          </table:table-cell>
          <table:table-cell office:value-type="float" office:value="168.288" calcext:value-type="float">
            <text:p>168,28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6912" calcext:value-type="float">
            <text:p>0,086912</text:p>
          </table:table-cell>
          <table:table-cell office:value-type="float" office:value="168.907" calcext:value-type="float">
            <text:p>168,90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6528" calcext:value-type="float">
            <text:p>0,086528</text:p>
          </table:table-cell>
          <table:table-cell office:value-type="float" office:value="169.657" calcext:value-type="float">
            <text:p>169,65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528" calcext:value-type="float">
            <text:p>0,08528</text:p>
          </table:table-cell>
          <table:table-cell office:value-type="float" office:value="172.14" calcext:value-type="float">
            <text:p>172,1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6432" calcext:value-type="float">
            <text:p>0,086432</text:p>
          </table:table-cell>
          <table:table-cell office:value-type="float" office:value="169.845" calcext:value-type="float">
            <text:p>169,84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5696" calcext:value-type="float">
            <text:p>0,085696</text:p>
          </table:table-cell>
          <table:table-cell office:value-type="float" office:value="171.304" calcext:value-type="float">
            <text:p>171,30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4672" calcext:value-type="float">
            <text:p>0,084672</text:p>
          </table:table-cell>
          <table:table-cell office:value-type="float" office:value="173.376" calcext:value-type="float">
            <text:p>173,37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4064" calcext:value-type="float">
            <text:p>0,084064</text:p>
          </table:table-cell>
          <table:table-cell office:value-type="float" office:value="174.63" calcext:value-type="float">
            <text:p>174,6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0128" calcext:value-type="float">
            <text:p>0,080128</text:p>
          </table:table-cell>
          <table:table-cell office:value-type="float" office:value="183.208" calcext:value-type="float">
            <text:p>183,20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1.38368" calcext:value-type="float">
            <text:p>1,38368</text:p>
          </table:table-cell>
          <table:table-cell office:value-type="float" office:value="42.4377" calcext:value-type="float">
            <text:p>42,437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73072" calcext:value-type="float">
            <text:p>0,73072</text:p>
          </table:table-cell>
          <table:table-cell office:value-type="float" office:value="80.3595" calcext:value-type="float">
            <text:p>80,359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450976" calcext:value-type="float">
            <text:p>0,450976</text:p>
          </table:table-cell>
          <table:table-cell office:value-type="float" office:value="130.207" calcext:value-type="float">
            <text:p>130,20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776" calcext:value-type="float">
            <text:p>0,3776</text:p>
          </table:table-cell>
          <table:table-cell office:value-type="float" office:value="155.509" calcext:value-type="float">
            <text:p>155,50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53696" calcext:value-type="float">
            <text:p>0,353696</text:p>
          </table:table-cell>
          <table:table-cell office:value-type="float" office:value="166.019" calcext:value-type="float">
            <text:p>166,01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6368" calcext:value-type="float">
            <text:p>0,36368</text:p>
          </table:table-cell>
          <table:table-cell office:value-type="float" office:value="161.461" calcext:value-type="float">
            <text:p>161,46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62752" calcext:value-type="float">
            <text:p>0,362752</text:p>
          </table:table-cell>
          <table:table-cell office:value-type="float" office:value="161.874" calcext:value-type="float">
            <text:p>161,87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64224" calcext:value-type="float">
            <text:p>0,364224</text:p>
          </table:table-cell>
          <table:table-cell office:value-type="float" office:value="161.22" calcext:value-type="float">
            <text:p>161,2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592" calcext:value-type="float">
            <text:p>0,3592</text:p>
          </table:table-cell>
          <table:table-cell office:value-type="float" office:value="163.475" calcext:value-type="float">
            <text:p>163,47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44256" calcext:value-type="float">
            <text:p>0,344256</text:p>
          </table:table-cell>
          <table:table-cell office:value-type="float" office:value="170.571" calcext:value-type="float">
            <text:p>170,57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3536" calcext:value-type="float">
            <text:p>0,33536</text:p>
          </table:table-cell>
          <table:table-cell office:value-type="float" office:value="175.096" calcext:value-type="float">
            <text:p>175,09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29152" calcext:value-type="float">
            <text:p>0,329152</text:p>
          </table:table-cell>
          <table:table-cell office:value-type="float" office:value="178.399" calcext:value-type="float">
            <text:p>178,3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416096" calcext:value-type="float">
            <text:p>0,416096</text:p>
          </table:table-cell>
          <table:table-cell office:value-type="float" office:value="70.5609" calcext:value-type="float">
            <text:p>70,560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211424" calcext:value-type="float">
            <text:p>0,211424</text:p>
          </table:table-cell>
          <table:table-cell office:value-type="float" office:value="138.868" calcext:value-type="float">
            <text:p>138,86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8096" calcext:value-type="float">
            <text:p>0,168096</text:p>
          </table:table-cell>
          <table:table-cell office:value-type="float" office:value="174.663" calcext:value-type="float">
            <text:p>174,66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8224" calcext:value-type="float">
            <text:p>0,168224</text:p>
          </table:table-cell>
          <table:table-cell office:value-type="float" office:value="174.53" calcext:value-type="float">
            <text:p>174,5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6976" calcext:value-type="float">
            <text:p>0,166976</text:p>
          </table:table-cell>
          <table:table-cell office:value-type="float" office:value="175.834" calcext:value-type="float">
            <text:p>175,83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6848" calcext:value-type="float">
            <text:p>0,166848</text:p>
          </table:table-cell>
          <table:table-cell office:value-type="float" office:value="175.969" calcext:value-type="float">
            <text:p>175,96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8544" calcext:value-type="float">
            <text:p>0,168544</text:p>
          </table:table-cell>
          <table:table-cell office:value-type="float" office:value="174.199" calcext:value-type="float">
            <text:p>174,19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7552" calcext:value-type="float">
            <text:p>0,167552</text:p>
          </table:table-cell>
          <table:table-cell office:value-type="float" office:value="175.23" calcext:value-type="float">
            <text:p>175,2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6048" calcext:value-type="float">
            <text:p>0,166048</text:p>
          </table:table-cell>
          <table:table-cell office:value-type="float" office:value="176.817" calcext:value-type="float">
            <text:p>176,81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3424" calcext:value-type="float">
            <text:p>0,163424</text:p>
          </table:table-cell>
          <table:table-cell office:value-type="float" office:value="179.656" calcext:value-type="float">
            <text:p>179,65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1984" calcext:value-type="float">
            <text:p>0,161984</text:p>
          </table:table-cell>
          <table:table-cell office:value-type="float" office:value="181.253" calcext:value-type="float">
            <text:p>181,25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2144" calcext:value-type="float">
            <text:p>0,162144</text:p>
          </table:table-cell>
          <table:table-cell office:value-type="float" office:value="181.074" calcext:value-type="float">
            <text:p>181,07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2.74659" calcext:value-type="float">
            <text:p>2,74659</text:p>
          </table:table-cell>
          <table:table-cell office:value-type="float" office:value="42.7586" calcext:value-type="float">
            <text:p>42,758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1.61011" calcext:value-type="float">
            <text:p>1,61011</text:p>
          </table:table-cell>
          <table:table-cell office:value-type="float" office:value="72.9393" calcext:value-type="float">
            <text:p>72,939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974592" calcext:value-type="float">
            <text:p>0,974592</text:p>
          </table:table-cell>
          <table:table-cell office:value-type="float" office:value="120.502" calcext:value-type="float">
            <text:p>120,50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54784" calcext:value-type="float">
            <text:p>0,754784</text:p>
          </table:table-cell>
          <table:table-cell office:value-type="float" office:value="155.595" calcext:value-type="float">
            <text:p>155,59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15904" calcext:value-type="float">
            <text:p>0,715904</text:p>
          </table:table-cell>
          <table:table-cell office:value-type="float" office:value="164.045" calcext:value-type="float">
            <text:p>164,04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21088" calcext:value-type="float">
            <text:p>0,721088</text:p>
          </table:table-cell>
          <table:table-cell office:value-type="float" office:value="162.866" calcext:value-type="float">
            <text:p>162,86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29728" calcext:value-type="float">
            <text:p>0,729728</text:p>
          </table:table-cell>
          <table:table-cell office:value-type="float" office:value="160.937" calcext:value-type="float">
            <text:p>160,93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20992" calcext:value-type="float">
            <text:p>0,720992</text:p>
          </table:table-cell>
          <table:table-cell office:value-type="float" office:value="162.887" calcext:value-type="float">
            <text:p>162,88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15168" calcext:value-type="float">
            <text:p>0,715168</text:p>
          </table:table-cell>
          <table:table-cell office:value-type="float" office:value="164.214" calcext:value-type="float">
            <text:p>164,21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11584" calcext:value-type="float">
            <text:p>0,711584</text:p>
          </table:table-cell>
          <table:table-cell office:value-type="float" office:value="165.041" calcext:value-type="float">
            <text:p>165,04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690656" calcext:value-type="float">
            <text:p>0,690656</text:p>
          </table:table-cell>
          <table:table-cell office:value-type="float" office:value="170.042" calcext:value-type="float">
            <text:p>170,04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66848" calcext:value-type="float">
            <text:p>0,66848</text:p>
          </table:table-cell>
          <table:table-cell office:value-type="float" office:value="175.683" calcext:value-type="float">
            <text:p>175,68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653504" calcext:value-type="float">
            <text:p>0,653504</text:p>
          </table:table-cell>
          <table:table-cell office:value-type="float" office:value="179.709" calcext:value-type="float">
            <text:p>179,70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812" calcext:value-type="float">
            <text:p>0,812</text:p>
          </table:table-cell>
          <table:table-cell office:value-type="float" office:value="72.3156" calcext:value-type="float">
            <text:p>72,315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413856" calcext:value-type="float">
            <text:p>0,413856</text:p>
          </table:table-cell>
          <table:table-cell office:value-type="float" office:value="141.886" calcext:value-type="float">
            <text:p>141,88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40448" calcext:value-type="float">
            <text:p>0,340448</text:p>
          </table:table-cell>
          <table:table-cell office:value-type="float" office:value="172.479" calcext:value-type="float">
            <text:p>172,4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24128" calcext:value-type="float">
            <text:p>0,324128</text:p>
          </table:table-cell>
          <table:table-cell office:value-type="float" office:value="181.164" calcext:value-type="float">
            <text:p>181,16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4528" calcext:value-type="float">
            <text:p>0,334528</text:p>
          </table:table-cell>
          <table:table-cell office:value-type="float" office:value="175.532" calcext:value-type="float">
            <text:p>175,53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3344" calcext:value-type="float">
            <text:p>0,333344</text:p>
          </table:table-cell>
          <table:table-cell office:value-type="float" office:value="176.155" calcext:value-type="float">
            <text:p>176,15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12" calcext:value-type="float">
            <text:p>0,3312</text:p>
          </table:table-cell>
          <table:table-cell office:value-type="float" office:value="177.295" calcext:value-type="float">
            <text:p>177,29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2384" calcext:value-type="float">
            <text:p>0,332384</text:p>
          </table:table-cell>
          <table:table-cell office:value-type="float" office:value="176.664" calcext:value-type="float">
            <text:p>176,66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3824" calcext:value-type="float">
            <text:p>0,333824</text:p>
          </table:table-cell>
          <table:table-cell office:value-type="float" office:value="175.902" calcext:value-type="float">
            <text:p>175,90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2384" calcext:value-type="float">
            <text:p>0,32384</text:p>
          </table:table-cell>
          <table:table-cell office:value-type="float" office:value="181.325" calcext:value-type="float">
            <text:p>181,32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23168" calcext:value-type="float">
            <text:p>0,323168</text:p>
          </table:table-cell>
          <table:table-cell office:value-type="float" office:value="181.702" calcext:value-type="float">
            <text:p>181,70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19552" calcext:value-type="float">
            <text:p>0,319552</text:p>
          </table:table-cell>
          <table:table-cell office:value-type="float" office:value="183.758" calcext:value-type="float">
            <text:p>183,75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13472" calcext:value-type="float">
            <text:p>0,313472</text:p>
          </table:table-cell>
          <table:table-cell office:value-type="float" office:value="187.322" calcext:value-type="float">
            <text:p>187,32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5.48938" calcext:value-type="float">
            <text:p>5,48938</text:p>
          </table:table-cell>
          <table:table-cell office:value-type="float" office:value="42.7883" calcext:value-type="float">
            <text:p>42,788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2.90246" calcext:value-type="float">
            <text:p>2,90246</text:p>
          </table:table-cell>
          <table:table-cell office:value-type="float" office:value="80.9247" calcext:value-type="float">
            <text:p>80,924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78934" calcext:value-type="float">
            <text:p>1,78934</text:p>
          </table:table-cell>
          <table:table-cell office:value-type="float" office:value="131.267" calcext:value-type="float">
            <text:p>131,26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50349" calcext:value-type="float">
            <text:p>1,50349</text:p>
          </table:table-cell>
          <table:table-cell office:value-type="float" office:value="156.224" calcext:value-type="float">
            <text:p>156,22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3603" calcext:value-type="float">
            <text:p>1,43603</text:p>
          </table:table-cell>
          <table:table-cell office:value-type="float" office:value="163.563" calcext:value-type="float">
            <text:p>163,56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3802" calcext:value-type="float">
            <text:p>1,43802</text:p>
          </table:table-cell>
          <table:table-cell office:value-type="float" office:value="163.337" calcext:value-type="float">
            <text:p>163,33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4963" calcext:value-type="float">
            <text:p>1,44963</text:p>
          </table:table-cell>
          <table:table-cell office:value-type="float" office:value="162.028" calcext:value-type="float">
            <text:p>162,02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5478" calcext:value-type="float">
            <text:p>1,45478</text:p>
          </table:table-cell>
          <table:table-cell office:value-type="float" office:value="161.454" calcext:value-type="float">
            <text:p>161,45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6134" calcext:value-type="float">
            <text:p>1,46134</text:p>
          </table:table-cell>
          <table:table-cell office:value-type="float" office:value="160.729" calcext:value-type="float">
            <text:p>160,72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425" calcext:value-type="float">
            <text:p>1,4425</text:p>
          </table:table-cell>
          <table:table-cell office:value-type="float" office:value="162.83" calcext:value-type="float">
            <text:p>162,8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097" calcext:value-type="float">
            <text:p>1,4097</text:p>
          </table:table-cell>
          <table:table-cell office:value-type="float" office:value="166.618" calcext:value-type="float">
            <text:p>166,61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36173" calcext:value-type="float">
            <text:p>1,36173</text:p>
          </table:table-cell>
          <table:table-cell office:value-type="float" office:value="172.487" calcext:value-type="float">
            <text:p>172,48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31696" calcext:value-type="float">
            <text:p>1,31696</text:p>
          </table:table-cell>
          <table:table-cell office:value-type="float" office:value="178.351" calcext:value-type="float">
            <text:p>178,35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29117" calcext:value-type="float">
            <text:p>1,29117</text:p>
          </table:table-cell>
          <table:table-cell office:value-type="float" office:value="181.914" calcext:value-type="float">
            <text:p>181,91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61696" calcext:value-type="float">
            <text:p>1,61696</text:p>
          </table:table-cell>
          <table:table-cell office:value-type="float" office:value="72.6304" calcext:value-type="float">
            <text:p>72,630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81392" calcext:value-type="float">
            <text:p>0,81392</text:p>
          </table:table-cell>
          <table:table-cell office:value-type="float" office:value="144.29" calcext:value-type="float">
            <text:p>144,2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66816" calcext:value-type="float">
            <text:p>0,666816</text:p>
          </table:table-cell>
          <table:table-cell office:value-type="float" office:value="176.121" calcext:value-type="float">
            <text:p>176,12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5792" calcext:value-type="float">
            <text:p>0,65792</text:p>
          </table:table-cell>
          <table:table-cell office:value-type="float" office:value="178.503" calcext:value-type="float">
            <text:p>178,50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55424" calcext:value-type="float">
            <text:p>0,655424</text:p>
          </table:table-cell>
          <table:table-cell office:value-type="float" office:value="179.183" calcext:value-type="float">
            <text:p>179,18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56224" calcext:value-type="float">
            <text:p>0,656224</text:p>
          </table:table-cell>
          <table:table-cell office:value-type="float" office:value="178.964" calcext:value-type="float">
            <text:p>178,96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67808" calcext:value-type="float">
            <text:p>0,667808</text:p>
          </table:table-cell>
          <table:table-cell office:value-type="float" office:value="175.86" calcext:value-type="float">
            <text:p>175,8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6512" calcext:value-type="float">
            <text:p>0,66512</text:p>
          </table:table-cell>
          <table:table-cell office:value-type="float" office:value="176.57" calcext:value-type="float">
            <text:p>176,5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71584" calcext:value-type="float">
            <text:p>0,671584</text:p>
          </table:table-cell>
          <table:table-cell office:value-type="float" office:value="174.871" calcext:value-type="float">
            <text:p>174,87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63488" calcext:value-type="float">
            <text:p>0,663488</text:p>
          </table:table-cell>
          <table:table-cell office:value-type="float" office:value="177.005" calcext:value-type="float">
            <text:p>177,00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53184" calcext:value-type="float">
            <text:p>0,653184</text:p>
          </table:table-cell>
          <table:table-cell office:value-type="float" office:value="179.797" calcext:value-type="float">
            <text:p>179,79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4224" calcext:value-type="float">
            <text:p>0,64224</text:p>
          </table:table-cell>
          <table:table-cell office:value-type="float" office:value="182.861" calcext:value-type="float">
            <text:p>182,86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3088" calcext:value-type="float">
            <text:p>0,63088</text:p>
          </table:table-cell>
          <table:table-cell office:value-type="float" office:value="186.153" calcext:value-type="float">
            <text:p>186,15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3856" calcext:value-type="float">
            <text:p>0,63856</text:p>
          </table:table-cell>
          <table:table-cell office:value-type="float" office:value="183.915" calcext:value-type="float">
            <text:p>183,9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0.9449" calcext:value-type="float">
            <text:p>10,9449</text:p>
          </table:table-cell>
          <table:table-cell office:value-type="float" office:value="42.9207" calcext:value-type="float">
            <text:p>42,920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6.46224" calcext:value-type="float">
            <text:p>6,46224</text:p>
          </table:table-cell>
          <table:table-cell office:value-type="float" office:value="72.6934" calcext:value-type="float">
            <text:p>72,693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3.9249" calcext:value-type="float">
            <text:p>3,9249</text:p>
          </table:table-cell>
          <table:table-cell office:value-type="float" office:value="119.688" calcext:value-type="float">
            <text:p>119,68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3.02131" calcext:value-type="float">
            <text:p>3,02131</text:p>
          </table:table-cell>
          <table:table-cell office:value-type="float" office:value="155.483" calcext:value-type="float">
            <text:p>155,48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0403" calcext:value-type="float">
            <text:p>2,90403</text:p>
          </table:table-cell>
          <table:table-cell office:value-type="float" office:value="161.762" calcext:value-type="float">
            <text:p>161,76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1382" calcext:value-type="float">
            <text:p>2,91382</text:p>
          </table:table-cell>
          <table:table-cell office:value-type="float" office:value="161.218" calcext:value-type="float">
            <text:p>161,21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0883" calcext:value-type="float">
            <text:p>2,90883</text:p>
          </table:table-cell>
          <table:table-cell office:value-type="float" office:value="161.495" calcext:value-type="float">
            <text:p>161,49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1408" calcext:value-type="float">
            <text:p>2,91408</text:p>
          </table:table-cell>
          <table:table-cell office:value-type="float" office:value="161.204" calcext:value-type="float">
            <text:p>161,20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3274" calcext:value-type="float">
            <text:p>2,93274</text:p>
          </table:table-cell>
          <table:table-cell office:value-type="float" office:value="160.179" calcext:value-type="float">
            <text:p>160,17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1482" calcext:value-type="float">
            <text:p>2,91482</text:p>
          </table:table-cell>
          <table:table-cell office:value-type="float" office:value="161.164" calcext:value-type="float">
            <text:p>161,16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8234" calcext:value-type="float">
            <text:p>2,88234</text:p>
          </table:table-cell>
          <table:table-cell office:value-type="float" office:value="162.98" calcext:value-type="float">
            <text:p>162,9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1584" calcext:value-type="float">
            <text:p>2,81584</text:p>
          </table:table-cell>
          <table:table-cell office:value-type="float" office:value="166.828" calcext:value-type="float">
            <text:p>166,82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7041" calcext:value-type="float">
            <text:p>2,7041</text:p>
          </table:table-cell>
          <table:table-cell office:value-type="float" office:value="173.722" calcext:value-type="float">
            <text:p>173,72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62422" calcext:value-type="float">
            <text:p>2,62422</text:p>
          </table:table-cell>
          <table:table-cell office:value-type="float" office:value="179.01" calcext:value-type="float">
            <text:p>179,0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57318" calcext:value-type="float">
            <text:p>2,57318</text:p>
          </table:table-cell>
          <table:table-cell office:value-type="float" office:value="182.561" calcext:value-type="float">
            <text:p>182,56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3.21424" calcext:value-type="float">
            <text:p>3,21424</text:p>
          </table:table-cell>
          <table:table-cell office:value-type="float" office:value="73.0751" calcext:value-type="float">
            <text:p>73,075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61741" calcext:value-type="float">
            <text:p>1,61741</text:p>
          </table:table-cell>
          <table:table-cell office:value-type="float" office:value="145.221" calcext:value-type="float">
            <text:p>145,22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353" calcext:value-type="float">
            <text:p>1,3353</text:p>
          </table:table-cell>
          <table:table-cell office:value-type="float" office:value="175.902" calcext:value-type="float">
            <text:p>175,90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2259" calcext:value-type="float">
            <text:p>1,32259</text:p>
          </table:table-cell>
          <table:table-cell office:value-type="float" office:value="177.591" calcext:value-type="float">
            <text:p>177,59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1626" calcext:value-type="float">
            <text:p>1,31626</text:p>
          </table:table-cell>
          <table:table-cell office:value-type="float" office:value="178.446" calcext:value-type="float">
            <text:p>178,44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1866" calcext:value-type="float">
            <text:p>1,31866</text:p>
          </table:table-cell>
          <table:table-cell office:value-type="float" office:value="178.122" calcext:value-type="float">
            <text:p>178,12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1587" calcext:value-type="float">
            <text:p>1,31587</text:p>
          </table:table-cell>
          <table:table-cell office:value-type="float" office:value="178.498" calcext:value-type="float">
            <text:p>178,49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2627" calcext:value-type="float">
            <text:p>1,32627</text:p>
          </table:table-cell>
          <table:table-cell office:value-type="float" office:value="177.099" calcext:value-type="float">
            <text:p>177,09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2246" calcext:value-type="float">
            <text:p>1,32246</text:p>
          </table:table-cell>
          <table:table-cell office:value-type="float" office:value="177.609" calcext:value-type="float">
            <text:p>177,60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2189" calcext:value-type="float">
            <text:p>1,32189</text:p>
          </table:table-cell>
          <table:table-cell office:value-type="float" office:value="177.686" calcext:value-type="float">
            <text:p>177,68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1194" calcext:value-type="float">
            <text:p>1,31194</text:p>
          </table:table-cell>
          <table:table-cell office:value-type="float" office:value="179.034" calcext:value-type="float">
            <text:p>179,03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8982" calcext:value-type="float">
            <text:p>1,28982</text:p>
          </table:table-cell>
          <table:table-cell office:value-type="float" office:value="182.103" calcext:value-type="float">
            <text:p>182,10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6326" calcext:value-type="float">
            <text:p>1,26326</text:p>
          </table:table-cell>
          <table:table-cell office:value-type="float" office:value="185.932" calcext:value-type="float">
            <text:p>185,93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6106" calcext:value-type="float">
            <text:p>1,26106</text:p>
          </table:table-cell>
          <table:table-cell office:value-type="float" office:value="186.257" calcext:value-type="float">
            <text:p>186,25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591" calcext:value-type="float">
            <text:p>1,2591</text:p>
          </table:table-cell>
          <table:table-cell office:value-type="float" office:value="186.546" calcext:value-type="float">
            <text:p>186,54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1.8895" calcext:value-type="float">
            <text:p>21,8895</text:p>
          </table:table-cell>
          <table:table-cell office:value-type="float" office:value="42.9213" calcext:value-type="float">
            <text:p>42,921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11.6323" calcext:value-type="float">
            <text:p>11,6323</text:p>
          </table:table-cell>
          <table:table-cell office:value-type="float" office:value="80.7684" calcext:value-type="float">
            <text:p>80,768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7.17504" calcext:value-type="float">
            <text:p>7,17504</text:p>
          </table:table-cell>
          <table:table-cell office:value-type="float" office:value="130.943" calcext:value-type="float">
            <text:p>130,94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6.07712" calcext:value-type="float">
            <text:p>6,07712</text:p>
          </table:table-cell>
          <table:table-cell office:value-type="float" office:value="154.6" calcext:value-type="float">
            <text:p>154,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2698" calcext:value-type="float">
            <text:p>5,82698</text:p>
          </table:table-cell>
          <table:table-cell office:value-type="float" office:value="161.237" calcext:value-type="float">
            <text:p>161,23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3731" calcext:value-type="float">
            <text:p>5,83731</text:p>
          </table:table-cell>
          <table:table-cell office:value-type="float" office:value="160.951" calcext:value-type="float">
            <text:p>160,95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2944" calcext:value-type="float">
            <text:p>5,82944</text:p>
          </table:table-cell>
          <table:table-cell office:value-type="float" office:value="161.169" calcext:value-type="float">
            <text:p>161,16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5091" calcext:value-type="float">
            <text:p>5,85091</text:p>
          </table:table-cell>
          <table:table-cell office:value-type="float" office:value="160.577" calcext:value-type="float">
            <text:p>160,57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4582" calcext:value-type="float">
            <text:p>5,84582</text:p>
          </table:table-cell>
          <table:table-cell office:value-type="float" office:value="160.717" calcext:value-type="float">
            <text:p>160,71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5501" calcext:value-type="float">
            <text:p>5,85501</text:p>
          </table:table-cell>
          <table:table-cell office:value-type="float" office:value="160.465" calcext:value-type="float">
            <text:p>160,46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1392" calcext:value-type="float">
            <text:p>5,81392</text:p>
          </table:table-cell>
          <table:table-cell office:value-type="float" office:value="161.599" calcext:value-type="float">
            <text:p>161,59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72406" calcext:value-type="float">
            <text:p>5,72406</text:p>
          </table:table-cell>
          <table:table-cell office:value-type="float" office:value="164.136" calcext:value-type="float">
            <text:p>164,13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59859" calcext:value-type="float">
            <text:p>5,59859</text:p>
          </table:table-cell>
          <table:table-cell office:value-type="float" office:value="167.814" calcext:value-type="float">
            <text:p>167,81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38643" calcext:value-type="float">
            <text:p>5,38643</text:p>
          </table:table-cell>
          <table:table-cell office:value-type="float" office:value="174.424" calcext:value-type="float">
            <text:p>174,42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24682" calcext:value-type="float">
            <text:p>5,24682</text:p>
          </table:table-cell>
          <table:table-cell office:value-type="float" office:value="179.066" calcext:value-type="float">
            <text:p>179,06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1376" calcext:value-type="float">
            <text:p>5,1376</text:p>
          </table:table-cell>
          <table:table-cell office:value-type="float" office:value="182.872" calcext:value-type="float">
            <text:p>182,87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6.41939" calcext:value-type="float">
            <text:p>6,41939</text:p>
          </table:table-cell>
          <table:table-cell office:value-type="float" office:value="73.1786" calcext:value-type="float">
            <text:p>73,178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3.2144" calcext:value-type="float">
            <text:p>3,2144</text:p>
          </table:table-cell>
          <table:table-cell office:value-type="float" office:value="146.143" calcext:value-type="float">
            <text:p>146,14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5622" calcext:value-type="float">
            <text:p>2,65622</text:p>
          </table:table-cell>
          <table:table-cell office:value-type="float" office:value="176.853" calcext:value-type="float">
            <text:p>176,85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4525" calcext:value-type="float">
            <text:p>2,64525</text:p>
          </table:table-cell>
          <table:table-cell office:value-type="float" office:value="177.587" calcext:value-type="float">
            <text:p>177,58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3846" calcext:value-type="float">
            <text:p>2,63846</text:p>
          </table:table-cell>
          <table:table-cell office:value-type="float" office:value="178.044" calcext:value-type="float">
            <text:p>178,04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2928" calcext:value-type="float">
            <text:p>2,62928</text:p>
          </table:table-cell>
          <table:table-cell office:value-type="float" office:value="178.666" calcext:value-type="float">
            <text:p>178,66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4051" calcext:value-type="float">
            <text:p>2,64051</text:p>
          </table:table-cell>
          <table:table-cell office:value-type="float" office:value="177.906" calcext:value-type="float">
            <text:p>177,90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6592" calcext:value-type="float">
            <text:p>2,66592</text:p>
          </table:table-cell>
          <table:table-cell office:value-type="float" office:value="176.21" calcext:value-type="float">
            <text:p>176,2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4915" calcext:value-type="float">
            <text:p>2,64915</text:p>
          </table:table-cell>
          <table:table-cell office:value-type="float" office:value="177.325" calcext:value-type="float">
            <text:p>177,32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449" calcext:value-type="float">
            <text:p>2,6449</text:p>
          </table:table-cell>
          <table:table-cell office:value-type="float" office:value="177.611" calcext:value-type="float">
            <text:p>177,61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432" calcext:value-type="float">
            <text:p>2,6432</text:p>
          </table:table-cell>
          <table:table-cell office:value-type="float" office:value="177.725" calcext:value-type="float">
            <text:p>177,72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12" calcext:value-type="float">
            <text:p>2,612</text:p>
          </table:table-cell>
          <table:table-cell office:value-type="float" office:value="179.848" calcext:value-type="float">
            <text:p>179,84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7168" calcext:value-type="float">
            <text:p>2,57168</text:p>
          </table:table-cell>
          <table:table-cell office:value-type="float" office:value="182.667" calcext:value-type="float">
            <text:p>182,66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1427" calcext:value-type="float">
            <text:p>2,51427</text:p>
          </table:table-cell>
          <table:table-cell office:value-type="float" office:value="186.838" calcext:value-type="float">
            <text:p>186,83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49363" calcext:value-type="float">
            <text:p>2,49363</text:p>
          </table:table-cell>
          <table:table-cell office:value-type="float" office:value="188.385" calcext:value-type="float">
            <text:p>188,38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0566" calcext:value-type="float">
            <text:p>2,50566</text:p>
          </table:table-cell>
          <table:table-cell office:value-type="float" office:value="187.48" calcext:value-type="float">
            <text:p>187,4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43.7497" calcext:value-type="float">
            <text:p>43,7497</text:p>
          </table:table-cell>
          <table:table-cell office:value-type="float" office:value="42.9499" calcext:value-type="float">
            <text:p>42,949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26.0159" calcext:value-type="float">
            <text:p>26,0159</text:p>
          </table:table-cell>
          <table:table-cell office:value-type="float" office:value="72.2268" calcext:value-type="float">
            <text:p>72,226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5.5214" calcext:value-type="float">
            <text:p>15,5214</text:p>
          </table:table-cell>
          <table:table-cell office:value-type="float" office:value="121.062" calcext:value-type="float">
            <text:p>121,06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2.213" calcext:value-type="float">
            <text:p>12,213</text:p>
          </table:table-cell>
          <table:table-cell office:value-type="float" office:value="153.857" calcext:value-type="float">
            <text:p>153,85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6834" calcext:value-type="float">
            <text:p>11,6834</text:p>
          </table:table-cell>
          <table:table-cell office:value-type="float" office:value="160.83" calcext:value-type="float">
            <text:p>160,8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7141" calcext:value-type="float">
            <text:p>11,7141</text:p>
          </table:table-cell>
          <table:table-cell office:value-type="float" office:value="160.409" calcext:value-type="float">
            <text:p>160,40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6855" calcext:value-type="float">
            <text:p>11,6855</text:p>
          </table:table-cell>
          <table:table-cell office:value-type="float" office:value="160.802" calcext:value-type="float">
            <text:p>160,80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7497" calcext:value-type="float">
            <text:p>11,7497</text:p>
          </table:table-cell>
          <table:table-cell office:value-type="float" office:value="159.923" calcext:value-type="float">
            <text:p>159,92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7344" calcext:value-type="float">
            <text:p>11,7344</text:p>
          </table:table-cell>
          <table:table-cell office:value-type="float" office:value="160.132" calcext:value-type="float">
            <text:p>160,13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6923" calcext:value-type="float">
            <text:p>11,6923</text:p>
          </table:table-cell>
          <table:table-cell office:value-type="float" office:value="160.708" calcext:value-type="float">
            <text:p>160,70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6926" calcext:value-type="float">
            <text:p>11,6926</text:p>
          </table:table-cell>
          <table:table-cell office:value-type="float" office:value="160.703" calcext:value-type="float">
            <text:p>160,70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6093" calcext:value-type="float">
            <text:p>11,6093</text:p>
          </table:table-cell>
          <table:table-cell office:value-type="float" office:value="161.857" calcext:value-type="float">
            <text:p>161,85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4451" calcext:value-type="float">
            <text:p>11,4451</text:p>
          </table:table-cell>
          <table:table-cell office:value-type="float" office:value="164.179" calcext:value-type="float">
            <text:p>164,17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158" calcext:value-type="float">
            <text:p>11,158</text:p>
          </table:table-cell>
          <table:table-cell office:value-type="float" office:value="168.403" calcext:value-type="float">
            <text:p>168,40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0.7521" calcext:value-type="float">
            <text:p>10,7521</text:p>
          </table:table-cell>
          <table:table-cell office:value-type="float" office:value="174.762" calcext:value-type="float">
            <text:p>174,76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0.4688" calcext:value-type="float">
            <text:p>10,4688</text:p>
          </table:table-cell>
          <table:table-cell office:value-type="float" office:value="179.49" calcext:value-type="float">
            <text:p>179,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917504" calcext:value-type="float">
            <text:p>91750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0.2507" calcext:value-type="float">
            <text:p>10,2507</text:p>
          </table:table-cell>
          <table:table-cell office:value-type="float" office:value="183.309" calcext:value-type="float">
            <text:p>183,30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2.8189" calcext:value-type="float">
            <text:p>12,8189</text:p>
          </table:table-cell>
          <table:table-cell office:value-type="float" office:value="73.2922" calcext:value-type="float">
            <text:p>73,292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6.41706" calcext:value-type="float">
            <text:p>6,41706</text:p>
          </table:table-cell>
          <table:table-cell office:value-type="float" office:value="146.41" calcext:value-type="float">
            <text:p>146,4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3238" calcext:value-type="float">
            <text:p>5,33238</text:p>
          </table:table-cell>
          <table:table-cell office:value-type="float" office:value="176.192" calcext:value-type="float">
            <text:p>176,19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9094" calcext:value-type="float">
            <text:p>5,29094</text:p>
          </table:table-cell>
          <table:table-cell office:value-type="float" office:value="177.572" calcext:value-type="float">
            <text:p>177,57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9238" calcext:value-type="float">
            <text:p>5,29238</text:p>
          </table:table-cell>
          <table:table-cell office:value-type="float" office:value="177.524" calcext:value-type="float">
            <text:p>177,52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8685" calcext:value-type="float">
            <text:p>5,28685</text:p>
          </table:table-cell>
          <table:table-cell office:value-type="float" office:value="177.71" calcext:value-type="float">
            <text:p>177,7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8099" calcext:value-type="float">
            <text:p>5,28099</text:p>
          </table:table-cell>
          <table:table-cell office:value-type="float" office:value="177.907" calcext:value-type="float">
            <text:p>177,90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3043" calcext:value-type="float">
            <text:p>5,33043</text:p>
          </table:table-cell>
          <table:table-cell office:value-type="float" office:value="176.257" calcext:value-type="float">
            <text:p>176,25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2806" calcext:value-type="float">
            <text:p>5,32806</text:p>
          </table:table-cell>
          <table:table-cell office:value-type="float" office:value="176.335" calcext:value-type="float">
            <text:p>176,33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9834" calcext:value-type="float">
            <text:p>5,29834</text:p>
          </table:table-cell>
          <table:table-cell office:value-type="float" office:value="177.324" calcext:value-type="float">
            <text:p>177,32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9318" calcext:value-type="float">
            <text:p>5,29318</text:p>
          </table:table-cell>
          <table:table-cell office:value-type="float" office:value="177.497" calcext:value-type="float">
            <text:p>177,49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839" calcext:value-type="float">
            <text:p>5,2839</text:p>
          </table:table-cell>
          <table:table-cell office:value-type="float" office:value="177.809" calcext:value-type="float">
            <text:p>177,80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2563" calcext:value-type="float">
            <text:p>5,22563</text:p>
          </table:table-cell>
          <table:table-cell office:value-type="float" office:value="179.791" calcext:value-type="float">
            <text:p>179,79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12877" calcext:value-type="float">
            <text:p>5,12877</text:p>
          </table:table-cell>
          <table:table-cell office:value-type="float" office:value="183.187" calcext:value-type="float">
            <text:p>183,18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01309" calcext:value-type="float">
            <text:p>5,01309</text:p>
          </table:table-cell>
          <table:table-cell office:value-type="float" office:value="187.414" calcext:value-type="float">
            <text:p>187,41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4.99168" calcext:value-type="float">
            <text:p>4,99168</text:p>
          </table:table-cell>
          <table:table-cell office:value-type="float" office:value="188.218" calcext:value-type="float">
            <text:p>188,21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917504" calcext:value-type="float">
            <text:p>91750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00922" calcext:value-type="float">
            <text:p>5,00922</text:p>
          </table:table-cell>
          <table:table-cell office:value-type="float" office:value="187.559" calcext:value-type="float">
            <text:p>187,55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87.5598" calcext:value-type="float">
            <text:p>87,5598</text:p>
          </table:table-cell>
          <table:table-cell office:value-type="float" office:value="42.9204" calcext:value-type="float">
            <text:p>42,920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46.7002" calcext:value-type="float">
            <text:p>46,7002</text:p>
          </table:table-cell>
          <table:table-cell office:value-type="float" office:value="80.4729" calcext:value-type="float">
            <text:p>80,472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8.82" calcext:value-type="float">
            <text:p>28,82</text:p>
          </table:table-cell>
          <table:table-cell office:value-type="float" office:value="130.399" calcext:value-type="float">
            <text:p>130,39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4.4842" calcext:value-type="float">
            <text:p>24,4842</text:p>
          </table:table-cell>
          <table:table-cell office:value-type="float" office:value="153.491" calcext:value-type="float">
            <text:p>153,49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281" calcext:value-type="float">
            <text:p>23,4281</text:p>
          </table:table-cell>
          <table:table-cell office:value-type="float" office:value="160.41" calcext:value-type="float">
            <text:p>160,4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497" calcext:value-type="float">
            <text:p>23,4497</text:p>
          </table:table-cell>
          <table:table-cell office:value-type="float" office:value="160.262" calcext:value-type="float">
            <text:p>160,26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347" calcext:value-type="float">
            <text:p>23,4347</text:p>
          </table:table-cell>
          <table:table-cell office:value-type="float" office:value="160.365" calcext:value-type="float">
            <text:p>160,36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3078" calcext:value-type="float">
            <text:p>23,3078</text:p>
          </table:table-cell>
          <table:table-cell office:value-type="float" office:value="161.238" calcext:value-type="float">
            <text:p>161,23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3996" calcext:value-type="float">
            <text:p>23,3996</text:p>
          </table:table-cell>
          <table:table-cell office:value-type="float" office:value="160.605" calcext:value-type="float">
            <text:p>160,60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166" calcext:value-type="float">
            <text:p>23,4166</text:p>
          </table:table-cell>
          <table:table-cell office:value-type="float" office:value="160.489" calcext:value-type="float">
            <text:p>160,48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075" calcext:value-type="float">
            <text:p>23,4075</text:p>
          </table:table-cell>
          <table:table-cell office:value-type="float" office:value="160.551" calcext:value-type="float">
            <text:p>160,55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3781" calcext:value-type="float">
            <text:p>23,3781</text:p>
          </table:table-cell>
          <table:table-cell office:value-type="float" office:value="160.753" calcext:value-type="float">
            <text:p>160,75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2182" calcext:value-type="float">
            <text:p>23,2182</text:p>
          </table:table-cell>
          <table:table-cell office:value-type="float" office:value="161.86" calcext:value-type="float">
            <text:p>161,8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2.8943" calcext:value-type="float">
            <text:p>22,8943</text:p>
          </table:table-cell>
          <table:table-cell office:value-type="float" office:value="164.15" calcext:value-type="float">
            <text:p>164,1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2.3378" calcext:value-type="float">
            <text:p>22,3378</text:p>
          </table:table-cell>
          <table:table-cell office:value-type="float" office:value="168.24" calcext:value-type="float">
            <text:p>168,2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4036" calcext:value-type="float">
            <text:p>21,4036</text:p>
          </table:table-cell>
          <table:table-cell office:value-type="float" office:value="175.583" calcext:value-type="float">
            <text:p>175,58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917504" calcext:value-type="float">
            <text:p>91750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0.7283" calcext:value-type="float">
            <text:p>20,7283</text:p>
          </table:table-cell>
          <table:table-cell office:value-type="float" office:value="181.303" calcext:value-type="float">
            <text:p>181,30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0.4213" calcext:value-type="float">
            <text:p>20,4213</text:p>
          </table:table-cell>
          <table:table-cell office:value-type="float" office:value="184.028" calcext:value-type="float">
            <text:p>184,02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5.6341" calcext:value-type="float">
            <text:p>25,6341</text:p>
          </table:table-cell>
          <table:table-cell office:value-type="float" office:value="73.3026" calcext:value-type="float">
            <text:p>73,302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2.8234" calcext:value-type="float">
            <text:p>12,8234</text:p>
          </table:table-cell>
          <table:table-cell office:value-type="float" office:value="146.533" calcext:value-type="float">
            <text:p>146,53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72" calcext:value-type="float">
            <text:p>10,672</text:p>
          </table:table-cell>
          <table:table-cell office:value-type="float" office:value="176.073" calcext:value-type="float">
            <text:p>176,07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17" calcext:value-type="float">
            <text:p>10,617</text:p>
          </table:table-cell>
          <table:table-cell office:value-type="float" office:value="176.986" calcext:value-type="float">
            <text:p>176,98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936" calcext:value-type="float">
            <text:p>10,5936</text:p>
          </table:table-cell>
          <table:table-cell office:value-type="float" office:value="177.376" calcext:value-type="float">
            <text:p>177,37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732" calcext:value-type="float">
            <text:p>10,5732</text:p>
          </table:table-cell>
          <table:table-cell office:value-type="float" office:value="177.717" calcext:value-type="float">
            <text:p>177,71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849" calcext:value-type="float">
            <text:p>10,5849</text:p>
          </table:table-cell>
          <table:table-cell office:value-type="float" office:value="177.522" calcext:value-type="float">
            <text:p>177,52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7105" calcext:value-type="float">
            <text:p>10,7105</text:p>
          </table:table-cell>
          <table:table-cell office:value-type="float" office:value="175.439" calcext:value-type="float">
            <text:p>175,43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56" calcext:value-type="float">
            <text:p>10,656</text:p>
          </table:table-cell>
          <table:table-cell office:value-type="float" office:value="176.338" calcext:value-type="float">
            <text:p>176,33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799" calcext:value-type="float">
            <text:p>10,5799</text:p>
          </table:table-cell>
          <table:table-cell office:value-type="float" office:value="177.605" calcext:value-type="float">
            <text:p>177,60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122" calcext:value-type="float">
            <text:p>10,6122</text:p>
          </table:table-cell>
          <table:table-cell office:value-type="float" office:value="177.065" calcext:value-type="float">
            <text:p>177,06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527" calcext:value-type="float">
            <text:p>10,5527</text:p>
          </table:table-cell>
          <table:table-cell office:value-type="float" office:value="178.063" calcext:value-type="float">
            <text:p>178,06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735" calcext:value-type="float">
            <text:p>10,5735</text:p>
          </table:table-cell>
          <table:table-cell office:value-type="float" office:value="177.713" calcext:value-type="float">
            <text:p>177,71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4553" calcext:value-type="float">
            <text:p>10,4553</text:p>
          </table:table-cell>
          <table:table-cell office:value-type="float" office:value="179.722" calcext:value-type="float">
            <text:p>179,72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2476" calcext:value-type="float">
            <text:p>10,2476</text:p>
          </table:table-cell>
          <table:table-cell office:value-type="float" office:value="183.364" calcext:value-type="float">
            <text:p>183,36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118" calcext:value-type="float">
            <text:p>10,0118</text:p>
          </table:table-cell>
          <table:table-cell office:value-type="float" office:value="187.684" calcext:value-type="float">
            <text:p>187,6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917504" calcext:value-type="float">
            <text:p>91750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9.96534" calcext:value-type="float">
            <text:p>9,96534</text:p>
          </table:table-cell>
          <table:table-cell office:value-type="float" office:value="188.558" calcext:value-type="float">
            <text:p>188,55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9.99638" calcext:value-type="float">
            <text:p>9,99638</text:p>
          </table:table-cell>
          <table:table-cell office:value-type="float" office:value="187.973" calcext:value-type="float">
            <text:p>187,9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92" calcext:value-type="float">
            <text:p>1792</text:p>
          </table:table-cell>
          <table:table-cell office:value-type="float" office:value="0.010592" calcext:value-type="float">
            <text:p>0,010592</text:p>
          </table:table-cell>
          <table:table-cell office:value-type="float" office:value="5.4139" calcext:value-type="float">
            <text:p>5,413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92" calcext:value-type="float">
            <text:p>1792</text:p>
          </table:table-cell>
          <table:table-cell office:value-type="float" office:value="0.007648" calcext:value-type="float">
            <text:p>0,007648</text:p>
          </table:table-cell>
          <table:table-cell office:value-type="float" office:value="3.74895" calcext:value-type="float">
            <text:p>3,7489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84" calcext:value-type="float">
            <text:p>3584</text:p>
          </table:table-cell>
          <table:table-cell office:value-type="float" office:value="0.011488" calcext:value-type="float">
            <text:p>0,011488</text:p>
          </table:table-cell>
          <table:table-cell office:value-type="float" office:value="9.98329" calcext:value-type="float">
            <text:p>9,9832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584" calcext:value-type="float">
            <text:p>3584</text:p>
          </table:table-cell>
          <table:table-cell office:value-type="float" office:value="0.011264" calcext:value-type="float">
            <text:p>0,011264</text:p>
          </table:table-cell>
          <table:table-cell office:value-type="float" office:value="10.1818" calcext:value-type="float">
            <text:p>10,18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84" calcext:value-type="float">
            <text:p>3584</text:p>
          </table:table-cell>
          <table:table-cell office:value-type="float" office:value="0.011136" calcext:value-type="float">
            <text:p>0,011136</text:p>
          </table:table-cell>
          <table:table-cell office:value-type="float" office:value="5.14943" calcext:value-type="float">
            <text:p>5,1494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584" calcext:value-type="float">
            <text:p>3584</text:p>
          </table:table-cell>
          <table:table-cell office:value-type="float" office:value="0.01056" calcext:value-type="float">
            <text:p>0,01056</text:p>
          </table:table-cell>
          <table:table-cell office:value-type="float" office:value="5.4303" calcext:value-type="float">
            <text:p>5,43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12928" calcext:value-type="float">
            <text:p>0,012928</text:p>
          </table:table-cell>
          <table:table-cell office:value-type="float" office:value="17.7426" calcext:value-type="float">
            <text:p>17,742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11936" calcext:value-type="float">
            <text:p>0,011936</text:p>
          </table:table-cell>
          <table:table-cell office:value-type="float" office:value="19.2172" calcext:value-type="float">
            <text:p>19,217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11296" calcext:value-type="float">
            <text:p>0,011296</text:p>
          </table:table-cell>
          <table:table-cell office:value-type="float" office:value="20.3059" calcext:value-type="float">
            <text:p>20,305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09824" calcext:value-type="float">
            <text:p>0,009824</text:p>
          </table:table-cell>
          <table:table-cell office:value-type="float" office:value="11.6743" calcext:value-type="float">
            <text:p>11,674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11104" calcext:value-type="float">
            <text:p>0,011104</text:p>
          </table:table-cell>
          <table:table-cell office:value-type="float" office:value="10.3285" calcext:value-type="float">
            <text:p>10,328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10784" calcext:value-type="float">
            <text:p>0,010784</text:p>
          </table:table-cell>
          <table:table-cell office:value-type="float" office:value="10.635" calcext:value-type="float">
            <text:p>10,63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456" calcext:value-type="float">
            <text:p>0,01456</text:p>
          </table:table-cell>
          <table:table-cell office:value-type="float" office:value="31.5077" calcext:value-type="float">
            <text:p>31,507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2352" calcext:value-type="float">
            <text:p>0,012352</text:p>
          </table:table-cell>
          <table:table-cell office:value-type="float" office:value="37.1399" calcext:value-type="float">
            <text:p>37,139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1936" calcext:value-type="float">
            <text:p>0,011936</text:p>
          </table:table-cell>
          <table:table-cell office:value-type="float" office:value="38.4343" calcext:value-type="float">
            <text:p>38,434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1968" calcext:value-type="float">
            <text:p>0,011968</text:p>
          </table:table-cell>
          <table:table-cell office:value-type="float" office:value="38.3316" calcext:value-type="float">
            <text:p>38,331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0816" calcext:value-type="float">
            <text:p>0,00816</text:p>
          </table:table-cell>
          <table:table-cell office:value-type="float" office:value="28.1098" calcext:value-type="float">
            <text:p>28,109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008" calcext:value-type="float">
            <text:p>0,01008</text:p>
          </table:table-cell>
          <table:table-cell office:value-type="float" office:value="22.7556" calcext:value-type="float">
            <text:p>22,755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1328" calcext:value-type="float">
            <text:p>0,011328</text:p>
          </table:table-cell>
          <table:table-cell office:value-type="float" office:value="20.2486" calcext:value-type="float">
            <text:p>20,248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1072" calcext:value-type="float">
            <text:p>0,011072</text:p>
          </table:table-cell>
          <table:table-cell office:value-type="float" office:value="20.7168" calcext:value-type="float">
            <text:p>20,71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7504" calcext:value-type="float">
            <text:p>0,017504</text:p>
          </table:table-cell>
          <table:table-cell office:value-type="float" office:value="52.4168" calcext:value-type="float">
            <text:p>52,416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4816" calcext:value-type="float">
            <text:p>0,014816</text:p>
          </table:table-cell>
          <table:table-cell office:value-type="float" office:value="61.9266" calcext:value-type="float">
            <text:p>61,926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2864" calcext:value-type="float">
            <text:p>0,012864</text:p>
          </table:table-cell>
          <table:table-cell office:value-type="float" office:value="71.3234" calcext:value-type="float">
            <text:p>71,323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2704" calcext:value-type="float">
            <text:p>0,012704</text:p>
          </table:table-cell>
          <table:table-cell office:value-type="float" office:value="72.2217" calcext:value-type="float">
            <text:p>72,221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2768" calcext:value-type="float">
            <text:p>0,012768</text:p>
          </table:table-cell>
          <table:table-cell office:value-type="float" office:value="71.8596" calcext:value-type="float">
            <text:p>71,859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3504" calcext:value-type="float">
            <text:p>0,013504</text:p>
          </table:table-cell>
          <table:table-cell office:value-type="float" office:value="33.9716" calcext:value-type="float">
            <text:p>33,97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184" calcext:value-type="float">
            <text:p>0,01184</text:p>
          </table:table-cell>
          <table:table-cell office:value-type="float" office:value="38.7459" calcext:value-type="float">
            <text:p>38,745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1808" calcext:value-type="float">
            <text:p>0,011808</text:p>
          </table:table-cell>
          <table:table-cell office:value-type="float" office:value="38.8509" calcext:value-type="float">
            <text:p>38,850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1808" calcext:value-type="float">
            <text:p>0,011808</text:p>
          </table:table-cell>
          <table:table-cell office:value-type="float" office:value="38.8509" calcext:value-type="float">
            <text:p>38,850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1904" calcext:value-type="float">
            <text:p>0,011904</text:p>
          </table:table-cell>
          <table:table-cell office:value-type="float" office:value="38.5376" calcext:value-type="float">
            <text:p>38,537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33824" calcext:value-type="float">
            <text:p>0,033824</text:p>
          </table:table-cell>
          <table:table-cell office:value-type="float" office:value="54.2517" calcext:value-type="float">
            <text:p>54,251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24768" calcext:value-type="float">
            <text:p>0,024768</text:p>
          </table:table-cell>
          <table:table-cell office:value-type="float" office:value="74.0879" calcext:value-type="float">
            <text:p>74,087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21728" calcext:value-type="float">
            <text:p>0,021728</text:p>
          </table:table-cell>
          <table:table-cell office:value-type="float" office:value="84.4536" calcext:value-type="float">
            <text:p>84,453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20128" calcext:value-type="float">
            <text:p>0,020128</text:p>
          </table:table-cell>
          <table:table-cell office:value-type="float" office:value="91.1669" calcext:value-type="float">
            <text:p>91,166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8656" calcext:value-type="float">
            <text:p>0,018656</text:p>
          </table:table-cell>
          <table:table-cell office:value-type="float" office:value="98.3602" calcext:value-type="float">
            <text:p>98,360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8208" calcext:value-type="float">
            <text:p>0,018208</text:p>
          </table:table-cell>
          <table:table-cell office:value-type="float" office:value="100.78" calcext:value-type="float">
            <text:p>100,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6736" calcext:value-type="float">
            <text:p>0,016736</text:p>
          </table:table-cell>
          <table:table-cell office:value-type="float" office:value="54.8222" calcext:value-type="float">
            <text:p>54,822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68.2667" calcext:value-type="float">
            <text:p>68,266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504" calcext:value-type="float">
            <text:p>0,013504</text:p>
          </table:table-cell>
          <table:table-cell office:value-type="float" office:value="67.9431" calcext:value-type="float">
            <text:p>67,943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536" calcext:value-type="float">
            <text:p>0,013536</text:p>
          </table:table-cell>
          <table:table-cell office:value-type="float" office:value="67.7825" calcext:value-type="float">
            <text:p>67,782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568" calcext:value-type="float">
            <text:p>0,013568</text:p>
          </table:table-cell>
          <table:table-cell office:value-type="float" office:value="67.6226" calcext:value-type="float">
            <text:p>67,622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568" calcext:value-type="float">
            <text:p>0,013568</text:p>
          </table:table-cell>
          <table:table-cell office:value-type="float" office:value="67.6226" calcext:value-type="float">
            <text:p>67,62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56224" calcext:value-type="float">
            <text:p>0,056224</text:p>
          </table:table-cell>
          <table:table-cell office:value-type="float" office:value="65.2749" calcext:value-type="float">
            <text:p>65,27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36064" calcext:value-type="float">
            <text:p>0,036064</text:p>
          </table:table-cell>
          <table:table-cell office:value-type="float" office:value="101.764" calcext:value-type="float">
            <text:p>101,76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33312" calcext:value-type="float">
            <text:p>0,033312</text:p>
          </table:table-cell>
          <table:table-cell office:value-type="float" office:value="110.171" calcext:value-type="float">
            <text:p>110,17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2992" calcext:value-type="float">
            <text:p>0,02992</text:p>
          </table:table-cell>
          <table:table-cell office:value-type="float" office:value="122.661" calcext:value-type="float">
            <text:p>122,66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27488" calcext:value-type="float">
            <text:p>0,027488</text:p>
          </table:table-cell>
          <table:table-cell office:value-type="float" office:value="133.513" calcext:value-type="float">
            <text:p>133,51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28064" calcext:value-type="float">
            <text:p>0,028064</text:p>
          </table:table-cell>
          <table:table-cell office:value-type="float" office:value="130.773" calcext:value-type="float">
            <text:p>130,77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2656" calcext:value-type="float">
            <text:p>0,02656</text:p>
          </table:table-cell>
          <table:table-cell office:value-type="float" office:value="138.178" calcext:value-type="float">
            <text:p>138,1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23104" calcext:value-type="float">
            <text:p>0,023104</text:p>
          </table:table-cell>
          <table:table-cell office:value-type="float" office:value="79.4238" calcext:value-type="float">
            <text:p>79,423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312" calcext:value-type="float">
            <text:p>0,017312</text:p>
          </table:table-cell>
          <table:table-cell office:value-type="float" office:value="105.996" calcext:value-type="float">
            <text:p>105,99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472" calcext:value-type="float">
            <text:p>0,017472</text:p>
          </table:table-cell>
          <table:table-cell office:value-type="float" office:value="105.026" calcext:value-type="float">
            <text:p>105,02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6832" calcext:value-type="float">
            <text:p>0,016832</text:p>
          </table:table-cell>
          <table:table-cell office:value-type="float" office:value="109.019" calcext:value-type="float">
            <text:p>109,01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408" calcext:value-type="float">
            <text:p>0,017408</text:p>
          </table:table-cell>
          <table:table-cell office:value-type="float" office:value="105.412" calcext:value-type="float">
            <text:p>105,41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088" calcext:value-type="float">
            <text:p>0,017088</text:p>
          </table:table-cell>
          <table:table-cell office:value-type="float" office:value="107.386" calcext:value-type="float">
            <text:p>107,38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408" calcext:value-type="float">
            <text:p>0,017408</text:p>
          </table:table-cell>
          <table:table-cell office:value-type="float" office:value="105.412" calcext:value-type="float">
            <text:p>105,4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100736" calcext:value-type="float">
            <text:p>0,100736</text:p>
          </table:table-cell>
          <table:table-cell office:value-type="float" office:value="72.864" calcext:value-type="float">
            <text:p>72,86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672" calcext:value-type="float">
            <text:p>0,0672</text:p>
          </table:table-cell>
          <table:table-cell office:value-type="float" office:value="109.227" calcext:value-type="float">
            <text:p>109,22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56" calcext:value-type="float">
            <text:p>0,056</text:p>
          </table:table-cell>
          <table:table-cell office:value-type="float" office:value="131.072" calcext:value-type="float">
            <text:p>131,07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51328" calcext:value-type="float">
            <text:p>0,051328</text:p>
          </table:table-cell>
          <table:table-cell office:value-type="float" office:value="143.002" calcext:value-type="float">
            <text:p>143,00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46752" calcext:value-type="float">
            <text:p>0,046752</text:p>
          </table:table-cell>
          <table:table-cell office:value-type="float" office:value="156.999" calcext:value-type="float">
            <text:p>156,99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46624" calcext:value-type="float">
            <text:p>0,046624</text:p>
          </table:table-cell>
          <table:table-cell office:value-type="float" office:value="157.43" calcext:value-type="float">
            <text:p>157,4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4592" calcext:value-type="float">
            <text:p>0,04592</text:p>
          </table:table-cell>
          <table:table-cell office:value-type="float" office:value="159.844" calcext:value-type="float">
            <text:p>159,84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44704" calcext:value-type="float">
            <text:p>0,044704</text:p>
          </table:table-cell>
          <table:table-cell office:value-type="float" office:value="164.192" calcext:value-type="float">
            <text:p>164,19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36128" calcext:value-type="float">
            <text:p>0,036128</text:p>
          </table:table-cell>
          <table:table-cell office:value-type="float" office:value="101.584" calcext:value-type="float">
            <text:p>101,5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632" calcext:value-type="float">
            <text:p>0,025632</text:p>
          </table:table-cell>
          <table:table-cell office:value-type="float" office:value="143.181" calcext:value-type="float">
            <text:p>143,18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856" calcext:value-type="float">
            <text:p>0,025856</text:p>
          </table:table-cell>
          <table:table-cell office:value-type="float" office:value="141.941" calcext:value-type="float">
            <text:p>141,94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92" calcext:value-type="float">
            <text:p>0,02592</text:p>
          </table:table-cell>
          <table:table-cell office:value-type="float" office:value="141.59" calcext:value-type="float">
            <text:p>141,5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952" calcext:value-type="float">
            <text:p>0,025952</text:p>
          </table:table-cell>
          <table:table-cell office:value-type="float" office:value="141.416" calcext:value-type="float">
            <text:p>141,4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696" calcext:value-type="float">
            <text:p>0,025696</text:p>
          </table:table-cell>
          <table:table-cell office:value-type="float" office:value="142.824" calcext:value-type="float">
            <text:p>142,82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92" calcext:value-type="float">
            <text:p>0,02592</text:p>
          </table:table-cell>
          <table:table-cell office:value-type="float" office:value="141.59" calcext:value-type="float">
            <text:p>141,5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664" calcext:value-type="float">
            <text:p>0,025664</text:p>
          </table:table-cell>
          <table:table-cell office:value-type="float" office:value="143.002" calcext:value-type="float">
            <text:p>143,00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190944" calcext:value-type="float">
            <text:p>0,190944</text:p>
          </table:table-cell>
          <table:table-cell office:value-type="float" office:value="76.8815" calcext:value-type="float">
            <text:p>76,881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12272" calcext:value-type="float">
            <text:p>0,12272</text:p>
          </table:table-cell>
          <table:table-cell office:value-type="float" office:value="119.622" calcext:value-type="float">
            <text:p>119,62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100608" calcext:value-type="float">
            <text:p>0,100608</text:p>
          </table:table-cell>
          <table:table-cell office:value-type="float" office:value="145.913" calcext:value-type="float">
            <text:p>145,91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92672" calcext:value-type="float">
            <text:p>0,092672</text:p>
          </table:table-cell>
          <table:table-cell office:value-type="float" office:value="158.409" calcext:value-type="float">
            <text:p>158,40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90304" calcext:value-type="float">
            <text:p>0,090304</text:p>
          </table:table-cell>
          <table:table-cell office:value-type="float" office:value="162.563" calcext:value-type="float">
            <text:p>162,56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9856" calcext:value-type="float">
            <text:p>0,089856</text:p>
          </table:table-cell>
          <table:table-cell office:value-type="float" office:value="163.373" calcext:value-type="float">
            <text:p>163,37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5248" calcext:value-type="float">
            <text:p>0,085248</text:p>
          </table:table-cell>
          <table:table-cell office:value-type="float" office:value="172.204" calcext:value-type="float">
            <text:p>172,20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6464" calcext:value-type="float">
            <text:p>0,086464</text:p>
          </table:table-cell>
          <table:table-cell office:value-type="float" office:value="169.782" calcext:value-type="float">
            <text:p>169,78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5504" calcext:value-type="float">
            <text:p>0,085504</text:p>
          </table:table-cell>
          <table:table-cell office:value-type="float" office:value="171.689" calcext:value-type="float">
            <text:p>171,68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60704" calcext:value-type="float">
            <text:p>0,060704</text:p>
          </table:table-cell>
          <table:table-cell office:value-type="float" office:value="120.915" calcext:value-type="float">
            <text:p>120,91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624" calcext:value-type="float">
            <text:p>0,04624</text:p>
          </table:table-cell>
          <table:table-cell office:value-type="float" office:value="158.738" calcext:value-type="float">
            <text:p>158,73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952" calcext:value-type="float">
            <text:p>0,045952</text:p>
          </table:table-cell>
          <table:table-cell office:value-type="float" office:value="159.733" calcext:value-type="float">
            <text:p>159,73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76" calcext:value-type="float">
            <text:p>0,04576</text:p>
          </table:table-cell>
          <table:table-cell office:value-type="float" office:value="160.403" calcext:value-type="float">
            <text:p>160,40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6272" calcext:value-type="float">
            <text:p>0,046272</text:p>
          </table:table-cell>
          <table:table-cell office:value-type="float" office:value="158.628" calcext:value-type="float">
            <text:p>158,62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76" calcext:value-type="float">
            <text:p>0,04576</text:p>
          </table:table-cell>
          <table:table-cell office:value-type="float" office:value="160.403" calcext:value-type="float">
            <text:p>160,40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824" calcext:value-type="float">
            <text:p>0,045824</text:p>
          </table:table-cell>
          <table:table-cell office:value-type="float" office:value="160.179" calcext:value-type="float">
            <text:p>160,1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248" calcext:value-type="float">
            <text:p>0,045248</text:p>
          </table:table-cell>
          <table:table-cell office:value-type="float" office:value="162.218" calcext:value-type="float">
            <text:p>162,21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28" calcext:value-type="float">
            <text:p>0,04528</text:p>
          </table:table-cell>
          <table:table-cell office:value-type="float" office:value="162.103" calcext:value-type="float">
            <text:p>162,1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370208" calcext:value-type="float">
            <text:p>0,370208</text:p>
          </table:table-cell>
          <table:table-cell office:value-type="float" office:value="79.3071" calcext:value-type="float">
            <text:p>79,307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235008" calcext:value-type="float">
            <text:p>0,235008</text:p>
          </table:table-cell>
          <table:table-cell office:value-type="float" office:value="124.932" calcext:value-type="float">
            <text:p>124,93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90016" calcext:value-type="float">
            <text:p>0,190016</text:p>
          </table:table-cell>
          <table:table-cell office:value-type="float" office:value="154.514" calcext:value-type="float">
            <text:p>154,51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552" calcext:value-type="float">
            <text:p>0,17552</text:p>
          </table:table-cell>
          <table:table-cell office:value-type="float" office:value="167.275" calcext:value-type="float">
            <text:p>167,27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7696" calcext:value-type="float">
            <text:p>0,177696</text:p>
          </table:table-cell>
          <table:table-cell office:value-type="float" office:value="165.227" calcext:value-type="float">
            <text:p>165,22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6576" calcext:value-type="float">
            <text:p>0,176576</text:p>
          </table:table-cell>
          <table:table-cell office:value-type="float" office:value="166.275" calcext:value-type="float">
            <text:p>166,27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44" calcext:value-type="float">
            <text:p>0,1744</text:p>
          </table:table-cell>
          <table:table-cell office:value-type="float" office:value="168.349" calcext:value-type="float">
            <text:p>168,3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2576" calcext:value-type="float">
            <text:p>0,172576</text:p>
          </table:table-cell>
          <table:table-cell office:value-type="float" office:value="170.129" calcext:value-type="float">
            <text:p>170,12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056" calcext:value-type="float">
            <text:p>0,17056</text:p>
          </table:table-cell>
          <table:table-cell office:value-type="float" office:value="172.14" calcext:value-type="float">
            <text:p>172,1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68288" calcext:value-type="float">
            <text:p>0,168288</text:p>
          </table:table-cell>
          <table:table-cell office:value-type="float" office:value="174.464" calcext:value-type="float">
            <text:p>174,46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10592" calcext:value-type="float">
            <text:p>0,110592</text:p>
          </table:table-cell>
          <table:table-cell office:value-type="float" office:value="132.741" calcext:value-type="float">
            <text:p>132,74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7488" calcext:value-type="float">
            <text:p>0,087488</text:p>
          </table:table-cell>
          <table:table-cell office:value-type="float" office:value="167.795" calcext:value-type="float">
            <text:p>167,79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608" calcext:value-type="float">
            <text:p>0,08608</text:p>
          </table:table-cell>
          <table:table-cell office:value-type="float" office:value="170.54" calcext:value-type="float">
            <text:p>170,5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6432" calcext:value-type="float">
            <text:p>0,086432</text:p>
          </table:table-cell>
          <table:table-cell office:value-type="float" office:value="169.845" calcext:value-type="float">
            <text:p>169,84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6624" calcext:value-type="float">
            <text:p>0,086624</text:p>
          </table:table-cell>
          <table:table-cell office:value-type="float" office:value="169.469" calcext:value-type="float">
            <text:p>169,46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4672" calcext:value-type="float">
            <text:p>0,084672</text:p>
          </table:table-cell>
          <table:table-cell office:value-type="float" office:value="173.376" calcext:value-type="float">
            <text:p>173,37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5536" calcext:value-type="float">
            <text:p>0,085536</text:p>
          </table:table-cell>
          <table:table-cell office:value-type="float" office:value="171.624" calcext:value-type="float">
            <text:p>171,62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4832" calcext:value-type="float">
            <text:p>0,084832</text:p>
          </table:table-cell>
          <table:table-cell office:value-type="float" office:value="173.049" calcext:value-type="float">
            <text:p>173,04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4256" calcext:value-type="float">
            <text:p>0,084256</text:p>
          </table:table-cell>
          <table:table-cell office:value-type="float" office:value="174.232" calcext:value-type="float">
            <text:p>174,23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4032" calcext:value-type="float">
            <text:p>0,084032</text:p>
          </table:table-cell>
          <table:table-cell office:value-type="float" office:value="174.696" calcext:value-type="float">
            <text:p>174,69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733792" calcext:value-type="float">
            <text:p>0,733792</text:p>
          </table:table-cell>
          <table:table-cell office:value-type="float" office:value="80.023" calcext:value-type="float">
            <text:p>80,02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458368" calcext:value-type="float">
            <text:p>0,458368</text:p>
          </table:table-cell>
          <table:table-cell office:value-type="float" office:value="128.107" calcext:value-type="float">
            <text:p>128,10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7904" calcext:value-type="float">
            <text:p>0,37904</text:p>
          </table:table-cell>
          <table:table-cell office:value-type="float" office:value="154.918" calcext:value-type="float">
            <text:p>154,91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6128" calcext:value-type="float">
            <text:p>0,36128</text:p>
          </table:table-cell>
          <table:table-cell office:value-type="float" office:value="162.534" calcext:value-type="float">
            <text:p>162,53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5808" calcext:value-type="float">
            <text:p>0,35808</text:p>
          </table:table-cell>
          <table:table-cell office:value-type="float" office:value="163.986" calcext:value-type="float">
            <text:p>163,98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5904" calcext:value-type="float">
            <text:p>0,35904</text:p>
          </table:table-cell>
          <table:table-cell office:value-type="float" office:value="163.548" calcext:value-type="float">
            <text:p>163,54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58496" calcext:value-type="float">
            <text:p>0,358496</text:p>
          </table:table-cell>
          <table:table-cell office:value-type="float" office:value="163.796" calcext:value-type="float">
            <text:p>163,79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51808" calcext:value-type="float">
            <text:p>0,351808</text:p>
          </table:table-cell>
          <table:table-cell office:value-type="float" office:value="166.91" calcext:value-type="float">
            <text:p>166,9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5456" calcext:value-type="float">
            <text:p>0,35456</text:p>
          </table:table-cell>
          <table:table-cell office:value-type="float" office:value="165.614" calcext:value-type="float">
            <text:p>165,61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41632" calcext:value-type="float">
            <text:p>0,341632</text:p>
          </table:table-cell>
          <table:table-cell office:value-type="float" office:value="171.882" calcext:value-type="float">
            <text:p>171,88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43136" calcext:value-type="float">
            <text:p>0,343136</text:p>
          </table:table-cell>
          <table:table-cell office:value-type="float" office:value="171.128" calcext:value-type="float">
            <text:p>171,12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210944" calcext:value-type="float">
            <text:p>0,210944</text:p>
          </table:table-cell>
          <table:table-cell office:value-type="float" office:value="139.184" calcext:value-type="float">
            <text:p>139,1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832" calcext:value-type="float">
            <text:p>0,16832</text:p>
          </table:table-cell>
          <table:table-cell office:value-type="float" office:value="174.43" calcext:value-type="float">
            <text:p>174,4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7008" calcext:value-type="float">
            <text:p>0,167008</text:p>
          </table:table-cell>
          <table:table-cell office:value-type="float" office:value="175.801" calcext:value-type="float">
            <text:p>175,80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7072" calcext:value-type="float">
            <text:p>0,167072</text:p>
          </table:table-cell>
          <table:table-cell office:value-type="float" office:value="175.733" calcext:value-type="float">
            <text:p>175,73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9696" calcext:value-type="float">
            <text:p>0,169696</text:p>
          </table:table-cell>
          <table:table-cell office:value-type="float" office:value="173.016" calcext:value-type="float">
            <text:p>173,0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768" calcext:value-type="float">
            <text:p>0,16768</text:p>
          </table:table-cell>
          <table:table-cell office:value-type="float" office:value="175.096" calcext:value-type="float">
            <text:p>175,09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9152" calcext:value-type="float">
            <text:p>0,169152</text:p>
          </table:table-cell>
          <table:table-cell office:value-type="float" office:value="173.572" calcext:value-type="float">
            <text:p>173,57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5984" calcext:value-type="float">
            <text:p>0,165984</text:p>
          </table:table-cell>
          <table:table-cell office:value-type="float" office:value="176.885" calcext:value-type="float">
            <text:p>176,88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4384" calcext:value-type="float">
            <text:p>0,164384</text:p>
          </table:table-cell>
          <table:table-cell office:value-type="float" office:value="178.607" calcext:value-type="float">
            <text:p>178,60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256" calcext:value-type="float">
            <text:p>0,16256</text:p>
          </table:table-cell>
          <table:table-cell office:value-type="float" office:value="180.611" calcext:value-type="float">
            <text:p>180,61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2816" calcext:value-type="float">
            <text:p>0,162816</text:p>
          </table:table-cell>
          <table:table-cell office:value-type="float" office:value="180.327" calcext:value-type="float">
            <text:p>180,3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1.44749" calcext:value-type="float">
            <text:p>1,44749</text:p>
          </table:table-cell>
          <table:table-cell office:value-type="float" office:value="81.134" calcext:value-type="float">
            <text:p>81,13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913504" calcext:value-type="float">
            <text:p>0,913504</text:p>
          </table:table-cell>
          <table:table-cell office:value-type="float" office:value="128.56" calcext:value-type="float">
            <text:p>128,5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48" calcext:value-type="float">
            <text:p>0,748</text:p>
          </table:table-cell>
          <table:table-cell office:value-type="float" office:value="157.006" calcext:value-type="float">
            <text:p>157,00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18144" calcext:value-type="float">
            <text:p>0,718144</text:p>
          </table:table-cell>
          <table:table-cell office:value-type="float" office:value="163.533" calcext:value-type="float">
            <text:p>163,53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22496" calcext:value-type="float">
            <text:p>0,722496</text:p>
          </table:table-cell>
          <table:table-cell office:value-type="float" office:value="162.548" calcext:value-type="float">
            <text:p>162,54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23616" calcext:value-type="float">
            <text:p>0,723616</text:p>
          </table:table-cell>
          <table:table-cell office:value-type="float" office:value="162.297" calcext:value-type="float">
            <text:p>162,29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21568" calcext:value-type="float">
            <text:p>0,721568</text:p>
          </table:table-cell>
          <table:table-cell office:value-type="float" office:value="162.757" calcext:value-type="float">
            <text:p>162,75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09504" calcext:value-type="float">
            <text:p>0,709504</text:p>
          </table:table-cell>
          <table:table-cell office:value-type="float" office:value="165.525" calcext:value-type="float">
            <text:p>165,52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699104" calcext:value-type="float">
            <text:p>0,699104</text:p>
          </table:table-cell>
          <table:table-cell office:value-type="float" office:value="167.987" calcext:value-type="float">
            <text:p>167,98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695072" calcext:value-type="float">
            <text:p>0,695072</text:p>
          </table:table-cell>
          <table:table-cell office:value-type="float" office:value="168.962" calcext:value-type="float">
            <text:p>168,96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683648" calcext:value-type="float">
            <text:p>0,683648</text:p>
          </table:table-cell>
          <table:table-cell office:value-type="float" office:value="171.785" calcext:value-type="float">
            <text:p>171,78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664544" calcext:value-type="float">
            <text:p>0,664544</text:p>
          </table:table-cell>
          <table:table-cell office:value-type="float" office:value="176.723" calcext:value-type="float">
            <text:p>176,72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415904" calcext:value-type="float">
            <text:p>0,415904</text:p>
          </table:table-cell>
          <table:table-cell office:value-type="float" office:value="141.187" calcext:value-type="float">
            <text:p>141,18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40928" calcext:value-type="float">
            <text:p>0,340928</text:p>
          </table:table-cell>
          <table:table-cell office:value-type="float" office:value="172.237" calcext:value-type="float">
            <text:p>172,23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1904" calcext:value-type="float">
            <text:p>0,331904</text:p>
          </table:table-cell>
          <table:table-cell office:value-type="float" office:value="176.919" calcext:value-type="float">
            <text:p>176,91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6864" calcext:value-type="float">
            <text:p>0,336864</text:p>
          </table:table-cell>
          <table:table-cell office:value-type="float" office:value="174.314" calcext:value-type="float">
            <text:p>174,31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5872" calcext:value-type="float">
            <text:p>0,335872</text:p>
          </table:table-cell>
          <table:table-cell office:value-type="float" office:value="174.829" calcext:value-type="float">
            <text:p>174,82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9008" calcext:value-type="float">
            <text:p>0,339008</text:p>
          </table:table-cell>
          <table:table-cell office:value-type="float" office:value="173.212" calcext:value-type="float">
            <text:p>173,21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4288" calcext:value-type="float">
            <text:p>0,34288</text:p>
          </table:table-cell>
          <table:table-cell office:value-type="float" office:value="171.256" calcext:value-type="float">
            <text:p>171,25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264" calcext:value-type="float">
            <text:p>0,33264</text:p>
          </table:table-cell>
          <table:table-cell office:value-type="float" office:value="176.528" calcext:value-type="float">
            <text:p>176,52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26208" calcext:value-type="float">
            <text:p>0,326208</text:p>
          </table:table-cell>
          <table:table-cell office:value-type="float" office:value="180.009" calcext:value-type="float">
            <text:p>180,00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23648" calcext:value-type="float">
            <text:p>0,323648</text:p>
          </table:table-cell>
          <table:table-cell office:value-type="float" office:value="181.432" calcext:value-type="float">
            <text:p>181,43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15328" calcext:value-type="float">
            <text:p>0,315328</text:p>
          </table:table-cell>
          <table:table-cell office:value-type="float" office:value="186.22" calcext:value-type="float">
            <text:p>186,2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21024" calcext:value-type="float">
            <text:p>0,321024</text:p>
          </table:table-cell>
          <table:table-cell office:value-type="float" office:value="182.915" calcext:value-type="float">
            <text:p>182,9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2.90054" calcext:value-type="float">
            <text:p>2,90054</text:p>
          </table:table-cell>
          <table:table-cell office:value-type="float" office:value="80.9783" calcext:value-type="float">
            <text:p>80,978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80778" calcext:value-type="float">
            <text:p>1,80778</text:p>
          </table:table-cell>
          <table:table-cell office:value-type="float" office:value="129.928" calcext:value-type="float">
            <text:p>129,92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51142" calcext:value-type="float">
            <text:p>1,51142</text:p>
          </table:table-cell>
          <table:table-cell office:value-type="float" office:value="155.404" calcext:value-type="float">
            <text:p>155,40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399" calcext:value-type="float">
            <text:p>1,4399</text:p>
          </table:table-cell>
          <table:table-cell office:value-type="float" office:value="163.123" calcext:value-type="float">
            <text:p>163,12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5046" calcext:value-type="float">
            <text:p>1,45046</text:p>
          </table:table-cell>
          <table:table-cell office:value-type="float" office:value="161.935" calcext:value-type="float">
            <text:p>161,93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4448" calcext:value-type="float">
            <text:p>1,44448</text:p>
          </table:table-cell>
          <table:table-cell office:value-type="float" office:value="162.606" calcext:value-type="float">
            <text:p>162,60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4922" calcext:value-type="float">
            <text:p>1,44922</text:p>
          </table:table-cell>
          <table:table-cell office:value-type="float" office:value="162.075" calcext:value-type="float">
            <text:p>162,07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5027" calcext:value-type="float">
            <text:p>1,45027</text:p>
          </table:table-cell>
          <table:table-cell office:value-type="float" office:value="161.957" calcext:value-type="float">
            <text:p>161,95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3933" calcext:value-type="float">
            <text:p>1,43933</text:p>
          </table:table-cell>
          <table:table-cell office:value-type="float" office:value="163.188" calcext:value-type="float">
            <text:p>163,18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1888" calcext:value-type="float">
            <text:p>1,41888</text:p>
          </table:table-cell>
          <table:table-cell office:value-type="float" office:value="165.54" calcext:value-type="float">
            <text:p>165,5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39174" calcext:value-type="float">
            <text:p>1,39174</text:p>
          </table:table-cell>
          <table:table-cell office:value-type="float" office:value="168.767" calcext:value-type="float">
            <text:p>168,76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35808" calcext:value-type="float">
            <text:p>1,35808</text:p>
          </table:table-cell>
          <table:table-cell office:value-type="float" office:value="172.951" calcext:value-type="float">
            <text:p>172,95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33939" calcext:value-type="float">
            <text:p>1,33939</text:p>
          </table:table-cell>
          <table:table-cell office:value-type="float" office:value="175.364" calcext:value-type="float">
            <text:p>175,36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813408" calcext:value-type="float">
            <text:p>0,813408</text:p>
          </table:table-cell>
          <table:table-cell office:value-type="float" office:value="144.381" calcext:value-type="float">
            <text:p>144,38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62496" calcext:value-type="float">
            <text:p>0,662496</text:p>
          </table:table-cell>
          <table:table-cell office:value-type="float" office:value="177.27" calcext:value-type="float">
            <text:p>177,2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60128" calcext:value-type="float">
            <text:p>0,660128</text:p>
          </table:table-cell>
          <table:table-cell office:value-type="float" office:value="177.906" calcext:value-type="float">
            <text:p>177,90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55936" calcext:value-type="float">
            <text:p>0,655936</text:p>
          </table:table-cell>
          <table:table-cell office:value-type="float" office:value="179.043" calcext:value-type="float">
            <text:p>179,04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6912" calcext:value-type="float">
            <text:p>0,66912</text:p>
          </table:table-cell>
          <table:table-cell office:value-type="float" office:value="175.515" calcext:value-type="float">
            <text:p>175,51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62592" calcext:value-type="float">
            <text:p>0,662592</text:p>
          </table:table-cell>
          <table:table-cell office:value-type="float" office:value="177.244" calcext:value-type="float">
            <text:p>177,24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7296" calcext:value-type="float">
            <text:p>0,67296</text:p>
          </table:table-cell>
          <table:table-cell office:value-type="float" office:value="174.513" calcext:value-type="float">
            <text:p>174,51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70016" calcext:value-type="float">
            <text:p>0,670016</text:p>
          </table:table-cell>
          <table:table-cell office:value-type="float" office:value="175.28" calcext:value-type="float">
            <text:p>175,2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55232" calcext:value-type="float">
            <text:p>0,655232</text:p>
          </table:table-cell>
          <table:table-cell office:value-type="float" office:value="179.235" calcext:value-type="float">
            <text:p>179,23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47424" calcext:value-type="float">
            <text:p>0,647424</text:p>
          </table:table-cell>
          <table:table-cell office:value-type="float" office:value="181.397" calcext:value-type="float">
            <text:p>181,39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40736" calcext:value-type="float">
            <text:p>0,640736</text:p>
          </table:table-cell>
          <table:table-cell office:value-type="float" office:value="183.29" calcext:value-type="float">
            <text:p>183,2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3424" calcext:value-type="float">
            <text:p>0,63424</text:p>
          </table:table-cell>
          <table:table-cell office:value-type="float" office:value="185.167" calcext:value-type="float">
            <text:p>185,16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40704" calcext:value-type="float">
            <text:p>0,640704</text:p>
          </table:table-cell>
          <table:table-cell office:value-type="float" office:value="183.299" calcext:value-type="float">
            <text:p>183,2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5.80202" calcext:value-type="float">
            <text:p>5,80202</text:p>
          </table:table-cell>
          <table:table-cell office:value-type="float" office:value="80.9653" calcext:value-type="float">
            <text:p>80,965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3.63318" calcext:value-type="float">
            <text:p>3,63318</text:p>
          </table:table-cell>
          <table:table-cell office:value-type="float" office:value="129.298" calcext:value-type="float">
            <text:p>129,29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3.00349" calcext:value-type="float">
            <text:p>3,00349</text:p>
          </table:table-cell>
          <table:table-cell office:value-type="float" office:value="156.405" calcext:value-type="float">
            <text:p>156,40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0362" calcext:value-type="float">
            <text:p>2,90362</text:p>
          </table:table-cell>
          <table:table-cell office:value-type="float" office:value="161.785" calcext:value-type="float">
            <text:p>161,78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1862" calcext:value-type="float">
            <text:p>2,91862</text:p>
          </table:table-cell>
          <table:table-cell office:value-type="float" office:value="160.953" calcext:value-type="float">
            <text:p>160,95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1949" calcext:value-type="float">
            <text:p>2,91949</text:p>
          </table:table-cell>
          <table:table-cell office:value-type="float" office:value="160.906" calcext:value-type="float">
            <text:p>160,90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1805" calcext:value-type="float">
            <text:p>2,91805</text:p>
          </table:table-cell>
          <table:table-cell office:value-type="float" office:value="160.985" calcext:value-type="float">
            <text:p>160,98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1219" calcext:value-type="float">
            <text:p>2,91219</text:p>
          </table:table-cell>
          <table:table-cell office:value-type="float" office:value="161.309" calcext:value-type="float">
            <text:p>161,30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9754" calcext:value-type="float">
            <text:p>2,89754</text:p>
          </table:table-cell>
          <table:table-cell office:value-type="float" office:value="162.125" calcext:value-type="float">
            <text:p>162,12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8102" calcext:value-type="float">
            <text:p>2,88102</text:p>
          </table:table-cell>
          <table:table-cell office:value-type="float" office:value="163.054" calcext:value-type="float">
            <text:p>163,05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2557" calcext:value-type="float">
            <text:p>2,82557</text:p>
          </table:table-cell>
          <table:table-cell office:value-type="float" office:value="166.254" calcext:value-type="float">
            <text:p>166,25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75971" calcext:value-type="float">
            <text:p>2,75971</text:p>
          </table:table-cell>
          <table:table-cell office:value-type="float" office:value="170.221" calcext:value-type="float">
            <text:p>170,22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69037" calcext:value-type="float">
            <text:p>2,69037</text:p>
          </table:table-cell>
          <table:table-cell office:value-type="float" office:value="174.609" calcext:value-type="float">
            <text:p>174,60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65171" calcext:value-type="float">
            <text:p>2,65171</text:p>
          </table:table-cell>
          <table:table-cell office:value-type="float" office:value="177.154" calcext:value-type="float">
            <text:p>177,15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61584" calcext:value-type="float">
            <text:p>1,61584</text:p>
          </table:table-cell>
          <table:table-cell office:value-type="float" office:value="145.362" calcext:value-type="float">
            <text:p>145,36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2749" calcext:value-type="float">
            <text:p>1,32749</text:p>
          </table:table-cell>
          <table:table-cell office:value-type="float" office:value="176.936" calcext:value-type="float">
            <text:p>176,93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1686" calcext:value-type="float">
            <text:p>1,31686</text:p>
          </table:table-cell>
          <table:table-cell office:value-type="float" office:value="178.364" calcext:value-type="float">
            <text:p>178,36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1536" calcext:value-type="float">
            <text:p>1,31536</text:p>
          </table:table-cell>
          <table:table-cell office:value-type="float" office:value="178.568" calcext:value-type="float">
            <text:p>178,56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2739" calcext:value-type="float">
            <text:p>1,32739</text:p>
          </table:table-cell>
          <table:table-cell office:value-type="float" office:value="176.949" calcext:value-type="float">
            <text:p>176,94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2253" calcext:value-type="float">
            <text:p>1,32253</text:p>
          </table:table-cell>
          <table:table-cell office:value-type="float" office:value="177.6" calcext:value-type="float">
            <text:p>177,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5136" calcext:value-type="float">
            <text:p>1,35136</text:p>
          </table:table-cell>
          <table:table-cell office:value-type="float" office:value="173.811" calcext:value-type="float">
            <text:p>173,81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2493" calcext:value-type="float">
            <text:p>1,32493</text:p>
          </table:table-cell>
          <table:table-cell office:value-type="float" office:value="177.278" calcext:value-type="float">
            <text:p>177,27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1725" calcext:value-type="float">
            <text:p>1,31725</text:p>
          </table:table-cell>
          <table:table-cell office:value-type="float" office:value="178.312" calcext:value-type="float">
            <text:p>178,31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9766" calcext:value-type="float">
            <text:p>1,29766</text:p>
          </table:table-cell>
          <table:table-cell office:value-type="float" office:value="181.003" calcext:value-type="float">
            <text:p>181,00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8816" calcext:value-type="float">
            <text:p>1,28816</text:p>
          </table:table-cell>
          <table:table-cell office:value-type="float" office:value="182.338" calcext:value-type="float">
            <text:p>182,33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6509" calcext:value-type="float">
            <text:p>1,26509</text:p>
          </table:table-cell>
          <table:table-cell office:value-type="float" office:value="185.664" calcext:value-type="float">
            <text:p>185,66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5923" calcext:value-type="float">
            <text:p>1,25923</text:p>
          </table:table-cell>
          <table:table-cell office:value-type="float" office:value="186.527" calcext:value-type="float">
            <text:p>186,52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6406" calcext:value-type="float">
            <text:p>1,26406</text:p>
          </table:table-cell>
          <table:table-cell office:value-type="float" office:value="185.814" calcext:value-type="float">
            <text:p>185,81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11.6414" calcext:value-type="float">
            <text:p>11,6414</text:p>
          </table:table-cell>
          <table:table-cell office:value-type="float" office:value="80.7054" calcext:value-type="float">
            <text:p>80,705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7.23296" calcext:value-type="float">
            <text:p>7,23296</text:p>
          </table:table-cell>
          <table:table-cell office:value-type="float" office:value="129.895" calcext:value-type="float">
            <text:p>129,89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6.09178" calcext:value-type="float">
            <text:p>6,09178</text:p>
          </table:table-cell>
          <table:table-cell office:value-type="float" office:value="154.228" calcext:value-type="float">
            <text:p>154,22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4205" calcext:value-type="float">
            <text:p>5,84205</text:p>
          </table:table-cell>
          <table:table-cell office:value-type="float" office:value="160.821" calcext:value-type="float">
            <text:p>160,82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6528" calcext:value-type="float">
            <text:p>5,86528</text:p>
          </table:table-cell>
          <table:table-cell office:value-type="float" office:value="160.184" calcext:value-type="float">
            <text:p>160,18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5798" calcext:value-type="float">
            <text:p>5,85798</text:p>
          </table:table-cell>
          <table:table-cell office:value-type="float" office:value="160.384" calcext:value-type="float">
            <text:p>160,38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5155" calcext:value-type="float">
            <text:p>5,85155</text:p>
          </table:table-cell>
          <table:table-cell office:value-type="float" office:value="160.56" calcext:value-type="float">
            <text:p>160,5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4032" calcext:value-type="float">
            <text:p>5,84032</text:p>
          </table:table-cell>
          <table:table-cell office:value-type="float" office:value="160.869" calcext:value-type="float">
            <text:p>160,86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216" calcext:value-type="float">
            <text:p>5,8216</text:p>
          </table:table-cell>
          <table:table-cell office:value-type="float" office:value="161.386" calcext:value-type="float">
            <text:p>161,38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1962" calcext:value-type="float">
            <text:p>5,81962</text:p>
          </table:table-cell>
          <table:table-cell office:value-type="float" office:value="161.441" calcext:value-type="float">
            <text:p>161,44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7161" calcext:value-type="float">
            <text:p>5,7161</text:p>
          </table:table-cell>
          <table:table-cell office:value-type="float" office:value="164.365" calcext:value-type="float">
            <text:p>164,36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63661" calcext:value-type="float">
            <text:p>5,63661</text:p>
          </table:table-cell>
          <table:table-cell office:value-type="float" office:value="166.683" calcext:value-type="float">
            <text:p>166,68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49139" calcext:value-type="float">
            <text:p>5,49139</text:p>
          </table:table-cell>
          <table:table-cell office:value-type="float" office:value="171.09" calcext:value-type="float">
            <text:p>171,0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39443" calcext:value-type="float">
            <text:p>5,39443</text:p>
          </table:table-cell>
          <table:table-cell office:value-type="float" office:value="174.166" calcext:value-type="float">
            <text:p>174,16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31885" calcext:value-type="float">
            <text:p>5,31885</text:p>
          </table:table-cell>
          <table:table-cell office:value-type="float" office:value="176.641" calcext:value-type="float">
            <text:p>176,64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3.21334" calcext:value-type="float">
            <text:p>3,21334</text:p>
          </table:table-cell>
          <table:table-cell office:value-type="float" office:value="146.191" calcext:value-type="float">
            <text:p>146,19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4557" calcext:value-type="float">
            <text:p>2,64557</text:p>
          </table:table-cell>
          <table:table-cell office:value-type="float" office:value="177.566" calcext:value-type="float">
            <text:p>177,56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2941" calcext:value-type="float">
            <text:p>2,62941</text:p>
          </table:table-cell>
          <table:table-cell office:value-type="float" office:value="178.657" calcext:value-type="float">
            <text:p>178,65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3107" calcext:value-type="float">
            <text:p>2,63107</text:p>
          </table:table-cell>
          <table:table-cell office:value-type="float" office:value="178.544" calcext:value-type="float">
            <text:p>178,54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5312" calcext:value-type="float">
            <text:p>2,65312</text:p>
          </table:table-cell>
          <table:table-cell office:value-type="float" office:value="177.06" calcext:value-type="float">
            <text:p>177,0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4778" calcext:value-type="float">
            <text:p>2,64778</text:p>
          </table:table-cell>
          <table:table-cell office:value-type="float" office:value="177.418" calcext:value-type="float">
            <text:p>177,41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5014" calcext:value-type="float">
            <text:p>2,65014</text:p>
          </table:table-cell>
          <table:table-cell office:value-type="float" office:value="177.259" calcext:value-type="float">
            <text:p>177,25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5245" calcext:value-type="float">
            <text:p>2,65245</text:p>
          </table:table-cell>
          <table:table-cell office:value-type="float" office:value="177.105" calcext:value-type="float">
            <text:p>177,10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6275" calcext:value-type="float">
            <text:p>2,66275</text:p>
          </table:table-cell>
          <table:table-cell office:value-type="float" office:value="176.42" calcext:value-type="float">
            <text:p>176,4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4381" calcext:value-type="float">
            <text:p>2,64381</text:p>
          </table:table-cell>
          <table:table-cell office:value-type="float" office:value="177.684" calcext:value-type="float">
            <text:p>177,6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0173" calcext:value-type="float">
            <text:p>2,60173</text:p>
          </table:table-cell>
          <table:table-cell office:value-type="float" office:value="180.558" calcext:value-type="float">
            <text:p>180,55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7629" calcext:value-type="float">
            <text:p>2,57629</text:p>
          </table:table-cell>
          <table:table-cell office:value-type="float" office:value="182.341" calcext:value-type="float">
            <text:p>182,34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2547" calcext:value-type="float">
            <text:p>2,52547</text:p>
          </table:table-cell>
          <table:table-cell office:value-type="float" office:value="186.01" calcext:value-type="float">
            <text:p>186,0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105" calcext:value-type="float">
            <text:p>2,5105</text:p>
          </table:table-cell>
          <table:table-cell office:value-type="float" office:value="187.119" calcext:value-type="float">
            <text:p>187,11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1606" calcext:value-type="float">
            <text:p>2,51606</text:p>
          </table:table-cell>
          <table:table-cell office:value-type="float" office:value="186.705" calcext:value-type="float">
            <text:p>186,70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23.2692" calcext:value-type="float">
            <text:p>23,2692</text:p>
          </table:table-cell>
          <table:table-cell office:value-type="float" office:value="80.7525" calcext:value-type="float">
            <text:p>80,752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4.5494" calcext:value-type="float">
            <text:p>14,5494</text:p>
          </table:table-cell>
          <table:table-cell office:value-type="float" office:value="129.15" calcext:value-type="float">
            <text:p>129,1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2.0709" calcext:value-type="float">
            <text:p>12,0709</text:p>
          </table:table-cell>
          <table:table-cell office:value-type="float" office:value="155.668" calcext:value-type="float">
            <text:p>155,66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7012" calcext:value-type="float">
            <text:p>11,7012</text:p>
          </table:table-cell>
          <table:table-cell office:value-type="float" office:value="160.585" calcext:value-type="float">
            <text:p>160,58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7235" calcext:value-type="float">
            <text:p>11,7235</text:p>
          </table:table-cell>
          <table:table-cell office:value-type="float" office:value="160.281" calcext:value-type="float">
            <text:p>160,28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7246" calcext:value-type="float">
            <text:p>11,7246</text:p>
          </table:table-cell>
          <table:table-cell office:value-type="float" office:value="160.266" calcext:value-type="float">
            <text:p>160,26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7224" calcext:value-type="float">
            <text:p>11,7224</text:p>
          </table:table-cell>
          <table:table-cell office:value-type="float" office:value="160.296" calcext:value-type="float">
            <text:p>160,29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7104" calcext:value-type="float">
            <text:p>11,7104</text:p>
          </table:table-cell>
          <table:table-cell office:value-type="float" office:value="160.46" calcext:value-type="float">
            <text:p>160,4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6765" calcext:value-type="float">
            <text:p>11,6765</text:p>
          </table:table-cell>
          <table:table-cell office:value-type="float" office:value="160.926" calcext:value-type="float">
            <text:p>160,92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6675" calcext:value-type="float">
            <text:p>11,6675</text:p>
          </table:table-cell>
          <table:table-cell office:value-type="float" office:value="161.049" calcext:value-type="float">
            <text:p>161,0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6145" calcext:value-type="float">
            <text:p>11,6145</text:p>
          </table:table-cell>
          <table:table-cell office:value-type="float" office:value="161.785" calcext:value-type="float">
            <text:p>161,78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4995" calcext:value-type="float">
            <text:p>11,4995</text:p>
          </table:table-cell>
          <table:table-cell office:value-type="float" office:value="163.403" calcext:value-type="float">
            <text:p>163,40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251" calcext:value-type="float">
            <text:p>11,251</text:p>
          </table:table-cell>
          <table:table-cell office:value-type="float" office:value="167.012" calcext:value-type="float">
            <text:p>167,01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0012" calcext:value-type="float">
            <text:p>11,0012</text:p>
          </table:table-cell>
          <table:table-cell office:value-type="float" office:value="170.804" calcext:value-type="float">
            <text:p>170,80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0.7989" calcext:value-type="float">
            <text:p>10,7989</text:p>
          </table:table-cell>
          <table:table-cell office:value-type="float" office:value="174.003" calcext:value-type="float">
            <text:p>174,00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0.5844" calcext:value-type="float">
            <text:p>10,5844</text:p>
          </table:table-cell>
          <table:table-cell office:value-type="float" office:value="177.531" calcext:value-type="float">
            <text:p>177,53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6.42083" calcext:value-type="float">
            <text:p>6,42083</text:p>
          </table:table-cell>
          <table:table-cell office:value-type="float" office:value="146.324" calcext:value-type="float">
            <text:p>146,32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1357" calcext:value-type="float">
            <text:p>5,31357</text:p>
          </table:table-cell>
          <table:table-cell office:value-type="float" office:value="176.816" calcext:value-type="float">
            <text:p>176,8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9472" calcext:value-type="float">
            <text:p>5,29472</text:p>
          </table:table-cell>
          <table:table-cell office:value-type="float" office:value="177.445" calcext:value-type="float">
            <text:p>177,44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863" calcext:value-type="float">
            <text:p>5,2863</text:p>
          </table:table-cell>
          <table:table-cell office:value-type="float" office:value="177.728" calcext:value-type="float">
            <text:p>177,72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1974" calcext:value-type="float">
            <text:p>5,31974</text:p>
          </table:table-cell>
          <table:table-cell office:value-type="float" office:value="176.611" calcext:value-type="float">
            <text:p>176,61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0314" calcext:value-type="float">
            <text:p>5,30314</text:p>
          </table:table-cell>
          <table:table-cell office:value-type="float" office:value="177.164" calcext:value-type="float">
            <text:p>177,16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2086" calcext:value-type="float">
            <text:p>5,32086</text:p>
          </table:table-cell>
          <table:table-cell office:value-type="float" office:value="176.574" calcext:value-type="float">
            <text:p>176,57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6" calcext:value-type="float">
            <text:p>5,36</text:p>
          </table:table-cell>
          <table:table-cell office:value-type="float" office:value="175.284" calcext:value-type="float">
            <text:p>175,2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5181" calcext:value-type="float">
            <text:p>5,35181</text:p>
          </table:table-cell>
          <table:table-cell office:value-type="float" office:value="175.553" calcext:value-type="float">
            <text:p>175,55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1555" calcext:value-type="float">
            <text:p>5,31555</text:p>
          </table:table-cell>
          <table:table-cell office:value-type="float" office:value="176.75" calcext:value-type="float">
            <text:p>176,7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7043" calcext:value-type="float">
            <text:p>5,27043</text:p>
          </table:table-cell>
          <table:table-cell office:value-type="float" office:value="178.263" calcext:value-type="float">
            <text:p>178,26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1376" calcext:value-type="float">
            <text:p>5,21376</text:p>
          </table:table-cell>
          <table:table-cell office:value-type="float" office:value="180.201" calcext:value-type="float">
            <text:p>180,20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14618" calcext:value-type="float">
            <text:p>5,14618</text:p>
          </table:table-cell>
          <table:table-cell office:value-type="float" office:value="182.567" calcext:value-type="float">
            <text:p>182,56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0657" calcext:value-type="float">
            <text:p>5,0657</text:p>
          </table:table-cell>
          <table:table-cell office:value-type="float" office:value="185.468" calcext:value-type="float">
            <text:p>185,46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01088" calcext:value-type="float">
            <text:p>5,01088</text:p>
          </table:table-cell>
          <table:table-cell office:value-type="float" office:value="187.497" calcext:value-type="float">
            <text:p>187,49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02147" calcext:value-type="float">
            <text:p>5,02147</text:p>
          </table:table-cell>
          <table:table-cell office:value-type="float" office:value="187.101" calcext:value-type="float">
            <text:p>187,10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46.6545" calcext:value-type="float">
            <text:p>46,6545</text:p>
          </table:table-cell>
          <table:table-cell office:value-type="float" office:value="80.5516" calcext:value-type="float">
            <text:p>80,551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9.0022" calcext:value-type="float">
            <text:p>29,0022</text:p>
          </table:table-cell>
          <table:table-cell office:value-type="float" office:value="129.58" calcext:value-type="float">
            <text:p>129,5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4.478" calcext:value-type="float">
            <text:p>24,478</text:p>
          </table:table-cell>
          <table:table-cell office:value-type="float" office:value="153.529" calcext:value-type="float">
            <text:p>153,52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495" calcext:value-type="float">
            <text:p>23,4495</text:p>
          </table:table-cell>
          <table:table-cell office:value-type="float" office:value="160.264" calcext:value-type="float">
            <text:p>160,26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992" calcext:value-type="float">
            <text:p>23,4992</text:p>
          </table:table-cell>
          <table:table-cell office:value-type="float" office:value="159.924" calcext:value-type="float">
            <text:p>159,92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799" calcext:value-type="float">
            <text:p>23,4799</text:p>
          </table:table-cell>
          <table:table-cell office:value-type="float" office:value="160.056" calcext:value-type="float">
            <text:p>160,05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88" calcext:value-type="float">
            <text:p>23,488</text:p>
          </table:table-cell>
          <table:table-cell office:value-type="float" office:value="160.001" calcext:value-type="float">
            <text:p>160,00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928" calcext:value-type="float">
            <text:p>23,4928</text:p>
          </table:table-cell>
          <table:table-cell office:value-type="float" office:value="159.968" calcext:value-type="float">
            <text:p>159,96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057" calcext:value-type="float">
            <text:p>23,4057</text:p>
          </table:table-cell>
          <table:table-cell office:value-type="float" office:value="160.563" calcext:value-type="float">
            <text:p>160,56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001" calcext:value-type="float">
            <text:p>23,4001</text:p>
          </table:table-cell>
          <table:table-cell office:value-type="float" office:value="160.602" calcext:value-type="float">
            <text:p>160,60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3734" calcext:value-type="float">
            <text:p>23,3734</text:p>
          </table:table-cell>
          <table:table-cell office:value-type="float" office:value="160.785" calcext:value-type="float">
            <text:p>160,78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2807" calcext:value-type="float">
            <text:p>23,2807</text:p>
          </table:table-cell>
          <table:table-cell office:value-type="float" office:value="161.426" calcext:value-type="float">
            <text:p>161,42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0162" calcext:value-type="float">
            <text:p>23,0162</text:p>
          </table:table-cell>
          <table:table-cell office:value-type="float" office:value="163.281" calcext:value-type="float">
            <text:p>163,28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2.4796" calcext:value-type="float">
            <text:p>22,4796</text:p>
          </table:table-cell>
          <table:table-cell office:value-type="float" office:value="167.178" calcext:value-type="float">
            <text:p>167,17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9463" calcext:value-type="float">
            <text:p>21,9463</text:p>
          </table:table-cell>
          <table:table-cell office:value-type="float" office:value="171.241" calcext:value-type="float">
            <text:p>171,24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4567" calcext:value-type="float">
            <text:p>21,4567</text:p>
          </table:table-cell>
          <table:table-cell office:value-type="float" office:value="175.148" calcext:value-type="float">
            <text:p>175,14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917504" calcext:value-type="float">
            <text:p>91750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1973" calcext:value-type="float">
            <text:p>21,1973</text:p>
          </table:table-cell>
          <table:table-cell office:value-type="float" office:value="177.291" calcext:value-type="float">
            <text:p>177,29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2.8213" calcext:value-type="float">
            <text:p>12,8213</text:p>
          </table:table-cell>
          <table:table-cell office:value-type="float" office:value="146.556" calcext:value-type="float">
            <text:p>146,55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572" calcext:value-type="float">
            <text:p>10,6572</text:p>
          </table:table-cell>
          <table:table-cell office:value-type="float" office:value="176.316" calcext:value-type="float">
            <text:p>176,3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049" calcext:value-type="float">
            <text:p>10,6049</text:p>
          </table:table-cell>
          <table:table-cell office:value-type="float" office:value="177.187" calcext:value-type="float">
            <text:p>177,18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049" calcext:value-type="float">
            <text:p>10,6049</text:p>
          </table:table-cell>
          <table:table-cell office:value-type="float" office:value="177.187" calcext:value-type="float">
            <text:p>177,18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448" calcext:value-type="float">
            <text:p>10,6448</text:p>
          </table:table-cell>
          <table:table-cell office:value-type="float" office:value="176.523" calcext:value-type="float">
            <text:p>176,52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27" calcext:value-type="float">
            <text:p>10,627</text:p>
          </table:table-cell>
          <table:table-cell office:value-type="float" office:value="176.819" calcext:value-type="float">
            <text:p>176,81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7118" calcext:value-type="float">
            <text:p>10,7118</text:p>
          </table:table-cell>
          <table:table-cell office:value-type="float" office:value="175.418" calcext:value-type="float">
            <text:p>175,41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7162" calcext:value-type="float">
            <text:p>10,7162</text:p>
          </table:table-cell>
          <table:table-cell office:value-type="float" office:value="175.346" calcext:value-type="float">
            <text:p>175,34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385" calcext:value-type="float">
            <text:p>10,6385</text:p>
          </table:table-cell>
          <table:table-cell office:value-type="float" office:value="176.627" calcext:value-type="float">
            <text:p>176,62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549" calcext:value-type="float">
            <text:p>10,6549</text:p>
          </table:table-cell>
          <table:table-cell office:value-type="float" office:value="176.355" calcext:value-type="float">
            <text:p>176,35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072" calcext:value-type="float">
            <text:p>10,6072</text:p>
          </table:table-cell>
          <table:table-cell office:value-type="float" office:value="177.149" calcext:value-type="float">
            <text:p>177,14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641" calcext:value-type="float">
            <text:p>10,5641</text:p>
          </table:table-cell>
          <table:table-cell office:value-type="float" office:value="177.871" calcext:value-type="float">
            <text:p>177,87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4317" calcext:value-type="float">
            <text:p>10,4317</text:p>
          </table:table-cell>
          <table:table-cell office:value-type="float" office:value="180.128" calcext:value-type="float">
            <text:p>180,12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2802" calcext:value-type="float">
            <text:p>10,2802</text:p>
          </table:table-cell>
          <table:table-cell office:value-type="float" office:value="182.784" calcext:value-type="float">
            <text:p>182,7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663" calcext:value-type="float">
            <text:p>10,0663</text:p>
          </table:table-cell>
          <table:table-cell office:value-type="float" office:value="186.667" calcext:value-type="float">
            <text:p>186,66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004" calcext:value-type="float">
            <text:p>10,0004</text:p>
          </table:table-cell>
          <table:table-cell office:value-type="float" office:value="187.898" calcext:value-type="float">
            <text:p>187,89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917504" calcext:value-type="float">
            <text:p>91750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372" calcext:value-type="float">
            <text:p>10,0372</text:p>
          </table:table-cell>
          <table:table-cell office:value-type="float" office:value="187.208" calcext:value-type="float">
            <text:p>187,20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84" calcext:value-type="float">
            <text:p>3584</text:p>
          </table:table-cell>
          <table:table-cell office:value-type="float" office:value="0.0112" calcext:value-type="float">
            <text:p>0,0112</text:p>
          </table:table-cell>
          <table:table-cell office:value-type="float" office:value="10.24" calcext:value-type="float">
            <text:p>10,2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84" calcext:value-type="float">
            <text:p>3584</text:p>
          </table:table-cell>
          <table:table-cell office:value-type="float" office:value="0.010528" calcext:value-type="float">
            <text:p>0,010528</text:p>
          </table:table-cell>
          <table:table-cell office:value-type="float" office:value="5.44681" calcext:value-type="float">
            <text:p>5,4468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11776" calcext:value-type="float">
            <text:p>0,011776</text:p>
          </table:table-cell>
          <table:table-cell office:value-type="float" office:value="19.4783" calcext:value-type="float">
            <text:p>19,478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11264" calcext:value-type="float">
            <text:p>0,011264</text:p>
          </table:table-cell>
          <table:table-cell office:value-type="float" office:value="20.3636" calcext:value-type="float">
            <text:p>20,363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10784" calcext:value-type="float">
            <text:p>0,010784</text:p>
          </table:table-cell>
          <table:table-cell office:value-type="float" office:value="10.635" calcext:value-type="float">
            <text:p>10,63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1088" calcext:value-type="float">
            <text:p>0,01088</text:p>
          </table:table-cell>
          <table:table-cell office:value-type="float" office:value="10.5412" calcext:value-type="float">
            <text:p>10,54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2608" calcext:value-type="float">
            <text:p>0,012608</text:p>
          </table:table-cell>
          <table:table-cell office:value-type="float" office:value="36.3858" calcext:value-type="float">
            <text:p>36,385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152" calcext:value-type="float">
            <text:p>0,01152</text:p>
          </table:table-cell>
          <table:table-cell office:value-type="float" office:value="39.8222" calcext:value-type="float">
            <text:p>39,822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088" calcext:value-type="float">
            <text:p>0,01088</text:p>
          </table:table-cell>
          <table:table-cell office:value-type="float" office:value="42.1647" calcext:value-type="float">
            <text:p>42,164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1008" calcext:value-type="float">
            <text:p>0,011008</text:p>
          </table:table-cell>
          <table:table-cell office:value-type="float" office:value="20.8372" calcext:value-type="float">
            <text:p>20,837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1072" calcext:value-type="float">
            <text:p>0,011072</text:p>
          </table:table-cell>
          <table:table-cell office:value-type="float" office:value="20.7168" calcext:value-type="float">
            <text:p>20,716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0112" calcext:value-type="float">
            <text:p>0,010112</text:p>
          </table:table-cell>
          <table:table-cell office:value-type="float" office:value="22.6835" calcext:value-type="float">
            <text:p>22,683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5072" calcext:value-type="float">
            <text:p>0,015072</text:p>
          </table:table-cell>
          <table:table-cell office:value-type="float" office:value="60.8747" calcext:value-type="float">
            <text:p>60,874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2864" calcext:value-type="float">
            <text:p>0,012864</text:p>
          </table:table-cell>
          <table:table-cell office:value-type="float" office:value="71.3234" calcext:value-type="float">
            <text:p>71,323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1488" calcext:value-type="float">
            <text:p>0,011488</text:p>
          </table:table-cell>
          <table:table-cell office:value-type="float" office:value="79.8663" calcext:value-type="float">
            <text:p>79,866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28" calcext:value-type="float">
            <text:p>0,0128</text:p>
          </table:table-cell>
          <table:table-cell office:value-type="float" office:value="71.68" calcext:value-type="float">
            <text:p>71,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1968" calcext:value-type="float">
            <text:p>0,011968</text:p>
          </table:table-cell>
          <table:table-cell office:value-type="float" office:value="38.3316" calcext:value-type="float">
            <text:p>38,33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1872" calcext:value-type="float">
            <text:p>0,011872</text:p>
          </table:table-cell>
          <table:table-cell office:value-type="float" office:value="38.6415" calcext:value-type="float">
            <text:p>38,641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0944" calcext:value-type="float">
            <text:p>0,010944</text:p>
          </table:table-cell>
          <table:table-cell office:value-type="float" office:value="41.9181" calcext:value-type="float">
            <text:p>41,918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1904" calcext:value-type="float">
            <text:p>0,011904</text:p>
          </table:table-cell>
          <table:table-cell office:value-type="float" office:value="38.5376" calcext:value-type="float">
            <text:p>38,537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25568" calcext:value-type="float">
            <text:p>0,025568</text:p>
          </table:table-cell>
          <table:table-cell office:value-type="float" office:value="71.7697" calcext:value-type="float">
            <text:p>71,769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2192" calcext:value-type="float">
            <text:p>0,02192</text:p>
          </table:table-cell>
          <table:table-cell office:value-type="float" office:value="83.7139" calcext:value-type="float">
            <text:p>83,713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9712" calcext:value-type="float">
            <text:p>0,019712</text:p>
          </table:table-cell>
          <table:table-cell office:value-type="float" office:value="93.0909" calcext:value-type="float">
            <text:p>93,090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8912" calcext:value-type="float">
            <text:p>0,018912</text:p>
          </table:table-cell>
          <table:table-cell office:value-type="float" office:value="97.0288" calcext:value-type="float">
            <text:p>97,028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9552" calcext:value-type="float">
            <text:p>0,019552</text:p>
          </table:table-cell>
          <table:table-cell office:value-type="float" office:value="93.8527" calcext:value-type="float">
            <text:p>93,85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472" calcext:value-type="float">
            <text:p>0,013472</text:p>
          </table:table-cell>
          <table:table-cell office:value-type="float" office:value="68.1045" calcext:value-type="float">
            <text:p>68,104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536" calcext:value-type="float">
            <text:p>0,013536</text:p>
          </table:table-cell>
          <table:table-cell office:value-type="float" office:value="67.7825" calcext:value-type="float">
            <text:p>67,782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6" calcext:value-type="float">
            <text:p>0,0136</text:p>
          </table:table-cell>
          <table:table-cell office:value-type="float" office:value="67.4635" calcext:value-type="float">
            <text:p>67,463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472" calcext:value-type="float">
            <text:p>0,013472</text:p>
          </table:table-cell>
          <table:table-cell office:value-type="float" office:value="68.1045" calcext:value-type="float">
            <text:p>68,104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472" calcext:value-type="float">
            <text:p>0,013472</text:p>
          </table:table-cell>
          <table:table-cell office:value-type="float" office:value="68.1045" calcext:value-type="float">
            <text:p>68,10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39616" calcext:value-type="float">
            <text:p>0,039616</text:p>
          </table:table-cell>
          <table:table-cell office:value-type="float" office:value="92.6397" calcext:value-type="float">
            <text:p>92,639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33216" calcext:value-type="float">
            <text:p>0,033216</text:p>
          </table:table-cell>
          <table:table-cell office:value-type="float" office:value="110.489" calcext:value-type="float">
            <text:p>110,48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30208" calcext:value-type="float">
            <text:p>0,030208</text:p>
          </table:table-cell>
          <table:table-cell office:value-type="float" office:value="121.492" calcext:value-type="float">
            <text:p>121,49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26752" calcext:value-type="float">
            <text:p>0,026752</text:p>
          </table:table-cell>
          <table:table-cell office:value-type="float" office:value="137.187" calcext:value-type="float">
            <text:p>137,18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27488" calcext:value-type="float">
            <text:p>0,027488</text:p>
          </table:table-cell>
          <table:table-cell office:value-type="float" office:value="133.513" calcext:value-type="float">
            <text:p>133,51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26944" calcext:value-type="float">
            <text:p>0,026944</text:p>
          </table:table-cell>
          <table:table-cell office:value-type="float" office:value="136.209" calcext:value-type="float">
            <text:p>136,20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408" calcext:value-type="float">
            <text:p>0,017408</text:p>
          </table:table-cell>
          <table:table-cell office:value-type="float" office:value="105.412" calcext:value-type="float">
            <text:p>105,41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504" calcext:value-type="float">
            <text:p>0,017504</text:p>
          </table:table-cell>
          <table:table-cell office:value-type="float" office:value="104.834" calcext:value-type="float">
            <text:p>104,83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184" calcext:value-type="float">
            <text:p>0,017184</text:p>
          </table:table-cell>
          <table:table-cell office:value-type="float" office:value="106.786" calcext:value-type="float">
            <text:p>106,78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376" calcext:value-type="float">
            <text:p>0,017376</text:p>
          </table:table-cell>
          <table:table-cell office:value-type="float" office:value="105.606" calcext:value-type="float">
            <text:p>105,60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152" calcext:value-type="float">
            <text:p>0,017152</text:p>
          </table:table-cell>
          <table:table-cell office:value-type="float" office:value="106.985" calcext:value-type="float">
            <text:p>106,98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4496" calcext:value-type="float">
            <text:p>0,014496</text:p>
          </table:table-cell>
          <table:table-cell office:value-type="float" office:value="126.587" calcext:value-type="float">
            <text:p>126,58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6816" calcext:value-type="float">
            <text:p>0,06816</text:p>
          </table:table-cell>
          <table:table-cell office:value-type="float" office:value="107.688" calcext:value-type="float">
            <text:p>107,68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55232" calcext:value-type="float">
            <text:p>0,055232</text:p>
          </table:table-cell>
          <table:table-cell office:value-type="float" office:value="132.895" calcext:value-type="float">
            <text:p>132,89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50432" calcext:value-type="float">
            <text:p>0,050432</text:p>
          </table:table-cell>
          <table:table-cell office:value-type="float" office:value="145.543" calcext:value-type="float">
            <text:p>145,54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46336" calcext:value-type="float">
            <text:p>0,046336</text:p>
          </table:table-cell>
          <table:table-cell office:value-type="float" office:value="158.409" calcext:value-type="float">
            <text:p>158,40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45856" calcext:value-type="float">
            <text:p>0,045856</text:p>
          </table:table-cell>
          <table:table-cell office:value-type="float" office:value="160.067" calcext:value-type="float">
            <text:p>160,06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46048" calcext:value-type="float">
            <text:p>0,046048</text:p>
          </table:table-cell>
          <table:table-cell office:value-type="float" office:value="159.4" calcext:value-type="float">
            <text:p>159,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4576" calcext:value-type="float">
            <text:p>0,04576</text:p>
          </table:table-cell>
          <table:table-cell office:value-type="float" office:value="160.403" calcext:value-type="float">
            <text:p>160,4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92" calcext:value-type="float">
            <text:p>0,02592</text:p>
          </table:table-cell>
          <table:table-cell office:value-type="float" office:value="141.59" calcext:value-type="float">
            <text:p>141,5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4448" calcext:value-type="float">
            <text:p>0,024448</text:p>
          </table:table-cell>
          <table:table-cell office:value-type="float" office:value="150.115" calcext:value-type="float">
            <text:p>150,11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6112" calcext:value-type="float">
            <text:p>0,026112</text:p>
          </table:table-cell>
          <table:table-cell office:value-type="float" office:value="140.549" calcext:value-type="float">
            <text:p>140,54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792" calcext:value-type="float">
            <text:p>0,025792</text:p>
          </table:table-cell>
          <table:table-cell office:value-type="float" office:value="142.293" calcext:value-type="float">
            <text:p>142,29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728" calcext:value-type="float">
            <text:p>0,025728</text:p>
          </table:table-cell>
          <table:table-cell office:value-type="float" office:value="142.647" calcext:value-type="float">
            <text:p>142,64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6208" calcext:value-type="float">
            <text:p>0,026208</text:p>
          </table:table-cell>
          <table:table-cell office:value-type="float" office:value="140.034" calcext:value-type="float">
            <text:p>140,03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536" calcext:value-type="float">
            <text:p>0,025536</text:p>
          </table:table-cell>
          <table:table-cell office:value-type="float" office:value="143.719" calcext:value-type="float">
            <text:p>143,71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123328" calcext:value-type="float">
            <text:p>0,123328</text:p>
          </table:table-cell>
          <table:table-cell office:value-type="float" office:value="119.033" calcext:value-type="float">
            <text:p>119,03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10048" calcext:value-type="float">
            <text:p>0,10048</text:p>
          </table:table-cell>
          <table:table-cell office:value-type="float" office:value="146.099" calcext:value-type="float">
            <text:p>146,09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92128" calcext:value-type="float">
            <text:p>0,092128</text:p>
          </table:table-cell>
          <table:table-cell office:value-type="float" office:value="159.344" calcext:value-type="float">
            <text:p>159,34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96" calcext:value-type="float">
            <text:p>0,0896</text:p>
          </table:table-cell>
          <table:table-cell office:value-type="float" office:value="163.84" calcext:value-type="float">
            <text:p>163,8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848" calcext:value-type="float">
            <text:p>0,08848</text:p>
          </table:table-cell>
          <table:table-cell office:value-type="float" office:value="165.914" calcext:value-type="float">
            <text:p>165,91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8384" calcext:value-type="float">
            <text:p>0,088384</text:p>
          </table:table-cell>
          <table:table-cell office:value-type="float" office:value="166.094" calcext:value-type="float">
            <text:p>166,09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6784" calcext:value-type="float">
            <text:p>0,086784</text:p>
          </table:table-cell>
          <table:table-cell office:value-type="float" office:value="169.156" calcext:value-type="float">
            <text:p>169,15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5728" calcext:value-type="float">
            <text:p>0,085728</text:p>
          </table:table-cell>
          <table:table-cell office:value-type="float" office:value="171.24" calcext:value-type="float">
            <text:p>171,2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64" calcext:value-type="float">
            <text:p>0,0464</text:p>
          </table:table-cell>
          <table:table-cell office:value-type="float" office:value="158.19" calcext:value-type="float">
            <text:p>158,1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6112" calcext:value-type="float">
            <text:p>0,046112</text:p>
          </table:table-cell>
          <table:table-cell office:value-type="float" office:value="159.178" calcext:value-type="float">
            <text:p>159,17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056" calcext:value-type="float">
            <text:p>0,045056</text:p>
          </table:table-cell>
          <table:table-cell office:value-type="float" office:value="162.909" calcext:value-type="float">
            <text:p>162,90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624" calcext:value-type="float">
            <text:p>0,04624</text:p>
          </table:table-cell>
          <table:table-cell office:value-type="float" office:value="158.738" calcext:value-type="float">
            <text:p>158,73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568" calcext:value-type="float">
            <text:p>0,045568</text:p>
          </table:table-cell>
          <table:table-cell office:value-type="float" office:value="161.079" calcext:value-type="float">
            <text:p>161,0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664" calcext:value-type="float">
            <text:p>0,045664</text:p>
          </table:table-cell>
          <table:table-cell office:value-type="float" office:value="160.74" calcext:value-type="float">
            <text:p>160,7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376" calcext:value-type="float">
            <text:p>0,045376</text:p>
          </table:table-cell>
          <table:table-cell office:value-type="float" office:value="161.76" calcext:value-type="float">
            <text:p>161,7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472" calcext:value-type="float">
            <text:p>0,045472</text:p>
          </table:table-cell>
          <table:table-cell office:value-type="float" office:value="161.419" calcext:value-type="float">
            <text:p>161,41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234752" calcext:value-type="float">
            <text:p>0,234752</text:p>
          </table:table-cell>
          <table:table-cell office:value-type="float" office:value="125.069" calcext:value-type="float">
            <text:p>125,06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91648" calcext:value-type="float">
            <text:p>0,191648</text:p>
          </table:table-cell>
          <table:table-cell office:value-type="float" office:value="153.198" calcext:value-type="float">
            <text:p>153,19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3664" calcext:value-type="float">
            <text:p>0,173664</text:p>
          </table:table-cell>
          <table:table-cell office:value-type="float" office:value="169.063" calcext:value-type="float">
            <text:p>169,06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76" calcext:value-type="float">
            <text:p>0,1776</text:p>
          </table:table-cell>
          <table:table-cell office:value-type="float" office:value="165.316" calcext:value-type="float">
            <text:p>165,31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6384" calcext:value-type="float">
            <text:p>0,176384</text:p>
          </table:table-cell>
          <table:table-cell office:value-type="float" office:value="166.456" calcext:value-type="float">
            <text:p>166,45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6192" calcext:value-type="float">
            <text:p>0,176192</text:p>
          </table:table-cell>
          <table:table-cell office:value-type="float" office:value="166.637" calcext:value-type="float">
            <text:p>166,63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2864" calcext:value-type="float">
            <text:p>0,172864</text:p>
          </table:table-cell>
          <table:table-cell office:value-type="float" office:value="169.845" calcext:value-type="float">
            <text:p>169,84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136" calcext:value-type="float">
            <text:p>0,17136</text:p>
          </table:table-cell>
          <table:table-cell office:value-type="float" office:value="171.336" calcext:value-type="float">
            <text:p>171,33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68032" calcext:value-type="float">
            <text:p>0,168032</text:p>
          </table:table-cell>
          <table:table-cell office:value-type="float" office:value="174.729" calcext:value-type="float">
            <text:p>174,72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8" calcext:value-type="float">
            <text:p>0,088</text:p>
          </table:table-cell>
          <table:table-cell office:value-type="float" office:value="166.819" calcext:value-type="float">
            <text:p>166,81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656" calcext:value-type="float">
            <text:p>0,08656</text:p>
          </table:table-cell>
          <table:table-cell office:value-type="float" office:value="169.594" calcext:value-type="float">
            <text:p>169,59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688" calcext:value-type="float">
            <text:p>0,08688</text:p>
          </table:table-cell>
          <table:table-cell office:value-type="float" office:value="168.969" calcext:value-type="float">
            <text:p>168,96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7328" calcext:value-type="float">
            <text:p>0,087328</text:p>
          </table:table-cell>
          <table:table-cell office:value-type="float" office:value="168.103" calcext:value-type="float">
            <text:p>168,10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5984" calcext:value-type="float">
            <text:p>0,085984</text:p>
          </table:table-cell>
          <table:table-cell office:value-type="float" office:value="170.73" calcext:value-type="float">
            <text:p>170,7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6464" calcext:value-type="float">
            <text:p>0,086464</text:p>
          </table:table-cell>
          <table:table-cell office:value-type="float" office:value="169.782" calcext:value-type="float">
            <text:p>169,78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5408" calcext:value-type="float">
            <text:p>0,085408</text:p>
          </table:table-cell>
          <table:table-cell office:value-type="float" office:value="171.882" calcext:value-type="float">
            <text:p>171,88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4608" calcext:value-type="float">
            <text:p>0,084608</text:p>
          </table:table-cell>
          <table:table-cell office:value-type="float" office:value="173.507" calcext:value-type="float">
            <text:p>173,50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4192" calcext:value-type="float">
            <text:p>0,084192</text:p>
          </table:table-cell>
          <table:table-cell office:value-type="float" office:value="174.364" calcext:value-type="float">
            <text:p>174,36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460768" calcext:value-type="float">
            <text:p>0,460768</text:p>
          </table:table-cell>
          <table:table-cell office:value-type="float" office:value="127.44" calcext:value-type="float">
            <text:p>127,4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80672" calcext:value-type="float">
            <text:p>0,380672</text:p>
          </table:table-cell>
          <table:table-cell office:value-type="float" office:value="154.254" calcext:value-type="float">
            <text:p>154,25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5472" calcext:value-type="float">
            <text:p>0,35472</text:p>
          </table:table-cell>
          <table:table-cell office:value-type="float" office:value="165.54" calcext:value-type="float">
            <text:p>165,5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59168" calcext:value-type="float">
            <text:p>0,359168</text:p>
          </table:table-cell>
          <table:table-cell office:value-type="float" office:value="163.49" calcext:value-type="float">
            <text:p>163,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56448" calcext:value-type="float">
            <text:p>0,356448</text:p>
          </table:table-cell>
          <table:table-cell office:value-type="float" office:value="164.737" calcext:value-type="float">
            <text:p>164,73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55168" calcext:value-type="float">
            <text:p>0,355168</text:p>
          </table:table-cell>
          <table:table-cell office:value-type="float" office:value="165.331" calcext:value-type="float">
            <text:p>165,33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58784" calcext:value-type="float">
            <text:p>0,358784</text:p>
          </table:table-cell>
          <table:table-cell office:value-type="float" office:value="163.665" calcext:value-type="float">
            <text:p>163,66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47104" calcext:value-type="float">
            <text:p>0,347104</text:p>
          </table:table-cell>
          <table:table-cell office:value-type="float" office:value="169.172" calcext:value-type="float">
            <text:p>169,17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4032" calcext:value-type="float">
            <text:p>0,34032</text:p>
          </table:table-cell>
          <table:table-cell office:value-type="float" office:value="172.544" calcext:value-type="float">
            <text:p>172,54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4128" calcext:value-type="float">
            <text:p>0,34128</text:p>
          </table:table-cell>
          <table:table-cell office:value-type="float" office:value="172.059" calcext:value-type="float">
            <text:p>172,05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8672" calcext:value-type="float">
            <text:p>0,168672</text:p>
          </table:table-cell>
          <table:table-cell office:value-type="float" office:value="174.066" calcext:value-type="float">
            <text:p>174,06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7136" calcext:value-type="float">
            <text:p>0,167136</text:p>
          </table:table-cell>
          <table:table-cell office:value-type="float" office:value="175.666" calcext:value-type="float">
            <text:p>175,66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7616" calcext:value-type="float">
            <text:p>0,167616</text:p>
          </table:table-cell>
          <table:table-cell office:value-type="float" office:value="175.163" calcext:value-type="float">
            <text:p>175,16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9312" calcext:value-type="float">
            <text:p>0,169312</text:p>
          </table:table-cell>
          <table:table-cell office:value-type="float" office:value="173.408" calcext:value-type="float">
            <text:p>173,40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6944" calcext:value-type="float">
            <text:p>0,166944</text:p>
          </table:table-cell>
          <table:table-cell office:value-type="float" office:value="175.868" calcext:value-type="float">
            <text:p>175,86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9024" calcext:value-type="float">
            <text:p>0,169024</text:p>
          </table:table-cell>
          <table:table-cell office:value-type="float" office:value="173.704" calcext:value-type="float">
            <text:p>173,70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6784" calcext:value-type="float">
            <text:p>0,166784</text:p>
          </table:table-cell>
          <table:table-cell office:value-type="float" office:value="176.037" calcext:value-type="float">
            <text:p>176,03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432" calcext:value-type="float">
            <text:p>0,16432</text:p>
          </table:table-cell>
          <table:table-cell office:value-type="float" office:value="178.677" calcext:value-type="float">
            <text:p>178,67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2752" calcext:value-type="float">
            <text:p>0,162752</text:p>
          </table:table-cell>
          <table:table-cell office:value-type="float" office:value="180.398" calcext:value-type="float">
            <text:p>180,39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2432" calcext:value-type="float">
            <text:p>0,162432</text:p>
          </table:table-cell>
          <table:table-cell office:value-type="float" office:value="180.753" calcext:value-type="float">
            <text:p>180,75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914976" calcext:value-type="float">
            <text:p>0,914976</text:p>
          </table:table-cell>
          <table:table-cell office:value-type="float" office:value="128.354" calcext:value-type="float">
            <text:p>128,35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45248" calcext:value-type="float">
            <text:p>0,745248</text:p>
          </table:table-cell>
          <table:table-cell office:value-type="float" office:value="157.586" calcext:value-type="float">
            <text:p>157,58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09952" calcext:value-type="float">
            <text:p>0,709952</text:p>
          </table:table-cell>
          <table:table-cell office:value-type="float" office:value="165.42" calcext:value-type="float">
            <text:p>165,4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2896" calcext:value-type="float">
            <text:p>0,72896</text:p>
          </table:table-cell>
          <table:table-cell office:value-type="float" office:value="161.107" calcext:value-type="float">
            <text:p>161,10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15872" calcext:value-type="float">
            <text:p>0,715872</text:p>
          </table:table-cell>
          <table:table-cell office:value-type="float" office:value="164.052" calcext:value-type="float">
            <text:p>164,05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22112" calcext:value-type="float">
            <text:p>0,722112</text:p>
          </table:table-cell>
          <table:table-cell office:value-type="float" office:value="162.635" calcext:value-type="float">
            <text:p>162,63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16864" calcext:value-type="float">
            <text:p>0,716864</text:p>
          </table:table-cell>
          <table:table-cell office:value-type="float" office:value="163.825" calcext:value-type="float">
            <text:p>163,82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1008" calcext:value-type="float">
            <text:p>0,71008</text:p>
          </table:table-cell>
          <table:table-cell office:value-type="float" office:value="165.391" calcext:value-type="float">
            <text:p>165,39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695776" calcext:value-type="float">
            <text:p>0,695776</text:p>
          </table:table-cell>
          <table:table-cell office:value-type="float" office:value="168.791" calcext:value-type="float">
            <text:p>168,79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680224" calcext:value-type="float">
            <text:p>0,680224</text:p>
          </table:table-cell>
          <table:table-cell office:value-type="float" office:value="172.65" calcext:value-type="float">
            <text:p>172,6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666848" calcext:value-type="float">
            <text:p>0,666848</text:p>
          </table:table-cell>
          <table:table-cell office:value-type="float" office:value="176.113" calcext:value-type="float">
            <text:p>176,11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2256" calcext:value-type="float">
            <text:p>0,332256</text:p>
          </table:table-cell>
          <table:table-cell office:value-type="float" office:value="176.732" calcext:value-type="float">
            <text:p>176,73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28704" calcext:value-type="float">
            <text:p>0,328704</text:p>
          </table:table-cell>
          <table:table-cell office:value-type="float" office:value="178.642" calcext:value-type="float">
            <text:p>178,64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3536" calcext:value-type="float">
            <text:p>0,333536</text:p>
          </table:table-cell>
          <table:table-cell office:value-type="float" office:value="176.054" calcext:value-type="float">
            <text:p>176,05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776" calcext:value-type="float">
            <text:p>0,33776</text:p>
          </table:table-cell>
          <table:table-cell office:value-type="float" office:value="173.852" calcext:value-type="float">
            <text:p>173,85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2864" calcext:value-type="float">
            <text:p>0,332864</text:p>
          </table:table-cell>
          <table:table-cell office:value-type="float" office:value="176.409" calcext:value-type="float">
            <text:p>176,40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7728" calcext:value-type="float">
            <text:p>0,337728</text:p>
          </table:table-cell>
          <table:table-cell office:value-type="float" office:value="173.868" calcext:value-type="float">
            <text:p>173,86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4096" calcext:value-type="float">
            <text:p>0,34096</text:p>
          </table:table-cell>
          <table:table-cell office:value-type="float" office:value="172.22" calcext:value-type="float">
            <text:p>172,2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25312" calcext:value-type="float">
            <text:p>0,325312</text:p>
          </table:table-cell>
          <table:table-cell office:value-type="float" office:value="180.504" calcext:value-type="float">
            <text:p>180,50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22656" calcext:value-type="float">
            <text:p>0,322656</text:p>
          </table:table-cell>
          <table:table-cell office:value-type="float" office:value="181.99" calcext:value-type="float">
            <text:p>181,9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20704" calcext:value-type="float">
            <text:p>0,320704</text:p>
          </table:table-cell>
          <table:table-cell office:value-type="float" office:value="183.098" calcext:value-type="float">
            <text:p>183,09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1552" calcext:value-type="float">
            <text:p>0,31552</text:p>
          </table:table-cell>
          <table:table-cell office:value-type="float" office:value="186.106" calcext:value-type="float">
            <text:p>186,10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80662" calcext:value-type="float">
            <text:p>1,80662</text:p>
          </table:table-cell>
          <table:table-cell office:value-type="float" office:value="130.011" calcext:value-type="float">
            <text:p>130,01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50147" calcext:value-type="float">
            <text:p>1,50147</text:p>
          </table:table-cell>
          <table:table-cell office:value-type="float" office:value="156.434" calcext:value-type="float">
            <text:p>156,43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3898" calcext:value-type="float">
            <text:p>1,43898</text:p>
          </table:table-cell>
          <table:table-cell office:value-type="float" office:value="163.228" calcext:value-type="float">
            <text:p>163,22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5853" calcext:value-type="float">
            <text:p>1,45853</text:p>
          </table:table-cell>
          <table:table-cell office:value-type="float" office:value="161.04" calcext:value-type="float">
            <text:p>161,0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4992" calcext:value-type="float">
            <text:p>1,44992</text:p>
          </table:table-cell>
          <table:table-cell office:value-type="float" office:value="161.996" calcext:value-type="float">
            <text:p>161,99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4944" calcext:value-type="float">
            <text:p>1,44944</text:p>
          </table:table-cell>
          <table:table-cell office:value-type="float" office:value="162.049" calcext:value-type="float">
            <text:p>162,0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409" calcext:value-type="float">
            <text:p>1,4409</text:p>
          </table:table-cell>
          <table:table-cell office:value-type="float" office:value="163.01" calcext:value-type="float">
            <text:p>163,0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2966" calcext:value-type="float">
            <text:p>1,42966</text:p>
          </table:table-cell>
          <table:table-cell office:value-type="float" office:value="164.291" calcext:value-type="float">
            <text:p>164,29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1645" calcext:value-type="float">
            <text:p>1,41645</text:p>
          </table:table-cell>
          <table:table-cell office:value-type="float" office:value="165.824" calcext:value-type="float">
            <text:p>165,82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38784" calcext:value-type="float">
            <text:p>1,38784</text:p>
          </table:table-cell>
          <table:table-cell office:value-type="float" office:value="169.242" calcext:value-type="float">
            <text:p>169,24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35542" calcext:value-type="float">
            <text:p>1,35542</text:p>
          </table:table-cell>
          <table:table-cell office:value-type="float" office:value="173.29" calcext:value-type="float">
            <text:p>173,2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33034" calcext:value-type="float">
            <text:p>1,33034</text:p>
          </table:table-cell>
          <table:table-cell office:value-type="float" office:value="176.558" calcext:value-type="float">
            <text:p>176,5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62112" calcext:value-type="float">
            <text:p>0,662112</text:p>
          </table:table-cell>
          <table:table-cell office:value-type="float" office:value="177.373" calcext:value-type="float">
            <text:p>177,37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64992" calcext:value-type="float">
            <text:p>0,664992</text:p>
          </table:table-cell>
          <table:table-cell office:value-type="float" office:value="176.604" calcext:value-type="float">
            <text:p>176,60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5744" calcext:value-type="float">
            <text:p>0,65744</text:p>
          </table:table-cell>
          <table:table-cell office:value-type="float" office:value="178.633" calcext:value-type="float">
            <text:p>178,63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67968" calcext:value-type="float">
            <text:p>0,667968</text:p>
          </table:table-cell>
          <table:table-cell office:value-type="float" office:value="175.818" calcext:value-type="float">
            <text:p>175,81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62944" calcext:value-type="float">
            <text:p>0,662944</text:p>
          </table:table-cell>
          <table:table-cell office:value-type="float" office:value="177.15" calcext:value-type="float">
            <text:p>177,1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7328" calcext:value-type="float">
            <text:p>0,67328</text:p>
          </table:table-cell>
          <table:table-cell office:value-type="float" office:value="174.43" calcext:value-type="float">
            <text:p>174,4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63584" calcext:value-type="float">
            <text:p>0,663584</text:p>
          </table:table-cell>
          <table:table-cell office:value-type="float" office:value="176.979" calcext:value-type="float">
            <text:p>176,9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57408" calcext:value-type="float">
            <text:p>0,657408</text:p>
          </table:table-cell>
          <table:table-cell office:value-type="float" office:value="178.642" calcext:value-type="float">
            <text:p>178,64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48096" calcext:value-type="float">
            <text:p>0,648096</text:p>
          </table:table-cell>
          <table:table-cell office:value-type="float" office:value="181.209" calcext:value-type="float">
            <text:p>181,20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416" calcext:value-type="float">
            <text:p>0,6416</text:p>
          </table:table-cell>
          <table:table-cell office:value-type="float" office:value="183.043" calcext:value-type="float">
            <text:p>183,04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34368" calcext:value-type="float">
            <text:p>0,634368</text:p>
          </table:table-cell>
          <table:table-cell office:value-type="float" office:value="185.13" calcext:value-type="float">
            <text:p>185,1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34304" calcext:value-type="float">
            <text:p>0,634304</text:p>
          </table:table-cell>
          <table:table-cell office:value-type="float" office:value="185.149" calcext:value-type="float">
            <text:p>185,14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3.65949" calcext:value-type="float">
            <text:p>3,65949</text:p>
          </table:table-cell>
          <table:table-cell office:value-type="float" office:value="128.368" calcext:value-type="float">
            <text:p>128,36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3.01824" calcext:value-type="float">
            <text:p>3,01824</text:p>
          </table:table-cell>
          <table:table-cell office:value-type="float" office:value="155.641" calcext:value-type="float">
            <text:p>155,64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8707" calcext:value-type="float">
            <text:p>2,88707</text:p>
          </table:table-cell>
          <table:table-cell office:value-type="float" office:value="162.712" calcext:value-type="float">
            <text:p>162,71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2957" calcext:value-type="float">
            <text:p>2,92957</text:p>
          </table:table-cell>
          <table:table-cell office:value-type="float" office:value="160.352" calcext:value-type="float">
            <text:p>160,35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1315" calcext:value-type="float">
            <text:p>2,91315</text:p>
          </table:table-cell>
          <table:table-cell office:value-type="float" office:value="161.256" calcext:value-type="float">
            <text:p>161,25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0896" calcext:value-type="float">
            <text:p>2,90896</text:p>
          </table:table-cell>
          <table:table-cell office:value-type="float" office:value="161.488" calcext:value-type="float">
            <text:p>161,48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0294" calcext:value-type="float">
            <text:p>2,90294</text:p>
          </table:table-cell>
          <table:table-cell office:value-type="float" office:value="161.823" calcext:value-type="float">
            <text:p>161,82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8518" calcext:value-type="float">
            <text:p>2,88518</text:p>
          </table:table-cell>
          <table:table-cell office:value-type="float" office:value="162.819" calcext:value-type="float">
            <text:p>162,81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8096" calcext:value-type="float">
            <text:p>2,88096</text:p>
          </table:table-cell>
          <table:table-cell office:value-type="float" office:value="163.057" calcext:value-type="float">
            <text:p>163,05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3165" calcext:value-type="float">
            <text:p>2,83165</text:p>
          </table:table-cell>
          <table:table-cell office:value-type="float" office:value="165.897" calcext:value-type="float">
            <text:p>165,89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75306" calcext:value-type="float">
            <text:p>2,75306</text:p>
          </table:table-cell>
          <table:table-cell office:value-type="float" office:value="170.633" calcext:value-type="float">
            <text:p>170,63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69002" calcext:value-type="float">
            <text:p>2,69002</text:p>
          </table:table-cell>
          <table:table-cell office:value-type="float" office:value="174.632" calcext:value-type="float">
            <text:p>174,63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66131" calcext:value-type="float">
            <text:p>2,66131</text:p>
          </table:table-cell>
          <table:table-cell office:value-type="float" office:value="176.515" calcext:value-type="float">
            <text:p>176,5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1507" calcext:value-type="float">
            <text:p>1,31507</text:p>
          </table:table-cell>
          <table:table-cell office:value-type="float" office:value="178.607" calcext:value-type="float">
            <text:p>178,60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1168" calcext:value-type="float">
            <text:p>1,31168</text:p>
          </table:table-cell>
          <table:table-cell office:value-type="float" office:value="179.069" calcext:value-type="float">
            <text:p>179,06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1507" calcext:value-type="float">
            <text:p>1,31507</text:p>
          </table:table-cell>
          <table:table-cell office:value-type="float" office:value="178.607" calcext:value-type="float">
            <text:p>178,60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273" calcext:value-type="float">
            <text:p>1,3273</text:p>
          </table:table-cell>
          <table:table-cell office:value-type="float" office:value="176.962" calcext:value-type="float">
            <text:p>176,96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2531" calcext:value-type="float">
            <text:p>1,32531</text:p>
          </table:table-cell>
          <table:table-cell office:value-type="float" office:value="177.227" calcext:value-type="float">
            <text:p>177,22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24" calcext:value-type="float">
            <text:p>1,324</text:p>
          </table:table-cell>
          <table:table-cell office:value-type="float" office:value="177.403" calcext:value-type="float">
            <text:p>177,40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2282" calcext:value-type="float">
            <text:p>1,32282</text:p>
          </table:table-cell>
          <table:table-cell office:value-type="float" office:value="177.561" calcext:value-type="float">
            <text:p>177,56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0886" calcext:value-type="float">
            <text:p>1,30886</text:p>
          </table:table-cell>
          <table:table-cell office:value-type="float" office:value="179.454" calcext:value-type="float">
            <text:p>179,45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0624" calcext:value-type="float">
            <text:p>1,30624</text:p>
          </table:table-cell>
          <table:table-cell office:value-type="float" office:value="179.815" calcext:value-type="float">
            <text:p>179,81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9027" calcext:value-type="float">
            <text:p>1,29027</text:p>
          </table:table-cell>
          <table:table-cell office:value-type="float" office:value="182.04" calcext:value-type="float">
            <text:p>182,0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7203" calcext:value-type="float">
            <text:p>1,27203</text:p>
          </table:table-cell>
          <table:table-cell office:value-type="float" office:value="184.65" calcext:value-type="float">
            <text:p>184,6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5949" calcext:value-type="float">
            <text:p>1,25949</text:p>
          </table:table-cell>
          <table:table-cell office:value-type="float" office:value="186.489" calcext:value-type="float">
            <text:p>186,48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6214" calcext:value-type="float">
            <text:p>1,26214</text:p>
          </table:table-cell>
          <table:table-cell office:value-type="float" office:value="186.097" calcext:value-type="float">
            <text:p>186,09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7.2353" calcext:value-type="float">
            <text:p>7,2353</text:p>
          </table:table-cell>
          <table:table-cell office:value-type="float" office:value="129.853" calcext:value-type="float">
            <text:p>129,85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6.0544" calcext:value-type="float">
            <text:p>6,0544</text:p>
          </table:table-cell>
          <table:table-cell office:value-type="float" office:value="155.18" calcext:value-type="float">
            <text:p>155,1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2771" calcext:value-type="float">
            <text:p>5,82771</text:p>
          </table:table-cell>
          <table:table-cell office:value-type="float" office:value="161.217" calcext:value-type="float">
            <text:p>161,21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591" calcext:value-type="float">
            <text:p>5,8591</text:p>
          </table:table-cell>
          <table:table-cell office:value-type="float" office:value="160.353" calcext:value-type="float">
            <text:p>160,35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5738" calcext:value-type="float">
            <text:p>5,85738</text:p>
          </table:table-cell>
          <table:table-cell office:value-type="float" office:value="160.4" calcext:value-type="float">
            <text:p>160,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497" calcext:value-type="float">
            <text:p>5,8497</text:p>
          </table:table-cell>
          <table:table-cell office:value-type="float" office:value="160.611" calcext:value-type="float">
            <text:p>160,61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2698" calcext:value-type="float">
            <text:p>5,82698</text:p>
          </table:table-cell>
          <table:table-cell office:value-type="float" office:value="161.237" calcext:value-type="float">
            <text:p>161,23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0429" calcext:value-type="float">
            <text:p>5,80429</text:p>
          </table:table-cell>
          <table:table-cell office:value-type="float" office:value="161.867" calcext:value-type="float">
            <text:p>161,86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79824" calcext:value-type="float">
            <text:p>5,79824</text:p>
          </table:table-cell>
          <table:table-cell office:value-type="float" office:value="162.036" calcext:value-type="float">
            <text:p>162,03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74947" calcext:value-type="float">
            <text:p>5,74947</text:p>
          </table:table-cell>
          <table:table-cell office:value-type="float" office:value="163.41" calcext:value-type="float">
            <text:p>163,4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62378" calcext:value-type="float">
            <text:p>5,62378</text:p>
          </table:table-cell>
          <table:table-cell office:value-type="float" office:value="167.063" calcext:value-type="float">
            <text:p>167,06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48858" calcext:value-type="float">
            <text:p>5,48858</text:p>
          </table:table-cell>
          <table:table-cell office:value-type="float" office:value="171.178" calcext:value-type="float">
            <text:p>171,17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39334" calcext:value-type="float">
            <text:p>5,39334</text:p>
          </table:table-cell>
          <table:table-cell office:value-type="float" office:value="174.201" calcext:value-type="float">
            <text:p>174,20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31475" calcext:value-type="float">
            <text:p>5,31475</text:p>
          </table:table-cell>
          <table:table-cell office:value-type="float" office:value="176.777" calcext:value-type="float">
            <text:p>176,77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4922" calcext:value-type="float">
            <text:p>2,64922</text:p>
          </table:table-cell>
          <table:table-cell office:value-type="float" office:value="177.321" calcext:value-type="float">
            <text:p>177,32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2762" calcext:value-type="float">
            <text:p>2,62762</text:p>
          </table:table-cell>
          <table:table-cell office:value-type="float" office:value="178.779" calcext:value-type="float">
            <text:p>178,7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2438" calcext:value-type="float">
            <text:p>2,62438</text:p>
          </table:table-cell>
          <table:table-cell office:value-type="float" office:value="178.999" calcext:value-type="float">
            <text:p>178,99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5728" calcext:value-type="float">
            <text:p>2,65728</text:p>
          </table:table-cell>
          <table:table-cell office:value-type="float" office:value="176.783" calcext:value-type="float">
            <text:p>176,78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4368" calcext:value-type="float">
            <text:p>2,64368</text:p>
          </table:table-cell>
          <table:table-cell office:value-type="float" office:value="177.692" calcext:value-type="float">
            <text:p>177,69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5994" calcext:value-type="float">
            <text:p>2,65994</text:p>
          </table:table-cell>
          <table:table-cell office:value-type="float" office:value="176.607" calcext:value-type="float">
            <text:p>176,60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6502" calcext:value-type="float">
            <text:p>2,66502</text:p>
          </table:table-cell>
          <table:table-cell office:value-type="float" office:value="176.269" calcext:value-type="float">
            <text:p>176,26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329" calcext:value-type="float">
            <text:p>2,6329</text:p>
          </table:table-cell>
          <table:table-cell office:value-type="float" office:value="178.42" calcext:value-type="float">
            <text:p>178,4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2918" calcext:value-type="float">
            <text:p>2,62918</text:p>
          </table:table-cell>
          <table:table-cell office:value-type="float" office:value="178.672" calcext:value-type="float">
            <text:p>178,67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0106" calcext:value-type="float">
            <text:p>2,60106</text:p>
          </table:table-cell>
          <table:table-cell office:value-type="float" office:value="180.604" calcext:value-type="float">
            <text:p>180,60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7162" calcext:value-type="float">
            <text:p>2,57162</text:p>
          </table:table-cell>
          <table:table-cell office:value-type="float" office:value="182.672" calcext:value-type="float">
            <text:p>182,67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3088" calcext:value-type="float">
            <text:p>2,53088</text:p>
          </table:table-cell>
          <table:table-cell office:value-type="float" office:value="185.612" calcext:value-type="float">
            <text:p>185,61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153" calcext:value-type="float">
            <text:p>2,5153</text:p>
          </table:table-cell>
          <table:table-cell office:value-type="float" office:value="186.762" calcext:value-type="float">
            <text:p>186,76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1638" calcext:value-type="float">
            <text:p>2,51638</text:p>
          </table:table-cell>
          <table:table-cell office:value-type="float" office:value="186.681" calcext:value-type="float">
            <text:p>186,68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4.6809" calcext:value-type="float">
            <text:p>14,6809</text:p>
          </table:table-cell>
          <table:table-cell office:value-type="float" office:value="127.992" calcext:value-type="float">
            <text:p>127,99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2.218" calcext:value-type="float">
            <text:p>12,218</text:p>
          </table:table-cell>
          <table:table-cell office:value-type="float" office:value="153.794" calcext:value-type="float">
            <text:p>153,79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6991" calcext:value-type="float">
            <text:p>11,6991</text:p>
          </table:table-cell>
          <table:table-cell office:value-type="float" office:value="160.615" calcext:value-type="float">
            <text:p>160,61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7386" calcext:value-type="float">
            <text:p>11,7386</text:p>
          </table:table-cell>
          <table:table-cell office:value-type="float" office:value="160.075" calcext:value-type="float">
            <text:p>160,07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7275" calcext:value-type="float">
            <text:p>11,7275</text:p>
          </table:table-cell>
          <table:table-cell office:value-type="float" office:value="160.226" calcext:value-type="float">
            <text:p>160,22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7203" calcext:value-type="float">
            <text:p>11,7203</text:p>
          </table:table-cell>
          <table:table-cell office:value-type="float" office:value="160.325" calcext:value-type="float">
            <text:p>160,32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7153" calcext:value-type="float">
            <text:p>11,7153</text:p>
          </table:table-cell>
          <table:table-cell office:value-type="float" office:value="160.393" calcext:value-type="float">
            <text:p>160,39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6473" calcext:value-type="float">
            <text:p>11,6473</text:p>
          </table:table-cell>
          <table:table-cell office:value-type="float" office:value="161.33" calcext:value-type="float">
            <text:p>161,3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6378" calcext:value-type="float">
            <text:p>11,6378</text:p>
          </table:table-cell>
          <table:table-cell office:value-type="float" office:value="161.46" calcext:value-type="float">
            <text:p>161,4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6022" calcext:value-type="float">
            <text:p>11,6022</text:p>
          </table:table-cell>
          <table:table-cell office:value-type="float" office:value="161.957" calcext:value-type="float">
            <text:p>161,95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4887" calcext:value-type="float">
            <text:p>11,4887</text:p>
          </table:table-cell>
          <table:table-cell office:value-type="float" office:value="163.556" calcext:value-type="float">
            <text:p>163,55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3195" calcext:value-type="float">
            <text:p>11,3195</text:p>
          </table:table-cell>
          <table:table-cell office:value-type="float" office:value="166.001" calcext:value-type="float">
            <text:p>166,00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0.9847" calcext:value-type="float">
            <text:p>10,9847</text:p>
          </table:table-cell>
          <table:table-cell office:value-type="float" office:value="171.06" calcext:value-type="float">
            <text:p>171,0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0.7948" calcext:value-type="float">
            <text:p>10,7948</text:p>
          </table:table-cell>
          <table:table-cell office:value-type="float" office:value="174.069" calcext:value-type="float">
            <text:p>174,06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0.6015" calcext:value-type="float">
            <text:p>10,6015</text:p>
          </table:table-cell>
          <table:table-cell office:value-type="float" office:value="177.244" calcext:value-type="float">
            <text:p>177,2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1194" calcext:value-type="float">
            <text:p>5,31194</text:p>
          </table:table-cell>
          <table:table-cell office:value-type="float" office:value="176.87" calcext:value-type="float">
            <text:p>176,8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6426" calcext:value-type="float">
            <text:p>5,26426</text:p>
          </table:table-cell>
          <table:table-cell office:value-type="float" office:value="178.472" calcext:value-type="float">
            <text:p>178,47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6077" calcext:value-type="float">
            <text:p>5,26077</text:p>
          </table:table-cell>
          <table:table-cell office:value-type="float" office:value="178.591" calcext:value-type="float">
            <text:p>178,59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0726" calcext:value-type="float">
            <text:p>5,30726</text:p>
          </table:table-cell>
          <table:table-cell office:value-type="float" office:value="177.026" calcext:value-type="float">
            <text:p>177,02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095" calcext:value-type="float">
            <text:p>5,3095</text:p>
          </table:table-cell>
          <table:table-cell office:value-type="float" office:value="176.951" calcext:value-type="float">
            <text:p>176,95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5504" calcext:value-type="float">
            <text:p>5,35504</text:p>
          </table:table-cell>
          <table:table-cell office:value-type="float" office:value="175.447" calcext:value-type="float">
            <text:p>175,44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5597" calcext:value-type="float">
            <text:p>5,35597</text:p>
          </table:table-cell>
          <table:table-cell office:value-type="float" office:value="175.416" calcext:value-type="float">
            <text:p>175,4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5498" calcext:value-type="float">
            <text:p>5,25498</text:p>
          </table:table-cell>
          <table:table-cell office:value-type="float" office:value="178.788" calcext:value-type="float">
            <text:p>178,78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8848" calcext:value-type="float">
            <text:p>5,28848</text:p>
          </table:table-cell>
          <table:table-cell office:value-type="float" office:value="177.655" calcext:value-type="float">
            <text:p>177,65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5027" calcext:value-type="float">
            <text:p>5,25027</text:p>
          </table:table-cell>
          <table:table-cell office:value-type="float" office:value="178.948" calcext:value-type="float">
            <text:p>178,94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0826" calcext:value-type="float">
            <text:p>5,20826</text:p>
          </table:table-cell>
          <table:table-cell office:value-type="float" office:value="180.391" calcext:value-type="float">
            <text:p>180,39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15856" calcext:value-type="float">
            <text:p>5,15856</text:p>
          </table:table-cell>
          <table:table-cell office:value-type="float" office:value="182.129" calcext:value-type="float">
            <text:p>182,12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06758" calcext:value-type="float">
            <text:p>5,06758</text:p>
          </table:table-cell>
          <table:table-cell office:value-type="float" office:value="185.399" calcext:value-type="float">
            <text:p>185,39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0144" calcext:value-type="float">
            <text:p>5,0144</text:p>
          </table:table-cell>
          <table:table-cell office:value-type="float" office:value="187.365" calcext:value-type="float">
            <text:p>187,36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02592" calcext:value-type="float">
            <text:p>5,02592</text:p>
          </table:table-cell>
          <table:table-cell office:value-type="float" office:value="186.936" calcext:value-type="float">
            <text:p>186,93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9.0104" calcext:value-type="float">
            <text:p>29,0104</text:p>
          </table:table-cell>
          <table:table-cell office:value-type="float" office:value="129.543" calcext:value-type="float">
            <text:p>129,54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4.4331" calcext:value-type="float">
            <text:p>24,4331</text:p>
          </table:table-cell>
          <table:table-cell office:value-type="float" office:value="153.812" calcext:value-type="float">
            <text:p>153,81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412" calcext:value-type="float">
            <text:p>23,4412</text:p>
          </table:table-cell>
          <table:table-cell office:value-type="float" office:value="160.32" calcext:value-type="float">
            <text:p>160,3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5085" calcext:value-type="float">
            <text:p>23,5085</text:p>
          </table:table-cell>
          <table:table-cell office:value-type="float" office:value="159.861" calcext:value-type="float">
            <text:p>159,86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779" calcext:value-type="float">
            <text:p>23,4779</text:p>
          </table:table-cell>
          <table:table-cell office:value-type="float" office:value="160.07" calcext:value-type="float">
            <text:p>160,0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82" calcext:value-type="float">
            <text:p>23,482</text:p>
          </table:table-cell>
          <table:table-cell office:value-type="float" office:value="160.042" calcext:value-type="float">
            <text:p>160,04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903" calcext:value-type="float">
            <text:p>23,4903</text:p>
          </table:table-cell>
          <table:table-cell office:value-type="float" office:value="159.985" calcext:value-type="float">
            <text:p>159,98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007" calcext:value-type="float">
            <text:p>23,4007</text:p>
          </table:table-cell>
          <table:table-cell office:value-type="float" office:value="160.598" calcext:value-type="float">
            <text:p>160,59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3733" calcext:value-type="float">
            <text:p>23,3733</text:p>
          </table:table-cell>
          <table:table-cell office:value-type="float" office:value="160.786" calcext:value-type="float">
            <text:p>160,78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2967" calcext:value-type="float">
            <text:p>23,2967</text:p>
          </table:table-cell>
          <table:table-cell office:value-type="float" office:value="161.314" calcext:value-type="float">
            <text:p>161,31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2465" calcext:value-type="float">
            <text:p>23,2465</text:p>
          </table:table-cell>
          <table:table-cell office:value-type="float" office:value="161.663" calcext:value-type="float">
            <text:p>161,66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009" calcext:value-type="float">
            <text:p>23,009</text:p>
          </table:table-cell>
          <table:table-cell office:value-type="float" office:value="163.331" calcext:value-type="float">
            <text:p>163,33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2.5196" calcext:value-type="float">
            <text:p>22,5196</text:p>
          </table:table-cell>
          <table:table-cell office:value-type="float" office:value="166.881" calcext:value-type="float">
            <text:p>166,88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9464" calcext:value-type="float">
            <text:p>21,9464</text:p>
          </table:table-cell>
          <table:table-cell office:value-type="float" office:value="171.24" calcext:value-type="float">
            <text:p>171,2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4408" calcext:value-type="float">
            <text:p>21,4408</text:p>
          </table:table-cell>
          <table:table-cell office:value-type="float" office:value="175.278" calcext:value-type="float">
            <text:p>175,27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0594" calcext:value-type="float">
            <text:p>21,0594</text:p>
          </table:table-cell>
          <table:table-cell office:value-type="float" office:value="178.453" calcext:value-type="float">
            <text:p>178,45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464" calcext:value-type="float">
            <text:p>10,6464</text:p>
          </table:table-cell>
          <table:table-cell office:value-type="float" office:value="176.497" calcext:value-type="float">
            <text:p>176,49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787" calcext:value-type="float">
            <text:p>10,5787</text:p>
          </table:table-cell>
          <table:table-cell office:value-type="float" office:value="177.626" calcext:value-type="float">
            <text:p>177,62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599" calcext:value-type="float">
            <text:p>10,5599</text:p>
          </table:table-cell>
          <table:table-cell office:value-type="float" office:value="177.941" calcext:value-type="float">
            <text:p>177,94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491" calcext:value-type="float">
            <text:p>10,6491</text:p>
          </table:table-cell>
          <table:table-cell office:value-type="float" office:value="176.452" calcext:value-type="float">
            <text:p>176,45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423" calcext:value-type="float">
            <text:p>10,6423</text:p>
          </table:table-cell>
          <table:table-cell office:value-type="float" office:value="176.565" calcext:value-type="float">
            <text:p>176,56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7033" calcext:value-type="float">
            <text:p>10,7033</text:p>
          </table:table-cell>
          <table:table-cell office:value-type="float" office:value="175.558" calcext:value-type="float">
            <text:p>175,55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7284" calcext:value-type="float">
            <text:p>10,7284</text:p>
          </table:table-cell>
          <table:table-cell office:value-type="float" office:value="175.148" calcext:value-type="float">
            <text:p>175,14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082" calcext:value-type="float">
            <text:p>10,6082</text:p>
          </table:table-cell>
          <table:table-cell office:value-type="float" office:value="177.132" calcext:value-type="float">
            <text:p>177,13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455" calcext:value-type="float">
            <text:p>10,5455</text:p>
          </table:table-cell>
          <table:table-cell office:value-type="float" office:value="178.184" calcext:value-type="float">
            <text:p>178,1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669" calcext:value-type="float">
            <text:p>10,5669</text:p>
          </table:table-cell>
          <table:table-cell office:value-type="float" office:value="177.824" calcext:value-type="float">
            <text:p>177,82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258" calcext:value-type="float">
            <text:p>10,5258</text:p>
          </table:table-cell>
          <table:table-cell office:value-type="float" office:value="178.519" calcext:value-type="float">
            <text:p>178,51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4325" calcext:value-type="float">
            <text:p>10,4325</text:p>
          </table:table-cell>
          <table:table-cell office:value-type="float" office:value="180.115" calcext:value-type="float">
            <text:p>180,11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2818" calcext:value-type="float">
            <text:p>10,2818</text:p>
          </table:table-cell>
          <table:table-cell office:value-type="float" office:value="182.755" calcext:value-type="float">
            <text:p>182,75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81" calcext:value-type="float">
            <text:p>10,081</text:p>
          </table:table-cell>
          <table:table-cell office:value-type="float" office:value="186.395" calcext:value-type="float">
            <text:p>186,39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123" calcext:value-type="float">
            <text:p>10,0123</text:p>
          </table:table-cell>
          <table:table-cell office:value-type="float" office:value="187.675" calcext:value-type="float">
            <text:p>187,67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422" calcext:value-type="float">
            <text:p>10,0422</text:p>
          </table:table-cell>
          <table:table-cell office:value-type="float" office:value="187.115" calcext:value-type="float">
            <text:p>187,1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11136" calcext:value-type="float">
            <text:p>0,011136</text:p>
          </table:table-cell>
          <table:table-cell office:value-type="float" office:value="20.5977" calcext:value-type="float">
            <text:p>20,597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168" calcext:value-type="float">
            <text:p>7168</text:p>
          </table:table-cell>
          <table:table-cell office:value-type="float" office:value="0.01072" calcext:value-type="float">
            <text:p>0,01072</text:p>
          </table:table-cell>
          <table:table-cell office:value-type="float" office:value="10.6985" calcext:value-type="float">
            <text:p>10,698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1936" calcext:value-type="float">
            <text:p>0,011936</text:p>
          </table:table-cell>
          <table:table-cell office:value-type="float" office:value="38.4343" calcext:value-type="float">
            <text:p>38,434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184" calcext:value-type="float">
            <text:p>0,01184</text:p>
          </table:table-cell>
          <table:table-cell office:value-type="float" office:value="38.7459" calcext:value-type="float">
            <text:p>38,745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0912" calcext:value-type="float">
            <text:p>0,010912</text:p>
          </table:table-cell>
          <table:table-cell office:value-type="float" office:value="21.0205" calcext:value-type="float">
            <text:p>21,020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1104" calcext:value-type="float">
            <text:p>0,011104</text:p>
          </table:table-cell>
          <table:table-cell office:value-type="float" office:value="20.6571" calcext:value-type="float">
            <text:p>20,657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2928" calcext:value-type="float">
            <text:p>0,012928</text:p>
          </table:table-cell>
          <table:table-cell office:value-type="float" office:value="70.9703" calcext:value-type="float">
            <text:p>70,970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2512" calcext:value-type="float">
            <text:p>0,012512</text:p>
          </table:table-cell>
          <table:table-cell office:value-type="float" office:value="73.3299" calcext:value-type="float">
            <text:p>73,329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264" calcext:value-type="float">
            <text:p>0,01264</text:p>
          </table:table-cell>
          <table:table-cell office:value-type="float" office:value="72.5873" calcext:value-type="float">
            <text:p>72,58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1904" calcext:value-type="float">
            <text:p>0,011904</text:p>
          </table:table-cell>
          <table:table-cell office:value-type="float" office:value="38.5376" calcext:value-type="float">
            <text:p>38,537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1552" calcext:value-type="float">
            <text:p>0,011552</text:p>
          </table:table-cell>
          <table:table-cell office:value-type="float" office:value="39.7119" calcext:value-type="float">
            <text:p>39,711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1712" calcext:value-type="float">
            <text:p>0,011712</text:p>
          </table:table-cell>
          <table:table-cell office:value-type="float" office:value="39.1694" calcext:value-type="float">
            <text:p>39,169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21984" calcext:value-type="float">
            <text:p>0,021984</text:p>
          </table:table-cell>
          <table:table-cell office:value-type="float" office:value="83.4702" calcext:value-type="float">
            <text:p>83,470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20064" calcext:value-type="float">
            <text:p>0,020064</text:p>
          </table:table-cell>
          <table:table-cell office:value-type="float" office:value="91.4577" calcext:value-type="float">
            <text:p>91,457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8624" calcext:value-type="float">
            <text:p>0,018624</text:p>
          </table:table-cell>
          <table:table-cell office:value-type="float" office:value="98.5292" calcext:value-type="float">
            <text:p>98,529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8912" calcext:value-type="float">
            <text:p>0,018912</text:p>
          </table:table-cell>
          <table:table-cell office:value-type="float" office:value="97.0288" calcext:value-type="float">
            <text:p>97,028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6" calcext:value-type="float">
            <text:p>0,0136</text:p>
          </table:table-cell>
          <table:table-cell office:value-type="float" office:value="67.4635" calcext:value-type="float">
            <text:p>67,463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184" calcext:value-type="float">
            <text:p>0,013184</text:p>
          </table:table-cell>
          <table:table-cell office:value-type="float" office:value="69.5922" calcext:value-type="float">
            <text:p>69,592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376" calcext:value-type="float">
            <text:p>0,013376</text:p>
          </table:table-cell>
          <table:table-cell office:value-type="float" office:value="68.5933" calcext:value-type="float">
            <text:p>68,593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568" calcext:value-type="float">
            <text:p>0,013568</text:p>
          </table:table-cell>
          <table:table-cell office:value-type="float" office:value="67.6226" calcext:value-type="float">
            <text:p>67,62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33568" calcext:value-type="float">
            <text:p>0,033568</text:p>
          </table:table-cell>
          <table:table-cell office:value-type="float" office:value="109.331" calcext:value-type="float">
            <text:p>109,33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30272" calcext:value-type="float">
            <text:p>0,030272</text:p>
          </table:table-cell>
          <table:table-cell office:value-type="float" office:value="121.235" calcext:value-type="float">
            <text:p>121,23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27104" calcext:value-type="float">
            <text:p>0,027104</text:p>
          </table:table-cell>
          <table:table-cell office:value-type="float" office:value="135.405" calcext:value-type="float">
            <text:p>135,40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26976" calcext:value-type="float">
            <text:p>0,026976</text:p>
          </table:table-cell>
          <table:table-cell office:value-type="float" office:value="136.047" calcext:value-type="float">
            <text:p>136,04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2864" calcext:value-type="float">
            <text:p>0,02864</text:p>
          </table:table-cell>
          <table:table-cell office:value-type="float" office:value="128.143" calcext:value-type="float">
            <text:p>128,14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28" calcext:value-type="float">
            <text:p>0,01728</text:p>
          </table:table-cell>
          <table:table-cell office:value-type="float" office:value="106.193" calcext:value-type="float">
            <text:p>106,19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312" calcext:value-type="float">
            <text:p>0,017312</text:p>
          </table:table-cell>
          <table:table-cell office:value-type="float" office:value="105.996" calcext:value-type="float">
            <text:p>105,99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248" calcext:value-type="float">
            <text:p>0,017248</text:p>
          </table:table-cell>
          <table:table-cell office:value-type="float" office:value="106.39" calcext:value-type="float">
            <text:p>106,3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248" calcext:value-type="float">
            <text:p>0,017248</text:p>
          </table:table-cell>
          <table:table-cell office:value-type="float" office:value="106.39" calcext:value-type="float">
            <text:p>106,3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408" calcext:value-type="float">
            <text:p>0,017408</text:p>
          </table:table-cell>
          <table:table-cell office:value-type="float" office:value="105.412" calcext:value-type="float">
            <text:p>105,4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55552" calcext:value-type="float">
            <text:p>0,055552</text:p>
          </table:table-cell>
          <table:table-cell office:value-type="float" office:value="132.129" calcext:value-type="float">
            <text:p>132,12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51008" calcext:value-type="float">
            <text:p>0,051008</text:p>
          </table:table-cell>
          <table:table-cell office:value-type="float" office:value="143.9" calcext:value-type="float">
            <text:p>143,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46848" calcext:value-type="float">
            <text:p>0,046848</text:p>
          </table:table-cell>
          <table:table-cell office:value-type="float" office:value="156.678" calcext:value-type="float">
            <text:p>156,67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4672" calcext:value-type="float">
            <text:p>0,04672</text:p>
          </table:table-cell>
          <table:table-cell office:value-type="float" office:value="157.107" calcext:value-type="float">
            <text:p>157,10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46304" calcext:value-type="float">
            <text:p>0,046304</text:p>
          </table:table-cell>
          <table:table-cell office:value-type="float" office:value="158.518" calcext:value-type="float">
            <text:p>158,51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45568" calcext:value-type="float">
            <text:p>0,045568</text:p>
          </table:table-cell>
          <table:table-cell office:value-type="float" office:value="161.079" calcext:value-type="float">
            <text:p>161,07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664" calcext:value-type="float">
            <text:p>0,025664</text:p>
          </table:table-cell>
          <table:table-cell office:value-type="float" office:value="143.002" calcext:value-type="float">
            <text:p>143,00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344" calcext:value-type="float">
            <text:p>0,025344</text:p>
          </table:table-cell>
          <table:table-cell office:value-type="float" office:value="144.808" calcext:value-type="float">
            <text:p>144,80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952" calcext:value-type="float">
            <text:p>0,025952</text:p>
          </table:table-cell>
          <table:table-cell office:value-type="float" office:value="141.416" calcext:value-type="float">
            <text:p>141,4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76" calcext:value-type="float">
            <text:p>0,02576</text:p>
          </table:table-cell>
          <table:table-cell office:value-type="float" office:value="142.47" calcext:value-type="float">
            <text:p>142,4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728" calcext:value-type="float">
            <text:p>0,025728</text:p>
          </table:table-cell>
          <table:table-cell office:value-type="float" office:value="142.647" calcext:value-type="float">
            <text:p>142,64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4544" calcext:value-type="float">
            <text:p>0,024544</text:p>
          </table:table-cell>
          <table:table-cell office:value-type="float" office:value="149.528" calcext:value-type="float">
            <text:p>149,52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10016" calcext:value-type="float">
            <text:p>0,10016</text:p>
          </table:table-cell>
          <table:table-cell office:value-type="float" office:value="146.566" calcext:value-type="float">
            <text:p>146,56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9216" calcext:value-type="float">
            <text:p>0,09216</text:p>
          </table:table-cell>
          <table:table-cell office:value-type="float" office:value="159.289" calcext:value-type="float">
            <text:p>159,28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90176" calcext:value-type="float">
            <text:p>0,090176</text:p>
          </table:table-cell>
          <table:table-cell office:value-type="float" office:value="162.793" calcext:value-type="float">
            <text:p>162,79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8928" calcext:value-type="float">
            <text:p>0,088928</text:p>
          </table:table-cell>
          <table:table-cell office:value-type="float" office:value="165.078" calcext:value-type="float">
            <text:p>165,07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8096" calcext:value-type="float">
            <text:p>0,088096</text:p>
          </table:table-cell>
          <table:table-cell office:value-type="float" office:value="166.637" calcext:value-type="float">
            <text:p>166,63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6688" calcext:value-type="float">
            <text:p>0,086688</text:p>
          </table:table-cell>
          <table:table-cell office:value-type="float" office:value="169.344" calcext:value-type="float">
            <text:p>169,34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5024" calcext:value-type="float">
            <text:p>0,085024</text:p>
          </table:table-cell>
          <table:table-cell office:value-type="float" office:value="172.658" calcext:value-type="float">
            <text:p>172,6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6176" calcext:value-type="float">
            <text:p>0,046176</text:p>
          </table:table-cell>
          <table:table-cell office:value-type="float" office:value="158.958" calcext:value-type="float">
            <text:p>158,95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608" calcext:value-type="float">
            <text:p>0,04608</text:p>
          </table:table-cell>
          <table:table-cell office:value-type="float" office:value="159.289" calcext:value-type="float">
            <text:p>159,28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6656" calcext:value-type="float">
            <text:p>0,046656</text:p>
          </table:table-cell>
          <table:table-cell office:value-type="float" office:value="157.322" calcext:value-type="float">
            <text:p>157,32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888" calcext:value-type="float">
            <text:p>0,045888</text:p>
          </table:table-cell>
          <table:table-cell office:value-type="float" office:value="159.955" calcext:value-type="float">
            <text:p>159,95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952" calcext:value-type="float">
            <text:p>0,045952</text:p>
          </table:table-cell>
          <table:table-cell office:value-type="float" office:value="159.733" calcext:value-type="float">
            <text:p>159,73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856" calcext:value-type="float">
            <text:p>0,045856</text:p>
          </table:table-cell>
          <table:table-cell office:value-type="float" office:value="160.067" calcext:value-type="float">
            <text:p>160,06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12" calcext:value-type="float">
            <text:p>0,04512</text:p>
          </table:table-cell>
          <table:table-cell office:value-type="float" office:value="162.678" calcext:value-type="float">
            <text:p>162,6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9152" calcext:value-type="float">
            <text:p>0,19152</text:p>
          </table:table-cell>
          <table:table-cell office:value-type="float" office:value="153.301" calcext:value-type="float">
            <text:p>153,30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4944" calcext:value-type="float">
            <text:p>0,174944</text:p>
          </table:table-cell>
          <table:table-cell office:value-type="float" office:value="167.826" calcext:value-type="float">
            <text:p>167,82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6576" calcext:value-type="float">
            <text:p>0,176576</text:p>
          </table:table-cell>
          <table:table-cell office:value-type="float" office:value="166.275" calcext:value-type="float">
            <text:p>166,27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4688" calcext:value-type="float">
            <text:p>0,174688</text:p>
          </table:table-cell>
          <table:table-cell office:value-type="float" office:value="168.072" calcext:value-type="float">
            <text:p>168,07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5232" calcext:value-type="float">
            <text:p>0,175232</text:p>
          </table:table-cell>
          <table:table-cell office:value-type="float" office:value="167.55" calcext:value-type="float">
            <text:p>167,5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3824" calcext:value-type="float">
            <text:p>0,173824</text:p>
          </table:table-cell>
          <table:table-cell office:value-type="float" office:value="168.907" calcext:value-type="float">
            <text:p>168,90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2096" calcext:value-type="float">
            <text:p>0,172096</text:p>
          </table:table-cell>
          <table:table-cell office:value-type="float" office:value="170.603" calcext:value-type="float">
            <text:p>170,60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6816" calcext:value-type="float">
            <text:p>0,16816</text:p>
          </table:table-cell>
          <table:table-cell office:value-type="float" office:value="174.596" calcext:value-type="float">
            <text:p>174,59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6592" calcext:value-type="float">
            <text:p>0,086592</text:p>
          </table:table-cell>
          <table:table-cell office:value-type="float" office:value="169.531" calcext:value-type="float">
            <text:p>169,53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6912" calcext:value-type="float">
            <text:p>0,086912</text:p>
          </table:table-cell>
          <table:table-cell office:value-type="float" office:value="168.907" calcext:value-type="float">
            <text:p>168,90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72" calcext:value-type="float">
            <text:p>0,0872</text:p>
          </table:table-cell>
          <table:table-cell office:value-type="float" office:value="168.349" calcext:value-type="float">
            <text:p>168,34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6304" calcext:value-type="float">
            <text:p>0,086304</text:p>
          </table:table-cell>
          <table:table-cell office:value-type="float" office:value="170.097" calcext:value-type="float">
            <text:p>170,09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6432" calcext:value-type="float">
            <text:p>0,086432</text:p>
          </table:table-cell>
          <table:table-cell office:value-type="float" office:value="169.845" calcext:value-type="float">
            <text:p>169,84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5696" calcext:value-type="float">
            <text:p>0,085696</text:p>
          </table:table-cell>
          <table:table-cell office:value-type="float" office:value="171.304" calcext:value-type="float">
            <text:p>171,30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4736" calcext:value-type="float">
            <text:p>0,084736</text:p>
          </table:table-cell>
          <table:table-cell office:value-type="float" office:value="173.245" calcext:value-type="float">
            <text:p>173,24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448" calcext:value-type="float">
            <text:p>0,08448</text:p>
          </table:table-cell>
          <table:table-cell office:value-type="float" office:value="173.77" calcext:value-type="float">
            <text:p>173,7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78944" calcext:value-type="float">
            <text:p>0,378944</text:p>
          </table:table-cell>
          <table:table-cell office:value-type="float" office:value="154.958" calcext:value-type="float">
            <text:p>154,95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48128" calcext:value-type="float">
            <text:p>0,348128</text:p>
          </table:table-cell>
          <table:table-cell office:value-type="float" office:value="168.674" calcext:value-type="float">
            <text:p>168,67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64064" calcext:value-type="float">
            <text:p>0,364064</text:p>
          </table:table-cell>
          <table:table-cell office:value-type="float" office:value="161.291" calcext:value-type="float">
            <text:p>161,29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6192" calcext:value-type="float">
            <text:p>0,36192</text:p>
          </table:table-cell>
          <table:table-cell office:value-type="float" office:value="162.247" calcext:value-type="float">
            <text:p>162,24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61152" calcext:value-type="float">
            <text:p>0,361152</text:p>
          </table:table-cell>
          <table:table-cell office:value-type="float" office:value="162.592" calcext:value-type="float">
            <text:p>162,59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5568" calcext:value-type="float">
            <text:p>0,35568</text:p>
          </table:table-cell>
          <table:table-cell office:value-type="float" office:value="165.093" calcext:value-type="float">
            <text:p>165,09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46848" calcext:value-type="float">
            <text:p>0,346848</text:p>
          </table:table-cell>
          <table:table-cell office:value-type="float" office:value="169.297" calcext:value-type="float">
            <text:p>169,29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48992" calcext:value-type="float">
            <text:p>0,348992</text:p>
          </table:table-cell>
          <table:table-cell office:value-type="float" office:value="168.257" calcext:value-type="float">
            <text:p>168,25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36672" calcext:value-type="float">
            <text:p>0,336672</text:p>
          </table:table-cell>
          <table:table-cell office:value-type="float" office:value="174.414" calcext:value-type="float">
            <text:p>174,41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704" calcext:value-type="float">
            <text:p>0,16704</text:p>
          </table:table-cell>
          <table:table-cell office:value-type="float" office:value="175.767" calcext:value-type="float">
            <text:p>175,76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7616" calcext:value-type="float">
            <text:p>0,167616</text:p>
          </table:table-cell>
          <table:table-cell office:value-type="float" office:value="175.163" calcext:value-type="float">
            <text:p>175,16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7008" calcext:value-type="float">
            <text:p>0,17008</text:p>
          </table:table-cell>
          <table:table-cell office:value-type="float" office:value="172.625" calcext:value-type="float">
            <text:p>172,62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7744" calcext:value-type="float">
            <text:p>0,167744</text:p>
          </table:table-cell>
          <table:table-cell office:value-type="float" office:value="175.029" calcext:value-type="float">
            <text:p>175,02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9184" calcext:value-type="float">
            <text:p>0,169184</text:p>
          </table:table-cell>
          <table:table-cell office:value-type="float" office:value="173.54" calcext:value-type="float">
            <text:p>173,5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5952" calcext:value-type="float">
            <text:p>0,165952</text:p>
          </table:table-cell>
          <table:table-cell office:value-type="float" office:value="176.919" calcext:value-type="float">
            <text:p>176,91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5408" calcext:value-type="float">
            <text:p>0,165408</text:p>
          </table:table-cell>
          <table:table-cell office:value-type="float" office:value="177.501" calcext:value-type="float">
            <text:p>177,50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3296" calcext:value-type="float">
            <text:p>0,163296</text:p>
          </table:table-cell>
          <table:table-cell office:value-type="float" office:value="179.797" calcext:value-type="float">
            <text:p>179,79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3072" calcext:value-type="float">
            <text:p>0,163072</text:p>
          </table:table-cell>
          <table:table-cell office:value-type="float" office:value="180.044" calcext:value-type="float">
            <text:p>180,0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45376" calcext:value-type="float">
            <text:p>0,745376</text:p>
          </table:table-cell>
          <table:table-cell office:value-type="float" office:value="157.559" calcext:value-type="float">
            <text:p>157,55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0512" calcext:value-type="float">
            <text:p>0,70512</text:p>
          </table:table-cell>
          <table:table-cell office:value-type="float" office:value="166.554" calcext:value-type="float">
            <text:p>166,55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15488" calcext:value-type="float">
            <text:p>0,715488</text:p>
          </table:table-cell>
          <table:table-cell office:value-type="float" office:value="164.14" calcext:value-type="float">
            <text:p>164,1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1664" calcext:value-type="float">
            <text:p>0,71664</text:p>
          </table:table-cell>
          <table:table-cell office:value-type="float" office:value="163.877" calcext:value-type="float">
            <text:p>163,87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12576" calcext:value-type="float">
            <text:p>0,712576</text:p>
          </table:table-cell>
          <table:table-cell office:value-type="float" office:value="164.811" calcext:value-type="float">
            <text:p>164,81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09984" calcext:value-type="float">
            <text:p>0,709984</text:p>
          </table:table-cell>
          <table:table-cell office:value-type="float" office:value="165.413" calcext:value-type="float">
            <text:p>165,41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06144" calcext:value-type="float">
            <text:p>0,706144</text:p>
          </table:table-cell>
          <table:table-cell office:value-type="float" office:value="166.312" calcext:value-type="float">
            <text:p>166,31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699872" calcext:value-type="float">
            <text:p>0,699872</text:p>
          </table:table-cell>
          <table:table-cell office:value-type="float" office:value="167.803" calcext:value-type="float">
            <text:p>167,80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68656" calcext:value-type="float">
            <text:p>0,68656</text:p>
          </table:table-cell>
          <table:table-cell office:value-type="float" office:value="171.056" calcext:value-type="float">
            <text:p>171,05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662048" calcext:value-type="float">
            <text:p>0,662048</text:p>
          </table:table-cell>
          <table:table-cell office:value-type="float" office:value="177.39" calcext:value-type="float">
            <text:p>177,3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3536" calcext:value-type="float">
            <text:p>0,333536</text:p>
          </table:table-cell>
          <table:table-cell office:value-type="float" office:value="176.054" calcext:value-type="float">
            <text:p>176,05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36" calcext:value-type="float">
            <text:p>0,3336</text:p>
          </table:table-cell>
          <table:table-cell office:value-type="float" office:value="176.02" calcext:value-type="float">
            <text:p>176,0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3888" calcext:value-type="float">
            <text:p>0,333888</text:p>
          </table:table-cell>
          <table:table-cell office:value-type="float" office:value="175.868" calcext:value-type="float">
            <text:p>175,86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0848" calcext:value-type="float">
            <text:p>0,330848</text:p>
          </table:table-cell>
          <table:table-cell office:value-type="float" office:value="177.484" calcext:value-type="float">
            <text:p>177,4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4752" calcext:value-type="float">
            <text:p>0,334752</text:p>
          </table:table-cell>
          <table:table-cell office:value-type="float" office:value="175.414" calcext:value-type="float">
            <text:p>175,41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0912" calcext:value-type="float">
            <text:p>0,330912</text:p>
          </table:table-cell>
          <table:table-cell office:value-type="float" office:value="177.45" calcext:value-type="float">
            <text:p>177,4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27552" calcext:value-type="float">
            <text:p>0,327552</text:p>
          </table:table-cell>
          <table:table-cell office:value-type="float" office:value="179.27" calcext:value-type="float">
            <text:p>179,2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25856" calcext:value-type="float">
            <text:p>0,325856</text:p>
          </table:table-cell>
          <table:table-cell office:value-type="float" office:value="180.203" calcext:value-type="float">
            <text:p>180,20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21152" calcext:value-type="float">
            <text:p>0,321152</text:p>
          </table:table-cell>
          <table:table-cell office:value-type="float" office:value="182.843" calcext:value-type="float">
            <text:p>182,84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20032" calcext:value-type="float">
            <text:p>0,320032</text:p>
          </table:table-cell>
          <table:table-cell office:value-type="float" office:value="183.482" calcext:value-type="float">
            <text:p>183,48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9811" calcext:value-type="float">
            <text:p>1,49811</text:p>
          </table:table-cell>
          <table:table-cell office:value-type="float" office:value="156.785" calcext:value-type="float">
            <text:p>156,78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2742" calcext:value-type="float">
            <text:p>1,42742</text:p>
          </table:table-cell>
          <table:table-cell office:value-type="float" office:value="164.549" calcext:value-type="float">
            <text:p>164,5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5245" calcext:value-type="float">
            <text:p>1,45245</text:p>
          </table:table-cell>
          <table:table-cell office:value-type="float" office:value="161.714" calcext:value-type="float">
            <text:p>161,71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4765" calcext:value-type="float">
            <text:p>1,44765</text:p>
          </table:table-cell>
          <table:table-cell office:value-type="float" office:value="162.25" calcext:value-type="float">
            <text:p>162,2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4154" calcext:value-type="float">
            <text:p>1,44154</text:p>
          </table:table-cell>
          <table:table-cell office:value-type="float" office:value="162.938" calcext:value-type="float">
            <text:p>162,93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3312" calcext:value-type="float">
            <text:p>1,43312</text:p>
          </table:table-cell>
          <table:table-cell office:value-type="float" office:value="163.895" calcext:value-type="float">
            <text:p>163,89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2851" calcext:value-type="float">
            <text:p>1,42851</text:p>
          </table:table-cell>
          <table:table-cell office:value-type="float" office:value="164.424" calcext:value-type="float">
            <text:p>164,42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1747" calcext:value-type="float">
            <text:p>1,41747</text:p>
          </table:table-cell>
          <table:table-cell office:value-type="float" office:value="165.704" calcext:value-type="float">
            <text:p>165,70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39123" calcext:value-type="float">
            <text:p>1,39123</text:p>
          </table:table-cell>
          <table:table-cell office:value-type="float" office:value="168.83" calcext:value-type="float">
            <text:p>168,8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35987" calcext:value-type="float">
            <text:p>1,35987</text:p>
          </table:table-cell>
          <table:table-cell office:value-type="float" office:value="172.723" calcext:value-type="float">
            <text:p>172,72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32589" calcext:value-type="float">
            <text:p>1,32589</text:p>
          </table:table-cell>
          <table:table-cell office:value-type="float" office:value="177.15" calcext:value-type="float">
            <text:p>177,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55648" calcext:value-type="float">
            <text:p>0,655648</text:p>
          </table:table-cell>
          <table:table-cell office:value-type="float" office:value="179.121" calcext:value-type="float">
            <text:p>179,12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5792" calcext:value-type="float">
            <text:p>0,65792</text:p>
          </table:table-cell>
          <table:table-cell office:value-type="float" office:value="178.503" calcext:value-type="float">
            <text:p>178,50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64736" calcext:value-type="float">
            <text:p>0,664736</text:p>
          </table:table-cell>
          <table:table-cell office:value-type="float" office:value="176.672" calcext:value-type="float">
            <text:p>176,67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59744" calcext:value-type="float">
            <text:p>0,659744</text:p>
          </table:table-cell>
          <table:table-cell office:value-type="float" office:value="178.009" calcext:value-type="float">
            <text:p>178,00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63776" calcext:value-type="float">
            <text:p>0,663776</text:p>
          </table:table-cell>
          <table:table-cell office:value-type="float" office:value="176.928" calcext:value-type="float">
            <text:p>176,92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69536" calcext:value-type="float">
            <text:p>0,669536</text:p>
          </table:table-cell>
          <table:table-cell office:value-type="float" office:value="175.406" calcext:value-type="float">
            <text:p>175,40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51872" calcext:value-type="float">
            <text:p>0,651872</text:p>
          </table:table-cell>
          <table:table-cell office:value-type="float" office:value="180.159" calcext:value-type="float">
            <text:p>180,15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45952" calcext:value-type="float">
            <text:p>0,645952</text:p>
          </table:table-cell>
          <table:table-cell office:value-type="float" office:value="181.81" calcext:value-type="float">
            <text:p>181,8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49664" calcext:value-type="float">
            <text:p>0,649664</text:p>
          </table:table-cell>
          <table:table-cell office:value-type="float" office:value="180.771" calcext:value-type="float">
            <text:p>180,77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35584" calcext:value-type="float">
            <text:p>0,635584</text:p>
          </table:table-cell>
          <table:table-cell office:value-type="float" office:value="184.776" calcext:value-type="float">
            <text:p>184,77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424" calcext:value-type="float">
            <text:p>0,6424</text:p>
          </table:table-cell>
          <table:table-cell office:value-type="float" office:value="182.815" calcext:value-type="float">
            <text:p>182,8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9507" calcext:value-type="float">
            <text:p>2,99507</text:p>
          </table:table-cell>
          <table:table-cell office:value-type="float" office:value="156.845" calcext:value-type="float">
            <text:p>156,84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9405" calcext:value-type="float">
            <text:p>2,89405</text:p>
          </table:table-cell>
          <table:table-cell office:value-type="float" office:value="162.32" calcext:value-type="float">
            <text:p>162,3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2042" calcext:value-type="float">
            <text:p>2,92042</text:p>
          </table:table-cell>
          <table:table-cell office:value-type="float" office:value="160.854" calcext:value-type="float">
            <text:p>160,85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9971" calcext:value-type="float">
            <text:p>2,89971</text:p>
          </table:table-cell>
          <table:table-cell office:value-type="float" office:value="162.003" calcext:value-type="float">
            <text:p>162,00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0643" calcext:value-type="float">
            <text:p>2,90643</text:p>
          </table:table-cell>
          <table:table-cell office:value-type="float" office:value="161.628" calcext:value-type="float">
            <text:p>161,62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8061" calcext:value-type="float">
            <text:p>2,88061</text:p>
          </table:table-cell>
          <table:table-cell office:value-type="float" office:value="163.077" calcext:value-type="float">
            <text:p>163,07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7469" calcext:value-type="float">
            <text:p>2,87469</text:p>
          </table:table-cell>
          <table:table-cell office:value-type="float" office:value="163.413" calcext:value-type="float">
            <text:p>163,41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7562" calcext:value-type="float">
            <text:p>2,87562</text:p>
          </table:table-cell>
          <table:table-cell office:value-type="float" office:value="163.36" calcext:value-type="float">
            <text:p>163,3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1846" calcext:value-type="float">
            <text:p>2,81846</text:p>
          </table:table-cell>
          <table:table-cell office:value-type="float" office:value="166.673" calcext:value-type="float">
            <text:p>166,67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75651" calcext:value-type="float">
            <text:p>2,75651</text:p>
          </table:table-cell>
          <table:table-cell office:value-type="float" office:value="170.419" calcext:value-type="float">
            <text:p>170,41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69082" calcext:value-type="float">
            <text:p>2,69082</text:p>
          </table:table-cell>
          <table:table-cell office:value-type="float" office:value="174.58" calcext:value-type="float">
            <text:p>174,5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63706" calcext:value-type="float">
            <text:p>2,63706</text:p>
          </table:table-cell>
          <table:table-cell office:value-type="float" office:value="178.139" calcext:value-type="float">
            <text:p>178,13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1302" calcext:value-type="float">
            <text:p>1,31302</text:p>
          </table:table-cell>
          <table:table-cell office:value-type="float" office:value="178.886" calcext:value-type="float">
            <text:p>178,88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0976" calcext:value-type="float">
            <text:p>1,30976</text:p>
          </table:table-cell>
          <table:table-cell office:value-type="float" office:value="179.331" calcext:value-type="float">
            <text:p>179,33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2586" calcext:value-type="float">
            <text:p>1,32586</text:p>
          </table:table-cell>
          <table:table-cell office:value-type="float" office:value="177.154" calcext:value-type="float">
            <text:p>177,15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2013" calcext:value-type="float">
            <text:p>1,32013</text:p>
          </table:table-cell>
          <table:table-cell office:value-type="float" office:value="177.923" calcext:value-type="float">
            <text:p>177,92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1117" calcext:value-type="float">
            <text:p>1,31117</text:p>
          </table:table-cell>
          <table:table-cell office:value-type="float" office:value="179.139" calcext:value-type="float">
            <text:p>179,13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3005" calcext:value-type="float">
            <text:p>1,33005</text:p>
          </table:table-cell>
          <table:table-cell office:value-type="float" office:value="176.596" calcext:value-type="float">
            <text:p>176,59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9862" calcext:value-type="float">
            <text:p>1,29862</text:p>
          </table:table-cell>
          <table:table-cell office:value-type="float" office:value="180.869" calcext:value-type="float">
            <text:p>180,86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9498" calcext:value-type="float">
            <text:p>1,29498</text:p>
          </table:table-cell>
          <table:table-cell office:value-type="float" office:value="181.379" calcext:value-type="float">
            <text:p>181,3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9088" calcext:value-type="float">
            <text:p>1,29088</text:p>
          </table:table-cell>
          <table:table-cell office:value-type="float" office:value="181.954" calcext:value-type="float">
            <text:p>181,95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7846" calcext:value-type="float">
            <text:p>1,27846</text:p>
          </table:table-cell>
          <table:table-cell office:value-type="float" office:value="183.721" calcext:value-type="float">
            <text:p>183,72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6528" calcext:value-type="float">
            <text:p>1,26528</text:p>
          </table:table-cell>
          <table:table-cell office:value-type="float" office:value="185.636" calcext:value-type="float">
            <text:p>185,63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6278" calcext:value-type="float">
            <text:p>1,26278</text:p>
          </table:table-cell>
          <table:table-cell office:value-type="float" office:value="186.003" calcext:value-type="float">
            <text:p>186,0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6.04624" calcext:value-type="float">
            <text:p>6,04624</text:p>
          </table:table-cell>
          <table:table-cell office:value-type="float" office:value="155.39" calcext:value-type="float">
            <text:p>155,3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2358" calcext:value-type="float">
            <text:p>5,82358</text:p>
          </table:table-cell>
          <table:table-cell office:value-type="float" office:value="161.331" calcext:value-type="float">
            <text:p>161,33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5875" calcext:value-type="float">
            <text:p>5,85875</text:p>
          </table:table-cell>
          <table:table-cell office:value-type="float" office:value="160.363" calcext:value-type="float">
            <text:p>160,36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4067" calcext:value-type="float">
            <text:p>5,84067</text:p>
          </table:table-cell>
          <table:table-cell office:value-type="float" office:value="160.859" calcext:value-type="float">
            <text:p>160,85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273" calcext:value-type="float">
            <text:p>5,8273</text:p>
          </table:table-cell>
          <table:table-cell office:value-type="float" office:value="161.228" calcext:value-type="float">
            <text:p>161,22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1309" calcext:value-type="float">
            <text:p>5,81309</text:p>
          </table:table-cell>
          <table:table-cell office:value-type="float" office:value="161.622" calcext:value-type="float">
            <text:p>161,62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77648" calcext:value-type="float">
            <text:p>5,77648</text:p>
          </table:table-cell>
          <table:table-cell office:value-type="float" office:value="162.646" calcext:value-type="float">
            <text:p>162,64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76326" calcext:value-type="float">
            <text:p>5,76326</text:p>
          </table:table-cell>
          <table:table-cell office:value-type="float" office:value="163.019" calcext:value-type="float">
            <text:p>163,01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74301" calcext:value-type="float">
            <text:p>5,74301</text:p>
          </table:table-cell>
          <table:table-cell office:value-type="float" office:value="163.594" calcext:value-type="float">
            <text:p>163,59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63674" calcext:value-type="float">
            <text:p>5,63674</text:p>
          </table:table-cell>
          <table:table-cell office:value-type="float" office:value="166.679" calcext:value-type="float">
            <text:p>166,67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49485" calcext:value-type="float">
            <text:p>5,49485</text:p>
          </table:table-cell>
          <table:table-cell office:value-type="float" office:value="170.983" calcext:value-type="float">
            <text:p>170,98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33354" calcext:value-type="float">
            <text:p>5,33354</text:p>
          </table:table-cell>
          <table:table-cell office:value-type="float" office:value="176.154" calcext:value-type="float">
            <text:p>176,15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30502" calcext:value-type="float">
            <text:p>5,30502</text:p>
          </table:table-cell>
          <table:table-cell office:value-type="float" office:value="177.101" calcext:value-type="float">
            <text:p>177,10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2931" calcext:value-type="float">
            <text:p>2,62931</text:p>
          </table:table-cell>
          <table:table-cell office:value-type="float" office:value="178.663" calcext:value-type="float">
            <text:p>178,66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2998" calcext:value-type="float">
            <text:p>2,62998</text:p>
          </table:table-cell>
          <table:table-cell office:value-type="float" office:value="178.618" calcext:value-type="float">
            <text:p>178,61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5536" calcext:value-type="float">
            <text:p>2,65536</text:p>
          </table:table-cell>
          <table:table-cell office:value-type="float" office:value="176.911" calcext:value-type="float">
            <text:p>176,91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4595" calcext:value-type="float">
            <text:p>2,64595</text:p>
          </table:table-cell>
          <table:table-cell office:value-type="float" office:value="177.54" calcext:value-type="float">
            <text:p>177,5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4224" calcext:value-type="float">
            <text:p>2,64224</text:p>
          </table:table-cell>
          <table:table-cell office:value-type="float" office:value="177.789" calcext:value-type="float">
            <text:p>177,78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5674" calcext:value-type="float">
            <text:p>2,65674</text:p>
          </table:table-cell>
          <table:table-cell office:value-type="float" office:value="176.819" calcext:value-type="float">
            <text:p>176,81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1347" calcext:value-type="float">
            <text:p>2,61347</text:p>
          </table:table-cell>
          <table:table-cell office:value-type="float" office:value="179.746" calcext:value-type="float">
            <text:p>179,74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" calcext:value-type="float">
            <text:p>2,6</text:p>
          </table:table-cell>
          <table:table-cell office:value-type="float" office:value="180.678" calcext:value-type="float">
            <text:p>180,67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9091" calcext:value-type="float">
            <text:p>2,59091</text:p>
          </table:table-cell>
          <table:table-cell office:value-type="float" office:value="181.311" calcext:value-type="float">
            <text:p>181,31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721" calcext:value-type="float">
            <text:p>2,5721</text:p>
          </table:table-cell>
          <table:table-cell office:value-type="float" office:value="182.638" calcext:value-type="float">
            <text:p>182,63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3254" calcext:value-type="float">
            <text:p>2,53254</text:p>
          </table:table-cell>
          <table:table-cell office:value-type="float" office:value="185.49" calcext:value-type="float">
            <text:p>185,4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209" calcext:value-type="float">
            <text:p>2,5209</text:p>
          </table:table-cell>
          <table:table-cell office:value-type="float" office:value="186.347" calcext:value-type="float">
            <text:p>186,34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2557" calcext:value-type="float">
            <text:p>2,52557</text:p>
          </table:table-cell>
          <table:table-cell office:value-type="float" office:value="186.003" calcext:value-type="float">
            <text:p>186,0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2.0612" calcext:value-type="float">
            <text:p>12,0612</text:p>
          </table:table-cell>
          <table:table-cell office:value-type="float" office:value="155.793" calcext:value-type="float">
            <text:p>155,79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6964" calcext:value-type="float">
            <text:p>11,6964</text:p>
          </table:table-cell>
          <table:table-cell office:value-type="float" office:value="160.652" calcext:value-type="float">
            <text:p>160,65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7293" calcext:value-type="float">
            <text:p>11,7293</text:p>
          </table:table-cell>
          <table:table-cell office:value-type="float" office:value="160.201" calcext:value-type="float">
            <text:p>160,20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7124" calcext:value-type="float">
            <text:p>11,7124</text:p>
          </table:table-cell>
          <table:table-cell office:value-type="float" office:value="160.432" calcext:value-type="float">
            <text:p>160,43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7204" calcext:value-type="float">
            <text:p>11,7204</text:p>
          </table:table-cell>
          <table:table-cell office:value-type="float" office:value="160.324" calcext:value-type="float">
            <text:p>160,32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6964" calcext:value-type="float">
            <text:p>11,6964</text:p>
          </table:table-cell>
          <table:table-cell office:value-type="float" office:value="160.651" calcext:value-type="float">
            <text:p>160,65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6634" calcext:value-type="float">
            <text:p>11,6634</text:p>
          </table:table-cell>
          <table:table-cell office:value-type="float" office:value="161.106" calcext:value-type="float">
            <text:p>161,10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589" calcext:value-type="float">
            <text:p>11,589</text:p>
          </table:table-cell>
          <table:table-cell office:value-type="float" office:value="162.141" calcext:value-type="float">
            <text:p>162,14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5519" calcext:value-type="float">
            <text:p>11,5519</text:p>
          </table:table-cell>
          <table:table-cell office:value-type="float" office:value="162.662" calcext:value-type="float">
            <text:p>162,66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463" calcext:value-type="float">
            <text:p>11,463</text:p>
          </table:table-cell>
          <table:table-cell office:value-type="float" office:value="163.923" calcext:value-type="float">
            <text:p>163,92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3207" calcext:value-type="float">
            <text:p>11,3207</text:p>
          </table:table-cell>
          <table:table-cell office:value-type="float" office:value="165.983" calcext:value-type="float">
            <text:p>165,98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0037" calcext:value-type="float">
            <text:p>11,0037</text:p>
          </table:table-cell>
          <table:table-cell office:value-type="float" office:value="170.764" calcext:value-type="float">
            <text:p>170,76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0.719" calcext:value-type="float">
            <text:p>10,719</text:p>
          </table:table-cell>
          <table:table-cell office:value-type="float" office:value="175.3" calcext:value-type="float">
            <text:p>175,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0.5277" calcext:value-type="float">
            <text:p>10,5277</text:p>
          </table:table-cell>
          <table:table-cell office:value-type="float" office:value="178.486" calcext:value-type="float">
            <text:p>178,48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5728" calcext:value-type="float">
            <text:p>5,25728</text:p>
          </table:table-cell>
          <table:table-cell office:value-type="float" office:value="178.709" calcext:value-type="float">
            <text:p>178,70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5923" calcext:value-type="float">
            <text:p>5,25923</text:p>
          </table:table-cell>
          <table:table-cell office:value-type="float" office:value="178.643" calcext:value-type="float">
            <text:p>178,64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1475" calcext:value-type="float">
            <text:p>5,31475</text:p>
          </table:table-cell>
          <table:table-cell office:value-type="float" office:value="176.777" calcext:value-type="float">
            <text:p>176,77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9472" calcext:value-type="float">
            <text:p>5,29472</text:p>
          </table:table-cell>
          <table:table-cell office:value-type="float" office:value="177.445" calcext:value-type="float">
            <text:p>177,44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073" calcext:value-type="float">
            <text:p>5,3073</text:p>
          </table:table-cell>
          <table:table-cell office:value-type="float" office:value="177.025" calcext:value-type="float">
            <text:p>177,02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4458" calcext:value-type="float">
            <text:p>5,34458</text:p>
          </table:table-cell>
          <table:table-cell office:value-type="float" office:value="175.79" calcext:value-type="float">
            <text:p>175,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4906" calcext:value-type="float">
            <text:p>5,24906</text:p>
          </table:table-cell>
          <table:table-cell office:value-type="float" office:value="178.989" calcext:value-type="float">
            <text:p>178,98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3046" calcext:value-type="float">
            <text:p>5,23046</text:p>
          </table:table-cell>
          <table:table-cell office:value-type="float" office:value="179.625" calcext:value-type="float">
            <text:p>179,62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17994" calcext:value-type="float">
            <text:p>5,17994</text:p>
          </table:table-cell>
          <table:table-cell office:value-type="float" office:value="181.378" calcext:value-type="float">
            <text:p>181,37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16746" calcext:value-type="float">
            <text:p>5,16746</text:p>
          </table:table-cell>
          <table:table-cell office:value-type="float" office:value="181.816" calcext:value-type="float">
            <text:p>181,8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1423" calcext:value-type="float">
            <text:p>5,1423</text:p>
          </table:table-cell>
          <table:table-cell office:value-type="float" office:value="182.705" calcext:value-type="float">
            <text:p>182,70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07126" calcext:value-type="float">
            <text:p>5,07126</text:p>
          </table:table-cell>
          <table:table-cell office:value-type="float" office:value="185.264" calcext:value-type="float">
            <text:p>185,26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02214" calcext:value-type="float">
            <text:p>5,02214</text:p>
          </table:table-cell>
          <table:table-cell office:value-type="float" office:value="187.076" calcext:value-type="float">
            <text:p>187,07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03043" calcext:value-type="float">
            <text:p>5,03043</text:p>
          </table:table-cell>
          <table:table-cell office:value-type="float" office:value="186.768" calcext:value-type="float">
            <text:p>186,7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4.3988" calcext:value-type="float">
            <text:p>24,3988</text:p>
          </table:table-cell>
          <table:table-cell office:value-type="float" office:value="154.028" calcext:value-type="float">
            <text:p>154,02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195" calcext:value-type="float">
            <text:p>23,4195</text:p>
          </table:table-cell>
          <table:table-cell office:value-type="float" office:value="160.469" calcext:value-type="float">
            <text:p>160,46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886" calcext:value-type="float">
            <text:p>23,4886</text:p>
          </table:table-cell>
          <table:table-cell office:value-type="float" office:value="159.997" calcext:value-type="float">
            <text:p>159,99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749" calcext:value-type="float">
            <text:p>23,4749</text:p>
          </table:table-cell>
          <table:table-cell office:value-type="float" office:value="160.09" calcext:value-type="float">
            <text:p>160,0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669" calcext:value-type="float">
            <text:p>23,4669</text:p>
          </table:table-cell>
          <table:table-cell office:value-type="float" office:value="160.144" calcext:value-type="float">
            <text:p>160,14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676" calcext:value-type="float">
            <text:p>23,4676</text:p>
          </table:table-cell>
          <table:table-cell office:value-type="float" office:value="160.139" calcext:value-type="float">
            <text:p>160,13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135" calcext:value-type="float">
            <text:p>23,4135</text:p>
          </table:table-cell>
          <table:table-cell office:value-type="float" office:value="160.51" calcext:value-type="float">
            <text:p>160,5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3301" calcext:value-type="float">
            <text:p>23,3301</text:p>
          </table:table-cell>
          <table:table-cell office:value-type="float" office:value="161.084" calcext:value-type="float">
            <text:p>161,08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204" calcext:value-type="float">
            <text:p>23,204</text:p>
          </table:table-cell>
          <table:table-cell office:value-type="float" office:value="161.959" calcext:value-type="float">
            <text:p>161,95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0819" calcext:value-type="float">
            <text:p>23,0819</text:p>
          </table:table-cell>
          <table:table-cell office:value-type="float" office:value="162.816" calcext:value-type="float">
            <text:p>162,81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2.9629" calcext:value-type="float">
            <text:p>22,9629</text:p>
          </table:table-cell>
          <table:table-cell office:value-type="float" office:value="163.659" calcext:value-type="float">
            <text:p>163,65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2.5899" calcext:value-type="float">
            <text:p>22,5899</text:p>
          </table:table-cell>
          <table:table-cell office:value-type="float" office:value="166.362" calcext:value-type="float">
            <text:p>166,36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9457" calcext:value-type="float">
            <text:p>21,9457</text:p>
          </table:table-cell>
          <table:table-cell office:value-type="float" office:value="171.245" calcext:value-type="float">
            <text:p>171,24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4943" calcext:value-type="float">
            <text:p>21,4943</text:p>
          </table:table-cell>
          <table:table-cell office:value-type="float" office:value="174.841" calcext:value-type="float">
            <text:p>174,84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073" calcext:value-type="float">
            <text:p>21,073</text:p>
          </table:table-cell>
          <table:table-cell office:value-type="float" office:value="178.337" calcext:value-type="float">
            <text:p>178,3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754" calcext:value-type="float">
            <text:p>10,5754</text:p>
          </table:table-cell>
          <table:table-cell office:value-type="float" office:value="177.681" calcext:value-type="float">
            <text:p>177,68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577" calcext:value-type="float">
            <text:p>10,5577</text:p>
          </table:table-cell>
          <table:table-cell office:value-type="float" office:value="177.979" calcext:value-type="float">
            <text:p>177,9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334" calcext:value-type="float">
            <text:p>10,6334</text:p>
          </table:table-cell>
          <table:table-cell office:value-type="float" office:value="176.712" calcext:value-type="float">
            <text:p>176,71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203" calcext:value-type="float">
            <text:p>10,6203</text:p>
          </table:table-cell>
          <table:table-cell office:value-type="float" office:value="176.931" calcext:value-type="float">
            <text:p>176,93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716" calcext:value-type="float">
            <text:p>10,6716</text:p>
          </table:table-cell>
          <table:table-cell office:value-type="float" office:value="176.08" calcext:value-type="float">
            <text:p>176,0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7346" calcext:value-type="float">
            <text:p>10,7346</text:p>
          </table:table-cell>
          <table:table-cell office:value-type="float" office:value="175.046" calcext:value-type="float">
            <text:p>175,04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592" calcext:value-type="float">
            <text:p>10,5592</text:p>
          </table:table-cell>
          <table:table-cell office:value-type="float" office:value="177.953" calcext:value-type="float">
            <text:p>177,95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25" calcext:value-type="float">
            <text:p>10,525</text:p>
          </table:table-cell>
          <table:table-cell office:value-type="float" office:value="178.533" calcext:value-type="float">
            <text:p>178,53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4233" calcext:value-type="float">
            <text:p>10,4233</text:p>
          </table:table-cell>
          <table:table-cell office:value-type="float" office:value="180.273" calcext:value-type="float">
            <text:p>180,27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3725" calcext:value-type="float">
            <text:p>10,3725</text:p>
          </table:table-cell>
          <table:table-cell office:value-type="float" office:value="181.156" calcext:value-type="float">
            <text:p>181,15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3743" calcext:value-type="float">
            <text:p>10,3743</text:p>
          </table:table-cell>
          <table:table-cell office:value-type="float" office:value="181.126" calcext:value-type="float">
            <text:p>181,12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266" calcext:value-type="float">
            <text:p>10,266</text:p>
          </table:table-cell>
          <table:table-cell office:value-type="float" office:value="183.035" calcext:value-type="float">
            <text:p>183,03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1085" calcext:value-type="float">
            <text:p>10,1085</text:p>
          </table:table-cell>
          <table:table-cell office:value-type="float" office:value="185.888" calcext:value-type="float">
            <text:p>185,88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311" calcext:value-type="float">
            <text:p>10,0311</text:p>
          </table:table-cell>
          <table:table-cell office:value-type="float" office:value="187.323" calcext:value-type="float">
            <text:p>187,32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471" calcext:value-type="float">
            <text:p>10,0471</text:p>
          </table:table-cell>
          <table:table-cell office:value-type="float" office:value="187.023" calcext:value-type="float">
            <text:p>187,02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1744" calcext:value-type="float">
            <text:p>0,011744</text:p>
          </table:table-cell>
          <table:table-cell office:value-type="float" office:value="39.0627" calcext:value-type="float">
            <text:p>39,06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336" calcext:value-type="float">
            <text:p>14336</text:p>
          </table:table-cell>
          <table:table-cell office:value-type="float" office:value="0.010976" calcext:value-type="float">
            <text:p>0,010976</text:p>
          </table:table-cell>
          <table:table-cell office:value-type="float" office:value="20.898" calcext:value-type="float">
            <text:p>20,89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2224" calcext:value-type="float">
            <text:p>0,012224</text:p>
          </table:table-cell>
          <table:table-cell office:value-type="float" office:value="75.0576" calcext:value-type="float">
            <text:p>75,057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2576" calcext:value-type="float">
            <text:p>0,012576</text:p>
          </table:table-cell>
          <table:table-cell office:value-type="float" office:value="72.9567" calcext:value-type="float">
            <text:p>72,956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1808" calcext:value-type="float">
            <text:p>0,011808</text:p>
          </table:table-cell>
          <table:table-cell office:value-type="float" office:value="38.8509" calcext:value-type="float">
            <text:p>38,850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672" calcext:value-type="float">
            <text:p>28672</text:p>
          </table:table-cell>
          <table:table-cell office:value-type="float" office:value="0.01184" calcext:value-type="float">
            <text:p>0,01184</text:p>
          </table:table-cell>
          <table:table-cell office:value-type="float" office:value="38.7459" calcext:value-type="float">
            <text:p>38,745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952" calcext:value-type="float">
            <text:p>0,01952</text:p>
          </table:table-cell>
          <table:table-cell office:value-type="float" office:value="94.0066" calcext:value-type="float">
            <text:p>94,006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8304" calcext:value-type="float">
            <text:p>0,018304</text:p>
          </table:table-cell>
          <table:table-cell office:value-type="float" office:value="100.252" calcext:value-type="float">
            <text:p>100,25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9104" calcext:value-type="float">
            <text:p>0,019104</text:p>
          </table:table-cell>
          <table:table-cell office:value-type="float" office:value="96.0536" calcext:value-type="float">
            <text:p>96,053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504" calcext:value-type="float">
            <text:p>0,013504</text:p>
          </table:table-cell>
          <table:table-cell office:value-type="float" office:value="67.9431" calcext:value-type="float">
            <text:p>67,943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2992" calcext:value-type="float">
            <text:p>0,012992</text:p>
          </table:table-cell>
          <table:table-cell office:value-type="float" office:value="70.6207" calcext:value-type="float">
            <text:p>70,620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7344" calcext:value-type="float">
            <text:p>57344</text:p>
          </table:table-cell>
          <table:table-cell office:value-type="float" office:value="0.013344" calcext:value-type="float">
            <text:p>0,013344</text:p>
          </table:table-cell>
          <table:table-cell office:value-type="float" office:value="68.7578" calcext:value-type="float">
            <text:p>68,75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30848" calcext:value-type="float">
            <text:p>0,030848</text:p>
          </table:table-cell>
          <table:table-cell office:value-type="float" office:value="118.971" calcext:value-type="float">
            <text:p>118,97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27744" calcext:value-type="float">
            <text:p>0,027744</text:p>
          </table:table-cell>
          <table:table-cell office:value-type="float" office:value="132.281" calcext:value-type="float">
            <text:p>132,28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2832" calcext:value-type="float">
            <text:p>0,02832</text:p>
          </table:table-cell>
          <table:table-cell office:value-type="float" office:value="129.591" calcext:value-type="float">
            <text:p>129,59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28768" calcext:value-type="float">
            <text:p>0,028768</text:p>
          </table:table-cell>
          <table:table-cell office:value-type="float" office:value="127.573" calcext:value-type="float">
            <text:p>127,5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6896" calcext:value-type="float">
            <text:p>0,016896</text:p>
          </table:table-cell>
          <table:table-cell office:value-type="float" office:value="108.606" calcext:value-type="float">
            <text:p>108,60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344" calcext:value-type="float">
            <text:p>0,017344</text:p>
          </table:table-cell>
          <table:table-cell office:value-type="float" office:value="105.801" calcext:value-type="float">
            <text:p>105,80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6224" calcext:value-type="float">
            <text:p>0,016224</text:p>
          </table:table-cell>
          <table:table-cell office:value-type="float" office:value="113.105" calcext:value-type="float">
            <text:p>113,10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4688" calcext:value-type="float">
            <text:p>114688</text:p>
          </table:table-cell>
          <table:table-cell office:value-type="float" office:value="0.017152" calcext:value-type="float">
            <text:p>0,017152</text:p>
          </table:table-cell>
          <table:table-cell office:value-type="float" office:value="106.985" calcext:value-type="float">
            <text:p>106,98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5104" calcext:value-type="float">
            <text:p>0,05104</text:p>
          </table:table-cell>
          <table:table-cell office:value-type="float" office:value="143.809" calcext:value-type="float">
            <text:p>143,80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46688" calcext:value-type="float">
            <text:p>0,046688</text:p>
          </table:table-cell>
          <table:table-cell office:value-type="float" office:value="157.215" calcext:value-type="float">
            <text:p>157,21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46656" calcext:value-type="float">
            <text:p>0,046656</text:p>
          </table:table-cell>
          <table:table-cell office:value-type="float" office:value="157.322" calcext:value-type="float">
            <text:p>157,32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46528" calcext:value-type="float">
            <text:p>0,046528</text:p>
          </table:table-cell>
          <table:table-cell office:value-type="float" office:value="157.755" calcext:value-type="float">
            <text:p>157,75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46496" calcext:value-type="float">
            <text:p>0,046496</text:p>
          </table:table-cell>
          <table:table-cell office:value-type="float" office:value="157.864" calcext:value-type="float">
            <text:p>157,86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952" calcext:value-type="float">
            <text:p>0,025952</text:p>
          </table:table-cell>
          <table:table-cell office:value-type="float" office:value="141.416" calcext:value-type="float">
            <text:p>141,4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6048" calcext:value-type="float">
            <text:p>0,026048</text:p>
          </table:table-cell>
          <table:table-cell office:value-type="float" office:value="140.894" calcext:value-type="float">
            <text:p>140,89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888" calcext:value-type="float">
            <text:p>0,025888</text:p>
          </table:table-cell>
          <table:table-cell office:value-type="float" office:value="141.765" calcext:value-type="float">
            <text:p>141,76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824" calcext:value-type="float">
            <text:p>0,025824</text:p>
          </table:table-cell>
          <table:table-cell office:value-type="float" office:value="142.116" calcext:value-type="float">
            <text:p>142,1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29376" calcext:value-type="float">
            <text:p>229376</text:p>
          </table:table-cell>
          <table:table-cell office:value-type="float" office:value="0.025824" calcext:value-type="float">
            <text:p>0,025824</text:p>
          </table:table-cell>
          <table:table-cell office:value-type="float" office:value="142.116" calcext:value-type="float">
            <text:p>142,11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92704" calcext:value-type="float">
            <text:p>0,092704</text:p>
          </table:table-cell>
          <table:table-cell office:value-type="float" office:value="158.354" calcext:value-type="float">
            <text:p>158,35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90272" calcext:value-type="float">
            <text:p>0,090272</text:p>
          </table:table-cell>
          <table:table-cell office:value-type="float" office:value="162.62" calcext:value-type="float">
            <text:p>162,6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864" calcext:value-type="float">
            <text:p>0,08864</text:p>
          </table:table-cell>
          <table:table-cell office:value-type="float" office:value="165.614" calcext:value-type="float">
            <text:p>165,61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8192" calcext:value-type="float">
            <text:p>0,088192</text:p>
          </table:table-cell>
          <table:table-cell office:value-type="float" office:value="166.456" calcext:value-type="float">
            <text:p>166,45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7424" calcext:value-type="float">
            <text:p>0,087424</text:p>
          </table:table-cell>
          <table:table-cell office:value-type="float" office:value="167.918" calcext:value-type="float">
            <text:p>167,91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85696" calcext:value-type="float">
            <text:p>0,085696</text:p>
          </table:table-cell>
          <table:table-cell office:value-type="float" office:value="171.304" calcext:value-type="float">
            <text:p>171,30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6144" calcext:value-type="float">
            <text:p>0,046144</text:p>
          </table:table-cell>
          <table:table-cell office:value-type="float" office:value="159.068" calcext:value-type="float">
            <text:p>159,06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64" calcext:value-type="float">
            <text:p>0,0464</text:p>
          </table:table-cell>
          <table:table-cell office:value-type="float" office:value="158.19" calcext:value-type="float">
            <text:p>158,1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824" calcext:value-type="float">
            <text:p>0,045824</text:p>
          </table:table-cell>
          <table:table-cell office:value-type="float" office:value="160.179" calcext:value-type="float">
            <text:p>160,1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76" calcext:value-type="float">
            <text:p>0,04576</text:p>
          </table:table-cell>
          <table:table-cell office:value-type="float" office:value="160.403" calcext:value-type="float">
            <text:p>160,40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888" calcext:value-type="float">
            <text:p>0,045888</text:p>
          </table:table-cell>
          <table:table-cell office:value-type="float" office:value="159.955" calcext:value-type="float">
            <text:p>159,95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458752" calcext:value-type="float">
            <text:p>458752</text:p>
          </table:table-cell>
          <table:table-cell office:value-type="float" office:value="0.04576" calcext:value-type="float">
            <text:p>0,04576</text:p>
          </table:table-cell>
          <table:table-cell office:value-type="float" office:value="160.403" calcext:value-type="float">
            <text:p>160,4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5456" calcext:value-type="float">
            <text:p>0,175456</text:p>
          </table:table-cell>
          <table:table-cell office:value-type="float" office:value="167.336" calcext:value-type="float">
            <text:p>167,33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8848" calcext:value-type="float">
            <text:p>0,178848</text:p>
          </table:table-cell>
          <table:table-cell office:value-type="float" office:value="164.162" calcext:value-type="float">
            <text:p>164,16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5776" calcext:value-type="float">
            <text:p>0,175776</text:p>
          </table:table-cell>
          <table:table-cell office:value-type="float" office:value="167.031" calcext:value-type="float">
            <text:p>167,03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6" calcext:value-type="float">
            <text:p>0,176</text:p>
          </table:table-cell>
          <table:table-cell office:value-type="float" office:value="166.819" calcext:value-type="float">
            <text:p>166,81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4816" calcext:value-type="float">
            <text:p>0,174816</text:p>
          </table:table-cell>
          <table:table-cell office:value-type="float" office:value="167.949" calcext:value-type="float">
            <text:p>167,9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7264" calcext:value-type="float">
            <text:p>0,17264</text:p>
          </table:table-cell>
          <table:table-cell office:value-type="float" office:value="170.066" calcext:value-type="float">
            <text:p>170,06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167808" calcext:value-type="float">
            <text:p>0,167808</text:p>
          </table:table-cell>
          <table:table-cell office:value-type="float" office:value="174.963" calcext:value-type="float">
            <text:p>174,9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6528" calcext:value-type="float">
            <text:p>0,086528</text:p>
          </table:table-cell>
          <table:table-cell office:value-type="float" office:value="169.657" calcext:value-type="float">
            <text:p>169,65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6656" calcext:value-type="float">
            <text:p>0,086656</text:p>
          </table:table-cell>
          <table:table-cell office:value-type="float" office:value="169.406" calcext:value-type="float">
            <text:p>169,40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704" calcext:value-type="float">
            <text:p>0,08704</text:p>
          </table:table-cell>
          <table:table-cell office:value-type="float" office:value="168.659" calcext:value-type="float">
            <text:p>168,65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6848" calcext:value-type="float">
            <text:p>0,086848</text:p>
          </table:table-cell>
          <table:table-cell office:value-type="float" office:value="169.032" calcext:value-type="float">
            <text:p>169,03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6144" calcext:value-type="float">
            <text:p>0,086144</text:p>
          </table:table-cell>
          <table:table-cell office:value-type="float" office:value="170.413" calcext:value-type="float">
            <text:p>170,41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5312" calcext:value-type="float">
            <text:p>0,085312</text:p>
          </table:table-cell>
          <table:table-cell office:value-type="float" office:value="172.075" calcext:value-type="float">
            <text:p>172,07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917504" calcext:value-type="float">
            <text:p>917504</text:p>
          </table:table-cell>
          <table:table-cell office:value-type="float" office:value="0.085216" calcext:value-type="float">
            <text:p>0,085216</text:p>
          </table:table-cell>
          <table:table-cell office:value-type="float" office:value="172.269" calcext:value-type="float">
            <text:p>172,26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46976" calcext:value-type="float">
            <text:p>0,346976</text:p>
          </table:table-cell>
          <table:table-cell office:value-type="float" office:value="169.234" calcext:value-type="float">
            <text:p>169,23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55424" calcext:value-type="float">
            <text:p>0,355424</text:p>
          </table:table-cell>
          <table:table-cell office:value-type="float" office:value="165.212" calcext:value-type="float">
            <text:p>165,21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58528" calcext:value-type="float">
            <text:p>0,358528</text:p>
          </table:table-cell>
          <table:table-cell office:value-type="float" office:value="163.782" calcext:value-type="float">
            <text:p>163,78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52896" calcext:value-type="float">
            <text:p>0,352896</text:p>
          </table:table-cell>
          <table:table-cell office:value-type="float" office:value="166.395" calcext:value-type="float">
            <text:p>166,39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53536" calcext:value-type="float">
            <text:p>0,353536</text:p>
          </table:table-cell>
          <table:table-cell office:value-type="float" office:value="166.094" calcext:value-type="float">
            <text:p>166,09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47712" calcext:value-type="float">
            <text:p>0,347712</text:p>
          </table:table-cell>
          <table:table-cell office:value-type="float" office:value="168.876" calcext:value-type="float">
            <text:p>168,87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41728" calcext:value-type="float">
            <text:p>0,341728</text:p>
          </table:table-cell>
          <table:table-cell office:value-type="float" office:value="171.833" calcext:value-type="float">
            <text:p>171,83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3344" calcext:value-type="float">
            <text:p>0,3344</text:p>
          </table:table-cell>
          <table:table-cell office:value-type="float" office:value="175.599" calcext:value-type="float">
            <text:p>175,5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7552" calcext:value-type="float">
            <text:p>0,167552</text:p>
          </table:table-cell>
          <table:table-cell office:value-type="float" office:value="175.23" calcext:value-type="float">
            <text:p>175,2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9824" calcext:value-type="float">
            <text:p>0,169824</text:p>
          </table:table-cell>
          <table:table-cell office:value-type="float" office:value="172.886" calcext:value-type="float">
            <text:p>172,88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8992" calcext:value-type="float">
            <text:p>0,168992</text:p>
          </table:table-cell>
          <table:table-cell office:value-type="float" office:value="173.737" calcext:value-type="float">
            <text:p>173,73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8256" calcext:value-type="float">
            <text:p>0,168256</text:p>
          </table:table-cell>
          <table:table-cell office:value-type="float" office:value="174.497" calcext:value-type="float">
            <text:p>174,49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8224" calcext:value-type="float">
            <text:p>0,168224</text:p>
          </table:table-cell>
          <table:table-cell office:value-type="float" office:value="174.53" calcext:value-type="float">
            <text:p>174,5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56" calcext:value-type="float">
            <text:p>0,1656</text:p>
          </table:table-cell>
          <table:table-cell office:value-type="float" office:value="177.295" calcext:value-type="float">
            <text:p>177,29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4096" calcext:value-type="float">
            <text:p>0,164096</text:p>
          </table:table-cell>
          <table:table-cell office:value-type="float" office:value="178.92" calcext:value-type="float">
            <text:p>178,9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0.164192" calcext:value-type="float">
            <text:p>0,164192</text:p>
          </table:table-cell>
          <table:table-cell office:value-type="float" office:value="178.816" calcext:value-type="float">
            <text:p>178,81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09056" calcext:value-type="float">
            <text:p>0,709056</text:p>
          </table:table-cell>
          <table:table-cell office:value-type="float" office:value="165.629" calcext:value-type="float">
            <text:p>165,62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21184" calcext:value-type="float">
            <text:p>0,721184</text:p>
          </table:table-cell>
          <table:table-cell office:value-type="float" office:value="162.844" calcext:value-type="float">
            <text:p>162,84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13792" calcext:value-type="float">
            <text:p>0,713792</text:p>
          </table:table-cell>
          <table:table-cell office:value-type="float" office:value="164.53" calcext:value-type="float">
            <text:p>164,5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14368" calcext:value-type="float">
            <text:p>0,714368</text:p>
          </table:table-cell>
          <table:table-cell office:value-type="float" office:value="164.398" calcext:value-type="float">
            <text:p>164,39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10272" calcext:value-type="float">
            <text:p>0,710272</text:p>
          </table:table-cell>
          <table:table-cell office:value-type="float" office:value="165.346" calcext:value-type="float">
            <text:p>165,34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704576" calcext:value-type="float">
            <text:p>0,704576</text:p>
          </table:table-cell>
          <table:table-cell office:value-type="float" office:value="166.683" calcext:value-type="float">
            <text:p>166,68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698784" calcext:value-type="float">
            <text:p>0,698784</text:p>
          </table:table-cell>
          <table:table-cell office:value-type="float" office:value="168.064" calcext:value-type="float">
            <text:p>168,06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68896" calcext:value-type="float">
            <text:p>0,68896</text:p>
          </table:table-cell>
          <table:table-cell office:value-type="float" office:value="170.461" calcext:value-type="float">
            <text:p>170,46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66352" calcext:value-type="float">
            <text:p>0,66352</text:p>
          </table:table-cell>
          <table:table-cell office:value-type="float" office:value="176.996" calcext:value-type="float">
            <text:p>176,99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2912" calcext:value-type="float">
            <text:p>0,32912</text:p>
          </table:table-cell>
          <table:table-cell office:value-type="float" office:value="178.416" calcext:value-type="float">
            <text:p>178,4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8464" calcext:value-type="float">
            <text:p>0,338464</text:p>
          </table:table-cell>
          <table:table-cell office:value-type="float" office:value="173.49" calcext:value-type="float">
            <text:p>173,4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2928" calcext:value-type="float">
            <text:p>0,332928</text:p>
          </table:table-cell>
          <table:table-cell office:value-type="float" office:value="176.375" calcext:value-type="float">
            <text:p>176,37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8688" calcext:value-type="float">
            <text:p>0,338688</text:p>
          </table:table-cell>
          <table:table-cell office:value-type="float" office:value="173.376" calcext:value-type="float">
            <text:p>173,37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5872" calcext:value-type="float">
            <text:p>0,335872</text:p>
          </table:table-cell>
          <table:table-cell office:value-type="float" office:value="174.829" calcext:value-type="float">
            <text:p>174,82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31168" calcext:value-type="float">
            <text:p>0,331168</text:p>
          </table:table-cell>
          <table:table-cell office:value-type="float" office:value="177.313" calcext:value-type="float">
            <text:p>177,31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26208" calcext:value-type="float">
            <text:p>0,326208</text:p>
          </table:table-cell>
          <table:table-cell office:value-type="float" office:value="180.009" calcext:value-type="float">
            <text:p>180,00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2368" calcext:value-type="float">
            <text:p>0,32368</text:p>
          </table:table-cell>
          <table:table-cell office:value-type="float" office:value="181.415" calcext:value-type="float">
            <text:p>181,41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3670016" calcext:value-type="float">
            <text:p>3670016</text:p>
          </table:table-cell>
          <table:table-cell office:value-type="float" office:value="0.322048" calcext:value-type="float">
            <text:p>0,322048</text:p>
          </table:table-cell>
          <table:table-cell office:value-type="float" office:value="182.334" calcext:value-type="float">
            <text:p>182,33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3667" calcext:value-type="float">
            <text:p>1,43667</text:p>
          </table:table-cell>
          <table:table-cell office:value-type="float" office:value="163.49" calcext:value-type="float">
            <text:p>163,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5638" calcext:value-type="float">
            <text:p>1,45638</text:p>
          </table:table-cell>
          <table:table-cell office:value-type="float" office:value="161.277" calcext:value-type="float">
            <text:p>161,27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4387" calcext:value-type="float">
            <text:p>1,44387</text:p>
          </table:table-cell>
          <table:table-cell office:value-type="float" office:value="162.674" calcext:value-type="float">
            <text:p>162,67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432" calcext:value-type="float">
            <text:p>1,4432</text:p>
          </table:table-cell>
          <table:table-cell office:value-type="float" office:value="162.75" calcext:value-type="float">
            <text:p>162,7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2925" calcext:value-type="float">
            <text:p>1,42925</text:p>
          </table:table-cell>
          <table:table-cell office:value-type="float" office:value="164.339" calcext:value-type="float">
            <text:p>164,33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2323" calcext:value-type="float">
            <text:p>1,42323</text:p>
          </table:table-cell>
          <table:table-cell office:value-type="float" office:value="165.034" calcext:value-type="float">
            <text:p>165,03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41648" calcext:value-type="float">
            <text:p>1,41648</text:p>
          </table:table-cell>
          <table:table-cell office:value-type="float" office:value="165.82" calcext:value-type="float">
            <text:p>165,8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38758" calcext:value-type="float">
            <text:p>1,38758</text:p>
          </table:table-cell>
          <table:table-cell office:value-type="float" office:value="169.273" calcext:value-type="float">
            <text:p>169,27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35686" calcext:value-type="float">
            <text:p>1,35686</text:p>
          </table:table-cell>
          <table:table-cell office:value-type="float" office:value="173.106" calcext:value-type="float">
            <text:p>173,10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.33197" calcext:value-type="float">
            <text:p>1,33197</text:p>
          </table:table-cell>
          <table:table-cell office:value-type="float" office:value="176.341" calcext:value-type="float">
            <text:p>176,34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59744" calcext:value-type="float">
            <text:p>0,659744</text:p>
          </table:table-cell>
          <table:table-cell office:value-type="float" office:value="178.009" calcext:value-type="float">
            <text:p>178,00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7104" calcext:value-type="float">
            <text:p>0,67104</text:p>
          </table:table-cell>
          <table:table-cell office:value-type="float" office:value="175.013" calcext:value-type="float">
            <text:p>175,01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63648" calcext:value-type="float">
            <text:p>0,663648</text:p>
          </table:table-cell>
          <table:table-cell office:value-type="float" office:value="176.962" calcext:value-type="float">
            <text:p>176,96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65408" calcext:value-type="float">
            <text:p>0,665408</text:p>
          </table:table-cell>
          <table:table-cell office:value-type="float" office:value="176.494" calcext:value-type="float">
            <text:p>176,49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688" calcext:value-type="float">
            <text:p>0,6688</text:p>
          </table:table-cell>
          <table:table-cell office:value-type="float" office:value="175.599" calcext:value-type="float">
            <text:p>175,59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59904" calcext:value-type="float">
            <text:p>0,659904</text:p>
          </table:table-cell>
          <table:table-cell office:value-type="float" office:value="177.966" calcext:value-type="float">
            <text:p>177,96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50208" calcext:value-type="float">
            <text:p>0,650208</text:p>
          </table:table-cell>
          <table:table-cell office:value-type="float" office:value="180.62" calcext:value-type="float">
            <text:p>180,6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45152" calcext:value-type="float">
            <text:p>0,645152</text:p>
          </table:table-cell>
          <table:table-cell office:value-type="float" office:value="182.035" calcext:value-type="float">
            <text:p>182,03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39008" calcext:value-type="float">
            <text:p>0,639008</text:p>
          </table:table-cell>
          <table:table-cell office:value-type="float" office:value="183.786" calcext:value-type="float">
            <text:p>183,78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.638304" calcext:value-type="float">
            <text:p>0,638304</text:p>
          </table:table-cell>
          <table:table-cell office:value-type="float" office:value="183.988" calcext:value-type="float">
            <text:p>183,98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9968" calcext:value-type="float">
            <text:p>2,89968</text:p>
          </table:table-cell>
          <table:table-cell office:value-type="float" office:value="162.005" calcext:value-type="float">
            <text:p>162,00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1021" calcext:value-type="float">
            <text:p>2,91021</text:p>
          </table:table-cell>
          <table:table-cell office:value-type="float" office:value="161.419" calcext:value-type="float">
            <text:p>161,41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90874" calcext:value-type="float">
            <text:p>2,90874</text:p>
          </table:table-cell>
          <table:table-cell office:value-type="float" office:value="161.5" calcext:value-type="float">
            <text:p>161,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9133" calcext:value-type="float">
            <text:p>2,89133</text:p>
          </table:table-cell>
          <table:table-cell office:value-type="float" office:value="162.473" calcext:value-type="float">
            <text:p>162,47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7763" calcext:value-type="float">
            <text:p>2,87763</text:p>
          </table:table-cell>
          <table:table-cell office:value-type="float" office:value="163.246" calcext:value-type="float">
            <text:p>163,24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593" calcext:value-type="float">
            <text:p>2,8593</text:p>
          </table:table-cell>
          <table:table-cell office:value-type="float" office:value="164.293" calcext:value-type="float">
            <text:p>164,29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6384" calcext:value-type="float">
            <text:p>2,86384</text:p>
          </table:table-cell>
          <table:table-cell office:value-type="float" office:value="164.032" calcext:value-type="float">
            <text:p>164,03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8225" calcext:value-type="float">
            <text:p>2,8225</text:p>
          </table:table-cell>
          <table:table-cell office:value-type="float" office:value="166.435" calcext:value-type="float">
            <text:p>166,43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76138" calcext:value-type="float">
            <text:p>2,76138</text:p>
          </table:table-cell>
          <table:table-cell office:value-type="float" office:value="170.119" calcext:value-type="float">
            <text:p>170,11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7" calcext:value-type="float">
            <text:p>2,7</text:p>
          </table:table-cell>
          <table:table-cell office:value-type="float" office:value="173.986" calcext:value-type="float">
            <text:p>173,98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2.64957" calcext:value-type="float">
            <text:p>2,64957</text:p>
          </table:table-cell>
          <table:table-cell office:value-type="float" office:value="177.298" calcext:value-type="float">
            <text:p>177,29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1229" calcext:value-type="float">
            <text:p>1,31229</text:p>
          </table:table-cell>
          <table:table-cell office:value-type="float" office:value="178.986" calcext:value-type="float">
            <text:p>178,98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3558" calcext:value-type="float">
            <text:p>1,33558</text:p>
          </table:table-cell>
          <table:table-cell office:value-type="float" office:value="175.864" calcext:value-type="float">
            <text:p>175,86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2186" calcext:value-type="float">
            <text:p>1,32186</text:p>
          </table:table-cell>
          <table:table-cell office:value-type="float" office:value="177.69" calcext:value-type="float">
            <text:p>177,6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2003" calcext:value-type="float">
            <text:p>1,32003</text:p>
          </table:table-cell>
          <table:table-cell office:value-type="float" office:value="177.936" calcext:value-type="float">
            <text:p>177,93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2899" calcext:value-type="float">
            <text:p>1,32899</text:p>
          </table:table-cell>
          <table:table-cell office:value-type="float" office:value="176.736" calcext:value-type="float">
            <text:p>176,73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0403" calcext:value-type="float">
            <text:p>1,30403</text:p>
          </table:table-cell>
          <table:table-cell office:value-type="float" office:value="180.119" calcext:value-type="float">
            <text:p>180,11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30285" calcext:value-type="float">
            <text:p>1,30285</text:p>
          </table:table-cell>
          <table:table-cell office:value-type="float" office:value="180.283" calcext:value-type="float">
            <text:p>180,28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9226" calcext:value-type="float">
            <text:p>1,29226</text:p>
          </table:table-cell>
          <table:table-cell office:value-type="float" office:value="181.76" calcext:value-type="float">
            <text:p>181,7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8346" calcext:value-type="float">
            <text:p>1,28346</text:p>
          </table:table-cell>
          <table:table-cell office:value-type="float" office:value="183.007" calcext:value-type="float">
            <text:p>183,00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7174" calcext:value-type="float">
            <text:p>1,27174</text:p>
          </table:table-cell>
          <table:table-cell office:value-type="float" office:value="184.692" calcext:value-type="float">
            <text:p>184,69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.26765" calcext:value-type="float">
            <text:p>1,26765</text:p>
          </table:table-cell>
          <table:table-cell office:value-type="float" office:value="185.289" calcext:value-type="float">
            <text:p>185,28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2605" calcext:value-type="float">
            <text:p>5,82605</text:p>
          </table:table-cell>
          <table:table-cell office:value-type="float" office:value="161.263" calcext:value-type="float">
            <text:p>161,26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5558" calcext:value-type="float">
            <text:p>5,85558</text:p>
          </table:table-cell>
          <table:table-cell office:value-type="float" office:value="160.449" calcext:value-type="float">
            <text:p>160,4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4659" calcext:value-type="float">
            <text:p>5,84659</text:p>
          </table:table-cell>
          <table:table-cell office:value-type="float" office:value="160.696" calcext:value-type="float">
            <text:p>160,69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2019" calcext:value-type="float">
            <text:p>5,82019</text:p>
          </table:table-cell>
          <table:table-cell office:value-type="float" office:value="161.425" calcext:value-type="float">
            <text:p>161,42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81715" calcext:value-type="float">
            <text:p>5,81715</text:p>
          </table:table-cell>
          <table:table-cell office:value-type="float" office:value="161.509" calcext:value-type="float">
            <text:p>161,50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76646" calcext:value-type="float">
            <text:p>5,76646</text:p>
          </table:table-cell>
          <table:table-cell office:value-type="float" office:value="162.929" calcext:value-type="float">
            <text:p>162,92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74704" calcext:value-type="float">
            <text:p>5,74704</text:p>
          </table:table-cell>
          <table:table-cell office:value-type="float" office:value="163.48" calcext:value-type="float">
            <text:p>163,4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72224" calcext:value-type="float">
            <text:p>5,72224</text:p>
          </table:table-cell>
          <table:table-cell office:value-type="float" office:value="164.188" calcext:value-type="float">
            <text:p>164,18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64301" calcext:value-type="float">
            <text:p>5,64301</text:p>
          </table:table-cell>
          <table:table-cell office:value-type="float" office:value="166.493" calcext:value-type="float">
            <text:p>166,49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49728" calcext:value-type="float">
            <text:p>5,49728</text:p>
          </table:table-cell>
          <table:table-cell office:value-type="float" office:value="170.907" calcext:value-type="float">
            <text:p>170,90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36234" calcext:value-type="float">
            <text:p>5,36234</text:p>
          </table:table-cell>
          <table:table-cell office:value-type="float" office:value="175.208" calcext:value-type="float">
            <text:p>175,20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5.29379" calcext:value-type="float">
            <text:p>5,29379</text:p>
          </table:table-cell>
          <table:table-cell office:value-type="float" office:value="177.477" calcext:value-type="float">
            <text:p>177,47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1766" calcext:value-type="float">
            <text:p>2,61766</text:p>
          </table:table-cell>
          <table:table-cell office:value-type="float" office:value="179.458" calcext:value-type="float">
            <text:p>179,45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5882" calcext:value-type="float">
            <text:p>2,65882</text:p>
          </table:table-cell>
          <table:table-cell office:value-type="float" office:value="176.681" calcext:value-type="float">
            <text:p>176,68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417" calcext:value-type="float">
            <text:p>2,6417</text:p>
          </table:table-cell>
          <table:table-cell office:value-type="float" office:value="177.826" calcext:value-type="float">
            <text:p>177,82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2826" calcext:value-type="float">
            <text:p>2,62826</text:p>
          </table:table-cell>
          <table:table-cell office:value-type="float" office:value="178.735" calcext:value-type="float">
            <text:p>178,73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6122" calcext:value-type="float">
            <text:p>2,66122</text:p>
          </table:table-cell>
          <table:table-cell office:value-type="float" office:value="176.522" calcext:value-type="float">
            <text:p>176,52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161" calcext:value-type="float">
            <text:p>2,6161</text:p>
          </table:table-cell>
          <table:table-cell office:value-type="float" office:value="179.566" calcext:value-type="float">
            <text:p>179,56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60077" calcext:value-type="float">
            <text:p>2,60077</text:p>
          </table:table-cell>
          <table:table-cell office:value-type="float" office:value="180.624" calcext:value-type="float">
            <text:p>180,62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9069" calcext:value-type="float">
            <text:p>2,59069</text:p>
          </table:table-cell>
          <table:table-cell office:value-type="float" office:value="181.327" calcext:value-type="float">
            <text:p>181,32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6627" calcext:value-type="float">
            <text:p>2,56627</text:p>
          </table:table-cell>
          <table:table-cell office:value-type="float" office:value="183.052" calcext:value-type="float">
            <text:p>183,05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4403" calcext:value-type="float">
            <text:p>2,54403</text:p>
          </table:table-cell>
          <table:table-cell office:value-type="float" office:value="184.653" calcext:value-type="float">
            <text:p>184,65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3178" calcext:value-type="float">
            <text:p>2,53178</text:p>
          </table:table-cell>
          <table:table-cell office:value-type="float" office:value="185.546" calcext:value-type="float">
            <text:p>185,54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29360128" calcext:value-type="float">
            <text:p>29360128</text:p>
          </table:table-cell>
          <table:table-cell office:value-type="float" office:value="2.52541" calcext:value-type="float">
            <text:p>2,52541</text:p>
          </table:table-cell>
          <table:table-cell office:value-type="float" office:value="186.014" calcext:value-type="float">
            <text:p>186,01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6987" calcext:value-type="float">
            <text:p>11,6987</text:p>
          </table:table-cell>
          <table:table-cell office:value-type="float" office:value="160.62" calcext:value-type="float">
            <text:p>160,6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7219" calcext:value-type="float">
            <text:p>11,7219</text:p>
          </table:table-cell>
          <table:table-cell office:value-type="float" office:value="160.303" calcext:value-type="float">
            <text:p>160,30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7223" calcext:value-type="float">
            <text:p>11,7223</text:p>
          </table:table-cell>
          <table:table-cell office:value-type="float" office:value="160.297" calcext:value-type="float">
            <text:p>160,29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6973" calcext:value-type="float">
            <text:p>11,6973</text:p>
          </table:table-cell>
          <table:table-cell office:value-type="float" office:value="160.639" calcext:value-type="float">
            <text:p>160,63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6723" calcext:value-type="float">
            <text:p>11,6723</text:p>
          </table:table-cell>
          <table:table-cell office:value-type="float" office:value="160.984" calcext:value-type="float">
            <text:p>160,98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6172" calcext:value-type="float">
            <text:p>11,6172</text:p>
          </table:table-cell>
          <table:table-cell office:value-type="float" office:value="161.747" calcext:value-type="float">
            <text:p>161,74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5756" calcext:value-type="float">
            <text:p>11,5756</text:p>
          </table:table-cell>
          <table:table-cell office:value-type="float" office:value="162.328" calcext:value-type="float">
            <text:p>162,32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4824" calcext:value-type="float">
            <text:p>11,4824</text:p>
          </table:table-cell>
          <table:table-cell office:value-type="float" office:value="163.646" calcext:value-type="float">
            <text:p>163,64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4784" calcext:value-type="float">
            <text:p>11,4784</text:p>
          </table:table-cell>
          <table:table-cell office:value-type="float" office:value="163.703" calcext:value-type="float">
            <text:p>163,70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3178" calcext:value-type="float">
            <text:p>11,3178</text:p>
          </table:table-cell>
          <table:table-cell office:value-type="float" office:value="166.027" calcext:value-type="float">
            <text:p>166,02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1.0128" calcext:value-type="float">
            <text:p>11,0128</text:p>
          </table:table-cell>
          <table:table-cell office:value-type="float" office:value="170.625" calcext:value-type="float">
            <text:p>170,62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0.8056" calcext:value-type="float">
            <text:p>10,8056</text:p>
          </table:table-cell>
          <table:table-cell office:value-type="float" office:value="173.895" calcext:value-type="float">
            <text:p>173,89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0.565" calcext:value-type="float">
            <text:p>10,565</text:p>
          </table:table-cell>
          <table:table-cell office:value-type="float" office:value="177.856" calcext:value-type="float">
            <text:p>177,85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5395" calcext:value-type="float">
            <text:p>5,25395</text:p>
          </table:table-cell>
          <table:table-cell office:value-type="float" office:value="178.822" calcext:value-type="float">
            <text:p>178,82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256" calcext:value-type="float">
            <text:p>5,3256</text:p>
          </table:table-cell>
          <table:table-cell office:value-type="float" office:value="176.417" calcext:value-type="float">
            <text:p>176,41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0333" calcext:value-type="float">
            <text:p>5,30333</text:p>
          </table:table-cell>
          <table:table-cell office:value-type="float" office:value="177.157" calcext:value-type="float">
            <text:p>177,15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9846" calcext:value-type="float">
            <text:p>5,29846</text:p>
          </table:table-cell>
          <table:table-cell office:value-type="float" office:value="177.32" calcext:value-type="float">
            <text:p>177,3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33014" calcext:value-type="float">
            <text:p>5,33014</text:p>
          </table:table-cell>
          <table:table-cell office:value-type="float" office:value="176.266" calcext:value-type="float">
            <text:p>176,26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3891" calcext:value-type="float">
            <text:p>5,23891</text:p>
          </table:table-cell>
          <table:table-cell office:value-type="float" office:value="179.336" calcext:value-type="float">
            <text:p>179,33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22998" calcext:value-type="float">
            <text:p>5,22998</text:p>
          </table:table-cell>
          <table:table-cell office:value-type="float" office:value="179.642" calcext:value-type="float">
            <text:p>179,64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19117" calcext:value-type="float">
            <text:p>5,19117</text:p>
          </table:table-cell>
          <table:table-cell office:value-type="float" office:value="180.985" calcext:value-type="float">
            <text:p>180,98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16758" calcext:value-type="float">
            <text:p>5,16758</text:p>
          </table:table-cell>
          <table:table-cell office:value-type="float" office:value="181.811" calcext:value-type="float">
            <text:p>181,81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14989" calcext:value-type="float">
            <text:p>5,14989</text:p>
          </table:table-cell>
          <table:table-cell office:value-type="float" office:value="182.436" calcext:value-type="float">
            <text:p>182,43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08998" calcext:value-type="float">
            <text:p>5,08998</text:p>
          </table:table-cell>
          <table:table-cell office:value-type="float" office:value="184.583" calcext:value-type="float">
            <text:p>184,58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05286" calcext:value-type="float">
            <text:p>5,05286</text:p>
          </table:table-cell>
          <table:table-cell office:value-type="float" office:value="185.939" calcext:value-type="float">
            <text:p>185,93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5.0497" calcext:value-type="float">
            <text:p>5,0497</text:p>
          </table:table-cell>
          <table:table-cell office:value-type="float" office:value="186.056" calcext:value-type="float">
            <text:p>186,05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313" calcext:value-type="float">
            <text:p>23,4313</text:p>
          </table:table-cell>
          <table:table-cell office:value-type="float" office:value="160.388" calcext:value-type="float">
            <text:p>160,38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841" calcext:value-type="float">
            <text:p>23,4841</text:p>
          </table:table-cell>
          <table:table-cell office:value-type="float" office:value="160.027" calcext:value-type="float">
            <text:p>160,02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654" calcext:value-type="float">
            <text:p>23,4654</text:p>
          </table:table-cell>
          <table:table-cell office:value-type="float" office:value="160.155" calcext:value-type="float">
            <text:p>160,15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344" calcext:value-type="float">
            <text:p>23,4344</text:p>
          </table:table-cell>
          <table:table-cell office:value-type="float" office:value="160.367" calcext:value-type="float">
            <text:p>160,36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382" calcext:value-type="float">
            <text:p>23,4382</text:p>
          </table:table-cell>
          <table:table-cell office:value-type="float" office:value="160.341" calcext:value-type="float">
            <text:p>160,34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3424" calcext:value-type="float">
            <text:p>23,3424</text:p>
          </table:table-cell>
          <table:table-cell office:value-type="float" office:value="160.998" calcext:value-type="float">
            <text:p>160,99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3183" calcext:value-type="float">
            <text:p>23,3183</text:p>
          </table:table-cell>
          <table:table-cell office:value-type="float" office:value="161.165" calcext:value-type="float">
            <text:p>161,16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191" calcext:value-type="float">
            <text:p>23,191</text:p>
          </table:table-cell>
          <table:table-cell office:value-type="float" office:value="162.049" calcext:value-type="float">
            <text:p>162,0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0489" calcext:value-type="float">
            <text:p>23,0489</text:p>
          </table:table-cell>
          <table:table-cell office:value-type="float" office:value="163.049" calcext:value-type="float">
            <text:p>163,0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2.945" calcext:value-type="float">
            <text:p>22,945</text:p>
          </table:table-cell>
          <table:table-cell office:value-type="float" office:value="163.787" calcext:value-type="float">
            <text:p>163,78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2.5208" calcext:value-type="float">
            <text:p>22,5208</text:p>
          </table:table-cell>
          <table:table-cell office:value-type="float" office:value="166.872" calcext:value-type="float">
            <text:p>166,87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9788" calcext:value-type="float">
            <text:p>21,9788</text:p>
          </table:table-cell>
          <table:table-cell office:value-type="float" office:value="170.987" calcext:value-type="float">
            <text:p>170,98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4297" calcext:value-type="float">
            <text:p>21,4297</text:p>
          </table:table-cell>
          <table:table-cell office:value-type="float" office:value="175.369" calcext:value-type="float">
            <text:p>175,36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0057" calcext:value-type="float">
            <text:p>21,0057</text:p>
          </table:table-cell>
          <table:table-cell office:value-type="float" office:value="178.909" calcext:value-type="float">
            <text:p>178,90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469" calcext:value-type="float">
            <text:p>10,5469</text:p>
          </table:table-cell>
          <table:table-cell office:value-type="float" office:value="178.16" calcext:value-type="float">
            <text:p>178,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359" calcext:value-type="float">
            <text:p>10,6359</text:p>
          </table:table-cell>
          <table:table-cell office:value-type="float" office:value="176.67" calcext:value-type="float">
            <text:p>176,6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17" calcext:value-type="float">
            <text:p>10,617</text:p>
          </table:table-cell>
          <table:table-cell office:value-type="float" office:value="176.985" calcext:value-type="float">
            <text:p>176,98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363" calcext:value-type="float">
            <text:p>10,6363</text:p>
          </table:table-cell>
          <table:table-cell office:value-type="float" office:value="176.663" calcext:value-type="float">
            <text:p>176,66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915" calcext:value-type="float">
            <text:p>10,6915</text:p>
          </table:table-cell>
          <table:table-cell office:value-type="float" office:value="175.752" calcext:value-type="float">
            <text:p>175,75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456" calcext:value-type="float">
            <text:p>10,5456</text:p>
          </table:table-cell>
          <table:table-cell office:value-type="float" office:value="178.184" calcext:value-type="float">
            <text:p>178,1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4877" calcext:value-type="float">
            <text:p>10,4877</text:p>
          </table:table-cell>
          <table:table-cell office:value-type="float" office:value="179.167" calcext:value-type="float">
            <text:p>179,16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4102" calcext:value-type="float">
            <text:p>10,4102</text:p>
          </table:table-cell>
          <table:table-cell office:value-type="float" office:value="180.501" calcext:value-type="float">
            <text:p>180,50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373" calcext:value-type="float">
            <text:p>10,373</text:p>
          </table:table-cell>
          <table:table-cell office:value-type="float" office:value="181.149" calcext:value-type="float">
            <text:p>181,14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3596" calcext:value-type="float">
            <text:p>10,3596</text:p>
          </table:table-cell>
          <table:table-cell office:value-type="float" office:value="181.381" calcext:value-type="float">
            <text:p>181,38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2813" calcext:value-type="float">
            <text:p>10,2813</text:p>
          </table:table-cell>
          <table:table-cell office:value-type="float" office:value="182.763" calcext:value-type="float">
            <text:p>182,76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1578" calcext:value-type="float">
            <text:p>10,1578</text:p>
          </table:table-cell>
          <table:table-cell office:value-type="float" office:value="184.986" calcext:value-type="float">
            <text:p>184,98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806" calcext:value-type="float">
            <text:p>10,0806</text:p>
          </table:table-cell>
          <table:table-cell office:value-type="float" office:value="186.402" calcext:value-type="float">
            <text:p>186,40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848" calcext:value-type="float">
            <text:p>10,0848</text:p>
          </table:table-cell>
          <table:table-cell office:value-type="float" office:value="186.325" calcext:value-type="float">
            <text:p>186,3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688" calcext:value-type="float">
            <text:p>2688</text:p>
          </table:table-cell>
          <table:table-cell office:value-type="float" office:value="0.011168" calcext:value-type="float">
            <text:p>0,011168</text:p>
          </table:table-cell>
          <table:table-cell office:value-type="float" office:value="7.70201" calcext:value-type="float">
            <text:p>7,7020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688" calcext:value-type="float">
            <text:p>2688</text:p>
          </table:table-cell>
          <table:table-cell office:value-type="float" office:value="0.010816" calcext:value-type="float">
            <text:p>0,010816</text:p>
          </table:table-cell>
          <table:table-cell office:value-type="float" office:value="3.97633" calcext:value-type="float">
            <text:p>3,9763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376" calcext:value-type="float">
            <text:p>5376</text:p>
          </table:table-cell>
          <table:table-cell office:value-type="float" office:value="0.011776" calcext:value-type="float">
            <text:p>0,011776</text:p>
          </table:table-cell>
          <table:table-cell office:value-type="float" office:value="14.6087" calcext:value-type="float">
            <text:p>14,608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376" calcext:value-type="float">
            <text:p>5376</text:p>
          </table:table-cell>
          <table:table-cell office:value-type="float" office:value="0.01104" calcext:value-type="float">
            <text:p>0,01104</text:p>
          </table:table-cell>
          <table:table-cell office:value-type="float" office:value="15.5826" calcext:value-type="float">
            <text:p>15,58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376" calcext:value-type="float">
            <text:p>5376</text:p>
          </table:table-cell>
          <table:table-cell office:value-type="float" office:value="0.010336" calcext:value-type="float">
            <text:p>0,010336</text:p>
          </table:table-cell>
          <table:table-cell office:value-type="float" office:value="8.32198" calcext:value-type="float">
            <text:p>8,3219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376" calcext:value-type="float">
            <text:p>5376</text:p>
          </table:table-cell>
          <table:table-cell office:value-type="float" office:value="0.010784" calcext:value-type="float">
            <text:p>0,010784</text:p>
          </table:table-cell>
          <table:table-cell office:value-type="float" office:value="7.97626" calcext:value-type="float">
            <text:p>7,976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752" calcext:value-type="float">
            <text:p>10752</text:p>
          </table:table-cell>
          <table:table-cell office:value-type="float" office:value="0.012704" calcext:value-type="float">
            <text:p>0,012704</text:p>
          </table:table-cell>
          <table:table-cell office:value-type="float" office:value="27.0831" calcext:value-type="float">
            <text:p>27,083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0752" calcext:value-type="float">
            <text:p>10752</text:p>
          </table:table-cell>
          <table:table-cell office:value-type="float" office:value="0.011808" calcext:value-type="float">
            <text:p>0,011808</text:p>
          </table:table-cell>
          <table:table-cell office:value-type="float" office:value="29.1382" calcext:value-type="float">
            <text:p>29,138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0752" calcext:value-type="float">
            <text:p>10752</text:p>
          </table:table-cell>
          <table:table-cell office:value-type="float" office:value="0.011968" calcext:value-type="float">
            <text:p>0,011968</text:p>
          </table:table-cell>
          <table:table-cell office:value-type="float" office:value="28.7487" calcext:value-type="float">
            <text:p>28,748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752" calcext:value-type="float">
            <text:p>10752</text:p>
          </table:table-cell>
          <table:table-cell office:value-type="float" office:value="0.011136" calcext:value-type="float">
            <text:p>0,011136</text:p>
          </table:table-cell>
          <table:table-cell office:value-type="float" office:value="15.4483" calcext:value-type="float">
            <text:p>15,448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0752" calcext:value-type="float">
            <text:p>10752</text:p>
          </table:table-cell>
          <table:table-cell office:value-type="float" office:value="0.010304" calcext:value-type="float">
            <text:p>0,010304</text:p>
          </table:table-cell>
          <table:table-cell office:value-type="float" office:value="16.6957" calcext:value-type="float">
            <text:p>16,695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0752" calcext:value-type="float">
            <text:p>10752</text:p>
          </table:table-cell>
          <table:table-cell office:value-type="float" office:value="0.010976" calcext:value-type="float">
            <text:p>0,010976</text:p>
          </table:table-cell>
          <table:table-cell office:value-type="float" office:value="15.6735" calcext:value-type="float">
            <text:p>15,673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504" calcext:value-type="float">
            <text:p>21504</text:p>
          </table:table-cell>
          <table:table-cell office:value-type="float" office:value="0.015008" calcext:value-type="float">
            <text:p>0,015008</text:p>
          </table:table-cell>
          <table:table-cell office:value-type="float" office:value="45.8507" calcext:value-type="float">
            <text:p>45,850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504" calcext:value-type="float">
            <text:p>21504</text:p>
          </table:table-cell>
          <table:table-cell office:value-type="float" office:value="0.01264" calcext:value-type="float">
            <text:p>0,01264</text:p>
          </table:table-cell>
          <table:table-cell office:value-type="float" office:value="54.4405" calcext:value-type="float">
            <text:p>54,440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1504" calcext:value-type="float">
            <text:p>21504</text:p>
          </table:table-cell>
          <table:table-cell office:value-type="float" office:value="0.012" calcext:value-type="float">
            <text:p>0,012</text:p>
          </table:table-cell>
          <table:table-cell office:value-type="float" office:value="57.344" calcext:value-type="float">
            <text:p>57,34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1504" calcext:value-type="float">
            <text:p>21504</text:p>
          </table:table-cell>
          <table:table-cell office:value-type="float" office:value="0.012032" calcext:value-type="float">
            <text:p>0,012032</text:p>
          </table:table-cell>
          <table:table-cell office:value-type="float" office:value="57.1915" calcext:value-type="float">
            <text:p>57,19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504" calcext:value-type="float">
            <text:p>21504</text:p>
          </table:table-cell>
          <table:table-cell office:value-type="float" office:value="0.011968" calcext:value-type="float">
            <text:p>0,011968</text:p>
          </table:table-cell>
          <table:table-cell office:value-type="float" office:value="28.7487" calcext:value-type="float">
            <text:p>28,748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504" calcext:value-type="float">
            <text:p>21504</text:p>
          </table:table-cell>
          <table:table-cell office:value-type="float" office:value="0.011008" calcext:value-type="float">
            <text:p>0,011008</text:p>
          </table:table-cell>
          <table:table-cell office:value-type="float" office:value="31.2558" calcext:value-type="float">
            <text:p>31,255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1504" calcext:value-type="float">
            <text:p>21504</text:p>
          </table:table-cell>
          <table:table-cell office:value-type="float" office:value="0.010976" calcext:value-type="float">
            <text:p>0,010976</text:p>
          </table:table-cell>
          <table:table-cell office:value-type="float" office:value="31.3469" calcext:value-type="float">
            <text:p>31,346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1504" calcext:value-type="float">
            <text:p>21504</text:p>
          </table:table-cell>
          <table:table-cell office:value-type="float" office:value="0.01168" calcext:value-type="float">
            <text:p>0,01168</text:p>
          </table:table-cell>
          <table:table-cell office:value-type="float" office:value="29.4575" calcext:value-type="float">
            <text:p>29,45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8496" calcext:value-type="float">
            <text:p>0,018496</text:p>
          </table:table-cell>
          <table:table-cell office:value-type="float" office:value="74.4083" calcext:value-type="float">
            <text:p>74,408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376" calcext:value-type="float">
            <text:p>0,01376</text:p>
          </table:table-cell>
          <table:table-cell office:value-type="float" office:value="100.019" calcext:value-type="float">
            <text:p>100,01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3248" calcext:value-type="float">
            <text:p>0,013248</text:p>
          </table:table-cell>
          <table:table-cell office:value-type="float" office:value="103.884" calcext:value-type="float">
            <text:p>103,88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3472" calcext:value-type="float">
            <text:p>0,013472</text:p>
          </table:table-cell>
          <table:table-cell office:value-type="float" office:value="102.157" calcext:value-type="float">
            <text:p>102,15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3888" calcext:value-type="float">
            <text:p>0,013888</text:p>
          </table:table-cell>
          <table:table-cell office:value-type="float" office:value="99.0968" calcext:value-type="float">
            <text:p>99,09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0976" calcext:value-type="float">
            <text:p>0,010976</text:p>
          </table:table-cell>
          <table:table-cell office:value-type="float" office:value="62.6939" calcext:value-type="float">
            <text:p>62,693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2704" calcext:value-type="float">
            <text:p>0,012704</text:p>
          </table:table-cell>
          <table:table-cell office:value-type="float" office:value="54.1662" calcext:value-type="float">
            <text:p>54,166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2352" calcext:value-type="float">
            <text:p>0,012352</text:p>
          </table:table-cell>
          <table:table-cell office:value-type="float" office:value="55.7098" calcext:value-type="float">
            <text:p>55,709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2704" calcext:value-type="float">
            <text:p>0,012704</text:p>
          </table:table-cell>
          <table:table-cell office:value-type="float" office:value="54.1662" calcext:value-type="float">
            <text:p>54,166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2864" calcext:value-type="float">
            <text:p>0,012864</text:p>
          </table:table-cell>
          <table:table-cell office:value-type="float" office:value="53.4925" calcext:value-type="float">
            <text:p>53,49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36768" calcext:value-type="float">
            <text:p>0,036768</text:p>
          </table:table-cell>
          <table:table-cell office:value-type="float" office:value="74.8616" calcext:value-type="float">
            <text:p>74,861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28832" calcext:value-type="float">
            <text:p>0,028832</text:p>
          </table:table-cell>
          <table:table-cell office:value-type="float" office:value="95.4673" calcext:value-type="float">
            <text:p>95,467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26528" calcext:value-type="float">
            <text:p>0,026528</text:p>
          </table:table-cell>
          <table:table-cell office:value-type="float" office:value="103.759" calcext:value-type="float">
            <text:p>103,75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24256" calcext:value-type="float">
            <text:p>0,024256</text:p>
          </table:table-cell>
          <table:table-cell office:value-type="float" office:value="113.478" calcext:value-type="float">
            <text:p>113,47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23424" calcext:value-type="float">
            <text:p>0,023424</text:p>
          </table:table-cell>
          <table:table-cell office:value-type="float" office:value="117.508" calcext:value-type="float">
            <text:p>117,50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23552" calcext:value-type="float">
            <text:p>0,023552</text:p>
          </table:table-cell>
          <table:table-cell office:value-type="float" office:value="116.87" calcext:value-type="float">
            <text:p>116,8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16576" calcext:value-type="float">
            <text:p>0,016576</text:p>
          </table:table-cell>
          <table:table-cell office:value-type="float" office:value="83.027" calcext:value-type="float">
            <text:p>83,02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15552" calcext:value-type="float">
            <text:p>0,015552</text:p>
          </table:table-cell>
          <table:table-cell office:value-type="float" office:value="88.4938" calcext:value-type="float">
            <text:p>88,493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14976" calcext:value-type="float">
            <text:p>0,014976</text:p>
          </table:table-cell>
          <table:table-cell office:value-type="float" office:value="91.8974" calcext:value-type="float">
            <text:p>91,897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14976" calcext:value-type="float">
            <text:p>0,014976</text:p>
          </table:table-cell>
          <table:table-cell office:value-type="float" office:value="91.8974" calcext:value-type="float">
            <text:p>91,897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12576" calcext:value-type="float">
            <text:p>0,012576</text:p>
          </table:table-cell>
          <table:table-cell office:value-type="float" office:value="109.435" calcext:value-type="float">
            <text:p>109,43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15136" calcext:value-type="float">
            <text:p>0,015136</text:p>
          </table:table-cell>
          <table:table-cell office:value-type="float" office:value="90.926" calcext:value-type="float">
            <text:p>90,9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6048" calcext:value-type="float">
            <text:p>0,06048</text:p>
          </table:table-cell>
          <table:table-cell office:value-type="float" office:value="91.0222" calcext:value-type="float">
            <text:p>91,022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46272" calcext:value-type="float">
            <text:p>0,046272</text:p>
          </table:table-cell>
          <table:table-cell office:value-type="float" office:value="118.971" calcext:value-type="float">
            <text:p>118,97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4128" calcext:value-type="float">
            <text:p>0,04128</text:p>
          </table:table-cell>
          <table:table-cell office:value-type="float" office:value="133.358" calcext:value-type="float">
            <text:p>133,35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38976" calcext:value-type="float">
            <text:p>0,038976</text:p>
          </table:table-cell>
          <table:table-cell office:value-type="float" office:value="141.241" calcext:value-type="float">
            <text:p>141,24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37344" calcext:value-type="float">
            <text:p>0,037344</text:p>
          </table:table-cell>
          <table:table-cell office:value-type="float" office:value="147.414" calcext:value-type="float">
            <text:p>147,41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37088" calcext:value-type="float">
            <text:p>0,037088</text:p>
          </table:table-cell>
          <table:table-cell office:value-type="float" office:value="148.431" calcext:value-type="float">
            <text:p>148,43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35904" calcext:value-type="float">
            <text:p>0,035904</text:p>
          </table:table-cell>
          <table:table-cell office:value-type="float" office:value="153.326" calcext:value-type="float">
            <text:p>153,3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23232" calcext:value-type="float">
            <text:p>0,023232</text:p>
          </table:table-cell>
          <table:table-cell office:value-type="float" office:value="118.479" calcext:value-type="float">
            <text:p>118,4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20672" calcext:value-type="float">
            <text:p>0,020672</text:p>
          </table:table-cell>
          <table:table-cell office:value-type="float" office:value="133.152" calcext:value-type="float">
            <text:p>133,15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208" calcext:value-type="float">
            <text:p>0,0208</text:p>
          </table:table-cell>
          <table:table-cell office:value-type="float" office:value="132.332" calcext:value-type="float">
            <text:p>132,33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20992" calcext:value-type="float">
            <text:p>0,020992</text:p>
          </table:table-cell>
          <table:table-cell office:value-type="float" office:value="131.122" calcext:value-type="float">
            <text:p>131,12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20832" calcext:value-type="float">
            <text:p>0,020832</text:p>
          </table:table-cell>
          <table:table-cell office:value-type="float" office:value="132.129" calcext:value-type="float">
            <text:p>132,12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20928" calcext:value-type="float">
            <text:p>0,020928</text:p>
          </table:table-cell>
          <table:table-cell office:value-type="float" office:value="131.523" calcext:value-type="float">
            <text:p>131,52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2048" calcext:value-type="float">
            <text:p>0,02048</text:p>
          </table:table-cell>
          <table:table-cell office:value-type="float" office:value="134.4" calcext:value-type="float">
            <text:p>134,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112064" calcext:value-type="float">
            <text:p>0,112064</text:p>
          </table:table-cell>
          <table:table-cell office:value-type="float" office:value="98.2479" calcext:value-type="float">
            <text:p>98,247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81152" calcext:value-type="float">
            <text:p>0,081152</text:p>
          </table:table-cell>
          <table:table-cell office:value-type="float" office:value="135.672" calcext:value-type="float">
            <text:p>135,67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72608" calcext:value-type="float">
            <text:p>0,072608</text:p>
          </table:table-cell>
          <table:table-cell office:value-type="float" office:value="151.637" calcext:value-type="float">
            <text:p>151,63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6832" calcext:value-type="float">
            <text:p>0,06832</text:p>
          </table:table-cell>
          <table:table-cell office:value-type="float" office:value="161.154" calcext:value-type="float">
            <text:p>161,15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69216" calcext:value-type="float">
            <text:p>0,069216</text:p>
          </table:table-cell>
          <table:table-cell office:value-type="float" office:value="159.068" calcext:value-type="float">
            <text:p>159,06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69344" calcext:value-type="float">
            <text:p>0,069344</text:p>
          </table:table-cell>
          <table:table-cell office:value-type="float" office:value="158.774" calcext:value-type="float">
            <text:p>158,77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67168" calcext:value-type="float">
            <text:p>0,067168</text:p>
          </table:table-cell>
          <table:table-cell office:value-type="float" office:value="163.918" calcext:value-type="float">
            <text:p>163,91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65792" calcext:value-type="float">
            <text:p>0,065792</text:p>
          </table:table-cell>
          <table:table-cell office:value-type="float" office:value="167.346" calcext:value-type="float">
            <text:p>167,34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7728" calcext:value-type="float">
            <text:p>0,037728</text:p>
          </table:table-cell>
          <table:table-cell office:value-type="float" office:value="145.913" calcext:value-type="float">
            <text:p>145,91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5776" calcext:value-type="float">
            <text:p>0,035776</text:p>
          </table:table-cell>
          <table:table-cell office:value-type="float" office:value="153.875" calcext:value-type="float">
            <text:p>153,87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5872" calcext:value-type="float">
            <text:p>0,035872</text:p>
          </table:table-cell>
          <table:table-cell office:value-type="float" office:value="153.463" calcext:value-type="float">
            <text:p>153,46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5776" calcext:value-type="float">
            <text:p>0,035776</text:p>
          </table:table-cell>
          <table:table-cell office:value-type="float" office:value="153.875" calcext:value-type="float">
            <text:p>153,87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6256" calcext:value-type="float">
            <text:p>0,036256</text:p>
          </table:table-cell>
          <table:table-cell office:value-type="float" office:value="151.838" calcext:value-type="float">
            <text:p>151,83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6032" calcext:value-type="float">
            <text:p>0,036032</text:p>
          </table:table-cell>
          <table:table-cell office:value-type="float" office:value="152.782" calcext:value-type="float">
            <text:p>152,78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5712" calcext:value-type="float">
            <text:p>0,035712</text:p>
          </table:table-cell>
          <table:table-cell office:value-type="float" office:value="154.151" calcext:value-type="float">
            <text:p>154,15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4144" calcext:value-type="float">
            <text:p>0,034144</text:p>
          </table:table-cell>
          <table:table-cell office:value-type="float" office:value="161.23" calcext:value-type="float">
            <text:p>161,2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212832" calcext:value-type="float">
            <text:p>0,212832</text:p>
          </table:table-cell>
          <table:table-cell office:value-type="float" office:value="103.462" calcext:value-type="float">
            <text:p>103,46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51552" calcext:value-type="float">
            <text:p>0,151552</text:p>
          </table:table-cell>
          <table:table-cell office:value-type="float" office:value="145.297" calcext:value-type="float">
            <text:p>145,29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37312" calcext:value-type="float">
            <text:p>0,137312</text:p>
          </table:table-cell>
          <table:table-cell office:value-type="float" office:value="160.365" calcext:value-type="float">
            <text:p>160,36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33728" calcext:value-type="float">
            <text:p>0,133728</text:p>
          </table:table-cell>
          <table:table-cell office:value-type="float" office:value="164.663" calcext:value-type="float">
            <text:p>164,66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34592" calcext:value-type="float">
            <text:p>0,134592</text:p>
          </table:table-cell>
          <table:table-cell office:value-type="float" office:value="163.606" calcext:value-type="float">
            <text:p>163,60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3664" calcext:value-type="float">
            <text:p>0,13664</text:p>
          </table:table-cell>
          <table:table-cell office:value-type="float" office:value="161.154" calcext:value-type="float">
            <text:p>161,15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31616" calcext:value-type="float">
            <text:p>0,131616</text:p>
          </table:table-cell>
          <table:table-cell office:value-type="float" office:value="167.306" calcext:value-type="float">
            <text:p>167,30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29856" calcext:value-type="float">
            <text:p>0,129856</text:p>
          </table:table-cell>
          <table:table-cell office:value-type="float" office:value="169.573" calcext:value-type="float">
            <text:p>169,57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26144" calcext:value-type="float">
            <text:p>0,126144</text:p>
          </table:table-cell>
          <table:table-cell office:value-type="float" office:value="174.563" calcext:value-type="float">
            <text:p>174,5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70784" calcext:value-type="float">
            <text:p>0,070784</text:p>
          </table:table-cell>
          <table:table-cell office:value-type="float" office:value="155.544" calcext:value-type="float">
            <text:p>155,54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672" calcext:value-type="float">
            <text:p>0,06672</text:p>
          </table:table-cell>
          <table:table-cell office:value-type="float" office:value="165.019" calcext:value-type="float">
            <text:p>165,01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6336" calcext:value-type="float">
            <text:p>0,066336</text:p>
          </table:table-cell>
          <table:table-cell office:value-type="float" office:value="165.974" calcext:value-type="float">
            <text:p>165,97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6496" calcext:value-type="float">
            <text:p>0,066496</text:p>
          </table:table-cell>
          <table:table-cell office:value-type="float" office:value="165.575" calcext:value-type="float">
            <text:p>165,57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8896" calcext:value-type="float">
            <text:p>0,068896</text:p>
          </table:table-cell>
          <table:table-cell office:value-type="float" office:value="159.807" calcext:value-type="float">
            <text:p>159,80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6176" calcext:value-type="float">
            <text:p>0,066176</text:p>
          </table:table-cell>
          <table:table-cell office:value-type="float" office:value="166.375" calcext:value-type="float">
            <text:p>166,37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5696" calcext:value-type="float">
            <text:p>0,065696</text:p>
          </table:table-cell>
          <table:table-cell office:value-type="float" office:value="167.591" calcext:value-type="float">
            <text:p>167,59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4832" calcext:value-type="float">
            <text:p>0,064832</text:p>
          </table:table-cell>
          <table:table-cell office:value-type="float" office:value="169.824" calcext:value-type="float">
            <text:p>169,82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4736" calcext:value-type="float">
            <text:p>0,064736</text:p>
          </table:table-cell>
          <table:table-cell office:value-type="float" office:value="170.076" calcext:value-type="float">
            <text:p>170,07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419264" calcext:value-type="float">
            <text:p>0,419264</text:p>
          </table:table-cell>
          <table:table-cell office:value-type="float" office:value="105.042" calcext:value-type="float">
            <text:p>105,04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9392" calcext:value-type="float">
            <text:p>0,29392</text:p>
          </table:table-cell>
          <table:table-cell office:value-type="float" office:value="149.837" calcext:value-type="float">
            <text:p>149,83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6496" calcext:value-type="float">
            <text:p>0,26496</text:p>
          </table:table-cell>
          <table:table-cell office:value-type="float" office:value="166.214" calcext:value-type="float">
            <text:p>166,21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66688" calcext:value-type="float">
            <text:p>0,266688</text:p>
          </table:table-cell>
          <table:table-cell office:value-type="float" office:value="165.138" calcext:value-type="float">
            <text:p>165,13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69344" calcext:value-type="float">
            <text:p>0,269344</text:p>
          </table:table-cell>
          <table:table-cell office:value-type="float" office:value="163.509" calcext:value-type="float">
            <text:p>163,50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7072" calcext:value-type="float">
            <text:p>0,27072</text:p>
          </table:table-cell>
          <table:table-cell office:value-type="float" office:value="162.678" calcext:value-type="float">
            <text:p>162,67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66976" calcext:value-type="float">
            <text:p>0,266976</text:p>
          </table:table-cell>
          <table:table-cell office:value-type="float" office:value="164.959" calcext:value-type="float">
            <text:p>164,95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59424" calcext:value-type="float">
            <text:p>0,259424</text:p>
          </table:table-cell>
          <table:table-cell office:value-type="float" office:value="169.761" calcext:value-type="float">
            <text:p>169,76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5456" calcext:value-type="float">
            <text:p>0,25456</text:p>
          </table:table-cell>
          <table:table-cell office:value-type="float" office:value="173.005" calcext:value-type="float">
            <text:p>173,00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50272" calcext:value-type="float">
            <text:p>0,250272</text:p>
          </table:table-cell>
          <table:table-cell office:value-type="float" office:value="175.969" calcext:value-type="float">
            <text:p>175,96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36672" calcext:value-type="float">
            <text:p>0,136672</text:p>
          </table:table-cell>
          <table:table-cell office:value-type="float" office:value="161.116" calcext:value-type="float">
            <text:p>161,1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7232" calcext:value-type="float">
            <text:p>0,127232</text:p>
          </table:table-cell>
          <table:table-cell office:value-type="float" office:value="173.07" calcext:value-type="float">
            <text:p>173,0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6432" calcext:value-type="float">
            <text:p>0,126432</text:p>
          </table:table-cell>
          <table:table-cell office:value-type="float" office:value="174.166" calcext:value-type="float">
            <text:p>174,16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7936" calcext:value-type="float">
            <text:p>0,127936</text:p>
          </table:table-cell>
          <table:table-cell office:value-type="float" office:value="172.118" calcext:value-type="float">
            <text:p>172,11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37088" calcext:value-type="float">
            <text:p>0,137088</text:p>
          </table:table-cell>
          <table:table-cell office:value-type="float" office:value="160.627" calcext:value-type="float">
            <text:p>160,62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7456" calcext:value-type="float">
            <text:p>0,127456</text:p>
          </table:table-cell>
          <table:table-cell office:value-type="float" office:value="172.766" calcext:value-type="float">
            <text:p>172,76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5952" calcext:value-type="float">
            <text:p>0,125952</text:p>
          </table:table-cell>
          <table:table-cell office:value-type="float" office:value="174.829" calcext:value-type="float">
            <text:p>174,82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3616" calcext:value-type="float">
            <text:p>0,123616</text:p>
          </table:table-cell>
          <table:table-cell office:value-type="float" office:value="178.133" calcext:value-type="float">
            <text:p>178,13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3328" calcext:value-type="float">
            <text:p>0,123328</text:p>
          </table:table-cell>
          <table:table-cell office:value-type="float" office:value="178.549" calcext:value-type="float">
            <text:p>178,54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3296" calcext:value-type="float">
            <text:p>0,123296</text:p>
          </table:table-cell>
          <table:table-cell office:value-type="float" office:value="178.595" calcext:value-type="float">
            <text:p>178,59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824896" calcext:value-type="float">
            <text:p>0,824896</text:p>
          </table:table-cell>
          <table:table-cell office:value-type="float" office:value="106.778" calcext:value-type="float">
            <text:p>106,77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86816" calcext:value-type="float">
            <text:p>0,586816</text:p>
          </table:table-cell>
          <table:table-cell office:value-type="float" office:value="150.099" calcext:value-type="float">
            <text:p>150,09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32384" calcext:value-type="float">
            <text:p>0,532384</text:p>
          </table:table-cell>
          <table:table-cell office:value-type="float" office:value="165.445" calcext:value-type="float">
            <text:p>165,44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40224" calcext:value-type="float">
            <text:p>0,540224</text:p>
          </table:table-cell>
          <table:table-cell office:value-type="float" office:value="163.044" calcext:value-type="float">
            <text:p>163,04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45248" calcext:value-type="float">
            <text:p>0,545248</text:p>
          </table:table-cell>
          <table:table-cell office:value-type="float" office:value="161.542" calcext:value-type="float">
            <text:p>161,54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45664" calcext:value-type="float">
            <text:p>0,545664</text:p>
          </table:table-cell>
          <table:table-cell office:value-type="float" office:value="161.419" calcext:value-type="float">
            <text:p>161,41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3664" calcext:value-type="float">
            <text:p>0,53664</text:p>
          </table:table-cell>
          <table:table-cell office:value-type="float" office:value="164.133" calcext:value-type="float">
            <text:p>164,13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3216" calcext:value-type="float">
            <text:p>0,53216</text:p>
          </table:table-cell>
          <table:table-cell office:value-type="float" office:value="165.515" calcext:value-type="float">
            <text:p>165,51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22528" calcext:value-type="float">
            <text:p>0,522528</text:p>
          </table:table-cell>
          <table:table-cell office:value-type="float" office:value="168.566" calcext:value-type="float">
            <text:p>168,56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12576" calcext:value-type="float">
            <text:p>0,512576</text:p>
          </table:table-cell>
          <table:table-cell office:value-type="float" office:value="171.839" calcext:value-type="float">
            <text:p>171,83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0144" calcext:value-type="float">
            <text:p>0,50144</text:p>
          </table:table-cell>
          <table:table-cell office:value-type="float" office:value="175.655" calcext:value-type="float">
            <text:p>175,65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6704" calcext:value-type="float">
            <text:p>0,26704</text:p>
          </table:table-cell>
          <table:table-cell office:value-type="float" office:value="164.92" calcext:value-type="float">
            <text:p>164,9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8352" calcext:value-type="float">
            <text:p>0,248352</text:p>
          </table:table-cell>
          <table:table-cell office:value-type="float" office:value="177.33" calcext:value-type="float">
            <text:p>177,3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7168" calcext:value-type="float">
            <text:p>0,247168</text:p>
          </table:table-cell>
          <table:table-cell office:value-type="float" office:value="178.179" calcext:value-type="float">
            <text:p>178,1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9408" calcext:value-type="float">
            <text:p>0,249408</text:p>
          </table:table-cell>
          <table:table-cell office:value-type="float" office:value="176.579" calcext:value-type="float">
            <text:p>176,5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63232" calcext:value-type="float">
            <text:p>0,263232</text:p>
          </table:table-cell>
          <table:table-cell office:value-type="float" office:value="167.306" calcext:value-type="float">
            <text:p>167,30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5024" calcext:value-type="float">
            <text:p>0,25024</text:p>
          </table:table-cell>
          <table:table-cell office:value-type="float" office:value="175.992" calcext:value-type="float">
            <text:p>175,99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9632" calcext:value-type="float">
            <text:p>0,249632</text:p>
          </table:table-cell>
          <table:table-cell office:value-type="float" office:value="176.42" calcext:value-type="float">
            <text:p>176,4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4736" calcext:value-type="float">
            <text:p>0,244736</text:p>
          </table:table-cell>
          <table:table-cell office:value-type="float" office:value="179.95" calcext:value-type="float">
            <text:p>179,9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2944" calcext:value-type="float">
            <text:p>0,242944</text:p>
          </table:table-cell>
          <table:table-cell office:value-type="float" office:value="181.277" calcext:value-type="float">
            <text:p>181,27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1312" calcext:value-type="float">
            <text:p>0,241312</text:p>
          </table:table-cell>
          <table:table-cell office:value-type="float" office:value="182.503" calcext:value-type="float">
            <text:p>182,50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0928" calcext:value-type="float">
            <text:p>0,240928</text:p>
          </table:table-cell>
          <table:table-cell office:value-type="float" office:value="182.794" calcext:value-type="float">
            <text:p>182,79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64707" calcext:value-type="float">
            <text:p>1,64707</text:p>
          </table:table-cell>
          <table:table-cell office:value-type="float" office:value="106.954" calcext:value-type="float">
            <text:p>106,95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17606" calcext:value-type="float">
            <text:p>1,17606</text:p>
          </table:table-cell>
          <table:table-cell office:value-type="float" office:value="149.788" calcext:value-type="float">
            <text:p>149,78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5024" calcext:value-type="float">
            <text:p>1,05024</text:p>
          </table:table-cell>
          <table:table-cell office:value-type="float" office:value="167.734" calcext:value-type="float">
            <text:p>167,73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8608" calcext:value-type="float">
            <text:p>1,08608</text:p>
          </table:table-cell>
          <table:table-cell office:value-type="float" office:value="162.199" calcext:value-type="float">
            <text:p>162,19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8714" calcext:value-type="float">
            <text:p>1,08714</text:p>
          </table:table-cell>
          <table:table-cell office:value-type="float" office:value="162.041" calcext:value-type="float">
            <text:p>162,04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10083" calcext:value-type="float">
            <text:p>1,10083</text:p>
          </table:table-cell>
          <table:table-cell office:value-type="float" office:value="160.025" calcext:value-type="float">
            <text:p>160,02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88" calcext:value-type="float">
            <text:p>1,088</text:p>
          </table:table-cell>
          <table:table-cell office:value-type="float" office:value="161.912" calcext:value-type="float">
            <text:p>161,91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7494" calcext:value-type="float">
            <text:p>1,07494</text:p>
          </table:table-cell>
          <table:table-cell office:value-type="float" office:value="163.879" calcext:value-type="float">
            <text:p>163,87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5962" calcext:value-type="float">
            <text:p>1,05962</text:p>
          </table:table-cell>
          <table:table-cell office:value-type="float" office:value="166.25" calcext:value-type="float">
            <text:p>166,2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3482" calcext:value-type="float">
            <text:p>1,03482</text:p>
          </table:table-cell>
          <table:table-cell office:value-type="float" office:value="170.234" calcext:value-type="float">
            <text:p>170,23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1805" calcext:value-type="float">
            <text:p>1,01805</text:p>
          </table:table-cell>
          <table:table-cell office:value-type="float" office:value="173.038" calcext:value-type="float">
            <text:p>173,03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997824" calcext:value-type="float">
            <text:p>0,997824</text:p>
          </table:table-cell>
          <table:table-cell office:value-type="float" office:value="176.545" calcext:value-type="float">
            <text:p>176,5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526944" calcext:value-type="float">
            <text:p>0,526944</text:p>
          </table:table-cell>
          <table:table-cell office:value-type="float" office:value="167.153" calcext:value-type="float">
            <text:p>167,15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9712" calcext:value-type="float">
            <text:p>0,49712</text:p>
          </table:table-cell>
          <table:table-cell office:value-type="float" office:value="177.181" calcext:value-type="float">
            <text:p>177,18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93792" calcext:value-type="float">
            <text:p>0,493792</text:p>
          </table:table-cell>
          <table:table-cell office:value-type="float" office:value="178.375" calcext:value-type="float">
            <text:p>178,37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94784" calcext:value-type="float">
            <text:p>0,494784</text:p>
          </table:table-cell>
          <table:table-cell office:value-type="float" office:value="178.018" calcext:value-type="float">
            <text:p>178,01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533344" calcext:value-type="float">
            <text:p>0,533344</text:p>
          </table:table-cell>
          <table:table-cell office:value-type="float" office:value="165.147" calcext:value-type="float">
            <text:p>165,14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506752" calcext:value-type="float">
            <text:p>0,506752</text:p>
          </table:table-cell>
          <table:table-cell office:value-type="float" office:value="173.814" calcext:value-type="float">
            <text:p>173,81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99648" calcext:value-type="float">
            <text:p>0,499648</text:p>
          </table:table-cell>
          <table:table-cell office:value-type="float" office:value="176.285" calcext:value-type="float">
            <text:p>176,28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93568" calcext:value-type="float">
            <text:p>0,493568</text:p>
          </table:table-cell>
          <table:table-cell office:value-type="float" office:value="178.456" calcext:value-type="float">
            <text:p>178,45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85312" calcext:value-type="float">
            <text:p>0,485312</text:p>
          </table:table-cell>
          <table:table-cell office:value-type="float" office:value="181.492" calcext:value-type="float">
            <text:p>181,49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79552" calcext:value-type="float">
            <text:p>0,479552</text:p>
          </table:table-cell>
          <table:table-cell office:value-type="float" office:value="183.672" calcext:value-type="float">
            <text:p>183,67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79232" calcext:value-type="float">
            <text:p>0,479232</text:p>
          </table:table-cell>
          <table:table-cell office:value-type="float" office:value="183.795" calcext:value-type="float">
            <text:p>183,79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77536" calcext:value-type="float">
            <text:p>0,477536</text:p>
          </table:table-cell>
          <table:table-cell office:value-type="float" office:value="184.448" calcext:value-type="float">
            <text:p>184,44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3.27123" calcext:value-type="float">
            <text:p>3,27123</text:p>
          </table:table-cell>
          <table:table-cell office:value-type="float" office:value="107.703" calcext:value-type="float">
            <text:p>107,70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36006" calcext:value-type="float">
            <text:p>2,36006</text:p>
          </table:table-cell>
          <table:table-cell office:value-type="float" office:value="149.285" calcext:value-type="float">
            <text:p>149,28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3354" calcext:value-type="float">
            <text:p>2,13354</text:p>
          </table:table-cell>
          <table:table-cell office:value-type="float" office:value="165.135" calcext:value-type="float">
            <text:p>165,13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895" calcext:value-type="float">
            <text:p>2,1895</text:p>
          </table:table-cell>
          <table:table-cell office:value-type="float" office:value="160.914" calcext:value-type="float">
            <text:p>160,91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8586" calcext:value-type="float">
            <text:p>2,18586</text:p>
          </table:table-cell>
          <table:table-cell office:value-type="float" office:value="161.182" calcext:value-type="float">
            <text:p>161,18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21603" calcext:value-type="float">
            <text:p>2,21603</text:p>
          </table:table-cell>
          <table:table-cell office:value-type="float" office:value="158.988" calcext:value-type="float">
            <text:p>158,98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8227" calcext:value-type="float">
            <text:p>2,18227</text:p>
          </table:table-cell>
          <table:table-cell office:value-type="float" office:value="161.447" calcext:value-type="float">
            <text:p>161,44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7437" calcext:value-type="float">
            <text:p>2,17437</text:p>
          </table:table-cell>
          <table:table-cell office:value-type="float" office:value="162.034" calcext:value-type="float">
            <text:p>162,03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5197" calcext:value-type="float">
            <text:p>2,15197</text:p>
          </table:table-cell>
          <table:table-cell office:value-type="float" office:value="163.721" calcext:value-type="float">
            <text:p>163,72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1053" calcext:value-type="float">
            <text:p>2,11053</text:p>
          </table:table-cell>
          <table:table-cell office:value-type="float" office:value="166.935" calcext:value-type="float">
            <text:p>166,93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06659" calcext:value-type="float">
            <text:p>2,06659</text:p>
          </table:table-cell>
          <table:table-cell office:value-type="float" office:value="170.484" calcext:value-type="float">
            <text:p>170,48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02547" calcext:value-type="float">
            <text:p>2,02547</text:p>
          </table:table-cell>
          <table:table-cell office:value-type="float" office:value="173.945" calcext:value-type="float">
            <text:p>173,94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1.9961" calcext:value-type="float">
            <text:p>1,9961</text:p>
          </table:table-cell>
          <table:table-cell office:value-type="float" office:value="176.505" calcext:value-type="float">
            <text:p>176,50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1.06544" calcext:value-type="float">
            <text:p>1,06544</text:p>
          </table:table-cell>
          <table:table-cell office:value-type="float" office:value="165.341" calcext:value-type="float">
            <text:p>165,34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86304" calcext:value-type="float">
            <text:p>0,986304</text:p>
          </table:table-cell>
          <table:table-cell office:value-type="float" office:value="178.607" calcext:value-type="float">
            <text:p>178,60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84128" calcext:value-type="float">
            <text:p>0,984128</text:p>
          </table:table-cell>
          <table:table-cell office:value-type="float" office:value="179.002" calcext:value-type="float">
            <text:p>179,00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94112" calcext:value-type="float">
            <text:p>0,994112</text:p>
          </table:table-cell>
          <table:table-cell office:value-type="float" office:value="177.204" calcext:value-type="float">
            <text:p>177,20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1.0752" calcext:value-type="float">
            <text:p>1,0752</text:p>
          </table:table-cell>
          <table:table-cell office:value-type="float" office:value="163.84" calcext:value-type="float">
            <text:p>163,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1.00931" calcext:value-type="float">
            <text:p>1,00931</text:p>
          </table:table-cell>
          <table:table-cell office:value-type="float" office:value="174.535" calcext:value-type="float">
            <text:p>174,53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1.01043" calcext:value-type="float">
            <text:p>1,01043</text:p>
          </table:table-cell>
          <table:table-cell office:value-type="float" office:value="174.342" calcext:value-type="float">
            <text:p>174,34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92288" calcext:value-type="float">
            <text:p>0,992288</text:p>
          </table:table-cell>
          <table:table-cell office:value-type="float" office:value="177.53" calcext:value-type="float">
            <text:p>177,5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7184" calcext:value-type="float">
            <text:p>0,97184</text:p>
          </table:table-cell>
          <table:table-cell office:value-type="float" office:value="181.265" calcext:value-type="float">
            <text:p>181,26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71488" calcext:value-type="float">
            <text:p>0,971488</text:p>
          </table:table-cell>
          <table:table-cell office:value-type="float" office:value="181.331" calcext:value-type="float">
            <text:p>181,33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60992" calcext:value-type="float">
            <text:p>0,960992</text:p>
          </table:table-cell>
          <table:table-cell office:value-type="float" office:value="183.311" calcext:value-type="float">
            <text:p>183,31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44576" calcext:value-type="float">
            <text:p>0,944576</text:p>
          </table:table-cell>
          <table:table-cell office:value-type="float" office:value="186.497" calcext:value-type="float">
            <text:p>186,49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52192" calcext:value-type="float">
            <text:p>0,952192</text:p>
          </table:table-cell>
          <table:table-cell office:value-type="float" office:value="185.006" calcext:value-type="float">
            <text:p>185,00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6.56115" calcext:value-type="float">
            <text:p>6,56115</text:p>
          </table:table-cell>
          <table:table-cell office:value-type="float" office:value="107.396" calcext:value-type="float">
            <text:p>107,39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73021" calcext:value-type="float">
            <text:p>4,73021</text:p>
          </table:table-cell>
          <table:table-cell office:value-type="float" office:value="148.967" calcext:value-type="float">
            <text:p>148,96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1037" calcext:value-type="float">
            <text:p>4,31037</text:p>
          </table:table-cell>
          <table:table-cell office:value-type="float" office:value="163.476" calcext:value-type="float">
            <text:p>163,47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9366" calcext:value-type="float">
            <text:p>4,39366</text:p>
          </table:table-cell>
          <table:table-cell office:value-type="float" office:value="160.377" calcext:value-type="float">
            <text:p>160,37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9222" calcext:value-type="float">
            <text:p>4,39222</text:p>
          </table:table-cell>
          <table:table-cell office:value-type="float" office:value="160.43" calcext:value-type="float">
            <text:p>160,4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44432" calcext:value-type="float">
            <text:p>4,44432</text:p>
          </table:table-cell>
          <table:table-cell office:value-type="float" office:value="158.549" calcext:value-type="float">
            <text:p>158,5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8771" calcext:value-type="float">
            <text:p>4,38771</text:p>
          </table:table-cell>
          <table:table-cell office:value-type="float" office:value="160.595" calcext:value-type="float">
            <text:p>160,59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6739" calcext:value-type="float">
            <text:p>4,36739</text:p>
          </table:table-cell>
          <table:table-cell office:value-type="float" office:value="161.342" calcext:value-type="float">
            <text:p>161,34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479" calcext:value-type="float">
            <text:p>4,3479</text:p>
          </table:table-cell>
          <table:table-cell office:value-type="float" office:value="162.065" calcext:value-type="float">
            <text:p>162,06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0272" calcext:value-type="float">
            <text:p>4,30272</text:p>
          </table:table-cell>
          <table:table-cell office:value-type="float" office:value="163.767" calcext:value-type="float">
            <text:p>163,76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22048" calcext:value-type="float">
            <text:p>4,22048</text:p>
          </table:table-cell>
          <table:table-cell office:value-type="float" office:value="166.958" calcext:value-type="float">
            <text:p>166,95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11133" calcext:value-type="float">
            <text:p>4,11133</text:p>
          </table:table-cell>
          <table:table-cell office:value-type="float" office:value="171.391" calcext:value-type="float">
            <text:p>171,39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03549" calcext:value-type="float">
            <text:p>4,03549</text:p>
          </table:table-cell>
          <table:table-cell office:value-type="float" office:value="174.612" calcext:value-type="float">
            <text:p>174,61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3.97075" calcext:value-type="float">
            <text:p>3,97075</text:p>
          </table:table-cell>
          <table:table-cell office:value-type="float" office:value="177.458" calcext:value-type="float">
            <text:p>177,4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2.10835" calcext:value-type="float">
            <text:p>2,10835</text:p>
          </table:table-cell>
          <table:table-cell office:value-type="float" office:value="167.108" calcext:value-type="float">
            <text:p>167,10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7955" calcext:value-type="float">
            <text:p>1,97955</text:p>
          </table:table-cell>
          <table:table-cell office:value-type="float" office:value="177.98" calcext:value-type="float">
            <text:p>177,9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7264" calcext:value-type="float">
            <text:p>1,97264</text:p>
          </table:table-cell>
          <table:table-cell office:value-type="float" office:value="178.604" calcext:value-type="float">
            <text:p>178,60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7942" calcext:value-type="float">
            <text:p>1,97942</text:p>
          </table:table-cell>
          <table:table-cell office:value-type="float" office:value="177.992" calcext:value-type="float">
            <text:p>177,99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2.13613" calcext:value-type="float">
            <text:p>2,13613</text:p>
          </table:table-cell>
          <table:table-cell office:value-type="float" office:value="164.935" calcext:value-type="float">
            <text:p>164,93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2.03888" calcext:value-type="float">
            <text:p>2,03888</text:p>
          </table:table-cell>
          <table:table-cell office:value-type="float" office:value="172.801" calcext:value-type="float">
            <text:p>172,80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2.00128" calcext:value-type="float">
            <text:p>2,00128</text:p>
          </table:table-cell>
          <table:table-cell office:value-type="float" office:value="176.048" calcext:value-type="float">
            <text:p>176,04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8493" calcext:value-type="float">
            <text:p>1,98493</text:p>
          </table:table-cell>
          <table:table-cell office:value-type="float" office:value="177.498" calcext:value-type="float">
            <text:p>177,49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7411" calcext:value-type="float">
            <text:p>1,97411</text:p>
          </table:table-cell>
          <table:table-cell office:value-type="float" office:value="178.471" calcext:value-type="float">
            <text:p>178,47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5232" calcext:value-type="float">
            <text:p>1,95232</text:p>
          </table:table-cell>
          <table:table-cell office:value-type="float" office:value="180.463" calcext:value-type="float">
            <text:p>180,46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2867" calcext:value-type="float">
            <text:p>1,92867</text:p>
          </table:table-cell>
          <table:table-cell office:value-type="float" office:value="182.676" calcext:value-type="float">
            <text:p>182,67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0051" calcext:value-type="float">
            <text:p>1,90051</text:p>
          </table:table-cell>
          <table:table-cell office:value-type="float" office:value="185.382" calcext:value-type="float">
            <text:p>185,38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88496" calcext:value-type="float">
            <text:p>1,88496</text:p>
          </table:table-cell>
          <table:table-cell office:value-type="float" office:value="186.912" calcext:value-type="float">
            <text:p>186,91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88675" calcext:value-type="float">
            <text:p>1,88675</text:p>
          </table:table-cell>
          <table:table-cell office:value-type="float" office:value="186.734" calcext:value-type="float">
            <text:p>186,73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13.1943" calcext:value-type="float">
            <text:p>13,1943</text:p>
          </table:table-cell>
          <table:table-cell office:value-type="float" office:value="106.81" calcext:value-type="float">
            <text:p>106,8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9.48541" calcext:value-type="float">
            <text:p>9,48541</text:p>
          </table:table-cell>
          <table:table-cell office:value-type="float" office:value="148.574" calcext:value-type="float">
            <text:p>148,57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69456" calcext:value-type="float">
            <text:p>8,69456</text:p>
          </table:table-cell>
          <table:table-cell office:value-type="float" office:value="162.088" calcext:value-type="float">
            <text:p>162,08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79341" calcext:value-type="float">
            <text:p>8,79341</text:p>
          </table:table-cell>
          <table:table-cell office:value-type="float" office:value="160.266" calcext:value-type="float">
            <text:p>160,26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78666" calcext:value-type="float">
            <text:p>8,78666</text:p>
          </table:table-cell>
          <table:table-cell office:value-type="float" office:value="160.389" calcext:value-type="float">
            <text:p>160,38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96454" calcext:value-type="float">
            <text:p>8,96454</text:p>
          </table:table-cell>
          <table:table-cell office:value-type="float" office:value="157.207" calcext:value-type="float">
            <text:p>157,20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84045" calcext:value-type="float">
            <text:p>8,84045</text:p>
          </table:table-cell>
          <table:table-cell office:value-type="float" office:value="159.413" calcext:value-type="float">
            <text:p>159,41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78061" calcext:value-type="float">
            <text:p>8,78061</text:p>
          </table:table-cell>
          <table:table-cell office:value-type="float" office:value="160.5" calcext:value-type="float">
            <text:p>160,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71878" calcext:value-type="float">
            <text:p>8,71878</text:p>
          </table:table-cell>
          <table:table-cell office:value-type="float" office:value="161.638" calcext:value-type="float">
            <text:p>161,63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70442" calcext:value-type="float">
            <text:p>8,70442</text:p>
          </table:table-cell>
          <table:table-cell office:value-type="float" office:value="161.905" calcext:value-type="float">
            <text:p>161,90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62272" calcext:value-type="float">
            <text:p>8,62272</text:p>
          </table:table-cell>
          <table:table-cell office:value-type="float" office:value="163.439" calcext:value-type="float">
            <text:p>163,43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4153" calcext:value-type="float">
            <text:p>8,4153</text:p>
          </table:table-cell>
          <table:table-cell office:value-type="float" office:value="167.467" calcext:value-type="float">
            <text:p>167,46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22147" calcext:value-type="float">
            <text:p>8,22147</text:p>
          </table:table-cell>
          <table:table-cell office:value-type="float" office:value="171.415" calcext:value-type="float">
            <text:p>171,41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05578" calcext:value-type="float">
            <text:p>8,05578</text:p>
          </table:table-cell>
          <table:table-cell office:value-type="float" office:value="174.941" calcext:value-type="float">
            <text:p>174,94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7.91414" calcext:value-type="float">
            <text:p>7,91414</text:p>
          </table:table-cell>
          <table:table-cell office:value-type="float" office:value="178.072" calcext:value-type="float">
            <text:p>178,07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4.23165" calcext:value-type="float">
            <text:p>4,23165</text:p>
          </table:table-cell>
          <table:table-cell office:value-type="float" office:value="166.517" calcext:value-type="float">
            <text:p>166,51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6822" calcext:value-type="float">
            <text:p>3,96822</text:p>
          </table:table-cell>
          <table:table-cell office:value-type="float" office:value="177.571" calcext:value-type="float">
            <text:p>177,57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5037" calcext:value-type="float">
            <text:p>3,95037</text:p>
          </table:table-cell>
          <table:table-cell office:value-type="float" office:value="178.374" calcext:value-type="float">
            <text:p>178,37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7734" calcext:value-type="float">
            <text:p>3,97734</text:p>
          </table:table-cell>
          <table:table-cell office:value-type="float" office:value="177.164" calcext:value-type="float">
            <text:p>177,16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4.27933" calcext:value-type="float">
            <text:p>4,27933</text:p>
          </table:table-cell>
          <table:table-cell office:value-type="float" office:value="164.662" calcext:value-type="float">
            <text:p>164,66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4.07997" calcext:value-type="float">
            <text:p>4,07997</text:p>
          </table:table-cell>
          <table:table-cell office:value-type="float" office:value="172.708" calcext:value-type="float">
            <text:p>172,70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4.04336" calcext:value-type="float">
            <text:p>4,04336</text:p>
          </table:table-cell>
          <table:table-cell office:value-type="float" office:value="174.272" calcext:value-type="float">
            <text:p>174,27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8531" calcext:value-type="float">
            <text:p>3,98531</text:p>
          </table:table-cell>
          <table:table-cell office:value-type="float" office:value="176.81" calcext:value-type="float">
            <text:p>176,8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6442" calcext:value-type="float">
            <text:p>3,96442</text:p>
          </table:table-cell>
          <table:table-cell office:value-type="float" office:value="177.742" calcext:value-type="float">
            <text:p>177,74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4726" calcext:value-type="float">
            <text:p>3,94726</text:p>
          </table:table-cell>
          <table:table-cell office:value-type="float" office:value="178.514" calcext:value-type="float">
            <text:p>178,51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0026" calcext:value-type="float">
            <text:p>3,90026</text:p>
          </table:table-cell>
          <table:table-cell office:value-type="float" office:value="180.666" calcext:value-type="float">
            <text:p>180,66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85885" calcext:value-type="float">
            <text:p>3,85885</text:p>
          </table:table-cell>
          <table:table-cell office:value-type="float" office:value="182.605" calcext:value-type="float">
            <text:p>182,60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79008" calcext:value-type="float">
            <text:p>3,79008</text:p>
          </table:table-cell>
          <table:table-cell office:value-type="float" office:value="185.918" calcext:value-type="float">
            <text:p>185,91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75357" calcext:value-type="float">
            <text:p>3,75357</text:p>
          </table:table-cell>
          <table:table-cell office:value-type="float" office:value="187.726" calcext:value-type="float">
            <text:p>187,72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76643" calcext:value-type="float">
            <text:p>3,76643</text:p>
          </table:table-cell>
          <table:table-cell office:value-type="float" office:value="187.085" calcext:value-type="float">
            <text:p>187,08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26.451" calcext:value-type="float">
            <text:p>26,451</text:p>
          </table:table-cell>
          <table:table-cell office:value-type="float" office:value="106.558" calcext:value-type="float">
            <text:p>106,55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8.9797" calcext:value-type="float">
            <text:p>18,9797</text:p>
          </table:table-cell>
          <table:table-cell office:value-type="float" office:value="148.504" calcext:value-type="float">
            <text:p>148,50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4419" calcext:value-type="float">
            <text:p>17,4419</text:p>
          </table:table-cell>
          <table:table-cell office:value-type="float" office:value="161.598" calcext:value-type="float">
            <text:p>161,59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6177" calcext:value-type="float">
            <text:p>17,6177</text:p>
          </table:table-cell>
          <table:table-cell office:value-type="float" office:value="159.986" calcext:value-type="float">
            <text:p>159,98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6042" calcext:value-type="float">
            <text:p>17,6042</text:p>
          </table:table-cell>
          <table:table-cell office:value-type="float" office:value="160.108" calcext:value-type="float">
            <text:p>160,10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8.1391" calcext:value-type="float">
            <text:p>18,1391</text:p>
          </table:table-cell>
          <table:table-cell office:value-type="float" office:value="155.387" calcext:value-type="float">
            <text:p>155,38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7335" calcext:value-type="float">
            <text:p>17,7335</text:p>
          </table:table-cell>
          <table:table-cell office:value-type="float" office:value="158.94" calcext:value-type="float">
            <text:p>158,9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6225" calcext:value-type="float">
            <text:p>17,6225</text:p>
          </table:table-cell>
          <table:table-cell office:value-type="float" office:value="159.942" calcext:value-type="float">
            <text:p>159,94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5203" calcext:value-type="float">
            <text:p>17,5203</text:p>
          </table:table-cell>
          <table:table-cell office:value-type="float" office:value="160.874" calcext:value-type="float">
            <text:p>160,87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4875" calcext:value-type="float">
            <text:p>17,4875</text:p>
          </table:table-cell>
          <table:table-cell office:value-type="float" office:value="161.176" calcext:value-type="float">
            <text:p>161,17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4247" calcext:value-type="float">
            <text:p>17,4247</text:p>
          </table:table-cell>
          <table:table-cell office:value-type="float" office:value="161.757" calcext:value-type="float">
            <text:p>161,75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2319" calcext:value-type="float">
            <text:p>17,2319</text:p>
          </table:table-cell>
          <table:table-cell office:value-type="float" office:value="163.567" calcext:value-type="float">
            <text:p>163,56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6.8296" calcext:value-type="float">
            <text:p>16,8296</text:p>
          </table:table-cell>
          <table:table-cell office:value-type="float" office:value="167.477" calcext:value-type="float">
            <text:p>167,47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6.4474" calcext:value-type="float">
            <text:p>16,4474</text:p>
          </table:table-cell>
          <table:table-cell office:value-type="float" office:value="171.369" calcext:value-type="float">
            <text:p>171,36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6.1675" calcext:value-type="float">
            <text:p>16,1675</text:p>
          </table:table-cell>
          <table:table-cell office:value-type="float" office:value="174.336" calcext:value-type="float">
            <text:p>174,33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5.8109" calcext:value-type="float">
            <text:p>15,8109</text:p>
          </table:table-cell>
          <table:table-cell office:value-type="float" office:value="178.268" calcext:value-type="float">
            <text:p>178,2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46653" calcext:value-type="float">
            <text:p>8,46653</text:p>
          </table:table-cell>
          <table:table-cell office:value-type="float" office:value="166.454" calcext:value-type="float">
            <text:p>166,45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6054" calcext:value-type="float">
            <text:p>7,96054</text:p>
          </table:table-cell>
          <table:table-cell office:value-type="float" office:value="177.034" calcext:value-type="float">
            <text:p>177,03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249" calcext:value-type="float">
            <text:p>7,9249</text:p>
          </table:table-cell>
          <table:table-cell office:value-type="float" office:value="177.83" calcext:value-type="float">
            <text:p>177,8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6179" calcext:value-type="float">
            <text:p>7,96179</text:p>
          </table:table-cell>
          <table:table-cell office:value-type="float" office:value="177.006" calcext:value-type="float">
            <text:p>177,00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53322" calcext:value-type="float">
            <text:p>8,53322</text:p>
          </table:table-cell>
          <table:table-cell office:value-type="float" office:value="165.153" calcext:value-type="float">
            <text:p>165,15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25398" calcext:value-type="float">
            <text:p>8,25398</text:p>
          </table:table-cell>
          <table:table-cell office:value-type="float" office:value="170.74" calcext:value-type="float">
            <text:p>170,7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09818" calcext:value-type="float">
            <text:p>8,09818</text:p>
          </table:table-cell>
          <table:table-cell office:value-type="float" office:value="174.025" calcext:value-type="float">
            <text:p>174,02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02192" calcext:value-type="float">
            <text:p>8,02192</text:p>
          </table:table-cell>
          <table:table-cell office:value-type="float" office:value="175.679" calcext:value-type="float">
            <text:p>175,6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4294" calcext:value-type="float">
            <text:p>7,94294</text:p>
          </table:table-cell>
          <table:table-cell office:value-type="float" office:value="177.426" calcext:value-type="float">
            <text:p>177,42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4963" calcext:value-type="float">
            <text:p>7,94963</text:p>
          </table:table-cell>
          <table:table-cell office:value-type="float" office:value="177.277" calcext:value-type="float">
            <text:p>177,27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89514" calcext:value-type="float">
            <text:p>7,89514</text:p>
          </table:table-cell>
          <table:table-cell office:value-type="float" office:value="178.501" calcext:value-type="float">
            <text:p>178,50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82739" calcext:value-type="float">
            <text:p>7,82739</text:p>
          </table:table-cell>
          <table:table-cell office:value-type="float" office:value="180.045" calcext:value-type="float">
            <text:p>180,04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70771" calcext:value-type="float">
            <text:p>7,70771</text:p>
          </table:table-cell>
          <table:table-cell office:value-type="float" office:value="182.841" calcext:value-type="float">
            <text:p>182,84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56074" calcext:value-type="float">
            <text:p>7,56074</text:p>
          </table:table-cell>
          <table:table-cell office:value-type="float" office:value="186.395" calcext:value-type="float">
            <text:p>186,39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50794" calcext:value-type="float">
            <text:p>7,50794</text:p>
          </table:table-cell>
          <table:table-cell office:value-type="float" office:value="187.706" calcext:value-type="float">
            <text:p>187,70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51686" calcext:value-type="float">
            <text:p>7,51686</text:p>
          </table:table-cell>
          <table:table-cell office:value-type="float" office:value="187.483" calcext:value-type="float">
            <text:p>187,48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376" calcext:value-type="float">
            <text:p>5376</text:p>
          </table:table-cell>
          <table:table-cell office:value-type="float" office:value="0.011488" calcext:value-type="float">
            <text:p>0,011488</text:p>
          </table:table-cell>
          <table:table-cell office:value-type="float" office:value="14.9749" calcext:value-type="float">
            <text:p>14,974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376" calcext:value-type="float">
            <text:p>5376</text:p>
          </table:table-cell>
          <table:table-cell office:value-type="float" office:value="0.010688" calcext:value-type="float">
            <text:p>0,010688</text:p>
          </table:table-cell>
          <table:table-cell office:value-type="float" office:value="8.0479" calcext:value-type="float">
            <text:p>8,047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752" calcext:value-type="float">
            <text:p>10752</text:p>
          </table:table-cell>
          <table:table-cell office:value-type="float" office:value="0.011744" calcext:value-type="float">
            <text:p>0,011744</text:p>
          </table:table-cell>
          <table:table-cell office:value-type="float" office:value="29.297" calcext:value-type="float">
            <text:p>29,29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0752" calcext:value-type="float">
            <text:p>10752</text:p>
          </table:table-cell>
          <table:table-cell office:value-type="float" office:value="0.010144" calcext:value-type="float">
            <text:p>0,010144</text:p>
          </table:table-cell>
          <table:table-cell office:value-type="float" office:value="33.918" calcext:value-type="float">
            <text:p>33,9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752" calcext:value-type="float">
            <text:p>10752</text:p>
          </table:table-cell>
          <table:table-cell office:value-type="float" office:value="0.010752" calcext:value-type="float">
            <text:p>0,0107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0752" calcext:value-type="float">
            <text:p>10752</text:p>
          </table:table-cell>
          <table:table-cell office:value-type="float" office:value="0.010368" calcext:value-type="float">
            <text:p>0,010368</text:p>
          </table:table-cell>
          <table:table-cell office:value-type="float" office:value="16.5926" calcext:value-type="float">
            <text:p>16,59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504" calcext:value-type="float">
            <text:p>21504</text:p>
          </table:table-cell>
          <table:table-cell office:value-type="float" office:value="0.012768" calcext:value-type="float">
            <text:p>0,012768</text:p>
          </table:table-cell>
          <table:table-cell office:value-type="float" office:value="53.8947" calcext:value-type="float">
            <text:p>53,894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504" calcext:value-type="float">
            <text:p>21504</text:p>
          </table:table-cell>
          <table:table-cell office:value-type="float" office:value="0.011968" calcext:value-type="float">
            <text:p>0,011968</text:p>
          </table:table-cell>
          <table:table-cell office:value-type="float" office:value="57.4973" calcext:value-type="float">
            <text:p>57,497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1504" calcext:value-type="float">
            <text:p>21504</text:p>
          </table:table-cell>
          <table:table-cell office:value-type="float" office:value="0.012" calcext:value-type="float">
            <text:p>0,012</text:p>
          </table:table-cell>
          <table:table-cell office:value-type="float" office:value="57.344" calcext:value-type="float">
            <text:p>57,3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504" calcext:value-type="float">
            <text:p>21504</text:p>
          </table:table-cell>
          <table:table-cell office:value-type="float" office:value="0.011456" calcext:value-type="float">
            <text:p>0,011456</text:p>
          </table:table-cell>
          <table:table-cell office:value-type="float" office:value="30.0335" calcext:value-type="float">
            <text:p>30,033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504" calcext:value-type="float">
            <text:p>21504</text:p>
          </table:table-cell>
          <table:table-cell office:value-type="float" office:value="0.01104" calcext:value-type="float">
            <text:p>0,01104</text:p>
          </table:table-cell>
          <table:table-cell office:value-type="float" office:value="31.1652" calcext:value-type="float">
            <text:p>31,165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1504" calcext:value-type="float">
            <text:p>21504</text:p>
          </table:table-cell>
          <table:table-cell office:value-type="float" office:value="0.01168" calcext:value-type="float">
            <text:p>0,01168</text:p>
          </table:table-cell>
          <table:table-cell office:value-type="float" office:value="29.4575" calcext:value-type="float">
            <text:p>29,45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3568" calcext:value-type="float">
            <text:p>0,013568</text:p>
          </table:table-cell>
          <table:table-cell office:value-type="float" office:value="101.434" calcext:value-type="float">
            <text:p>101,43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3408" calcext:value-type="float">
            <text:p>0,013408</text:p>
          </table:table-cell>
          <table:table-cell office:value-type="float" office:value="102.644" calcext:value-type="float">
            <text:p>102,64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36" calcext:value-type="float">
            <text:p>0,0136</text:p>
          </table:table-cell>
          <table:table-cell office:value-type="float" office:value="101.195" calcext:value-type="float">
            <text:p>101,19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3568" calcext:value-type="float">
            <text:p>0,013568</text:p>
          </table:table-cell>
          <table:table-cell office:value-type="float" office:value="101.434" calcext:value-type="float">
            <text:p>101,43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2576" calcext:value-type="float">
            <text:p>0,012576</text:p>
          </table:table-cell>
          <table:table-cell office:value-type="float" office:value="54.7176" calcext:value-type="float">
            <text:p>54,717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2736" calcext:value-type="float">
            <text:p>0,012736</text:p>
          </table:table-cell>
          <table:table-cell office:value-type="float" office:value="54.0302" calcext:value-type="float">
            <text:p>54,030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2704" calcext:value-type="float">
            <text:p>0,012704</text:p>
          </table:table-cell>
          <table:table-cell office:value-type="float" office:value="54.1662" calcext:value-type="float">
            <text:p>54,166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2576" calcext:value-type="float">
            <text:p>0,012576</text:p>
          </table:table-cell>
          <table:table-cell office:value-type="float" office:value="54.7176" calcext:value-type="float">
            <text:p>54,717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28768" calcext:value-type="float">
            <text:p>0,028768</text:p>
          </table:table-cell>
          <table:table-cell office:value-type="float" office:value="95.6796" calcext:value-type="float">
            <text:p>95,679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26016" calcext:value-type="float">
            <text:p>0,026016</text:p>
          </table:table-cell>
          <table:table-cell office:value-type="float" office:value="105.801" calcext:value-type="float">
            <text:p>105,80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24544" calcext:value-type="float">
            <text:p>0,024544</text:p>
          </table:table-cell>
          <table:table-cell office:value-type="float" office:value="112.146" calcext:value-type="float">
            <text:p>112,14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23712" calcext:value-type="float">
            <text:p>0,023712</text:p>
          </table:table-cell>
          <table:table-cell office:value-type="float" office:value="116.081" calcext:value-type="float">
            <text:p>116,08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23616" calcext:value-type="float">
            <text:p>0,023616</text:p>
          </table:table-cell>
          <table:table-cell office:value-type="float" office:value="116.553" calcext:value-type="float">
            <text:p>116,55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14048" calcext:value-type="float">
            <text:p>0,014048</text:p>
          </table:table-cell>
          <table:table-cell office:value-type="float" office:value="97.9681" calcext:value-type="float">
            <text:p>97,968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152" calcext:value-type="float">
            <text:p>0,0152</text:p>
          </table:table-cell>
          <table:table-cell office:value-type="float" office:value="90.5432" calcext:value-type="float">
            <text:p>90,543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15104" calcext:value-type="float">
            <text:p>0,015104</text:p>
          </table:table-cell>
          <table:table-cell office:value-type="float" office:value="91.1186" calcext:value-type="float">
            <text:p>91,118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13312" calcext:value-type="float">
            <text:p>0,013312</text:p>
          </table:table-cell>
          <table:table-cell office:value-type="float" office:value="103.385" calcext:value-type="float">
            <text:p>103,38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15104" calcext:value-type="float">
            <text:p>0,015104</text:p>
          </table:table-cell>
          <table:table-cell office:value-type="float" office:value="91.1186" calcext:value-type="float">
            <text:p>91,118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46464" calcext:value-type="float">
            <text:p>0,046464</text:p>
          </table:table-cell>
          <table:table-cell office:value-type="float" office:value="118.479" calcext:value-type="float">
            <text:p>118,47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41664" calcext:value-type="float">
            <text:p>0,041664</text:p>
          </table:table-cell>
          <table:table-cell office:value-type="float" office:value="132.129" calcext:value-type="float">
            <text:p>132,12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3904" calcext:value-type="float">
            <text:p>0,03904</text:p>
          </table:table-cell>
          <table:table-cell office:value-type="float" office:value="141.01" calcext:value-type="float">
            <text:p>141,0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38784" calcext:value-type="float">
            <text:p>0,038784</text:p>
          </table:table-cell>
          <table:table-cell office:value-type="float" office:value="141.941" calcext:value-type="float">
            <text:p>141,94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38016" calcext:value-type="float">
            <text:p>0,038016</text:p>
          </table:table-cell>
          <table:table-cell office:value-type="float" office:value="144.808" calcext:value-type="float">
            <text:p>144,80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36288" calcext:value-type="float">
            <text:p>0,036288</text:p>
          </table:table-cell>
          <table:table-cell office:value-type="float" office:value="151.704" calcext:value-type="float">
            <text:p>151,70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20832" calcext:value-type="float">
            <text:p>0,020832</text:p>
          </table:table-cell>
          <table:table-cell office:value-type="float" office:value="132.129" calcext:value-type="float">
            <text:p>132,12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2112" calcext:value-type="float">
            <text:p>0,02112</text:p>
          </table:table-cell>
          <table:table-cell office:value-type="float" office:value="130.327" calcext:value-type="float">
            <text:p>130,32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20864" calcext:value-type="float">
            <text:p>0,020864</text:p>
          </table:table-cell>
          <table:table-cell office:value-type="float" office:value="131.926" calcext:value-type="float">
            <text:p>131,92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20832" calcext:value-type="float">
            <text:p>0,020832</text:p>
          </table:table-cell>
          <table:table-cell office:value-type="float" office:value="132.129" calcext:value-type="float">
            <text:p>132,12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20704" calcext:value-type="float">
            <text:p>0,020704</text:p>
          </table:table-cell>
          <table:table-cell office:value-type="float" office:value="132.946" calcext:value-type="float">
            <text:p>132,94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20736" calcext:value-type="float">
            <text:p>0,020736</text:p>
          </table:table-cell>
          <table:table-cell office:value-type="float" office:value="132.741" calcext:value-type="float">
            <text:p>132,74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81152" calcext:value-type="float">
            <text:p>0,081152</text:p>
          </table:table-cell>
          <table:table-cell office:value-type="float" office:value="135.672" calcext:value-type="float">
            <text:p>135,67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7328" calcext:value-type="float">
            <text:p>0,07328</text:p>
          </table:table-cell>
          <table:table-cell office:value-type="float" office:value="150.246" calcext:value-type="float">
            <text:p>150,24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67712" calcext:value-type="float">
            <text:p>0,067712</text:p>
          </table:table-cell>
          <table:table-cell office:value-type="float" office:value="162.601" calcext:value-type="float">
            <text:p>162,60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69056" calcext:value-type="float">
            <text:p>0,069056</text:p>
          </table:table-cell>
          <table:table-cell office:value-type="float" office:value="159.437" calcext:value-type="float">
            <text:p>159,43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69024" calcext:value-type="float">
            <text:p>0,069024</text:p>
          </table:table-cell>
          <table:table-cell office:value-type="float" office:value="159.51" calcext:value-type="float">
            <text:p>159,5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66432" calcext:value-type="float">
            <text:p>0,066432</text:p>
          </table:table-cell>
          <table:table-cell office:value-type="float" office:value="165.734" calcext:value-type="float">
            <text:p>165,73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65952" calcext:value-type="float">
            <text:p>0,065952</text:p>
          </table:table-cell>
          <table:table-cell office:value-type="float" office:value="166.94" calcext:value-type="float">
            <text:p>166,9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5712" calcext:value-type="float">
            <text:p>0,035712</text:p>
          </table:table-cell>
          <table:table-cell office:value-type="float" office:value="154.151" calcext:value-type="float">
            <text:p>154,15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5584" calcext:value-type="float">
            <text:p>0,035584</text:p>
          </table:table-cell>
          <table:table-cell office:value-type="float" office:value="154.705" calcext:value-type="float">
            <text:p>154,70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584" calcext:value-type="float">
            <text:p>0,03584</text:p>
          </table:table-cell>
          <table:table-cell office:value-type="float" office:value="153.6" calcext:value-type="float">
            <text:p>153,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6288" calcext:value-type="float">
            <text:p>0,036288</text:p>
          </table:table-cell>
          <table:table-cell office:value-type="float" office:value="151.704" calcext:value-type="float">
            <text:p>151,70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6" calcext:value-type="float">
            <text:p>0,036</text:p>
          </table:table-cell>
          <table:table-cell office:value-type="float" office:value="152.917" calcext:value-type="float">
            <text:p>152,91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4272" calcext:value-type="float">
            <text:p>0,034272</text:p>
          </table:table-cell>
          <table:table-cell office:value-type="float" office:value="160.627" calcext:value-type="float">
            <text:p>160,62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568" calcext:value-type="float">
            <text:p>0,03568</text:p>
          </table:table-cell>
          <table:table-cell office:value-type="float" office:value="154.289" calcext:value-type="float">
            <text:p>154,28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51552" calcext:value-type="float">
            <text:p>0,151552</text:p>
          </table:table-cell>
          <table:table-cell office:value-type="float" office:value="145.297" calcext:value-type="float">
            <text:p>145,29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35456" calcext:value-type="float">
            <text:p>0,135456</text:p>
          </table:table-cell>
          <table:table-cell office:value-type="float" office:value="162.563" calcext:value-type="float">
            <text:p>162,56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31808" calcext:value-type="float">
            <text:p>0,131808</text:p>
          </table:table-cell>
          <table:table-cell office:value-type="float" office:value="167.062" calcext:value-type="float">
            <text:p>167,06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34624" calcext:value-type="float">
            <text:p>0,134624</text:p>
          </table:table-cell>
          <table:table-cell office:value-type="float" office:value="163.567" calcext:value-type="float">
            <text:p>163,56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36256" calcext:value-type="float">
            <text:p>0,136256</text:p>
          </table:table-cell>
          <table:table-cell office:value-type="float" office:value="161.608" calcext:value-type="float">
            <text:p>161,60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30624" calcext:value-type="float">
            <text:p>0,130624</text:p>
          </table:table-cell>
          <table:table-cell office:value-type="float" office:value="168.576" calcext:value-type="float">
            <text:p>168,57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28416" calcext:value-type="float">
            <text:p>0,128416</text:p>
          </table:table-cell>
          <table:table-cell office:value-type="float" office:value="171.475" calcext:value-type="float">
            <text:p>171,47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26496" calcext:value-type="float">
            <text:p>0,126496</text:p>
          </table:table-cell>
          <table:table-cell office:value-type="float" office:value="174.077" calcext:value-type="float">
            <text:p>174,07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656" calcext:value-type="float">
            <text:p>0,06656</text:p>
          </table:table-cell>
          <table:table-cell office:value-type="float" office:value="165.415" calcext:value-type="float">
            <text:p>165,41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6016" calcext:value-type="float">
            <text:p>0,066016</text:p>
          </table:table-cell>
          <table:table-cell office:value-type="float" office:value="166.778" calcext:value-type="float">
            <text:p>166,77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6464" calcext:value-type="float">
            <text:p>0,066464</text:p>
          </table:table-cell>
          <table:table-cell office:value-type="float" office:value="165.654" calcext:value-type="float">
            <text:p>165,65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8736" calcext:value-type="float">
            <text:p>0,068736</text:p>
          </table:table-cell>
          <table:table-cell office:value-type="float" office:value="160.179" calcext:value-type="float">
            <text:p>160,1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6336" calcext:value-type="float">
            <text:p>0,066336</text:p>
          </table:table-cell>
          <table:table-cell office:value-type="float" office:value="165.974" calcext:value-type="float">
            <text:p>165,97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5984" calcext:value-type="float">
            <text:p>0,065984</text:p>
          </table:table-cell>
          <table:table-cell office:value-type="float" office:value="166.859" calcext:value-type="float">
            <text:p>166,85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4928" calcext:value-type="float">
            <text:p>0,064928</text:p>
          </table:table-cell>
          <table:table-cell office:value-type="float" office:value="169.573" calcext:value-type="float">
            <text:p>169,57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3872" calcext:value-type="float">
            <text:p>0,063872</text:p>
          </table:table-cell>
          <table:table-cell office:value-type="float" office:value="172.377" calcext:value-type="float">
            <text:p>172,37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9696" calcext:value-type="float">
            <text:p>0,29696</text:p>
          </table:table-cell>
          <table:table-cell office:value-type="float" office:value="148.303" calcext:value-type="float">
            <text:p>148,30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64992" calcext:value-type="float">
            <text:p>0,264992</text:p>
          </table:table-cell>
          <table:table-cell office:value-type="float" office:value="166.194" calcext:value-type="float">
            <text:p>166,19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66624" calcext:value-type="float">
            <text:p>0,266624</text:p>
          </table:table-cell>
          <table:table-cell office:value-type="float" office:value="165.177" calcext:value-type="float">
            <text:p>165,17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7136" calcext:value-type="float">
            <text:p>0,27136</text:p>
          </table:table-cell>
          <table:table-cell office:value-type="float" office:value="162.294" calcext:value-type="float">
            <text:p>162,29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72416" calcext:value-type="float">
            <text:p>0,272416</text:p>
          </table:table-cell>
          <table:table-cell office:value-type="float" office:value="161.665" calcext:value-type="float">
            <text:p>161,66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6672" calcext:value-type="float">
            <text:p>0,26672</text:p>
          </table:table-cell>
          <table:table-cell office:value-type="float" office:value="165.118" calcext:value-type="float">
            <text:p>165,11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60864" calcext:value-type="float">
            <text:p>0,260864</text:p>
          </table:table-cell>
          <table:table-cell office:value-type="float" office:value="168.824" calcext:value-type="float">
            <text:p>168,82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55776" calcext:value-type="float">
            <text:p>0,255776</text:p>
          </table:table-cell>
          <table:table-cell office:value-type="float" office:value="172.183" calcext:value-type="float">
            <text:p>172,18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50368" calcext:value-type="float">
            <text:p>0,250368</text:p>
          </table:table-cell>
          <table:table-cell office:value-type="float" office:value="175.902" calcext:value-type="float">
            <text:p>175,90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7488" calcext:value-type="float">
            <text:p>0,127488</text:p>
          </table:table-cell>
          <table:table-cell office:value-type="float" office:value="172.723" calcext:value-type="float">
            <text:p>172,72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688" calcext:value-type="float">
            <text:p>0,12688</text:p>
          </table:table-cell>
          <table:table-cell office:value-type="float" office:value="173.551" calcext:value-type="float">
            <text:p>173,55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8096" calcext:value-type="float">
            <text:p>0,128096</text:p>
          </table:table-cell>
          <table:table-cell office:value-type="float" office:value="171.903" calcext:value-type="float">
            <text:p>171,90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3696" calcext:value-type="float">
            <text:p>0,13696</text:p>
          </table:table-cell>
          <table:table-cell office:value-type="float" office:value="160.778" calcext:value-type="float">
            <text:p>160,77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8608" calcext:value-type="float">
            <text:p>0,128608</text:p>
          </table:table-cell>
          <table:table-cell office:value-type="float" office:value="171.219" calcext:value-type="float">
            <text:p>171,21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7584" calcext:value-type="float">
            <text:p>0,127584</text:p>
          </table:table-cell>
          <table:table-cell office:value-type="float" office:value="172.593" calcext:value-type="float">
            <text:p>172,59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5184" calcext:value-type="float">
            <text:p>0,125184</text:p>
          </table:table-cell>
          <table:table-cell office:value-type="float" office:value="175.902" calcext:value-type="float">
            <text:p>175,90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4032" calcext:value-type="float">
            <text:p>0,124032</text:p>
          </table:table-cell>
          <table:table-cell office:value-type="float" office:value="177.536" calcext:value-type="float">
            <text:p>177,53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3584" calcext:value-type="float">
            <text:p>0,123584</text:p>
          </table:table-cell>
          <table:table-cell office:value-type="float" office:value="178.179" calcext:value-type="float">
            <text:p>178,17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86624" calcext:value-type="float">
            <text:p>0,586624</text:p>
          </table:table-cell>
          <table:table-cell office:value-type="float" office:value="150.148" calcext:value-type="float">
            <text:p>150,14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2496" calcext:value-type="float">
            <text:p>0,52496</text:p>
          </table:table-cell>
          <table:table-cell office:value-type="float" office:value="167.785" calcext:value-type="float">
            <text:p>167,78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41696" calcext:value-type="float">
            <text:p>0,541696</text:p>
          </table:table-cell>
          <table:table-cell office:value-type="float" office:value="162.601" calcext:value-type="float">
            <text:p>162,60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41312" calcext:value-type="float">
            <text:p>0,541312</text:p>
          </table:table-cell>
          <table:table-cell office:value-type="float" office:value="162.716" calcext:value-type="float">
            <text:p>162,71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5376" calcext:value-type="float">
            <text:p>0,55376</text:p>
          </table:table-cell>
          <table:table-cell office:value-type="float" office:value="159.059" calcext:value-type="float">
            <text:p>159,05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38976" calcext:value-type="float">
            <text:p>0,538976</text:p>
          </table:table-cell>
          <table:table-cell office:value-type="float" office:value="163.422" calcext:value-type="float">
            <text:p>163,42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25856" calcext:value-type="float">
            <text:p>0,525856</text:p>
          </table:table-cell>
          <table:table-cell office:value-type="float" office:value="167.499" calcext:value-type="float">
            <text:p>167,49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18016" calcext:value-type="float">
            <text:p>0,518016</text:p>
          </table:table-cell>
          <table:table-cell office:value-type="float" office:value="170.034" calcext:value-type="float">
            <text:p>170,03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09216" calcext:value-type="float">
            <text:p>0,509216</text:p>
          </table:table-cell>
          <table:table-cell office:value-type="float" office:value="172.973" calcext:value-type="float">
            <text:p>172,97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498784" calcext:value-type="float">
            <text:p>0,498784</text:p>
          </table:table-cell>
          <table:table-cell office:value-type="float" office:value="176.59" calcext:value-type="float">
            <text:p>176,5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928" calcext:value-type="float">
            <text:p>0,24928</text:p>
          </table:table-cell>
          <table:table-cell office:value-type="float" office:value="176.67" calcext:value-type="float">
            <text:p>176,6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896" calcext:value-type="float">
            <text:p>0,24896</text:p>
          </table:table-cell>
          <table:table-cell office:value-type="float" office:value="176.897" calcext:value-type="float">
            <text:p>176,89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50016" calcext:value-type="float">
            <text:p>0,250016</text:p>
          </table:table-cell>
          <table:table-cell office:value-type="float" office:value="176.149" calcext:value-type="float">
            <text:p>176,14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69216" calcext:value-type="float">
            <text:p>0,269216</text:p>
          </table:table-cell>
          <table:table-cell office:value-type="float" office:value="163.587" calcext:value-type="float">
            <text:p>163,58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5008" calcext:value-type="float">
            <text:p>0,25008</text:p>
          </table:table-cell>
          <table:table-cell office:value-type="float" office:value="176.104" calcext:value-type="float">
            <text:p>176,10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9568" calcext:value-type="float">
            <text:p>0,249568</text:p>
          </table:table-cell>
          <table:table-cell office:value-type="float" office:value="176.466" calcext:value-type="float">
            <text:p>176,46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688" calcext:value-type="float">
            <text:p>0,24688</text:p>
          </table:table-cell>
          <table:table-cell office:value-type="float" office:value="178.387" calcext:value-type="float">
            <text:p>178,38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3744" calcext:value-type="float">
            <text:p>0,243744</text:p>
          </table:table-cell>
          <table:table-cell office:value-type="float" office:value="180.682" calcext:value-type="float">
            <text:p>180,68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2048" calcext:value-type="float">
            <text:p>0,242048</text:p>
          </table:table-cell>
          <table:table-cell office:value-type="float" office:value="181.948" calcext:value-type="float">
            <text:p>181,94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1376" calcext:value-type="float">
            <text:p>0,241376</text:p>
          </table:table-cell>
          <table:table-cell office:value-type="float" office:value="182.455" calcext:value-type="float">
            <text:p>182,45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17142" calcext:value-type="float">
            <text:p>1,17142</text:p>
          </table:table-cell>
          <table:table-cell office:value-type="float" office:value="150.382" calcext:value-type="float">
            <text:p>150,38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536" calcext:value-type="float">
            <text:p>1,0536</text:p>
          </table:table-cell>
          <table:table-cell office:value-type="float" office:value="167.199" calcext:value-type="float">
            <text:p>167,19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9267" calcext:value-type="float">
            <text:p>1,09267</text:p>
          </table:table-cell>
          <table:table-cell office:value-type="float" office:value="161.22" calcext:value-type="float">
            <text:p>161,2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10099" calcext:value-type="float">
            <text:p>1,10099</text:p>
          </table:table-cell>
          <table:table-cell office:value-type="float" office:value="160.002" calcext:value-type="float">
            <text:p>160,00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1" calcext:value-type="float">
            <text:p>1,1</text:p>
          </table:table-cell>
          <table:table-cell office:value-type="float" office:value="160.146" calcext:value-type="float">
            <text:p>160,14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8102" calcext:value-type="float">
            <text:p>1,08102</text:p>
          </table:table-cell>
          <table:table-cell office:value-type="float" office:value="162.957" calcext:value-type="float">
            <text:p>162,95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736" calcext:value-type="float">
            <text:p>1,0736</text:p>
          </table:table-cell>
          <table:table-cell office:value-type="float" office:value="164.084" calcext:value-type="float">
            <text:p>164,08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6067" calcext:value-type="float">
            <text:p>1,06067</text:p>
          </table:table-cell>
          <table:table-cell office:value-type="float" office:value="166.084" calcext:value-type="float">
            <text:p>166,08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3334" calcext:value-type="float">
            <text:p>1,03334</text:p>
          </table:table-cell>
          <table:table-cell office:value-type="float" office:value="170.476" calcext:value-type="float">
            <text:p>170,47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1277" calcext:value-type="float">
            <text:p>1,01277</text:p>
          </table:table-cell>
          <table:table-cell office:value-type="float" office:value="173.94" calcext:value-type="float">
            <text:p>173,9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997856" calcext:value-type="float">
            <text:p>0,997856</text:p>
          </table:table-cell>
          <table:table-cell office:value-type="float" office:value="176.539" calcext:value-type="float">
            <text:p>176,53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502464" calcext:value-type="float">
            <text:p>0,502464</text:p>
          </table:table-cell>
          <table:table-cell office:value-type="float" office:value="175.297" calcext:value-type="float">
            <text:p>175,29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98016" calcext:value-type="float">
            <text:p>0,498016</text:p>
          </table:table-cell>
          <table:table-cell office:value-type="float" office:value="176.863" calcext:value-type="float">
            <text:p>176,86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503104" calcext:value-type="float">
            <text:p>0,503104</text:p>
          </table:table-cell>
          <table:table-cell office:value-type="float" office:value="175.074" calcext:value-type="float">
            <text:p>175,07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539168" calcext:value-type="float">
            <text:p>0,539168</text:p>
          </table:table-cell>
          <table:table-cell office:value-type="float" office:value="163.364" calcext:value-type="float">
            <text:p>163,36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500064" calcext:value-type="float">
            <text:p>0,500064</text:p>
          </table:table-cell>
          <table:table-cell office:value-type="float" office:value="176.138" calcext:value-type="float">
            <text:p>176,13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92064" calcext:value-type="float">
            <text:p>0,492064</text:p>
          </table:table-cell>
          <table:table-cell office:value-type="float" office:value="179.002" calcext:value-type="float">
            <text:p>179,00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97888" calcext:value-type="float">
            <text:p>0,497888</text:p>
          </table:table-cell>
          <table:table-cell office:value-type="float" office:value="176.908" calcext:value-type="float">
            <text:p>176,90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91392" calcext:value-type="float">
            <text:p>0,491392</text:p>
          </table:table-cell>
          <table:table-cell office:value-type="float" office:value="179.247" calcext:value-type="float">
            <text:p>179,24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84928" calcext:value-type="float">
            <text:p>0,484928</text:p>
          </table:table-cell>
          <table:table-cell office:value-type="float" office:value="181.636" calcext:value-type="float">
            <text:p>181,63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83648" calcext:value-type="float">
            <text:p>0,483648</text:p>
          </table:table-cell>
          <table:table-cell office:value-type="float" office:value="182.117" calcext:value-type="float">
            <text:p>182,11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77376" calcext:value-type="float">
            <text:p>0,477376</text:p>
          </table:table-cell>
          <table:table-cell office:value-type="float" office:value="184.509" calcext:value-type="float">
            <text:p>184,50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36835" calcext:value-type="float">
            <text:p>2,36835</text:p>
          </table:table-cell>
          <table:table-cell office:value-type="float" office:value="148.762" calcext:value-type="float">
            <text:p>148,76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3798" calcext:value-type="float">
            <text:p>2,13798</text:p>
          </table:table-cell>
          <table:table-cell office:value-type="float" office:value="164.791" calcext:value-type="float">
            <text:p>164,79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888" calcext:value-type="float">
            <text:p>2,1888</text:p>
          </table:table-cell>
          <table:table-cell office:value-type="float" office:value="160.966" calcext:value-type="float">
            <text:p>160,96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9312" calcext:value-type="float">
            <text:p>2,19312</text:p>
          </table:table-cell>
          <table:table-cell office:value-type="float" office:value="160.649" calcext:value-type="float">
            <text:p>160,6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21174" calcext:value-type="float">
            <text:p>2,21174</text:p>
          </table:table-cell>
          <table:table-cell office:value-type="float" office:value="159.296" calcext:value-type="float">
            <text:p>159,29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7792" calcext:value-type="float">
            <text:p>2,17792</text:p>
          </table:table-cell>
          <table:table-cell office:value-type="float" office:value="161.77" calcext:value-type="float">
            <text:p>161,7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6106" calcext:value-type="float">
            <text:p>2,16106</text:p>
          </table:table-cell>
          <table:table-cell office:value-type="float" office:value="163.032" calcext:value-type="float">
            <text:p>163,03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5293" calcext:value-type="float">
            <text:p>2,15293</text:p>
          </table:table-cell>
          <table:table-cell office:value-type="float" office:value="163.648" calcext:value-type="float">
            <text:p>163,64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0528" calcext:value-type="float">
            <text:p>2,10528</text:p>
          </table:table-cell>
          <table:table-cell office:value-type="float" office:value="167.351" calcext:value-type="float">
            <text:p>167,35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06653" calcext:value-type="float">
            <text:p>2,06653</text:p>
          </table:table-cell>
          <table:table-cell office:value-type="float" office:value="170.49" calcext:value-type="float">
            <text:p>170,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02202" calcext:value-type="float">
            <text:p>2,02202</text:p>
          </table:table-cell>
          <table:table-cell office:value-type="float" office:value="174.243" calcext:value-type="float">
            <text:p>174,24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1.96755" calcext:value-type="float">
            <text:p>1,96755</text:p>
          </table:table-cell>
          <table:table-cell office:value-type="float" office:value="179.066" calcext:value-type="float">
            <text:p>179,06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1.00086" calcext:value-type="float">
            <text:p>1,00086</text:p>
          </table:table-cell>
          <table:table-cell office:value-type="float" office:value="176.009" calcext:value-type="float">
            <text:p>176,00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90272" calcext:value-type="float">
            <text:p>0,990272</text:p>
          </table:table-cell>
          <table:table-cell office:value-type="float" office:value="177.891" calcext:value-type="float">
            <text:p>177,89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94464" calcext:value-type="float">
            <text:p>0,994464</text:p>
          </table:table-cell>
          <table:table-cell office:value-type="float" office:value="177.141" calcext:value-type="float">
            <text:p>177,14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1.06333" calcext:value-type="float">
            <text:p>1,06333</text:p>
          </table:table-cell>
          <table:table-cell office:value-type="float" office:value="165.669" calcext:value-type="float">
            <text:p>165,66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90976" calcext:value-type="float">
            <text:p>0,990976</text:p>
          </table:table-cell>
          <table:table-cell office:value-type="float" office:value="177.765" calcext:value-type="float">
            <text:p>177,76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96544" calcext:value-type="float">
            <text:p>0,996544</text:p>
          </table:table-cell>
          <table:table-cell office:value-type="float" office:value="176.772" calcext:value-type="float">
            <text:p>176,77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86016" calcext:value-type="float">
            <text:p>0,986016</text:p>
          </table:table-cell>
          <table:table-cell office:value-type="float" office:value="178.659" calcext:value-type="float">
            <text:p>178,65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77152" calcext:value-type="float">
            <text:p>0,977152</text:p>
          </table:table-cell>
          <table:table-cell office:value-type="float" office:value="180.28" calcext:value-type="float">
            <text:p>180,2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68992" calcext:value-type="float">
            <text:p>0,968992</text:p>
          </table:table-cell>
          <table:table-cell office:value-type="float" office:value="181.798" calcext:value-type="float">
            <text:p>181,79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58336" calcext:value-type="float">
            <text:p>0,958336</text:p>
          </table:table-cell>
          <table:table-cell office:value-type="float" office:value="183.819" calcext:value-type="float">
            <text:p>183,81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53952" calcext:value-type="float">
            <text:p>0,953952</text:p>
          </table:table-cell>
          <table:table-cell office:value-type="float" office:value="184.664" calcext:value-type="float">
            <text:p>184,66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54048" calcext:value-type="float">
            <text:p>0,954048</text:p>
          </table:table-cell>
          <table:table-cell office:value-type="float" office:value="184.646" calcext:value-type="float">
            <text:p>184,64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74989" calcext:value-type="float">
            <text:p>4,74989</text:p>
          </table:table-cell>
          <table:table-cell office:value-type="float" office:value="148.349" calcext:value-type="float">
            <text:p>148,3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2538" calcext:value-type="float">
            <text:p>4,32538</text:p>
          </table:table-cell>
          <table:table-cell office:value-type="float" office:value="162.909" calcext:value-type="float">
            <text:p>162,90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8851" calcext:value-type="float">
            <text:p>4,38851</text:p>
          </table:table-cell>
          <table:table-cell office:value-type="float" office:value="160.565" calcext:value-type="float">
            <text:p>160,56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945" calcext:value-type="float">
            <text:p>4,3945</text:p>
          </table:table-cell>
          <table:table-cell office:value-type="float" office:value="160.347" calcext:value-type="float">
            <text:p>160,34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49859" calcext:value-type="float">
            <text:p>4,49859</text:p>
          </table:table-cell>
          <table:table-cell office:value-type="float" office:value="156.636" calcext:value-type="float">
            <text:p>156,63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9315" calcext:value-type="float">
            <text:p>4,39315</text:p>
          </table:table-cell>
          <table:table-cell office:value-type="float" office:value="160.396" calcext:value-type="float">
            <text:p>160,39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6422" calcext:value-type="float">
            <text:p>4,36422</text:p>
          </table:table-cell>
          <table:table-cell office:value-type="float" office:value="161.459" calcext:value-type="float">
            <text:p>161,45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4656" calcext:value-type="float">
            <text:p>4,34656</text:p>
          </table:table-cell>
          <table:table-cell office:value-type="float" office:value="162.115" calcext:value-type="float">
            <text:p>162,11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29888" calcext:value-type="float">
            <text:p>4,29888</text:p>
          </table:table-cell>
          <table:table-cell office:value-type="float" office:value="163.913" calcext:value-type="float">
            <text:p>163,91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23789" calcext:value-type="float">
            <text:p>4,23789</text:p>
          </table:table-cell>
          <table:table-cell office:value-type="float" office:value="166.272" calcext:value-type="float">
            <text:p>166,27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1176" calcext:value-type="float">
            <text:p>4,1176</text:p>
          </table:table-cell>
          <table:table-cell office:value-type="float" office:value="171.13" calcext:value-type="float">
            <text:p>171,1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00966" calcext:value-type="float">
            <text:p>4,00966</text:p>
          </table:table-cell>
          <table:table-cell office:value-type="float" office:value="175.736" calcext:value-type="float">
            <text:p>175,73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3.92374" calcext:value-type="float">
            <text:p>3,92374</text:p>
          </table:table-cell>
          <table:table-cell office:value-type="float" office:value="179.584" calcext:value-type="float">
            <text:p>179,58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8022" calcext:value-type="float">
            <text:p>1,98022</text:p>
          </table:table-cell>
          <table:table-cell office:value-type="float" office:value="177.92" calcext:value-type="float">
            <text:p>177,9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7725" calcext:value-type="float">
            <text:p>1,97725</text:p>
          </table:table-cell>
          <table:table-cell office:value-type="float" office:value="178.188" calcext:value-type="float">
            <text:p>178,18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8074" calcext:value-type="float">
            <text:p>1,98074</text:p>
          </table:table-cell>
          <table:table-cell office:value-type="float" office:value="177.874" calcext:value-type="float">
            <text:p>177,87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2.12346" calcext:value-type="float">
            <text:p>2,12346</text:p>
          </table:table-cell>
          <table:table-cell office:value-type="float" office:value="165.919" calcext:value-type="float">
            <text:p>165,91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2.02758" calcext:value-type="float">
            <text:p>2,02758</text:p>
          </table:table-cell>
          <table:table-cell office:value-type="float" office:value="173.764" calcext:value-type="float">
            <text:p>173,76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2.00883" calcext:value-type="float">
            <text:p>2,00883</text:p>
          </table:table-cell>
          <table:table-cell office:value-type="float" office:value="175.386" calcext:value-type="float">
            <text:p>175,38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6496" calcext:value-type="float">
            <text:p>1,96496</text:p>
          </table:table-cell>
          <table:table-cell office:value-type="float" office:value="179.302" calcext:value-type="float">
            <text:p>179,30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5757" calcext:value-type="float">
            <text:p>1,95757</text:p>
          </table:table-cell>
          <table:table-cell office:value-type="float" office:value="179.979" calcext:value-type="float">
            <text:p>179,9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5677" calcext:value-type="float">
            <text:p>1,95677</text:p>
          </table:table-cell>
          <table:table-cell office:value-type="float" office:value="180.053" calcext:value-type="float">
            <text:p>180,05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3306" calcext:value-type="float">
            <text:p>1,93306</text:p>
          </table:table-cell>
          <table:table-cell office:value-type="float" office:value="182.261" calcext:value-type="float">
            <text:p>182,26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89866" calcext:value-type="float">
            <text:p>1,89866</text:p>
          </table:table-cell>
          <table:table-cell office:value-type="float" office:value="185.564" calcext:value-type="float">
            <text:p>185,56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88746" calcext:value-type="float">
            <text:p>1,88746</text:p>
          </table:table-cell>
          <table:table-cell office:value-type="float" office:value="186.665" calcext:value-type="float">
            <text:p>186,66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89597" calcext:value-type="float">
            <text:p>1,89597</text:p>
          </table:table-cell>
          <table:table-cell office:value-type="float" office:value="185.827" calcext:value-type="float">
            <text:p>185,8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9.52266" calcext:value-type="float">
            <text:p>9,52266</text:p>
          </table:table-cell>
          <table:table-cell office:value-type="float" office:value="147.993" calcext:value-type="float">
            <text:p>147,99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69104" calcext:value-type="float">
            <text:p>8,69104</text:p>
          </table:table-cell>
          <table:table-cell office:value-type="float" office:value="162.154" calcext:value-type="float">
            <text:p>162,15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80179" calcext:value-type="float">
            <text:p>8,80179</text:p>
          </table:table-cell>
          <table:table-cell office:value-type="float" office:value="160.114" calcext:value-type="float">
            <text:p>160,11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79344" calcext:value-type="float">
            <text:p>8,79344</text:p>
          </table:table-cell>
          <table:table-cell office:value-type="float" office:value="160.266" calcext:value-type="float">
            <text:p>160,26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9424" calcext:value-type="float">
            <text:p>8,9424</text:p>
          </table:table-cell>
          <table:table-cell office:value-type="float" office:value="157.596" calcext:value-type="float">
            <text:p>157,59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81085" calcext:value-type="float">
            <text:p>8,81085</text:p>
          </table:table-cell>
          <table:table-cell office:value-type="float" office:value="159.949" calcext:value-type="float">
            <text:p>159,9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79197" calcext:value-type="float">
            <text:p>8,79197</text:p>
          </table:table-cell>
          <table:table-cell office:value-type="float" office:value="160.292" calcext:value-type="float">
            <text:p>160,29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73123" calcext:value-type="float">
            <text:p>8,73123</text:p>
          </table:table-cell>
          <table:table-cell office:value-type="float" office:value="161.407" calcext:value-type="float">
            <text:p>161,40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68995" calcext:value-type="float">
            <text:p>8,68995</text:p>
          </table:table-cell>
          <table:table-cell office:value-type="float" office:value="162.174" calcext:value-type="float">
            <text:p>162,17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60739" calcext:value-type="float">
            <text:p>8,60739</text:p>
          </table:table-cell>
          <table:table-cell office:value-type="float" office:value="163.73" calcext:value-type="float">
            <text:p>163,7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42675" calcext:value-type="float">
            <text:p>8,42675</text:p>
          </table:table-cell>
          <table:table-cell office:value-type="float" office:value="167.24" calcext:value-type="float">
            <text:p>167,2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23552" calcext:value-type="float">
            <text:p>8,23552</text:p>
          </table:table-cell>
          <table:table-cell office:value-type="float" office:value="171.123" calcext:value-type="float">
            <text:p>171,12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02778" calcext:value-type="float">
            <text:p>8,02778</text:p>
          </table:table-cell>
          <table:table-cell office:value-type="float" office:value="175.551" calcext:value-type="float">
            <text:p>175,55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7.88646" calcext:value-type="float">
            <text:p>7,88646</text:p>
          </table:table-cell>
          <table:table-cell office:value-type="float" office:value="178.697" calcext:value-type="float">
            <text:p>178,69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8339" calcext:value-type="float">
            <text:p>3,98339</text:p>
          </table:table-cell>
          <table:table-cell office:value-type="float" office:value="176.895" calcext:value-type="float">
            <text:p>176,89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4234" calcext:value-type="float">
            <text:p>3,94234</text:p>
          </table:table-cell>
          <table:table-cell office:value-type="float" office:value="178.737" calcext:value-type="float">
            <text:p>178,73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824" calcext:value-type="float">
            <text:p>3,9824</text:p>
          </table:table-cell>
          <table:table-cell office:value-type="float" office:value="176.939" calcext:value-type="float">
            <text:p>176,93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4.25616" calcext:value-type="float">
            <text:p>4,25616</text:p>
          </table:table-cell>
          <table:table-cell office:value-type="float" office:value="165.558" calcext:value-type="float">
            <text:p>165,55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4.07328" calcext:value-type="float">
            <text:p>4,07328</text:p>
          </table:table-cell>
          <table:table-cell office:value-type="float" office:value="172.992" calcext:value-type="float">
            <text:p>172,99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4.02314" calcext:value-type="float">
            <text:p>4,02314</text:p>
          </table:table-cell>
          <table:table-cell office:value-type="float" office:value="175.148" calcext:value-type="float">
            <text:p>175,14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7123" calcext:value-type="float">
            <text:p>3,97123</text:p>
          </table:table-cell>
          <table:table-cell office:value-type="float" office:value="177.437" calcext:value-type="float">
            <text:p>177,43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3741" calcext:value-type="float">
            <text:p>3,93741</text:p>
          </table:table-cell>
          <table:table-cell office:value-type="float" office:value="178.961" calcext:value-type="float">
            <text:p>178,96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1901" calcext:value-type="float">
            <text:p>3,91901</text:p>
          </table:table-cell>
          <table:table-cell office:value-type="float" office:value="179.801" calcext:value-type="float">
            <text:p>179,80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0672" calcext:value-type="float">
            <text:p>3,90672</text:p>
          </table:table-cell>
          <table:table-cell office:value-type="float" office:value="180.367" calcext:value-type="float">
            <text:p>180,36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86" calcext:value-type="float">
            <text:p>3,86</text:p>
          </table:table-cell>
          <table:table-cell office:value-type="float" office:value="182.55" calcext:value-type="float">
            <text:p>182,5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80029" calcext:value-type="float">
            <text:p>3,80029</text:p>
          </table:table-cell>
          <table:table-cell office:value-type="float" office:value="185.418" calcext:value-type="float">
            <text:p>185,41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76806" calcext:value-type="float">
            <text:p>3,76806</text:p>
          </table:table-cell>
          <table:table-cell office:value-type="float" office:value="187.004" calcext:value-type="float">
            <text:p>187,00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77398" calcext:value-type="float">
            <text:p>3,77398</text:p>
          </table:table-cell>
          <table:table-cell office:value-type="float" office:value="186.711" calcext:value-type="float">
            <text:p>186,71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9.0227" calcext:value-type="float">
            <text:p>19,0227</text:p>
          </table:table-cell>
          <table:table-cell office:value-type="float" office:value="148.169" calcext:value-type="float">
            <text:p>148,16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4452" calcext:value-type="float">
            <text:p>17,4452</text:p>
          </table:table-cell>
          <table:table-cell office:value-type="float" office:value="161.567" calcext:value-type="float">
            <text:p>161,56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6053" calcext:value-type="float">
            <text:p>17,6053</text:p>
          </table:table-cell>
          <table:table-cell office:value-type="float" office:value="160.098" calcext:value-type="float">
            <text:p>160,09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6075" calcext:value-type="float">
            <text:p>17,6075</text:p>
          </table:table-cell>
          <table:table-cell office:value-type="float" office:value="160.078" calcext:value-type="float">
            <text:p>160,07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8.0839" calcext:value-type="float">
            <text:p>18,0839</text:p>
          </table:table-cell>
          <table:table-cell office:value-type="float" office:value="155.861" calcext:value-type="float">
            <text:p>155,86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738" calcext:value-type="float">
            <text:p>17,738</text:p>
          </table:table-cell>
          <table:table-cell office:value-type="float" office:value="158.9" calcext:value-type="float">
            <text:p>158,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6058" calcext:value-type="float">
            <text:p>17,6058</text:p>
          </table:table-cell>
          <table:table-cell office:value-type="float" office:value="160.094" calcext:value-type="float">
            <text:p>160,09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5537" calcext:value-type="float">
            <text:p>17,5537</text:p>
          </table:table-cell>
          <table:table-cell office:value-type="float" office:value="160.568" calcext:value-type="float">
            <text:p>160,56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4722" calcext:value-type="float">
            <text:p>17,4722</text:p>
          </table:table-cell>
          <table:table-cell office:value-type="float" office:value="161.318" calcext:value-type="float">
            <text:p>161,31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4191" calcext:value-type="float">
            <text:p>17,4191</text:p>
          </table:table-cell>
          <table:table-cell office:value-type="float" office:value="161.81" calcext:value-type="float">
            <text:p>161,8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2369" calcext:value-type="float">
            <text:p>17,2369</text:p>
          </table:table-cell>
          <table:table-cell office:value-type="float" office:value="163.52" calcext:value-type="float">
            <text:p>163,5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6.8975" calcext:value-type="float">
            <text:p>16,8975</text:p>
          </table:table-cell>
          <table:table-cell office:value-type="float" office:value="166.804" calcext:value-type="float">
            <text:p>166,80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6.4482" calcext:value-type="float">
            <text:p>16,4482</text:p>
          </table:table-cell>
          <table:table-cell office:value-type="float" office:value="171.361" calcext:value-type="float">
            <text:p>171,36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6.1248" calcext:value-type="float">
            <text:p>16,1248</text:p>
          </table:table-cell>
          <table:table-cell office:value-type="float" office:value="174.798" calcext:value-type="float">
            <text:p>174,79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5.6812" calcext:value-type="float">
            <text:p>15,6812</text:p>
          </table:table-cell>
          <table:table-cell office:value-type="float" office:value="179.742" calcext:value-type="float">
            <text:p>179,74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5462" calcext:value-type="float">
            <text:p>7,95462</text:p>
          </table:table-cell>
          <table:table-cell office:value-type="float" office:value="177.166" calcext:value-type="float">
            <text:p>177,16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3024" calcext:value-type="float">
            <text:p>7,93024</text:p>
          </table:table-cell>
          <table:table-cell office:value-type="float" office:value="177.71" calcext:value-type="float">
            <text:p>177,7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8163" calcext:value-type="float">
            <text:p>7,98163</text:p>
          </table:table-cell>
          <table:table-cell office:value-type="float" office:value="176.566" calcext:value-type="float">
            <text:p>176,56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54051" calcext:value-type="float">
            <text:p>8,54051</text:p>
          </table:table-cell>
          <table:table-cell office:value-type="float" office:value="165.012" calcext:value-type="float">
            <text:p>165,01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11344" calcext:value-type="float">
            <text:p>8,11344</text:p>
          </table:table-cell>
          <table:table-cell office:value-type="float" office:value="173.698" calcext:value-type="float">
            <text:p>173,69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08176" calcext:value-type="float">
            <text:p>8,08176</text:p>
          </table:table-cell>
          <table:table-cell office:value-type="float" office:value="174.379" calcext:value-type="float">
            <text:p>174,3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00042" calcext:value-type="float">
            <text:p>8,00042</text:p>
          </table:table-cell>
          <table:table-cell office:value-type="float" office:value="176.152" calcext:value-type="float">
            <text:p>176,15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0685" calcext:value-type="float">
            <text:p>7,90685</text:p>
          </table:table-cell>
          <table:table-cell office:value-type="float" office:value="178.236" calcext:value-type="float">
            <text:p>178,23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88954" calcext:value-type="float">
            <text:p>7,88954</text:p>
          </table:table-cell>
          <table:table-cell office:value-type="float" office:value="178.627" calcext:value-type="float">
            <text:p>178,62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85923" calcext:value-type="float">
            <text:p>7,85923</text:p>
          </table:table-cell>
          <table:table-cell office:value-type="float" office:value="179.316" calcext:value-type="float">
            <text:p>179,3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82189" calcext:value-type="float">
            <text:p>7,82189</text:p>
          </table:table-cell>
          <table:table-cell office:value-type="float" office:value="180.172" calcext:value-type="float">
            <text:p>180,17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71802" calcext:value-type="float">
            <text:p>7,71802</text:p>
          </table:table-cell>
          <table:table-cell office:value-type="float" office:value="182.597" calcext:value-type="float">
            <text:p>182,59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5841" calcext:value-type="float">
            <text:p>7,5841</text:p>
          </table:table-cell>
          <table:table-cell office:value-type="float" office:value="185.821" calcext:value-type="float">
            <text:p>185,82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52902" calcext:value-type="float">
            <text:p>7,52902</text:p>
          </table:table-cell>
          <table:table-cell office:value-type="float" office:value="187.18" calcext:value-type="float">
            <text:p>187,1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53475" calcext:value-type="float">
            <text:p>7,53475</text:p>
          </table:table-cell>
          <table:table-cell office:value-type="float" office:value="187.038" calcext:value-type="float">
            <text:p>187,03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752" calcext:value-type="float">
            <text:p>10752</text:p>
          </table:table-cell>
          <table:table-cell office:value-type="float" office:value="0.011328" calcext:value-type="float">
            <text:p>0,011328</text:p>
          </table:table-cell>
          <table:table-cell office:value-type="float" office:value="30.3729" calcext:value-type="float">
            <text:p>30,372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752" calcext:value-type="float">
            <text:p>10752</text:p>
          </table:table-cell>
          <table:table-cell office:value-type="float" office:value="0.010976" calcext:value-type="float">
            <text:p>0,010976</text:p>
          </table:table-cell>
          <table:table-cell office:value-type="float" office:value="15.6735" calcext:value-type="float">
            <text:p>15,673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504" calcext:value-type="float">
            <text:p>21504</text:p>
          </table:table-cell>
          <table:table-cell office:value-type="float" office:value="0.012" calcext:value-type="float">
            <text:p>0,012</text:p>
          </table:table-cell>
          <table:table-cell office:value-type="float" office:value="57.344" calcext:value-type="float">
            <text:p>57,34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504" calcext:value-type="float">
            <text:p>21504</text:p>
          </table:table-cell>
          <table:table-cell office:value-type="float" office:value="0.011872" calcext:value-type="float">
            <text:p>0,011872</text:p>
          </table:table-cell>
          <table:table-cell office:value-type="float" office:value="57.9623" calcext:value-type="float">
            <text:p>57,962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504" calcext:value-type="float">
            <text:p>21504</text:p>
          </table:table-cell>
          <table:table-cell office:value-type="float" office:value="0.011648" calcext:value-type="float">
            <text:p>0,011648</text:p>
          </table:table-cell>
          <table:table-cell office:value-type="float" office:value="29.5385" calcext:value-type="float">
            <text:p>29,538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504" calcext:value-type="float">
            <text:p>21504</text:p>
          </table:table-cell>
          <table:table-cell office:value-type="float" office:value="0.012096" calcext:value-type="float">
            <text:p>0,012096</text:p>
          </table:table-cell>
          <table:table-cell office:value-type="float" office:value="28.4444" calcext:value-type="float">
            <text:p>28,44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376" calcext:value-type="float">
            <text:p>0,01376</text:p>
          </table:table-cell>
          <table:table-cell office:value-type="float" office:value="100.019" calcext:value-type="float">
            <text:p>100,01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3184" calcext:value-type="float">
            <text:p>0,013184</text:p>
          </table:table-cell>
          <table:table-cell office:value-type="float" office:value="104.388" calcext:value-type="float">
            <text:p>104,38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3504" calcext:value-type="float">
            <text:p>0,013504</text:p>
          </table:table-cell>
          <table:table-cell office:value-type="float" office:value="101.915" calcext:value-type="float">
            <text:p>101,9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264" calcext:value-type="float">
            <text:p>0,01264</text:p>
          </table:table-cell>
          <table:table-cell office:value-type="float" office:value="54.4405" calcext:value-type="float">
            <text:p>54,440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2704" calcext:value-type="float">
            <text:p>0,012704</text:p>
          </table:table-cell>
          <table:table-cell office:value-type="float" office:value="54.1662" calcext:value-type="float">
            <text:p>54,166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3008" calcext:value-type="float">
            <text:p>43008</text:p>
          </table:table-cell>
          <table:table-cell office:value-type="float" office:value="0.01264" calcext:value-type="float">
            <text:p>0,01264</text:p>
          </table:table-cell>
          <table:table-cell office:value-type="float" office:value="54.4405" calcext:value-type="float">
            <text:p>54,440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25888" calcext:value-type="float">
            <text:p>0,025888</text:p>
          </table:table-cell>
          <table:table-cell office:value-type="float" office:value="106.324" calcext:value-type="float">
            <text:p>106,32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24512" calcext:value-type="float">
            <text:p>0,024512</text:p>
          </table:table-cell>
          <table:table-cell office:value-type="float" office:value="112.292" calcext:value-type="float">
            <text:p>112,29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2384" calcext:value-type="float">
            <text:p>0,02384</text:p>
          </table:table-cell>
          <table:table-cell office:value-type="float" office:value="115.458" calcext:value-type="float">
            <text:p>115,45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2512" calcext:value-type="float">
            <text:p>0,02512</text:p>
          </table:table-cell>
          <table:table-cell office:value-type="float" office:value="109.575" calcext:value-type="float">
            <text:p>109,5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15232" calcext:value-type="float">
            <text:p>0,015232</text:p>
          </table:table-cell>
          <table:table-cell office:value-type="float" office:value="90.3529" calcext:value-type="float">
            <text:p>90,352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14976" calcext:value-type="float">
            <text:p>0,014976</text:p>
          </table:table-cell>
          <table:table-cell office:value-type="float" office:value="91.8974" calcext:value-type="float">
            <text:p>91,897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14944" calcext:value-type="float">
            <text:p>0,014944</text:p>
          </table:table-cell>
          <table:table-cell office:value-type="float" office:value="92.0942" calcext:value-type="float">
            <text:p>92,094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6016" calcext:value-type="float">
            <text:p>86016</text:p>
          </table:table-cell>
          <table:table-cell office:value-type="float" office:value="0.015136" calcext:value-type="float">
            <text:p>0,015136</text:p>
          </table:table-cell>
          <table:table-cell office:value-type="float" office:value="90.926" calcext:value-type="float">
            <text:p>90,9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41312" calcext:value-type="float">
            <text:p>0,041312</text:p>
          </table:table-cell>
          <table:table-cell office:value-type="float" office:value="133.255" calcext:value-type="float">
            <text:p>133,25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39456" calcext:value-type="float">
            <text:p>0,039456</text:p>
          </table:table-cell>
          <table:table-cell office:value-type="float" office:value="139.523" calcext:value-type="float">
            <text:p>139,52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37472" calcext:value-type="float">
            <text:p>0,037472</text:p>
          </table:table-cell>
          <table:table-cell office:value-type="float" office:value="146.91" calcext:value-type="float">
            <text:p>146,9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38784" calcext:value-type="float">
            <text:p>0,038784</text:p>
          </table:table-cell>
          <table:table-cell office:value-type="float" office:value="141.941" calcext:value-type="float">
            <text:p>141,94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39072" calcext:value-type="float">
            <text:p>0,039072</text:p>
          </table:table-cell>
          <table:table-cell office:value-type="float" office:value="140.894" calcext:value-type="float">
            <text:p>140,89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21344" calcext:value-type="float">
            <text:p>0,021344</text:p>
          </table:table-cell>
          <table:table-cell office:value-type="float" office:value="128.96" calcext:value-type="float">
            <text:p>128,9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20224" calcext:value-type="float">
            <text:p>0,020224</text:p>
          </table:table-cell>
          <table:table-cell office:value-type="float" office:value="136.101" calcext:value-type="float">
            <text:p>136,10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20992" calcext:value-type="float">
            <text:p>0,020992</text:p>
          </table:table-cell>
          <table:table-cell office:value-type="float" office:value="131.122" calcext:value-type="float">
            <text:p>131,12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21024" calcext:value-type="float">
            <text:p>0,021024</text:p>
          </table:table-cell>
          <table:table-cell office:value-type="float" office:value="130.922" calcext:value-type="float">
            <text:p>130,92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72032" calcext:value-type="float">
            <text:p>172032</text:p>
          </table:table-cell>
          <table:table-cell office:value-type="float" office:value="0.020704" calcext:value-type="float">
            <text:p>0,020704</text:p>
          </table:table-cell>
          <table:table-cell office:value-type="float" office:value="132.946" calcext:value-type="float">
            <text:p>132,94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74112" calcext:value-type="float">
            <text:p>0,074112</text:p>
          </table:table-cell>
          <table:table-cell office:value-type="float" office:value="148.56" calcext:value-type="float">
            <text:p>148,5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6864" calcext:value-type="float">
            <text:p>0,06864</text:p>
          </table:table-cell>
          <table:table-cell office:value-type="float" office:value="160.403" calcext:value-type="float">
            <text:p>160,40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68672" calcext:value-type="float">
            <text:p>0,068672</text:p>
          </table:table-cell>
          <table:table-cell office:value-type="float" office:value="160.328" calcext:value-type="float">
            <text:p>160,32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67552" calcext:value-type="float">
            <text:p>0,067552</text:p>
          </table:table-cell>
          <table:table-cell office:value-type="float" office:value="162.986" calcext:value-type="float">
            <text:p>162,98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67008" calcext:value-type="float">
            <text:p>0,067008</text:p>
          </table:table-cell>
          <table:table-cell office:value-type="float" office:value="164.309" calcext:value-type="float">
            <text:p>164,30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68" calcext:value-type="float">
            <text:p>0,068</text:p>
          </table:table-cell>
          <table:table-cell office:value-type="float" office:value="161.912" calcext:value-type="float">
            <text:p>161,9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5328" calcext:value-type="float">
            <text:p>0,035328</text:p>
          </table:table-cell>
          <table:table-cell office:value-type="float" office:value="155.826" calcext:value-type="float">
            <text:p>155,82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6064" calcext:value-type="float">
            <text:p>0,036064</text:p>
          </table:table-cell>
          <table:table-cell office:value-type="float" office:value="152.646" calcext:value-type="float">
            <text:p>152,64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6128" calcext:value-type="float">
            <text:p>0,036128</text:p>
          </table:table-cell>
          <table:table-cell office:value-type="float" office:value="152.376" calcext:value-type="float">
            <text:p>152,37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6384" calcext:value-type="float">
            <text:p>0,036384</text:p>
          </table:table-cell>
          <table:table-cell office:value-type="float" office:value="151.303" calcext:value-type="float">
            <text:p>151,30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5616" calcext:value-type="float">
            <text:p>0,035616</text:p>
          </table:table-cell>
          <table:table-cell office:value-type="float" office:value="154.566" calcext:value-type="float">
            <text:p>154,56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344064" calcext:value-type="float">
            <text:p>344064</text:p>
          </table:table-cell>
          <table:table-cell office:value-type="float" office:value="0.035872" calcext:value-type="float">
            <text:p>0,035872</text:p>
          </table:table-cell>
          <table:table-cell office:value-type="float" office:value="153.463" calcext:value-type="float">
            <text:p>153,4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3648" calcext:value-type="float">
            <text:p>0,13648</text:p>
          </table:table-cell>
          <table:table-cell office:value-type="float" office:value="161.343" calcext:value-type="float">
            <text:p>161,34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32224" calcext:value-type="float">
            <text:p>0,132224</text:p>
          </table:table-cell>
          <table:table-cell office:value-type="float" office:value="166.536" calcext:value-type="float">
            <text:p>166,53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33376" calcext:value-type="float">
            <text:p>0,133376</text:p>
          </table:table-cell>
          <table:table-cell office:value-type="float" office:value="165.098" calcext:value-type="float">
            <text:p>165,09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31552" calcext:value-type="float">
            <text:p>0,131552</text:p>
          </table:table-cell>
          <table:table-cell office:value-type="float" office:value="167.387" calcext:value-type="float">
            <text:p>167,38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31584" calcext:value-type="float">
            <text:p>0,131584</text:p>
          </table:table-cell>
          <table:table-cell office:value-type="float" office:value="167.346" calcext:value-type="float">
            <text:p>167,34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2976" calcext:value-type="float">
            <text:p>0,12976</text:p>
          </table:table-cell>
          <table:table-cell office:value-type="float" office:value="169.699" calcext:value-type="float">
            <text:p>169,69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126496" calcext:value-type="float">
            <text:p>0,126496</text:p>
          </table:table-cell>
          <table:table-cell office:value-type="float" office:value="174.077" calcext:value-type="float">
            <text:p>174,07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6272" calcext:value-type="float">
            <text:p>0,066272</text:p>
          </table:table-cell>
          <table:table-cell office:value-type="float" office:value="166.134" calcext:value-type="float">
            <text:p>166,13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7008" calcext:value-type="float">
            <text:p>0,067008</text:p>
          </table:table-cell>
          <table:table-cell office:value-type="float" office:value="164.309" calcext:value-type="float">
            <text:p>164,30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6432" calcext:value-type="float">
            <text:p>0,066432</text:p>
          </table:table-cell>
          <table:table-cell office:value-type="float" office:value="165.734" calcext:value-type="float">
            <text:p>165,73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6336" calcext:value-type="float">
            <text:p>0,066336</text:p>
          </table:table-cell>
          <table:table-cell office:value-type="float" office:value="165.974" calcext:value-type="float">
            <text:p>165,97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624" calcext:value-type="float">
            <text:p>0,06624</text:p>
          </table:table-cell>
          <table:table-cell office:value-type="float" office:value="166.214" calcext:value-type="float">
            <text:p>166,21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4992" calcext:value-type="float">
            <text:p>0,064992</text:p>
          </table:table-cell>
          <table:table-cell office:value-type="float" office:value="169.406" calcext:value-type="float">
            <text:p>169,40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688128" calcext:value-type="float">
            <text:p>688128</text:p>
          </table:table-cell>
          <table:table-cell office:value-type="float" office:value="0.065184" calcext:value-type="float">
            <text:p>0,065184</text:p>
          </table:table-cell>
          <table:table-cell office:value-type="float" office:value="168.907" calcext:value-type="float">
            <text:p>168,90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64448" calcext:value-type="float">
            <text:p>0,264448</text:p>
          </table:table-cell>
          <table:table-cell office:value-type="float" office:value="166.536" calcext:value-type="float">
            <text:p>166,53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67104" calcext:value-type="float">
            <text:p>0,267104</text:p>
          </table:table-cell>
          <table:table-cell office:value-type="float" office:value="164.88" calcext:value-type="float">
            <text:p>164,8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672" calcext:value-type="float">
            <text:p>0,2672</text:p>
          </table:table-cell>
          <table:table-cell office:value-type="float" office:value="164.821" calcext:value-type="float">
            <text:p>164,82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66656" calcext:value-type="float">
            <text:p>0,266656</text:p>
          </table:table-cell>
          <table:table-cell office:value-type="float" office:value="165.157" calcext:value-type="float">
            <text:p>165,15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60864" calcext:value-type="float">
            <text:p>0,260864</text:p>
          </table:table-cell>
          <table:table-cell office:value-type="float" office:value="168.824" calcext:value-type="float">
            <text:p>168,82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59168" calcext:value-type="float">
            <text:p>0,259168</text:p>
          </table:table-cell>
          <table:table-cell office:value-type="float" office:value="169.929" calcext:value-type="float">
            <text:p>169,92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52512" calcext:value-type="float">
            <text:p>0,252512</text:p>
          </table:table-cell>
          <table:table-cell office:value-type="float" office:value="174.408" calcext:value-type="float">
            <text:p>174,40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248576" calcext:value-type="float">
            <text:p>0,248576</text:p>
          </table:table-cell>
          <table:table-cell office:value-type="float" office:value="177.17" calcext:value-type="float">
            <text:p>177,1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6368" calcext:value-type="float">
            <text:p>0,126368</text:p>
          </table:table-cell>
          <table:table-cell office:value-type="float" office:value="174.254" calcext:value-type="float">
            <text:p>174,25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8544" calcext:value-type="float">
            <text:p>0,128544</text:p>
          </table:table-cell>
          <table:table-cell office:value-type="float" office:value="171.304" calcext:value-type="float">
            <text:p>171,30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7712" calcext:value-type="float">
            <text:p>0,127712</text:p>
          </table:table-cell>
          <table:table-cell office:value-type="float" office:value="172.42" calcext:value-type="float">
            <text:p>172,4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7072" calcext:value-type="float">
            <text:p>0,127072</text:p>
          </table:table-cell>
          <table:table-cell office:value-type="float" office:value="173.288" calcext:value-type="float">
            <text:p>173,28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7712" calcext:value-type="float">
            <text:p>0,127712</text:p>
          </table:table-cell>
          <table:table-cell office:value-type="float" office:value="172.42" calcext:value-type="float">
            <text:p>172,4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5408" calcext:value-type="float">
            <text:p>0,125408</text:p>
          </table:table-cell>
          <table:table-cell office:value-type="float" office:value="175.588" calcext:value-type="float">
            <text:p>175,58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4288" calcext:value-type="float">
            <text:p>0,124288</text:p>
          </table:table-cell>
          <table:table-cell office:value-type="float" office:value="177.17" calcext:value-type="float">
            <text:p>177,1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376256" calcext:value-type="float">
            <text:p>1376256</text:p>
          </table:table-cell>
          <table:table-cell office:value-type="float" office:value="0.12416" calcext:value-type="float">
            <text:p>0,12416</text:p>
          </table:table-cell>
          <table:table-cell office:value-type="float" office:value="177.353" calcext:value-type="float">
            <text:p>177,35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31904" calcext:value-type="float">
            <text:p>0,531904</text:p>
          </table:table-cell>
          <table:table-cell office:value-type="float" office:value="165.595" calcext:value-type="float">
            <text:p>165,59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3776" calcext:value-type="float">
            <text:p>0,53776</text:p>
          </table:table-cell>
          <table:table-cell office:value-type="float" office:value="163.791" calcext:value-type="float">
            <text:p>163,79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4304" calcext:value-type="float">
            <text:p>0,54304</text:p>
          </table:table-cell>
          <table:table-cell office:value-type="float" office:value="162.199" calcext:value-type="float">
            <text:p>162,19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33696" calcext:value-type="float">
            <text:p>0,533696</text:p>
          </table:table-cell>
          <table:table-cell office:value-type="float" office:value="165.038" calcext:value-type="float">
            <text:p>165,03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33952" calcext:value-type="float">
            <text:p>0,533952</text:p>
          </table:table-cell>
          <table:table-cell office:value-type="float" office:value="164.959" calcext:value-type="float">
            <text:p>164,95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31296" calcext:value-type="float">
            <text:p>0,531296</text:p>
          </table:table-cell>
          <table:table-cell office:value-type="float" office:value="165.784" calcext:value-type="float">
            <text:p>165,78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19104" calcext:value-type="float">
            <text:p>0,519104</text:p>
          </table:table-cell>
          <table:table-cell office:value-type="float" office:value="169.678" calcext:value-type="float">
            <text:p>169,67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501824" calcext:value-type="float">
            <text:p>0,501824</text:p>
          </table:table-cell>
          <table:table-cell office:value-type="float" office:value="175.52" calcext:value-type="float">
            <text:p>175,5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49808" calcext:value-type="float">
            <text:p>0,49808</text:p>
          </table:table-cell>
          <table:table-cell office:value-type="float" office:value="176.84" calcext:value-type="float">
            <text:p>176,8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7744" calcext:value-type="float">
            <text:p>0,247744</text:p>
          </table:table-cell>
          <table:table-cell office:value-type="float" office:value="177.765" calcext:value-type="float">
            <text:p>177,76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50784" calcext:value-type="float">
            <text:p>0,250784</text:p>
          </table:table-cell>
          <table:table-cell office:value-type="float" office:value="175.61" calcext:value-type="float">
            <text:p>175,6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9504" calcext:value-type="float">
            <text:p>0,249504</text:p>
          </table:table-cell>
          <table:table-cell office:value-type="float" office:value="176.511" calcext:value-type="float">
            <text:p>176,51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5008" calcext:value-type="float">
            <text:p>0,25008</text:p>
          </table:table-cell>
          <table:table-cell office:value-type="float" office:value="176.104" calcext:value-type="float">
            <text:p>176,10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50304" calcext:value-type="float">
            <text:p>0,250304</text:p>
          </table:table-cell>
          <table:table-cell office:value-type="float" office:value="175.947" calcext:value-type="float">
            <text:p>175,94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656" calcext:value-type="float">
            <text:p>0,24656</text:p>
          </table:table-cell>
          <table:table-cell office:value-type="float" office:value="178.619" calcext:value-type="float">
            <text:p>178,61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384" calcext:value-type="float">
            <text:p>0,24384</text:p>
          </table:table-cell>
          <table:table-cell office:value-type="float" office:value="180.611" calcext:value-type="float">
            <text:p>180,61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1824" calcext:value-type="float">
            <text:p>0,241824</text:p>
          </table:table-cell>
          <table:table-cell office:value-type="float" office:value="182.117" calcext:value-type="float">
            <text:p>182,11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752512" calcext:value-type="float">
            <text:p>2752512</text:p>
          </table:table-cell>
          <table:table-cell office:value-type="float" office:value="0.24144" calcext:value-type="float">
            <text:p>0,24144</text:p>
          </table:table-cell>
          <table:table-cell office:value-type="float" office:value="182.406" calcext:value-type="float">
            <text:p>182,40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5101" calcext:value-type="float">
            <text:p>1,05101</text:p>
          </table:table-cell>
          <table:table-cell office:value-type="float" office:value="167.611" calcext:value-type="float">
            <text:p>167,61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7907" calcext:value-type="float">
            <text:p>1,07907</text:p>
          </table:table-cell>
          <table:table-cell office:value-type="float" office:value="163.252" calcext:value-type="float">
            <text:p>163,25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8704" calcext:value-type="float">
            <text:p>1,08704</text:p>
          </table:table-cell>
          <table:table-cell office:value-type="float" office:value="162.055" calcext:value-type="float">
            <text:p>162,05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7693" calcext:value-type="float">
            <text:p>1,07693</text:p>
          </table:table-cell>
          <table:table-cell office:value-type="float" office:value="163.577" calcext:value-type="float">
            <text:p>163,57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6624" calcext:value-type="float">
            <text:p>1,06624</text:p>
          </table:table-cell>
          <table:table-cell office:value-type="float" office:value="165.217" calcext:value-type="float">
            <text:p>165,21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7018" calcext:value-type="float">
            <text:p>1,07018</text:p>
          </table:table-cell>
          <table:table-cell office:value-type="float" office:value="164.609" calcext:value-type="float">
            <text:p>164,60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5498" calcext:value-type="float">
            <text:p>1,05498</text:p>
          </table:table-cell>
          <table:table-cell office:value-type="float" office:value="166.981" calcext:value-type="float">
            <text:p>166,98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2474" calcext:value-type="float">
            <text:p>1,02474</text:p>
          </table:table-cell>
          <table:table-cell office:value-type="float" office:value="171.908" calcext:value-type="float">
            <text:p>171,90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1.00429" calcext:value-type="float">
            <text:p>1,00429</text:p>
          </table:table-cell>
          <table:table-cell office:value-type="float" office:value="175.409" calcext:value-type="float">
            <text:p>175,40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978656" calcext:value-type="float">
            <text:p>0,978656</text:p>
          </table:table-cell>
          <table:table-cell office:value-type="float" office:value="180.003" calcext:value-type="float">
            <text:p>180,0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95008" calcext:value-type="float">
            <text:p>0,495008</text:p>
          </table:table-cell>
          <table:table-cell office:value-type="float" office:value="177.937" calcext:value-type="float">
            <text:p>177,93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98208" calcext:value-type="float">
            <text:p>0,498208</text:p>
          </table:table-cell>
          <table:table-cell office:value-type="float" office:value="176.794" calcext:value-type="float">
            <text:p>176,79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500896" calcext:value-type="float">
            <text:p>0,500896</text:p>
          </table:table-cell>
          <table:table-cell office:value-type="float" office:value="175.846" calcext:value-type="float">
            <text:p>175,84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500224" calcext:value-type="float">
            <text:p>0,500224</text:p>
          </table:table-cell>
          <table:table-cell office:value-type="float" office:value="176.082" calcext:value-type="float">
            <text:p>176,08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99808" calcext:value-type="float">
            <text:p>0,499808</text:p>
          </table:table-cell>
          <table:table-cell office:value-type="float" office:value="176.228" calcext:value-type="float">
            <text:p>176,22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89632" calcext:value-type="float">
            <text:p>0,489632</text:p>
          </table:table-cell>
          <table:table-cell office:value-type="float" office:value="179.891" calcext:value-type="float">
            <text:p>179,89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91104" calcext:value-type="float">
            <text:p>0,491104</text:p>
          </table:table-cell>
          <table:table-cell office:value-type="float" office:value="179.352" calcext:value-type="float">
            <text:p>179,35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8624" calcext:value-type="float">
            <text:p>0,48624</text:p>
          </table:table-cell>
          <table:table-cell office:value-type="float" office:value="181.146" calcext:value-type="float">
            <text:p>181,14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81344" calcext:value-type="float">
            <text:p>0,481344</text:p>
          </table:table-cell>
          <table:table-cell office:value-type="float" office:value="182.988" calcext:value-type="float">
            <text:p>182,98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5505024" calcext:value-type="float">
            <text:p>5505024</text:p>
          </table:table-cell>
          <table:table-cell office:value-type="float" office:value="0.477312" calcext:value-type="float">
            <text:p>0,477312</text:p>
          </table:table-cell>
          <table:table-cell office:value-type="float" office:value="184.534" calcext:value-type="float">
            <text:p>184,53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335" calcext:value-type="float">
            <text:p>2,1335</text:p>
          </table:table-cell>
          <table:table-cell office:value-type="float" office:value="165.138" calcext:value-type="float">
            <text:p>165,13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9155" calcext:value-type="float">
            <text:p>2,19155</text:p>
          </table:table-cell>
          <table:table-cell office:value-type="float" office:value="160.763" calcext:value-type="float">
            <text:p>160,76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873" calcext:value-type="float">
            <text:p>2,1873</text:p>
          </table:table-cell>
          <table:table-cell office:value-type="float" office:value="161.076" calcext:value-type="float">
            <text:p>161,07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7715" calcext:value-type="float">
            <text:p>2,17715</text:p>
          </table:table-cell>
          <table:table-cell office:value-type="float" office:value="161.827" calcext:value-type="float">
            <text:p>161,82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697" calcext:value-type="float">
            <text:p>2,1697</text:p>
          </table:table-cell>
          <table:table-cell office:value-type="float" office:value="162.383" calcext:value-type="float">
            <text:p>162,38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5584" calcext:value-type="float">
            <text:p>2,15584</text:p>
          </table:table-cell>
          <table:table-cell office:value-type="float" office:value="163.427" calcext:value-type="float">
            <text:p>163,42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4355" calcext:value-type="float">
            <text:p>2,14355</text:p>
          </table:table-cell>
          <table:table-cell office:value-type="float" office:value="164.363" calcext:value-type="float">
            <text:p>164,36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10301" calcext:value-type="float">
            <text:p>2,10301</text:p>
          </table:table-cell>
          <table:table-cell office:value-type="float" office:value="167.532" calcext:value-type="float">
            <text:p>167,53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2.06042" calcext:value-type="float">
            <text:p>2,06042</text:p>
          </table:table-cell>
          <table:table-cell office:value-type="float" office:value="170.995" calcext:value-type="float">
            <text:p>170,99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1.99987" calcext:value-type="float">
            <text:p>1,99987</text:p>
          </table:table-cell>
          <table:table-cell office:value-type="float" office:value="176.172" calcext:value-type="float">
            <text:p>176,17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1.94934" calcext:value-type="float">
            <text:p>1,94934</text:p>
          </table:table-cell>
          <table:table-cell office:value-type="float" office:value="180.739" calcext:value-type="float">
            <text:p>180,73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8112" calcext:value-type="float">
            <text:p>0,98112</text:p>
          </table:table-cell>
          <table:table-cell office:value-type="float" office:value="179.551" calcext:value-type="float">
            <text:p>179,55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91264" calcext:value-type="float">
            <text:p>0,991264</text:p>
          </table:table-cell>
          <table:table-cell office:value-type="float" office:value="177.713" calcext:value-type="float">
            <text:p>177,71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9344" calcext:value-type="float">
            <text:p>0,99344</text:p>
          </table:table-cell>
          <table:table-cell office:value-type="float" office:value="177.324" calcext:value-type="float">
            <text:p>177,32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98784" calcext:value-type="float">
            <text:p>0,998784</text:p>
          </table:table-cell>
          <table:table-cell office:value-type="float" office:value="176.375" calcext:value-type="float">
            <text:p>176,37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96672" calcext:value-type="float">
            <text:p>0,996672</text:p>
          </table:table-cell>
          <table:table-cell office:value-type="float" office:value="176.749" calcext:value-type="float">
            <text:p>176,74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85728" calcext:value-type="float">
            <text:p>0,985728</text:p>
          </table:table-cell>
          <table:table-cell office:value-type="float" office:value="178.711" calcext:value-type="float">
            <text:p>178,71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74656" calcext:value-type="float">
            <text:p>0,974656</text:p>
          </table:table-cell>
          <table:table-cell office:value-type="float" office:value="180.741" calcext:value-type="float">
            <text:p>180,74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67744" calcext:value-type="float">
            <text:p>0,967744</text:p>
          </table:table-cell>
          <table:table-cell office:value-type="float" office:value="182.032" calcext:value-type="float">
            <text:p>182,03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57344" calcext:value-type="float">
            <text:p>0,957344</text:p>
          </table:table-cell>
          <table:table-cell office:value-type="float" office:value="184.01" calcext:value-type="float">
            <text:p>184,0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52352" calcext:value-type="float">
            <text:p>0,952352</text:p>
          </table:table-cell>
          <table:table-cell office:value-type="float" office:value="184.974" calcext:value-type="float">
            <text:p>184,97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010048" calcext:value-type="float">
            <text:p>11010048</text:p>
          </table:table-cell>
          <table:table-cell office:value-type="float" office:value="0.950624" calcext:value-type="float">
            <text:p>0,950624</text:p>
          </table:table-cell>
          <table:table-cell office:value-type="float" office:value="185.311" calcext:value-type="float">
            <text:p>185,31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1363" calcext:value-type="float">
            <text:p>4,31363</text:p>
          </table:table-cell>
          <table:table-cell office:value-type="float" office:value="163.353" calcext:value-type="float">
            <text:p>163,35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9603" calcext:value-type="float">
            <text:p>4,39603</text:p>
          </table:table-cell>
          <table:table-cell office:value-type="float" office:value="160.291" calcext:value-type="float">
            <text:p>160,29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9402" calcext:value-type="float">
            <text:p>4,39402</text:p>
          </table:table-cell>
          <table:table-cell office:value-type="float" office:value="160.364" calcext:value-type="float">
            <text:p>160,36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8157" calcext:value-type="float">
            <text:p>4,38157</text:p>
          </table:table-cell>
          <table:table-cell office:value-type="float" office:value="160.82" calcext:value-type="float">
            <text:p>160,8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5584" calcext:value-type="float">
            <text:p>4,35584</text:p>
          </table:table-cell>
          <table:table-cell office:value-type="float" office:value="161.77" calcext:value-type="float">
            <text:p>161,7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3875" calcext:value-type="float">
            <text:p>4,33875</text:p>
          </table:table-cell>
          <table:table-cell office:value-type="float" office:value="162.407" calcext:value-type="float">
            <text:p>162,40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31014" calcext:value-type="float">
            <text:p>4,31014</text:p>
          </table:table-cell>
          <table:table-cell office:value-type="float" office:value="163.485" calcext:value-type="float">
            <text:p>163,48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27907" calcext:value-type="float">
            <text:p>4,27907</text:p>
          </table:table-cell>
          <table:table-cell office:value-type="float" office:value="164.672" calcext:value-type="float">
            <text:p>164,67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17939" calcext:value-type="float">
            <text:p>4,17939</text:p>
          </table:table-cell>
          <table:table-cell office:value-type="float" office:value="168.599" calcext:value-type="float">
            <text:p>168,59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4.08733" calcext:value-type="float">
            <text:p>4,08733</text:p>
          </table:table-cell>
          <table:table-cell office:value-type="float" office:value="172.397" calcext:value-type="float">
            <text:p>172,39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3.98653" calcext:value-type="float">
            <text:p>3,98653</text:p>
          </table:table-cell>
          <table:table-cell office:value-type="float" office:value="176.756" calcext:value-type="float">
            <text:p>176,75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3.88605" calcext:value-type="float">
            <text:p>3,88605</text:p>
          </table:table-cell>
          <table:table-cell office:value-type="float" office:value="181.326" calcext:value-type="float">
            <text:p>181,32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6266" calcext:value-type="float">
            <text:p>1,96266</text:p>
          </table:table-cell>
          <table:table-cell office:value-type="float" office:value="179.513" calcext:value-type="float">
            <text:p>179,51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9018" calcext:value-type="float">
            <text:p>1,99018</text:p>
          </table:table-cell>
          <table:table-cell office:value-type="float" office:value="177.03" calcext:value-type="float">
            <text:p>177,0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9286" calcext:value-type="float">
            <text:p>1,99286</text:p>
          </table:table-cell>
          <table:table-cell office:value-type="float" office:value="176.792" calcext:value-type="float">
            <text:p>176,79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9395" calcext:value-type="float">
            <text:p>1,99395</text:p>
          </table:table-cell>
          <table:table-cell office:value-type="float" office:value="176.695" calcext:value-type="float">
            <text:p>176,69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9747" calcext:value-type="float">
            <text:p>1,99747</text:p>
          </table:table-cell>
          <table:table-cell office:value-type="float" office:value="176.384" calcext:value-type="float">
            <text:p>176,3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6614" calcext:value-type="float">
            <text:p>1,96614</text:p>
          </table:table-cell>
          <table:table-cell office:value-type="float" office:value="179.194" calcext:value-type="float">
            <text:p>179,19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6358" calcext:value-type="float">
            <text:p>1,96358</text:p>
          </table:table-cell>
          <table:table-cell office:value-type="float" office:value="179.428" calcext:value-type="float">
            <text:p>179,42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489" calcext:value-type="float">
            <text:p>1,9489</text:p>
          </table:table-cell>
          <table:table-cell office:value-type="float" office:value="180.78" calcext:value-type="float">
            <text:p>180,7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2746" calcext:value-type="float">
            <text:p>1,92746</text:p>
          </table:table-cell>
          <table:table-cell office:value-type="float" office:value="182.791" calcext:value-type="float">
            <text:p>182,79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90816" calcext:value-type="float">
            <text:p>1,90816</text:p>
          </table:table-cell>
          <table:table-cell office:value-type="float" office:value="184.639" calcext:value-type="float">
            <text:p>184,63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89398" calcext:value-type="float">
            <text:p>1,89398</text:p>
          </table:table-cell>
          <table:table-cell office:value-type="float" office:value="186.021" calcext:value-type="float">
            <text:p>186,02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22020096" calcext:value-type="float">
            <text:p>22020096</text:p>
          </table:table-cell>
          <table:table-cell office:value-type="float" office:value="1.88918" calcext:value-type="float">
            <text:p>1,88918</text:p>
          </table:table-cell>
          <table:table-cell office:value-type="float" office:value="186.494" calcext:value-type="float">
            <text:p>186,49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69494" calcext:value-type="float">
            <text:p>8,69494</text:p>
          </table:table-cell>
          <table:table-cell office:value-type="float" office:value="162.081" calcext:value-type="float">
            <text:p>162,08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78819" calcext:value-type="float">
            <text:p>8,78819</text:p>
          </table:table-cell>
          <table:table-cell office:value-type="float" office:value="160.361" calcext:value-type="float">
            <text:p>160,36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79894" calcext:value-type="float">
            <text:p>8,79894</text:p>
          </table:table-cell>
          <table:table-cell office:value-type="float" office:value="160.165" calcext:value-type="float">
            <text:p>160,16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79872" calcext:value-type="float">
            <text:p>8,79872</text:p>
          </table:table-cell>
          <table:table-cell office:value-type="float" office:value="160.169" calcext:value-type="float">
            <text:p>160,16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75562" calcext:value-type="float">
            <text:p>8,75562</text:p>
          </table:table-cell>
          <table:table-cell office:value-type="float" office:value="160.958" calcext:value-type="float">
            <text:p>160,95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73334" calcext:value-type="float">
            <text:p>8,73334</text:p>
          </table:table-cell>
          <table:table-cell office:value-type="float" office:value="161.368" calcext:value-type="float">
            <text:p>161,36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69267" calcext:value-type="float">
            <text:p>8,69267</text:p>
          </table:table-cell>
          <table:table-cell office:value-type="float" office:value="162.123" calcext:value-type="float">
            <text:p>162,12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63072" calcext:value-type="float">
            <text:p>8,63072</text:p>
          </table:table-cell>
          <table:table-cell office:value-type="float" office:value="163.287" calcext:value-type="float">
            <text:p>163,28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57418" calcext:value-type="float">
            <text:p>8,57418</text:p>
          </table:table-cell>
          <table:table-cell office:value-type="float" office:value="164.364" calcext:value-type="float">
            <text:p>164,36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42736" calcext:value-type="float">
            <text:p>8,42736</text:p>
          </table:table-cell>
          <table:table-cell office:value-type="float" office:value="167.227" calcext:value-type="float">
            <text:p>167,22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8.1593" calcext:value-type="float">
            <text:p>8,1593</text:p>
          </table:table-cell>
          <table:table-cell office:value-type="float" office:value="172.722" calcext:value-type="float">
            <text:p>172,72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7.9369" calcext:value-type="float">
            <text:p>7,9369</text:p>
          </table:table-cell>
          <table:table-cell office:value-type="float" office:value="177.561" calcext:value-type="float">
            <text:p>177,56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7.75766" calcext:value-type="float">
            <text:p>7,75766</text:p>
          </table:table-cell>
          <table:table-cell office:value-type="float" office:value="181.664" calcext:value-type="float">
            <text:p>181,66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4835" calcext:value-type="float">
            <text:p>3,94835</text:p>
          </table:table-cell>
          <table:table-cell office:value-type="float" office:value="178.465" calcext:value-type="float">
            <text:p>178,46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6947" calcext:value-type="float">
            <text:p>3,96947</text:p>
          </table:table-cell>
          <table:table-cell office:value-type="float" office:value="177.516" calcext:value-type="float">
            <text:p>177,5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9024" calcext:value-type="float">
            <text:p>3,99024</text:p>
          </table:table-cell>
          <table:table-cell office:value-type="float" office:value="176.592" calcext:value-type="float">
            <text:p>176,59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7699" calcext:value-type="float">
            <text:p>3,97699</text:p>
          </table:table-cell>
          <table:table-cell office:value-type="float" office:value="177.18" calcext:value-type="float">
            <text:p>177,1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9923" calcext:value-type="float">
            <text:p>3,99923</text:p>
          </table:table-cell>
          <table:table-cell office:value-type="float" office:value="176.195" calcext:value-type="float">
            <text:p>176,19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4445" calcext:value-type="float">
            <text:p>3,94445</text:p>
          </table:table-cell>
          <table:table-cell office:value-type="float" office:value="178.642" calcext:value-type="float">
            <text:p>178,64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376" calcext:value-type="float">
            <text:p>3,9376</text:p>
          </table:table-cell>
          <table:table-cell office:value-type="float" office:value="178.952" calcext:value-type="float">
            <text:p>178,95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90717" calcext:value-type="float">
            <text:p>3,90717</text:p>
          </table:table-cell>
          <table:table-cell office:value-type="float" office:value="180.346" calcext:value-type="float">
            <text:p>180,34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89942" calcext:value-type="float">
            <text:p>3,89942</text:p>
          </table:table-cell>
          <table:table-cell office:value-type="float" office:value="180.704" calcext:value-type="float">
            <text:p>180,70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85085" calcext:value-type="float">
            <text:p>3,85085</text:p>
          </table:table-cell>
          <table:table-cell office:value-type="float" office:value="182.984" calcext:value-type="float">
            <text:p>182,9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80544" calcext:value-type="float">
            <text:p>3,80544</text:p>
          </table:table-cell>
          <table:table-cell office:value-type="float" office:value="185.167" calcext:value-type="float">
            <text:p>185,16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77165" calcext:value-type="float">
            <text:p>3,77165</text:p>
          </table:table-cell>
          <table:table-cell office:value-type="float" office:value="186.826" calcext:value-type="float">
            <text:p>186,82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44040192" calcext:value-type="float">
            <text:p>44040192</text:p>
          </table:table-cell>
          <table:table-cell office:value-type="float" office:value="3.77334" calcext:value-type="float">
            <text:p>3,77334</text:p>
          </table:table-cell>
          <table:table-cell office:value-type="float" office:value="186.742" calcext:value-type="float">
            <text:p>186,74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4409" calcext:value-type="float">
            <text:p>17,4409</text:p>
          </table:table-cell>
          <table:table-cell office:value-type="float" office:value="161.607" calcext:value-type="float">
            <text:p>161,60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6141" calcext:value-type="float">
            <text:p>17,6141</text:p>
          </table:table-cell>
          <table:table-cell office:value-type="float" office:value="160.018" calcext:value-type="float">
            <text:p>160,01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6191" calcext:value-type="float">
            <text:p>17,6191</text:p>
          </table:table-cell>
          <table:table-cell office:value-type="float" office:value="159.973" calcext:value-type="float">
            <text:p>159,97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6332" calcext:value-type="float">
            <text:p>17,6332</text:p>
          </table:table-cell>
          <table:table-cell office:value-type="float" office:value="159.844" calcext:value-type="float">
            <text:p>159,84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5547" calcext:value-type="float">
            <text:p>17,5547</text:p>
          </table:table-cell>
          <table:table-cell office:value-type="float" office:value="160.559" calcext:value-type="float">
            <text:p>160,55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5197" calcext:value-type="float">
            <text:p>17,5197</text:p>
          </table:table-cell>
          <table:table-cell office:value-type="float" office:value="160.88" calcext:value-type="float">
            <text:p>160,8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4787" calcext:value-type="float">
            <text:p>17,4787</text:p>
          </table:table-cell>
          <table:table-cell office:value-type="float" office:value="161.257" calcext:value-type="float">
            <text:p>161,25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4059" calcext:value-type="float">
            <text:p>17,4059</text:p>
          </table:table-cell>
          <table:table-cell office:value-type="float" office:value="161.932" calcext:value-type="float">
            <text:p>161,93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2961" calcext:value-type="float">
            <text:p>17,2961</text:p>
          </table:table-cell>
          <table:table-cell office:value-type="float" office:value="162.96" calcext:value-type="float">
            <text:p>162,9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1553" calcext:value-type="float">
            <text:p>17,1553</text:p>
          </table:table-cell>
          <table:table-cell office:value-type="float" office:value="164.297" calcext:value-type="float">
            <text:p>164,29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6.7628" calcext:value-type="float">
            <text:p>16,7628</text:p>
          </table:table-cell>
          <table:table-cell office:value-type="float" office:value="168.145" calcext:value-type="float">
            <text:p>168,14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6.3285" calcext:value-type="float">
            <text:p>16,3285</text:p>
          </table:table-cell>
          <table:table-cell office:value-type="float" office:value="172.617" calcext:value-type="float">
            <text:p>172,61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5.9663" calcext:value-type="float">
            <text:p>15,9663</text:p>
          </table:table-cell>
          <table:table-cell office:value-type="float" office:value="176.533" calcext:value-type="float">
            <text:p>176,53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5.3971" calcext:value-type="float">
            <text:p>15,3971</text:p>
          </table:table-cell>
          <table:table-cell office:value-type="float" office:value="183.059" calcext:value-type="float">
            <text:p>183,05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88902" calcext:value-type="float">
            <text:p>7,88902</text:p>
          </table:table-cell>
          <table:table-cell office:value-type="float" office:value="178.639" calcext:value-type="float">
            <text:p>178,63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5293" calcext:value-type="float">
            <text:p>7,95293</text:p>
          </table:table-cell>
          <table:table-cell office:value-type="float" office:value="177.203" calcext:value-type="float">
            <text:p>177,20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7974" calcext:value-type="float">
            <text:p>7,97974</text:p>
          </table:table-cell>
          <table:table-cell office:value-type="float" office:value="176.608" calcext:value-type="float">
            <text:p>176,60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9008" calcext:value-type="float">
            <text:p>7,99008</text:p>
          </table:table-cell>
          <table:table-cell office:value-type="float" office:value="176.379" calcext:value-type="float">
            <text:p>176,3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02195" calcext:value-type="float">
            <text:p>8,02195</text:p>
          </table:table-cell>
          <table:table-cell office:value-type="float" office:value="175.679" calcext:value-type="float">
            <text:p>175,6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4208" calcext:value-type="float">
            <text:p>7,94208</text:p>
          </table:table-cell>
          <table:table-cell office:value-type="float" office:value="177.445" calcext:value-type="float">
            <text:p>177,44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88704" calcext:value-type="float">
            <text:p>7,88704</text:p>
          </table:table-cell>
          <table:table-cell office:value-type="float" office:value="178.684" calcext:value-type="float">
            <text:p>178,6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8815" calcext:value-type="float">
            <text:p>7,8815</text:p>
          </table:table-cell>
          <table:table-cell office:value-type="float" office:value="178.809" calcext:value-type="float">
            <text:p>178,80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83274" calcext:value-type="float">
            <text:p>7,83274</text:p>
          </table:table-cell>
          <table:table-cell office:value-type="float" office:value="179.923" calcext:value-type="float">
            <text:p>179,92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7927" calcext:value-type="float">
            <text:p>7,7927</text:p>
          </table:table-cell>
          <table:table-cell office:value-type="float" office:value="180.847" calcext:value-type="float">
            <text:p>180,84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70854" calcext:value-type="float">
            <text:p>7,70854</text:p>
          </table:table-cell>
          <table:table-cell office:value-type="float" office:value="182.821" calcext:value-type="float">
            <text:p>182,82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60246" calcext:value-type="float">
            <text:p>7,60246</text:p>
          </table:table-cell>
          <table:table-cell office:value-type="float" office:value="185.372" calcext:value-type="float">
            <text:p>185,37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53258" calcext:value-type="float">
            <text:p>7,53258</text:p>
          </table:table-cell>
          <table:table-cell office:value-type="float" office:value="187.092" calcext:value-type="float">
            <text:p>187,09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53888" calcext:value-type="float">
            <text:p>7,53888</text:p>
          </table:table-cell>
          <table:table-cell office:value-type="float" office:value="186.936" calcext:value-type="float">
            <text:p>186,936</text:p>
          </table:table-cell>
        </table:table-row>
      </table:table>
      <table:table table:name="RW" table:style-name="ta1">
        <table:shapes>
          <draw:frame draw:z-index="0" draw:style-name="gr1" draw:text-style-name="P1" svg:width="202.69mm" svg:height="114.01mm" svg:x="203.1mm" svg:y="8.97mm">
            <draw:object draw:notify-on-update-of-ranges="RW.I3:RW.I3 RW.C114:RW.C127 RW.B114:RW.B114 RW.G114:RW.G127 RW.B68:RW.B68 RW.G68:RW.G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02.47mm" svg:height="113.88mm" svg:x="202.83mm" svg:y="130.89mm">
            <draw:object draw:notify-on-update-of-ranges="RW.J30:RW.J30 RW.C2:RW.C15 RW.B2:RW.B2 RW.G2:RW.G15 RW.B20:RW.B20 RW.G20:RW.G33 RW.B37:RW.B37 RW.G37:RW.G50 RW.B53:RW.B53 RW.G53:RW.G66 RW.B68:RW.B68 RW.G68:RW.G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99.41mm" svg:height="112.16mm" svg:x="202.83mm" svg:y="253.07mm">
            <draw:object draw:notify-on-update-of-ranges="RW.J57:RW.J57 RW.C83:RW.C96 RW.B83:RW.B83 RW.G83:RW.G96 RW.B99:RW.B99 RW.G99:RW.G112 RW.B114:RW.B114 RW.G114:RW.G1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lock_size</text:p>
          </table:table-cell>
          <table:table-cell office:value-type="string" calcext:value-type="string">
            <text:p>block_num</text:p>
          </table:table-cell>
          <table:table-cell office:value-type="string" calcext:value-type="string">
            <text:p>elem_size</text:p>
          </table:table-cell>
          <table:table-cell office:value-type="string" calcext:value-type="string">
            <text:p>elem_num</text:p>
          </table:table-cell>
          <table:table-cell office:value-type="string" calcext:value-type="string">
            <text:p>mintim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87.5598" calcext:value-type="float">
            <text:p>87,5598</text:p>
          </table:table-cell>
          <table:table-cell office:value-type="float" office:value="42.9204" calcext:value-type="float">
            <text:p>42,920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46.7002" calcext:value-type="float">
            <text:p>46,7002</text:p>
          </table:table-cell>
          <table:table-cell office:value-type="float" office:value="80.4729" calcext:value-type="float">
            <text:p>80,472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8.82" calcext:value-type="float">
            <text:p>28,82</text:p>
          </table:table-cell>
          <table:table-cell office:value-type="float" office:value="130.399" calcext:value-type="float">
            <text:p>130,39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4.4842" calcext:value-type="float">
            <text:p>24,4842</text:p>
          </table:table-cell>
          <table:table-cell office:value-type="float" office:value="153.491" calcext:value-type="float">
            <text:p>153,49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281" calcext:value-type="float">
            <text:p>23,4281</text:p>
          </table:table-cell>
          <table:table-cell office:value-type="float" office:value="160.41" calcext:value-type="float">
            <text:p>160,4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497" calcext:value-type="float">
            <text:p>23,4497</text:p>
          </table:table-cell>
          <table:table-cell office:value-type="float" office:value="160.262" calcext:value-type="float">
            <text:p>160,26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347" calcext:value-type="float">
            <text:p>23,4347</text:p>
          </table:table-cell>
          <table:table-cell office:value-type="float" office:value="160.365" calcext:value-type="float">
            <text:p>160,36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3078" calcext:value-type="float">
            <text:p>23,3078</text:p>
          </table:table-cell>
          <table:table-cell office:value-type="float" office:value="161.238" calcext:value-type="float">
            <text:p>161,23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3996" calcext:value-type="float">
            <text:p>23,3996</text:p>
          </table:table-cell>
          <table:table-cell office:value-type="float" office:value="160.605" calcext:value-type="float">
            <text:p>160,60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166" calcext:value-type="float">
            <text:p>23,4166</text:p>
          </table:table-cell>
          <table:table-cell office:value-type="float" office:value="160.489" calcext:value-type="float">
            <text:p>160,48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075" calcext:value-type="float">
            <text:p>23,4075</text:p>
          </table:table-cell>
          <table:table-cell office:value-type="float" office:value="160.551" calcext:value-type="float">
            <text:p>160,55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3781" calcext:value-type="float">
            <text:p>23,3781</text:p>
          </table:table-cell>
          <table:table-cell office:value-type="float" office:value="160.753" calcext:value-type="float">
            <text:p>160,75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2182" calcext:value-type="float">
            <text:p>23,2182</text:p>
          </table:table-cell>
          <table:table-cell office:value-type="float" office:value="161.86" calcext:value-type="float">
            <text:p>161,8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2.8943" calcext:value-type="float">
            <text:p>22,8943</text:p>
          </table:table-cell>
          <table:table-cell office:value-type="float" office:value="164.15" calcext:value-type="float">
            <text:p>164,1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2.3378" calcext:value-type="float">
            <text:p>22,3378</text:p>
          </table:table-cell>
          <table:table-cell office:value-type="float" office:value="168.24" calcext:value-type="float">
            <text:p>168,2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4036" calcext:value-type="float">
            <text:p>21,4036</text:p>
          </table:table-cell>
          <table:table-cell office:value-type="float" office:value="175.583" calcext:value-type="float">
            <text:p>175,58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917504" calcext:value-type="float">
            <text:p>91750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0.7283" calcext:value-type="float">
            <text:p>20,7283</text:p>
          </table:table-cell>
          <table:table-cell office:value-type="float" office:value="181.303" calcext:value-type="float">
            <text:p>181,30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64" calcext:value-type="float">
            <text:p>64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0.4213" calcext:value-type="float">
            <text:p>20,4213</text:p>
          </table:table-cell>
          <table:table-cell office:value-type="float" office:value="184.028" calcext:value-type="float">
            <text:p>184,02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46.6545" calcext:value-type="float">
            <text:p>46,6545</text:p>
          </table:table-cell>
          <table:table-cell office:value-type="float" office:value="80.5516" calcext:value-type="float">
            <text:p>80,551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9.0022" calcext:value-type="float">
            <text:p>29,0022</text:p>
          </table:table-cell>
          <table:table-cell office:value-type="float" office:value="129.58" calcext:value-type="float">
            <text:p>129,5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4.478" calcext:value-type="float">
            <text:p>24,478</text:p>
          </table:table-cell>
          <table:table-cell office:value-type="float" office:value="153.529" calcext:value-type="float">
            <text:p>153,52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495" calcext:value-type="float">
            <text:p>23,4495</text:p>
          </table:table-cell>
          <table:table-cell office:value-type="float" office:value="160.264" calcext:value-type="float">
            <text:p>160,26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992" calcext:value-type="float">
            <text:p>23,4992</text:p>
          </table:table-cell>
          <table:table-cell office:value-type="float" office:value="159.924" calcext:value-type="float">
            <text:p>159,92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799" calcext:value-type="float">
            <text:p>23,4799</text:p>
          </table:table-cell>
          <table:table-cell office:value-type="float" office:value="160.056" calcext:value-type="float">
            <text:p>160,05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88" calcext:value-type="float">
            <text:p>23,488</text:p>
          </table:table-cell>
          <table:table-cell office:value-type="float" office:value="160.001" calcext:value-type="float">
            <text:p>160,00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928" calcext:value-type="float">
            <text:p>23,4928</text:p>
          </table:table-cell>
          <table:table-cell office:value-type="float" office:value="159.968" calcext:value-type="float">
            <text:p>159,96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057" calcext:value-type="float">
            <text:p>23,4057</text:p>
          </table:table-cell>
          <table:table-cell office:value-type="float" office:value="160.563" calcext:value-type="float">
            <text:p>160,56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001" calcext:value-type="float">
            <text:p>23,4001</text:p>
          </table:table-cell>
          <table:table-cell office:value-type="float" office:value="160.602" calcext:value-type="float">
            <text:p>160,60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3734" calcext:value-type="float">
            <text:p>23,3734</text:p>
          </table:table-cell>
          <table:table-cell office:value-type="float" office:value="160.785" calcext:value-type="float">
            <text:p>160,78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2807" calcext:value-type="float">
            <text:p>23,2807</text:p>
          </table:table-cell>
          <table:table-cell office:value-type="float" office:value="161.426" calcext:value-type="float">
            <text:p>161,42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0162" calcext:value-type="float">
            <text:p>23,0162</text:p>
          </table:table-cell>
          <table:table-cell office:value-type="float" office:value="163.281" calcext:value-type="float">
            <text:p>163,28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2.4796" calcext:value-type="float">
            <text:p>22,4796</text:p>
          </table:table-cell>
          <table:table-cell office:value-type="float" office:value="167.178" calcext:value-type="float">
            <text:p>167,17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9463" calcext:value-type="float">
            <text:p>21,9463</text:p>
          </table:table-cell>
          <table:table-cell office:value-type="float" office:value="171.241" calcext:value-type="float">
            <text:p>171,24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4567" calcext:value-type="float">
            <text:p>21,4567</text:p>
          </table:table-cell>
          <table:table-cell office:value-type="float" office:value="175.148" calcext:value-type="float">
            <text:p>175,14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28" calcext:value-type="float">
            <text:p>128</text:p>
          </table:table-cell>
          <table:table-cell office:value-type="float" office:value="917504" calcext:value-type="float">
            <text:p>91750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1973" calcext:value-type="float">
            <text:p>21,1973</text:p>
          </table:table-cell>
          <table:table-cell office:value-type="float" office:value="177.291" calcext:value-type="float">
            <text:p>177,29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9.0104" calcext:value-type="float">
            <text:p>29,0104</text:p>
          </table:table-cell>
          <table:table-cell office:value-type="float" office:value="129.543" calcext:value-type="float">
            <text:p>129,54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4.4331" calcext:value-type="float">
            <text:p>24,4331</text:p>
          </table:table-cell>
          <table:table-cell office:value-type="float" office:value="153.812" calcext:value-type="float">
            <text:p>153,81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412" calcext:value-type="float">
            <text:p>23,4412</text:p>
          </table:table-cell>
          <table:table-cell office:value-type="float" office:value="160.32" calcext:value-type="float">
            <text:p>160,3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5085" calcext:value-type="float">
            <text:p>23,5085</text:p>
          </table:table-cell>
          <table:table-cell office:value-type="float" office:value="159.861" calcext:value-type="float">
            <text:p>159,86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779" calcext:value-type="float">
            <text:p>23,4779</text:p>
          </table:table-cell>
          <table:table-cell office:value-type="float" office:value="160.07" calcext:value-type="float">
            <text:p>160,0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82" calcext:value-type="float">
            <text:p>23,482</text:p>
          </table:table-cell>
          <table:table-cell office:value-type="float" office:value="160.042" calcext:value-type="float">
            <text:p>160,04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903" calcext:value-type="float">
            <text:p>23,4903</text:p>
          </table:table-cell>
          <table:table-cell office:value-type="float" office:value="159.985" calcext:value-type="float">
            <text:p>159,98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007" calcext:value-type="float">
            <text:p>23,4007</text:p>
          </table:table-cell>
          <table:table-cell office:value-type="float" office:value="160.598" calcext:value-type="float">
            <text:p>160,59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3733" calcext:value-type="float">
            <text:p>23,3733</text:p>
          </table:table-cell>
          <table:table-cell office:value-type="float" office:value="160.786" calcext:value-type="float">
            <text:p>160,78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2967" calcext:value-type="float">
            <text:p>23,2967</text:p>
          </table:table-cell>
          <table:table-cell office:value-type="float" office:value="161.314" calcext:value-type="float">
            <text:p>161,31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2465" calcext:value-type="float">
            <text:p>23,2465</text:p>
          </table:table-cell>
          <table:table-cell office:value-type="float" office:value="161.663" calcext:value-type="float">
            <text:p>161,66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009" calcext:value-type="float">
            <text:p>23,009</text:p>
          </table:table-cell>
          <table:table-cell office:value-type="float" office:value="163.331" calcext:value-type="float">
            <text:p>163,33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2.5196" calcext:value-type="float">
            <text:p>22,5196</text:p>
          </table:table-cell>
          <table:table-cell office:value-type="float" office:value="166.881" calcext:value-type="float">
            <text:p>166,88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9464" calcext:value-type="float">
            <text:p>21,9464</text:p>
          </table:table-cell>
          <table:table-cell office:value-type="float" office:value="171.24" calcext:value-type="float">
            <text:p>171,2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4408" calcext:value-type="float">
            <text:p>21,4408</text:p>
          </table:table-cell>
          <table:table-cell office:value-type="float" office:value="175.278" calcext:value-type="float">
            <text:p>175,27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56" calcext:value-type="float">
            <text:p>256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0594" calcext:value-type="float">
            <text:p>21,0594</text:p>
          </table:table-cell>
          <table:table-cell office:value-type="float" office:value="178.453" calcext:value-type="float">
            <text:p>178,45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4.3988" calcext:value-type="float">
            <text:p>24,3988</text:p>
          </table:table-cell>
          <table:table-cell office:value-type="float" office:value="154.028" calcext:value-type="float">
            <text:p>154,02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195" calcext:value-type="float">
            <text:p>23,4195</text:p>
          </table:table-cell>
          <table:table-cell office:value-type="float" office:value="160.469" calcext:value-type="float">
            <text:p>160,46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886" calcext:value-type="float">
            <text:p>23,4886</text:p>
          </table:table-cell>
          <table:table-cell office:value-type="float" office:value="159.997" calcext:value-type="float">
            <text:p>159,99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749" calcext:value-type="float">
            <text:p>23,4749</text:p>
          </table:table-cell>
          <table:table-cell office:value-type="float" office:value="160.09" calcext:value-type="float">
            <text:p>160,0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669" calcext:value-type="float">
            <text:p>23,4669</text:p>
          </table:table-cell>
          <table:table-cell office:value-type="float" office:value="160.144" calcext:value-type="float">
            <text:p>160,14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676" calcext:value-type="float">
            <text:p>23,4676</text:p>
          </table:table-cell>
          <table:table-cell office:value-type="float" office:value="160.139" calcext:value-type="float">
            <text:p>160,13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135" calcext:value-type="float">
            <text:p>23,4135</text:p>
          </table:table-cell>
          <table:table-cell office:value-type="float" office:value="160.51" calcext:value-type="float">
            <text:p>160,5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3301" calcext:value-type="float">
            <text:p>23,3301</text:p>
          </table:table-cell>
          <table:table-cell office:value-type="float" office:value="161.084" calcext:value-type="float">
            <text:p>161,08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204" calcext:value-type="float">
            <text:p>23,204</text:p>
          </table:table-cell>
          <table:table-cell office:value-type="float" office:value="161.959" calcext:value-type="float">
            <text:p>161,95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0819" calcext:value-type="float">
            <text:p>23,0819</text:p>
          </table:table-cell>
          <table:table-cell office:value-type="float" office:value="162.816" calcext:value-type="float">
            <text:p>162,81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2.9629" calcext:value-type="float">
            <text:p>22,9629</text:p>
          </table:table-cell>
          <table:table-cell office:value-type="float" office:value="163.659" calcext:value-type="float">
            <text:p>163,65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2.5899" calcext:value-type="float">
            <text:p>22,5899</text:p>
          </table:table-cell>
          <table:table-cell office:value-type="float" office:value="166.362" calcext:value-type="float">
            <text:p>166,36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9457" calcext:value-type="float">
            <text:p>21,9457</text:p>
          </table:table-cell>
          <table:table-cell office:value-type="float" office:value="171.245" calcext:value-type="float">
            <text:p>171,24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4943" calcext:value-type="float">
            <text:p>21,4943</text:p>
          </table:table-cell>
          <table:table-cell office:value-type="float" office:value="174.841" calcext:value-type="float">
            <text:p>174,84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512" calcext:value-type="float">
            <text:p>512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073" calcext:value-type="float">
            <text:p>21,073</text:p>
          </table:table-cell>
          <table:table-cell office:value-type="float" office:value="178.337" calcext:value-type="float">
            <text:p>178,33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313" calcext:value-type="float">
            <text:p>23,4313</text:p>
          </table:table-cell>
          <table:table-cell office:value-type="float" office:value="160.388" calcext:value-type="float">
            <text:p>160,38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841" calcext:value-type="float">
            <text:p>23,4841</text:p>
          </table:table-cell>
          <table:table-cell office:value-type="float" office:value="160.027" calcext:value-type="float">
            <text:p>160,02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654" calcext:value-type="float">
            <text:p>23,4654</text:p>
          </table:table-cell>
          <table:table-cell office:value-type="float" office:value="160.155" calcext:value-type="float">
            <text:p>160,15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344" calcext:value-type="float">
            <text:p>23,4344</text:p>
          </table:table-cell>
          <table:table-cell office:value-type="float" office:value="160.367" calcext:value-type="float">
            <text:p>160,36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4382" calcext:value-type="float">
            <text:p>23,4382</text:p>
          </table:table-cell>
          <table:table-cell office:value-type="float" office:value="160.341" calcext:value-type="float">
            <text:p>160,34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3424" calcext:value-type="float">
            <text:p>23,3424</text:p>
          </table:table-cell>
          <table:table-cell office:value-type="float" office:value="160.998" calcext:value-type="float">
            <text:p>160,99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3183" calcext:value-type="float">
            <text:p>23,3183</text:p>
          </table:table-cell>
          <table:table-cell office:value-type="float" office:value="161.165" calcext:value-type="float">
            <text:p>161,16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191" calcext:value-type="float">
            <text:p>23,191</text:p>
          </table:table-cell>
          <table:table-cell office:value-type="float" office:value="162.049" calcext:value-type="float">
            <text:p>162,0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3.0489" calcext:value-type="float">
            <text:p>23,0489</text:p>
          </table:table-cell>
          <table:table-cell office:value-type="float" office:value="163.049" calcext:value-type="float">
            <text:p>163,04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2.945" calcext:value-type="float">
            <text:p>22,945</text:p>
          </table:table-cell>
          <table:table-cell office:value-type="float" office:value="163.787" calcext:value-type="float">
            <text:p>163,78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2.5208" calcext:value-type="float">
            <text:p>22,5208</text:p>
          </table:table-cell>
          <table:table-cell office:value-type="float" office:value="166.872" calcext:value-type="float">
            <text:p>166,87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9788" calcext:value-type="float">
            <text:p>21,9788</text:p>
          </table:table-cell>
          <table:table-cell office:value-type="float" office:value="170.987" calcext:value-type="float">
            <text:p>170,98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4297" calcext:value-type="float">
            <text:p>21,4297</text:p>
          </table:table-cell>
          <table:table-cell office:value-type="float" office:value="175.369" calcext:value-type="float">
            <text:p>175,36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024" calcext:value-type="float">
            <text:p>102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1.0057" calcext:value-type="float">
            <text:p>21,0057</text:p>
          </table:table-cell>
          <table:table-cell office:value-type="float" office:value="178.909" calcext:value-type="float">
            <text:p>178,90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26.451" calcext:value-type="float">
            <text:p>26,451</text:p>
          </table:table-cell>
          <table:table-cell office:value-type="float" office:value="106.558" calcext:value-type="float">
            <text:p>106,55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8.9797" calcext:value-type="float">
            <text:p>18,9797</text:p>
          </table:table-cell>
          <table:table-cell office:value-type="float" office:value="148.504" calcext:value-type="float">
            <text:p>148,50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4419" calcext:value-type="float">
            <text:p>17,4419</text:p>
          </table:table-cell>
          <table:table-cell office:value-type="float" office:value="161.598" calcext:value-type="float">
            <text:p>161,59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6177" calcext:value-type="float">
            <text:p>17,6177</text:p>
          </table:table-cell>
          <table:table-cell office:value-type="float" office:value="159.986" calcext:value-type="float">
            <text:p>159,98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6042" calcext:value-type="float">
            <text:p>17,6042</text:p>
          </table:table-cell>
          <table:table-cell office:value-type="float" office:value="160.108" calcext:value-type="float">
            <text:p>160,10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8.1391" calcext:value-type="float">
            <text:p>18,1391</text:p>
          </table:table-cell>
          <table:table-cell office:value-type="float" office:value="155.387" calcext:value-type="float">
            <text:p>155,38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7335" calcext:value-type="float">
            <text:p>17,7335</text:p>
          </table:table-cell>
          <table:table-cell office:value-type="float" office:value="158.94" calcext:value-type="float">
            <text:p>158,9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6225" calcext:value-type="float">
            <text:p>17,6225</text:p>
          </table:table-cell>
          <table:table-cell office:value-type="float" office:value="159.942" calcext:value-type="float">
            <text:p>159,94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5203" calcext:value-type="float">
            <text:p>17,5203</text:p>
          </table:table-cell>
          <table:table-cell office:value-type="float" office:value="160.874" calcext:value-type="float">
            <text:p>160,87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4875" calcext:value-type="float">
            <text:p>17,4875</text:p>
          </table:table-cell>
          <table:table-cell office:value-type="float" office:value="161.176" calcext:value-type="float">
            <text:p>161,17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4247" calcext:value-type="float">
            <text:p>17,4247</text:p>
          </table:table-cell>
          <table:table-cell office:value-type="float" office:value="161.757" calcext:value-type="float">
            <text:p>161,75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2319" calcext:value-type="float">
            <text:p>17,2319</text:p>
          </table:table-cell>
          <table:table-cell office:value-type="float" office:value="163.567" calcext:value-type="float">
            <text:p>163,56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6.8296" calcext:value-type="float">
            <text:p>16,8296</text:p>
          </table:table-cell>
          <table:table-cell office:value-type="float" office:value="167.477" calcext:value-type="float">
            <text:p>167,47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6.4474" calcext:value-type="float">
            <text:p>16,4474</text:p>
          </table:table-cell>
          <table:table-cell office:value-type="float" office:value="171.369" calcext:value-type="float">
            <text:p>171,36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6.1675" calcext:value-type="float">
            <text:p>16,1675</text:p>
          </table:table-cell>
          <table:table-cell office:value-type="float" office:value="174.336" calcext:value-type="float">
            <text:p>174,33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92" calcext:value-type="float">
            <text:p>192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5.8109" calcext:value-type="float">
            <text:p>15,8109</text:p>
          </table:table-cell>
          <table:table-cell office:value-type="float" office:value="178.268" calcext:value-type="float">
            <text:p>178,26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9.0227" calcext:value-type="float">
            <text:p>19,0227</text:p>
          </table:table-cell>
          <table:table-cell office:value-type="float" office:value="148.169" calcext:value-type="float">
            <text:p>148,16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4452" calcext:value-type="float">
            <text:p>17,4452</text:p>
          </table:table-cell>
          <table:table-cell office:value-type="float" office:value="161.567" calcext:value-type="float">
            <text:p>161,56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6053" calcext:value-type="float">
            <text:p>17,6053</text:p>
          </table:table-cell>
          <table:table-cell office:value-type="float" office:value="160.098" calcext:value-type="float">
            <text:p>160,09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6075" calcext:value-type="float">
            <text:p>17,6075</text:p>
          </table:table-cell>
          <table:table-cell office:value-type="float" office:value="160.078" calcext:value-type="float">
            <text:p>160,07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8.0839" calcext:value-type="float">
            <text:p>18,0839</text:p>
          </table:table-cell>
          <table:table-cell office:value-type="float" office:value="155.861" calcext:value-type="float">
            <text:p>155,86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738" calcext:value-type="float">
            <text:p>17,738</text:p>
          </table:table-cell>
          <table:table-cell office:value-type="float" office:value="158.9" calcext:value-type="float">
            <text:p>158,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6058" calcext:value-type="float">
            <text:p>17,6058</text:p>
          </table:table-cell>
          <table:table-cell office:value-type="float" office:value="160.094" calcext:value-type="float">
            <text:p>160,09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5537" calcext:value-type="float">
            <text:p>17,5537</text:p>
          </table:table-cell>
          <table:table-cell office:value-type="float" office:value="160.568" calcext:value-type="float">
            <text:p>160,56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4722" calcext:value-type="float">
            <text:p>17,4722</text:p>
          </table:table-cell>
          <table:table-cell office:value-type="float" office:value="161.318" calcext:value-type="float">
            <text:p>161,31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4191" calcext:value-type="float">
            <text:p>17,4191</text:p>
          </table:table-cell>
          <table:table-cell office:value-type="float" office:value="161.81" calcext:value-type="float">
            <text:p>161,8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2369" calcext:value-type="float">
            <text:p>17,2369</text:p>
          </table:table-cell>
          <table:table-cell office:value-type="float" office:value="163.52" calcext:value-type="float">
            <text:p>163,5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6.8975" calcext:value-type="float">
            <text:p>16,8975</text:p>
          </table:table-cell>
          <table:table-cell office:value-type="float" office:value="166.804" calcext:value-type="float">
            <text:p>166,80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6.4482" calcext:value-type="float">
            <text:p>16,4482</text:p>
          </table:table-cell>
          <table:table-cell office:value-type="float" office:value="171.361" calcext:value-type="float">
            <text:p>171,361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6.1248" calcext:value-type="float">
            <text:p>16,1248</text:p>
          </table:table-cell>
          <table:table-cell office:value-type="float" office:value="174.798" calcext:value-type="float">
            <text:p>174,79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384" calcext:value-type="float">
            <text:p>38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5.6812" calcext:value-type="float">
            <text:p>15,6812</text:p>
          </table:table-cell>
          <table:table-cell office:value-type="float" office:value="179.742" calcext:value-type="float">
            <text:p>179,74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4409" calcext:value-type="float">
            <text:p>17,4409</text:p>
          </table:table-cell>
          <table:table-cell office:value-type="float" office:value="161.607" calcext:value-type="float">
            <text:p>161,60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6141" calcext:value-type="float">
            <text:p>17,6141</text:p>
          </table:table-cell>
          <table:table-cell office:value-type="float" office:value="160.018" calcext:value-type="float">
            <text:p>160,01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6191" calcext:value-type="float">
            <text:p>17,6191</text:p>
          </table:table-cell>
          <table:table-cell office:value-type="float" office:value="159.973" calcext:value-type="float">
            <text:p>159,97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6332" calcext:value-type="float">
            <text:p>17,6332</text:p>
          </table:table-cell>
          <table:table-cell office:value-type="float" office:value="159.844" calcext:value-type="float">
            <text:p>159,84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5547" calcext:value-type="float">
            <text:p>17,5547</text:p>
          </table:table-cell>
          <table:table-cell office:value-type="float" office:value="160.559" calcext:value-type="float">
            <text:p>160,55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5197" calcext:value-type="float">
            <text:p>17,5197</text:p>
          </table:table-cell>
          <table:table-cell office:value-type="float" office:value="160.88" calcext:value-type="float">
            <text:p>160,88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4787" calcext:value-type="float">
            <text:p>17,4787</text:p>
          </table:table-cell>
          <table:table-cell office:value-type="float" office:value="161.257" calcext:value-type="float">
            <text:p>161,25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4059" calcext:value-type="float">
            <text:p>17,4059</text:p>
          </table:table-cell>
          <table:table-cell office:value-type="float" office:value="161.932" calcext:value-type="float">
            <text:p>161,932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2961" calcext:value-type="float">
            <text:p>17,2961</text:p>
          </table:table-cell>
          <table:table-cell office:value-type="float" office:value="162.96" calcext:value-type="float">
            <text:p>162,9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7.1553" calcext:value-type="float">
            <text:p>17,1553</text:p>
          </table:table-cell>
          <table:table-cell office:value-type="float" office:value="164.297" calcext:value-type="float">
            <text:p>164,29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6.7628" calcext:value-type="float">
            <text:p>16,7628</text:p>
          </table:table-cell>
          <table:table-cell office:value-type="float" office:value="168.145" calcext:value-type="float">
            <text:p>168,14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6.3285" calcext:value-type="float">
            <text:p>16,3285</text:p>
          </table:table-cell>
          <table:table-cell office:value-type="float" office:value="172.617" calcext:value-type="float">
            <text:p>172,61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5.9663" calcext:value-type="float">
            <text:p>15,9663</text:p>
          </table:table-cell>
          <table:table-cell office:value-type="float" office:value="176.533" calcext:value-type="float">
            <text:p>176,533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68" calcext:value-type="float">
            <text:p>768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15.3971" calcext:value-type="float">
            <text:p>15,3971</text:p>
          </table:table-cell>
          <table:table-cell office:value-type="float" office:value="183.059" calcext:value-type="float">
            <text:p>183,059</text:p>
          </table:table-cell>
        </table:table-row>
      </table:table>
      <table:table table:name="WO" table:style-name="ta1">
        <table:shapes>
          <draw:frame draw:z-index="0" draw:style-name="gr1" draw:text-style-name="P1" svg:width="283.92mm" svg:height="159.7mm" svg:x="179.7mm" svg:y="4.45mm">
            <draw:object draw:notify-on-update-of-ranges="WO.I2:WO.I2 WO.C2:WO.C19 WO.B114:WO.B114 WO.G114:WO.G127 WO.B68:WO.B68 WO.G68:WO.G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lock_size</text:p>
          </table:table-cell>
          <table:table-cell office:value-type="string" calcext:value-type="string">
            <text:p>block_num</text:p>
          </table:table-cell>
          <table:table-cell office:value-type="string" calcext:value-type="string">
            <text:p>elem_size</text:p>
          </table:table-cell>
          <table:table-cell office:value-type="string" calcext:value-type="string">
            <text:p>elem_num</text:p>
          </table:table-cell>
          <table:table-cell office:value-type="string" calcext:value-type="string">
            <text:p>mintim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25.6341" calcext:value-type="float">
            <text:p>25,6341</text:p>
          </table:table-cell>
          <table:table-cell office:value-type="float" office:value="73.3026" calcext:value-type="float">
            <text:p>73,302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2.8234" calcext:value-type="float">
            <text:p>12,8234</text:p>
          </table:table-cell>
          <table:table-cell office:value-type="float" office:value="146.533" calcext:value-type="float">
            <text:p>146,53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72" calcext:value-type="float">
            <text:p>10,672</text:p>
          </table:table-cell>
          <table:table-cell office:value-type="float" office:value="176.073" calcext:value-type="float">
            <text:p>176,07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17" calcext:value-type="float">
            <text:p>10,617</text:p>
          </table:table-cell>
          <table:table-cell office:value-type="float" office:value="176.986" calcext:value-type="float">
            <text:p>176,98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936" calcext:value-type="float">
            <text:p>10,5936</text:p>
          </table:table-cell>
          <table:table-cell office:value-type="float" office:value="177.376" calcext:value-type="float">
            <text:p>177,37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732" calcext:value-type="float">
            <text:p>10,5732</text:p>
          </table:table-cell>
          <table:table-cell office:value-type="float" office:value="177.717" calcext:value-type="float">
            <text:p>177,71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849" calcext:value-type="float">
            <text:p>10,5849</text:p>
          </table:table-cell>
          <table:table-cell office:value-type="float" office:value="177.522" calcext:value-type="float">
            <text:p>177,52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7105" calcext:value-type="float">
            <text:p>10,7105</text:p>
          </table:table-cell>
          <table:table-cell office:value-type="float" office:value="175.439" calcext:value-type="float">
            <text:p>175,43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56" calcext:value-type="float">
            <text:p>10,656</text:p>
          </table:table-cell>
          <table:table-cell office:value-type="float" office:value="176.338" calcext:value-type="float">
            <text:p>176,33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799" calcext:value-type="float">
            <text:p>10,5799</text:p>
          </table:table-cell>
          <table:table-cell office:value-type="float" office:value="177.605" calcext:value-type="float">
            <text:p>177,60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122" calcext:value-type="float">
            <text:p>10,6122</text:p>
          </table:table-cell>
          <table:table-cell office:value-type="float" office:value="177.065" calcext:value-type="float">
            <text:p>177,06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527" calcext:value-type="float">
            <text:p>10,5527</text:p>
          </table:table-cell>
          <table:table-cell office:value-type="float" office:value="178.063" calcext:value-type="float">
            <text:p>178,06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735" calcext:value-type="float">
            <text:p>10,5735</text:p>
          </table:table-cell>
          <table:table-cell office:value-type="float" office:value="177.713" calcext:value-type="float">
            <text:p>177,71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4553" calcext:value-type="float">
            <text:p>10,4553</text:p>
          </table:table-cell>
          <table:table-cell office:value-type="float" office:value="179.722" calcext:value-type="float">
            <text:p>179,72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2476" calcext:value-type="float">
            <text:p>10,2476</text:p>
          </table:table-cell>
          <table:table-cell office:value-type="float" office:value="183.364" calcext:value-type="float">
            <text:p>183,36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118" calcext:value-type="float">
            <text:p>10,0118</text:p>
          </table:table-cell>
          <table:table-cell office:value-type="float" office:value="187.684" calcext:value-type="float">
            <text:p>187,6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917504" calcext:value-type="float">
            <text:p>91750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9.96534" calcext:value-type="float">
            <text:p>9,96534</text:p>
          </table:table-cell>
          <table:table-cell office:value-type="float" office:value="188.558" calcext:value-type="float">
            <text:p>188,55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64" calcext:value-type="float">
            <text:p>64</text:p>
          </table:table-cell>
          <table:table-cell office:value-type="float" office:value="1835008" calcext:value-type="float">
            <text:p>183500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9.99638" calcext:value-type="float">
            <text:p>9,99638</text:p>
          </table:table-cell>
          <table:table-cell office:value-type="float" office:value="187.973" calcext:value-type="float">
            <text:p>187,97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2.8213" calcext:value-type="float">
            <text:p>12,8213</text:p>
          </table:table-cell>
          <table:table-cell office:value-type="float" office:value="146.556" calcext:value-type="float">
            <text:p>146,55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572" calcext:value-type="float">
            <text:p>10,6572</text:p>
          </table:table-cell>
          <table:table-cell office:value-type="float" office:value="176.316" calcext:value-type="float">
            <text:p>176,3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049" calcext:value-type="float">
            <text:p>10,6049</text:p>
          </table:table-cell>
          <table:table-cell office:value-type="float" office:value="177.187" calcext:value-type="float">
            <text:p>177,18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049" calcext:value-type="float">
            <text:p>10,6049</text:p>
          </table:table-cell>
          <table:table-cell office:value-type="float" office:value="177.187" calcext:value-type="float">
            <text:p>177,18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448" calcext:value-type="float">
            <text:p>10,6448</text:p>
          </table:table-cell>
          <table:table-cell office:value-type="float" office:value="176.523" calcext:value-type="float">
            <text:p>176,52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27" calcext:value-type="float">
            <text:p>10,627</text:p>
          </table:table-cell>
          <table:table-cell office:value-type="float" office:value="176.819" calcext:value-type="float">
            <text:p>176,81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7118" calcext:value-type="float">
            <text:p>10,7118</text:p>
          </table:table-cell>
          <table:table-cell office:value-type="float" office:value="175.418" calcext:value-type="float">
            <text:p>175,41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7162" calcext:value-type="float">
            <text:p>10,7162</text:p>
          </table:table-cell>
          <table:table-cell office:value-type="float" office:value="175.346" calcext:value-type="float">
            <text:p>175,34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385" calcext:value-type="float">
            <text:p>10,6385</text:p>
          </table:table-cell>
          <table:table-cell office:value-type="float" office:value="176.627" calcext:value-type="float">
            <text:p>176,62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549" calcext:value-type="float">
            <text:p>10,6549</text:p>
          </table:table-cell>
          <table:table-cell office:value-type="float" office:value="176.355" calcext:value-type="float">
            <text:p>176,35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072" calcext:value-type="float">
            <text:p>10,6072</text:p>
          </table:table-cell>
          <table:table-cell office:value-type="float" office:value="177.149" calcext:value-type="float">
            <text:p>177,14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641" calcext:value-type="float">
            <text:p>10,5641</text:p>
          </table:table-cell>
          <table:table-cell office:value-type="float" office:value="177.871" calcext:value-type="float">
            <text:p>177,87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4317" calcext:value-type="float">
            <text:p>10,4317</text:p>
          </table:table-cell>
          <table:table-cell office:value-type="float" office:value="180.128" calcext:value-type="float">
            <text:p>180,12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2802" calcext:value-type="float">
            <text:p>10,2802</text:p>
          </table:table-cell>
          <table:table-cell office:value-type="float" office:value="182.784" calcext:value-type="float">
            <text:p>182,7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663" calcext:value-type="float">
            <text:p>10,0663</text:p>
          </table:table-cell>
          <table:table-cell office:value-type="float" office:value="186.667" calcext:value-type="float">
            <text:p>186,66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004" calcext:value-type="float">
            <text:p>10,0004</text:p>
          </table:table-cell>
          <table:table-cell office:value-type="float" office:value="187.898" calcext:value-type="float">
            <text:p>187,89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28" calcext:value-type="float">
            <text:p>128</text:p>
          </table:table-cell>
          <table:table-cell office:value-type="float" office:value="917504" calcext:value-type="float">
            <text:p>91750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372" calcext:value-type="float">
            <text:p>10,0372</text:p>
          </table:table-cell>
          <table:table-cell office:value-type="float" office:value="187.208" calcext:value-type="float">
            <text:p>187,20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464" calcext:value-type="float">
            <text:p>10,6464</text:p>
          </table:table-cell>
          <table:table-cell office:value-type="float" office:value="176.497" calcext:value-type="float">
            <text:p>176,49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787" calcext:value-type="float">
            <text:p>10,5787</text:p>
          </table:table-cell>
          <table:table-cell office:value-type="float" office:value="177.626" calcext:value-type="float">
            <text:p>177,62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599" calcext:value-type="float">
            <text:p>10,5599</text:p>
          </table:table-cell>
          <table:table-cell office:value-type="float" office:value="177.941" calcext:value-type="float">
            <text:p>177,94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491" calcext:value-type="float">
            <text:p>10,6491</text:p>
          </table:table-cell>
          <table:table-cell office:value-type="float" office:value="176.452" calcext:value-type="float">
            <text:p>176,45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423" calcext:value-type="float">
            <text:p>10,6423</text:p>
          </table:table-cell>
          <table:table-cell office:value-type="float" office:value="176.565" calcext:value-type="float">
            <text:p>176,56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7033" calcext:value-type="float">
            <text:p>10,7033</text:p>
          </table:table-cell>
          <table:table-cell office:value-type="float" office:value="175.558" calcext:value-type="float">
            <text:p>175,55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7284" calcext:value-type="float">
            <text:p>10,7284</text:p>
          </table:table-cell>
          <table:table-cell office:value-type="float" office:value="175.148" calcext:value-type="float">
            <text:p>175,14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082" calcext:value-type="float">
            <text:p>10,6082</text:p>
          </table:table-cell>
          <table:table-cell office:value-type="float" office:value="177.132" calcext:value-type="float">
            <text:p>177,13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455" calcext:value-type="float">
            <text:p>10,5455</text:p>
          </table:table-cell>
          <table:table-cell office:value-type="float" office:value="178.184" calcext:value-type="float">
            <text:p>178,1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669" calcext:value-type="float">
            <text:p>10,5669</text:p>
          </table:table-cell>
          <table:table-cell office:value-type="float" office:value="177.824" calcext:value-type="float">
            <text:p>177,82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258" calcext:value-type="float">
            <text:p>10,5258</text:p>
          </table:table-cell>
          <table:table-cell office:value-type="float" office:value="178.519" calcext:value-type="float">
            <text:p>178,51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4325" calcext:value-type="float">
            <text:p>10,4325</text:p>
          </table:table-cell>
          <table:table-cell office:value-type="float" office:value="180.115" calcext:value-type="float">
            <text:p>180,11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2818" calcext:value-type="float">
            <text:p>10,2818</text:p>
          </table:table-cell>
          <table:table-cell office:value-type="float" office:value="182.755" calcext:value-type="float">
            <text:p>182,75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81" calcext:value-type="float">
            <text:p>10,081</text:p>
          </table:table-cell>
          <table:table-cell office:value-type="float" office:value="186.395" calcext:value-type="float">
            <text:p>186,39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123" calcext:value-type="float">
            <text:p>10,0123</text:p>
          </table:table-cell>
          <table:table-cell office:value-type="float" office:value="187.675" calcext:value-type="float">
            <text:p>187,67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256" calcext:value-type="float">
            <text:p>256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422" calcext:value-type="float">
            <text:p>10,0422</text:p>
          </table:table-cell>
          <table:table-cell office:value-type="float" office:value="187.115" calcext:value-type="float">
            <text:p>187,11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754" calcext:value-type="float">
            <text:p>10,5754</text:p>
          </table:table-cell>
          <table:table-cell office:value-type="float" office:value="177.681" calcext:value-type="float">
            <text:p>177,68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577" calcext:value-type="float">
            <text:p>10,5577</text:p>
          </table:table-cell>
          <table:table-cell office:value-type="float" office:value="177.979" calcext:value-type="float">
            <text:p>177,9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334" calcext:value-type="float">
            <text:p>10,6334</text:p>
          </table:table-cell>
          <table:table-cell office:value-type="float" office:value="176.712" calcext:value-type="float">
            <text:p>176,71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203" calcext:value-type="float">
            <text:p>10,6203</text:p>
          </table:table-cell>
          <table:table-cell office:value-type="float" office:value="176.931" calcext:value-type="float">
            <text:p>176,93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716" calcext:value-type="float">
            <text:p>10,6716</text:p>
          </table:table-cell>
          <table:table-cell office:value-type="float" office:value="176.08" calcext:value-type="float">
            <text:p>176,0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7346" calcext:value-type="float">
            <text:p>10,7346</text:p>
          </table:table-cell>
          <table:table-cell office:value-type="float" office:value="175.046" calcext:value-type="float">
            <text:p>175,04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592" calcext:value-type="float">
            <text:p>10,5592</text:p>
          </table:table-cell>
          <table:table-cell office:value-type="float" office:value="177.953" calcext:value-type="float">
            <text:p>177,95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25" calcext:value-type="float">
            <text:p>10,525</text:p>
          </table:table-cell>
          <table:table-cell office:value-type="float" office:value="178.533" calcext:value-type="float">
            <text:p>178,53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4233" calcext:value-type="float">
            <text:p>10,4233</text:p>
          </table:table-cell>
          <table:table-cell office:value-type="float" office:value="180.273" calcext:value-type="float">
            <text:p>180,27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3725" calcext:value-type="float">
            <text:p>10,3725</text:p>
          </table:table-cell>
          <table:table-cell office:value-type="float" office:value="181.156" calcext:value-type="float">
            <text:p>181,15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3743" calcext:value-type="float">
            <text:p>10,3743</text:p>
          </table:table-cell>
          <table:table-cell office:value-type="float" office:value="181.126" calcext:value-type="float">
            <text:p>181,12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266" calcext:value-type="float">
            <text:p>10,266</text:p>
          </table:table-cell>
          <table:table-cell office:value-type="float" office:value="183.035" calcext:value-type="float">
            <text:p>183,03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1085" calcext:value-type="float">
            <text:p>10,1085</text:p>
          </table:table-cell>
          <table:table-cell office:value-type="float" office:value="185.888" calcext:value-type="float">
            <text:p>185,88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311" calcext:value-type="float">
            <text:p>10,0311</text:p>
          </table:table-cell>
          <table:table-cell office:value-type="float" office:value="187.323" calcext:value-type="float">
            <text:p>187,32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512" calcext:value-type="float">
            <text:p>512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471" calcext:value-type="float">
            <text:p>10,0471</text:p>
          </table:table-cell>
          <table:table-cell office:value-type="float" office:value="187.023" calcext:value-type="float">
            <text:p>187,02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469" calcext:value-type="float">
            <text:p>10,5469</text:p>
          </table:table-cell>
          <table:table-cell office:value-type="float" office:value="178.16" calcext:value-type="float">
            <text:p>178,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359" calcext:value-type="float">
            <text:p>10,6359</text:p>
          </table:table-cell>
          <table:table-cell office:value-type="float" office:value="176.67" calcext:value-type="float">
            <text:p>176,6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17" calcext:value-type="float">
            <text:p>10,617</text:p>
          </table:table-cell>
          <table:table-cell office:value-type="float" office:value="176.985" calcext:value-type="float">
            <text:p>176,98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363" calcext:value-type="float">
            <text:p>10,6363</text:p>
          </table:table-cell>
          <table:table-cell office:value-type="float" office:value="176.663" calcext:value-type="float">
            <text:p>176,66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6915" calcext:value-type="float">
            <text:p>10,6915</text:p>
          </table:table-cell>
          <table:table-cell office:value-type="float" office:value="175.752" calcext:value-type="float">
            <text:p>175,75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5456" calcext:value-type="float">
            <text:p>10,5456</text:p>
          </table:table-cell>
          <table:table-cell office:value-type="float" office:value="178.184" calcext:value-type="float">
            <text:p>178,1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4877" calcext:value-type="float">
            <text:p>10,4877</text:p>
          </table:table-cell>
          <table:table-cell office:value-type="float" office:value="179.167" calcext:value-type="float">
            <text:p>179,16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4102" calcext:value-type="float">
            <text:p>10,4102</text:p>
          </table:table-cell>
          <table:table-cell office:value-type="float" office:value="180.501" calcext:value-type="float">
            <text:p>180,50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373" calcext:value-type="float">
            <text:p>10,373</text:p>
          </table:table-cell>
          <table:table-cell office:value-type="float" office:value="181.149" calcext:value-type="float">
            <text:p>181,14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3596" calcext:value-type="float">
            <text:p>10,3596</text:p>
          </table:table-cell>
          <table:table-cell office:value-type="float" office:value="181.381" calcext:value-type="float">
            <text:p>181,38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2813" calcext:value-type="float">
            <text:p>10,2813</text:p>
          </table:table-cell>
          <table:table-cell office:value-type="float" office:value="182.763" calcext:value-type="float">
            <text:p>182,76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1578" calcext:value-type="float">
            <text:p>10,1578</text:p>
          </table:table-cell>
          <table:table-cell office:value-type="float" office:value="184.986" calcext:value-type="float">
            <text:p>184,98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806" calcext:value-type="float">
            <text:p>10,0806</text:p>
          </table:table-cell>
          <table:table-cell office:value-type="float" office:value="186.402" calcext:value-type="float">
            <text:p>186,40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024" calcext:value-type="float">
            <text:p>102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117440512" calcext:value-type="float">
            <text:p>117440512</text:p>
          </table:table-cell>
          <table:table-cell office:value-type="float" office:value="10.0848" calcext:value-type="float">
            <text:p>10,0848</text:p>
          </table:table-cell>
          <table:table-cell office:value-type="float" office:value="186.325" calcext:value-type="float">
            <text:p>186,3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46653" calcext:value-type="float">
            <text:p>8,46653</text:p>
          </table:table-cell>
          <table:table-cell office:value-type="float" office:value="166.454" calcext:value-type="float">
            <text:p>166,45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6054" calcext:value-type="float">
            <text:p>7,96054</text:p>
          </table:table-cell>
          <table:table-cell office:value-type="float" office:value="177.034" calcext:value-type="float">
            <text:p>177,03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249" calcext:value-type="float">
            <text:p>7,9249</text:p>
          </table:table-cell>
          <table:table-cell office:value-type="float" office:value="177.83" calcext:value-type="float">
            <text:p>177,8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6179" calcext:value-type="float">
            <text:p>7,96179</text:p>
          </table:table-cell>
          <table:table-cell office:value-type="float" office:value="177.006" calcext:value-type="float">
            <text:p>177,00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53322" calcext:value-type="float">
            <text:p>8,53322</text:p>
          </table:table-cell>
          <table:table-cell office:value-type="float" office:value="165.153" calcext:value-type="float">
            <text:p>165,15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25398" calcext:value-type="float">
            <text:p>8,25398</text:p>
          </table:table-cell>
          <table:table-cell office:value-type="float" office:value="170.74" calcext:value-type="float">
            <text:p>170,7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09818" calcext:value-type="float">
            <text:p>8,09818</text:p>
          </table:table-cell>
          <table:table-cell office:value-type="float" office:value="174.025" calcext:value-type="float">
            <text:p>174,02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02192" calcext:value-type="float">
            <text:p>8,02192</text:p>
          </table:table-cell>
          <table:table-cell office:value-type="float" office:value="175.679" calcext:value-type="float">
            <text:p>175,6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4294" calcext:value-type="float">
            <text:p>7,94294</text:p>
          </table:table-cell>
          <table:table-cell office:value-type="float" office:value="177.426" calcext:value-type="float">
            <text:p>177,42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4963" calcext:value-type="float">
            <text:p>7,94963</text:p>
          </table:table-cell>
          <table:table-cell office:value-type="float" office:value="177.277" calcext:value-type="float">
            <text:p>177,27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89514" calcext:value-type="float">
            <text:p>7,89514</text:p>
          </table:table-cell>
          <table:table-cell office:value-type="float" office:value="178.501" calcext:value-type="float">
            <text:p>178,50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82739" calcext:value-type="float">
            <text:p>7,82739</text:p>
          </table:table-cell>
          <table:table-cell office:value-type="float" office:value="180.045" calcext:value-type="float">
            <text:p>180,04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70771" calcext:value-type="float">
            <text:p>7,70771</text:p>
          </table:table-cell>
          <table:table-cell office:value-type="float" office:value="182.841" calcext:value-type="float">
            <text:p>182,84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56074" calcext:value-type="float">
            <text:p>7,56074</text:p>
          </table:table-cell>
          <table:table-cell office:value-type="float" office:value="186.395" calcext:value-type="float">
            <text:p>186,39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50794" calcext:value-type="float">
            <text:p>7,50794</text:p>
          </table:table-cell>
          <table:table-cell office:value-type="float" office:value="187.706" calcext:value-type="float">
            <text:p>187,70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192" calcext:value-type="float">
            <text:p>192</text:p>
          </table:table-cell>
          <table:table-cell office:value-type="float" office:value="458752" calcext:value-type="float">
            <text:p>45875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51686" calcext:value-type="float">
            <text:p>7,51686</text:p>
          </table:table-cell>
          <table:table-cell office:value-type="float" office:value="187.483" calcext:value-type="float">
            <text:p>187,48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5462" calcext:value-type="float">
            <text:p>7,95462</text:p>
          </table:table-cell>
          <table:table-cell office:value-type="float" office:value="177.166" calcext:value-type="float">
            <text:p>177,16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3024" calcext:value-type="float">
            <text:p>7,93024</text:p>
          </table:table-cell>
          <table:table-cell office:value-type="float" office:value="177.71" calcext:value-type="float">
            <text:p>177,7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8163" calcext:value-type="float">
            <text:p>7,98163</text:p>
          </table:table-cell>
          <table:table-cell office:value-type="float" office:value="176.566" calcext:value-type="float">
            <text:p>176,56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54051" calcext:value-type="float">
            <text:p>8,54051</text:p>
          </table:table-cell>
          <table:table-cell office:value-type="float" office:value="165.012" calcext:value-type="float">
            <text:p>165,01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11344" calcext:value-type="float">
            <text:p>8,11344</text:p>
          </table:table-cell>
          <table:table-cell office:value-type="float" office:value="173.698" calcext:value-type="float">
            <text:p>173,69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08176" calcext:value-type="float">
            <text:p>8,08176</text:p>
          </table:table-cell>
          <table:table-cell office:value-type="float" office:value="174.379" calcext:value-type="float">
            <text:p>174,3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00042" calcext:value-type="float">
            <text:p>8,00042</text:p>
          </table:table-cell>
          <table:table-cell office:value-type="float" office:value="176.152" calcext:value-type="float">
            <text:p>176,15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0685" calcext:value-type="float">
            <text:p>7,90685</text:p>
          </table:table-cell>
          <table:table-cell office:value-type="float" office:value="178.236" calcext:value-type="float">
            <text:p>178,23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88954" calcext:value-type="float">
            <text:p>7,88954</text:p>
          </table:table-cell>
          <table:table-cell office:value-type="float" office:value="178.627" calcext:value-type="float">
            <text:p>178,62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85923" calcext:value-type="float">
            <text:p>7,85923</text:p>
          </table:table-cell>
          <table:table-cell office:value-type="float" office:value="179.316" calcext:value-type="float">
            <text:p>179,316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82189" calcext:value-type="float">
            <text:p>7,82189</text:p>
          </table:table-cell>
          <table:table-cell office:value-type="float" office:value="180.172" calcext:value-type="float">
            <text:p>180,17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71802" calcext:value-type="float">
            <text:p>7,71802</text:p>
          </table:table-cell>
          <table:table-cell office:value-type="float" office:value="182.597" calcext:value-type="float">
            <text:p>182,59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5841" calcext:value-type="float">
            <text:p>7,5841</text:p>
          </table:table-cell>
          <table:table-cell office:value-type="float" office:value="185.821" calcext:value-type="float">
            <text:p>185,82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52902" calcext:value-type="float">
            <text:p>7,52902</text:p>
          </table:table-cell>
          <table:table-cell office:value-type="float" office:value="187.18" calcext:value-type="float">
            <text:p>187,1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384" calcext:value-type="float">
            <text:p>38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53475" calcext:value-type="float">
            <text:p>7,53475</text:p>
          </table:table-cell>
          <table:table-cell office:value-type="float" office:value="187.038" calcext:value-type="float">
            <text:p>187,03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88902" calcext:value-type="float">
            <text:p>7,88902</text:p>
          </table:table-cell>
          <table:table-cell office:value-type="float" office:value="178.639" calcext:value-type="float">
            <text:p>178,63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5293" calcext:value-type="float">
            <text:p>7,95293</text:p>
          </table:table-cell>
          <table:table-cell office:value-type="float" office:value="177.203" calcext:value-type="float">
            <text:p>177,20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7974" calcext:value-type="float">
            <text:p>7,97974</text:p>
          </table:table-cell>
          <table:table-cell office:value-type="float" office:value="176.608" calcext:value-type="float">
            <text:p>176,608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9008" calcext:value-type="float">
            <text:p>7,99008</text:p>
          </table:table-cell>
          <table:table-cell office:value-type="float" office:value="176.379" calcext:value-type="float">
            <text:p>176,3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8.02195" calcext:value-type="float">
            <text:p>8,02195</text:p>
          </table:table-cell>
          <table:table-cell office:value-type="float" office:value="175.679" calcext:value-type="float">
            <text:p>175,67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94208" calcext:value-type="float">
            <text:p>7,94208</text:p>
          </table:table-cell>
          <table:table-cell office:value-type="float" office:value="177.445" calcext:value-type="float">
            <text:p>177,445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88704" calcext:value-type="float">
            <text:p>7,88704</text:p>
          </table:table-cell>
          <table:table-cell office:value-type="float" office:value="178.684" calcext:value-type="float">
            <text:p>178,684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792" calcext:value-type="float">
            <text:p>179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8815" calcext:value-type="float">
            <text:p>7,8815</text:p>
          </table:table-cell>
          <table:table-cell office:value-type="float" office:value="178.809" calcext:value-type="float">
            <text:p>178,809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3584" calcext:value-type="float">
            <text:p>358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83274" calcext:value-type="float">
            <text:p>7,83274</text:p>
          </table:table-cell>
          <table:table-cell office:value-type="float" office:value="179.923" calcext:value-type="float">
            <text:p>179,923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7168" calcext:value-type="float">
            <text:p>716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7927" calcext:value-type="float">
            <text:p>7,7927</text:p>
          </table:table-cell>
          <table:table-cell office:value-type="float" office:value="180.847" calcext:value-type="float">
            <text:p>180,847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4336" calcext:value-type="float">
            <text:p>14336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70854" calcext:value-type="float">
            <text:p>7,70854</text:p>
          </table:table-cell>
          <table:table-cell office:value-type="float" office:value="182.821" calcext:value-type="float">
            <text:p>182,821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28672" calcext:value-type="float">
            <text:p>28672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60246" calcext:value-type="float">
            <text:p>7,60246</text:p>
          </table:table-cell>
          <table:table-cell office:value-type="float" office:value="185.372" calcext:value-type="float">
            <text:p>185,37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57344" calcext:value-type="float">
            <text:p>57344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53258" calcext:value-type="float">
            <text:p>7,53258</text:p>
          </table:table-cell>
          <table:table-cell office:value-type="float" office:value="187.092" calcext:value-type="float">
            <text:p>187,092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office:value-type="float" office:value="768" calcext:value-type="float">
            <text:p>768</text:p>
          </table:table-cell>
          <table:table-cell office:value-type="float" office:value="114688" calcext:value-type="float">
            <text:p>114688</text:p>
          </table:table-cell>
          <table:table-cell office:value-type="float" office:value="16" calcext:value-type="float">
            <text:p>16</text:p>
          </table:table-cell>
          <table:table-cell office:value-type="float" office:value="88080384" calcext:value-type="float">
            <text:p>88080384</text:p>
          </table:table-cell>
          <table:table-cell office:value-type="float" office:value="7.53888" calcext:value-type="float">
            <text:p>7,53888</text:p>
          </table:table-cell>
          <table:table-cell office:value-type="float" office:value="186.936" calcext:value-type="float">
            <text:p>186,9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2:55:19.779304398</meta:creation-date>
    <dc:date>2019-02-14T02:45:54.921534055</dc:date>
    <meta:editing-duration>PT27M4S</meta:editing-duration>
    <meta:editing-cycles>1</meta:editing-cycles>
    <meta:document-statistic meta:table-count="4" meta:cell-count="16415" meta:object-count="4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393cm" svg:height="15.971cm" xlink:href=".." xlink:type="simple" chart:class="chart:line" chart:style-name="ch1">
        <chart:legend chart:legend-position="end" svg:x="26.308cm" svg:y="7.437cm" style:legend-expansion="high" chart:style-name="ch2"/>
        <chart:plot-area chart:style-name="ch3" table:cell-range-address="WO.I2:WO.I2 WO.C2:WO.C19 WO.B114:WO.B114 WO.G114:WO.G127 WO.B68:WO.B68 WO.G68:WO.G81" chart:data-source-has-labels="both" svg:x="0.567cm" svg:y="0.319cm" svg:width="25.174cm" svg:height="15.333cm">
          <chartooo:coordinate-region svg:x="1.374cm" svg:y="0.319cm" svg:width="23.81cm" svg:height="14.487cm"/>
          <chart:axis chart:dimension="x" chart:name="primary-x" chart:style-name="ch4" chartooo:axis-type="auto">
            <chartooo:date-scale/>
            <chart:categories table:cell-range-address="WO.C2:WO.C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O.G114:WO.G127" chart:label-cell-address="WO.B114:WO.B114" chart:class="chart:line">
            <chart:data-point chart:repeated="14"/>
          </chart:series>
          <chart:series chart:style-name="ch7" chart:values-cell-range-address="WO.G68:WO.G81" chart:label-cell-address="WO.B68:WO.B68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68</text:p>
                <draw:g>
                  <svg:desc>WO.B114:WO.B114</svg:desc>
                </draw:g>
              </table:table-cell>
              <table:table-cell office:value-type="string">
                <text:p>1024</text:p>
                <draw:g>
                  <svg:desc>WO.B68:WO.B68</svg:desc>
                </draw:g>
              </table:table-cell>
            </table:table-row>
          </table:table-header-rows>
          <table:table-rows>
            <table:table-row>
              <table:table-cell office:value-type="float" office:value="14">
                <text:p>14</text:p>
                <draw:g>
                  <svg:desc>WO.C2:WO.C19</svg:desc>
                </draw:g>
              </table:table-cell>
              <table:table-cell office:value-type="float" office:value="178.639">
                <text:p>178.639</text:p>
                <draw:g>
                  <svg:desc>WO.G114:WO.G127</svg:desc>
                </draw:g>
              </table:table-cell>
              <table:table-cell office:value-type="float" office:value="178.16">
                <text:p>178.16</text:p>
                <draw:g>
                  <svg:desc>WO.G68:WO.G81</svg:desc>
                </draw:g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77.203">
                <text:p>177.203</text:p>
              </table:table-cell>
              <table:table-cell office:value-type="float" office:value="176.67">
                <text:p>176.6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76.608">
                <text:p>176.608</text:p>
              </table:table-cell>
              <table:table-cell office:value-type="float" office:value="176.985">
                <text:p>176.98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76.379">
                <text:p>176.379</text:p>
              </table:table-cell>
              <table:table-cell office:value-type="float" office:value="176.663">
                <text:p>176.66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75.679">
                <text:p>175.679</text:p>
              </table:table-cell>
              <table:table-cell office:value-type="float" office:value="175.752">
                <text:p>175.752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77.445">
                <text:p>177.445</text:p>
              </table:table-cell>
              <table:table-cell office:value-type="float" office:value="178.184">
                <text:p>178.184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78.684">
                <text:p>178.684</text:p>
              </table:table-cell>
              <table:table-cell office:value-type="float" office:value="179.167">
                <text:p>179.167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178.809">
                <text:p>178.809</text:p>
              </table:table-cell>
              <table:table-cell office:value-type="float" office:value="180.501">
                <text:p>180.501</text:p>
              </table:table-cell>
            </table:table-row>
            <table:table-row>
              <table:table-cell office:value-type="float" office:value="3584">
                <text:p>3584</text:p>
              </table:table-cell>
              <table:table-cell office:value-type="float" office:value="179.923">
                <text:p>179.923</text:p>
              </table:table-cell>
              <table:table-cell office:value-type="float" office:value="181.149">
                <text:p>181.149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180.847">
                <text:p>180.847</text:p>
              </table:table-cell>
              <table:table-cell office:value-type="float" office:value="181.381">
                <text:p>181.381</text:p>
              </table:table-cell>
            </table:table-row>
            <table:table-row>
              <table:table-cell office:value-type="float" office:value="14336">
                <text:p>14336</text:p>
              </table:table-cell>
              <table:table-cell office:value-type="float" office:value="182.821">
                <text:p>182.821</text:p>
              </table:table-cell>
              <table:table-cell office:value-type="float" office:value="182.763">
                <text:p>182.763</text:p>
              </table:table-cell>
            </table:table-row>
            <table:table-row>
              <table:table-cell office:value-type="float" office:value="28672">
                <text:p>28672</text:p>
              </table:table-cell>
              <table:table-cell office:value-type="float" office:value="185.372">
                <text:p>185.372</text:p>
              </table:table-cell>
              <table:table-cell office:value-type="float" office:value="184.986">
                <text:p>184.986</text:p>
              </table:table-cell>
            </table:table-row>
            <table:table-row>
              <table:table-cell office:value-type="float" office:value="57344">
                <text:p>57344</text:p>
              </table:table-cell>
              <table:table-cell office:value-type="float" office:value="187.092">
                <text:p>187.092</text:p>
              </table:table-cell>
              <table:table-cell office:value-type="float" office:value="186.402">
                <text:p>186.402</text:p>
              </table:table-cell>
            </table:table-row>
            <table:table-row>
              <table:table-cell office:value-type="float" office:value="114688">
                <text:p>114688</text:p>
              </table:table-cell>
              <table:table-cell office:value-type="float" office:value="186.936">
                <text:p>186.936</text:p>
              </table:table-cell>
              <table:table-cell office:value-type="float" office:value="186.325">
                <text:p>186.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7cm" svg:height="11.402cm" xlink:href=".." xlink:type="simple" chart:class="chart:line" chart:style-name="ch1">
        <chart:legend chart:legend-position="end" svg:x="18.185cm" svg:y="5.153cm" style:legend-expansion="high" chart:style-name="ch2"/>
        <chart:plot-area chart:style-name="ch3" table:cell-range-address="RW.I3:RW.I3 RW.C114:RW.C127 RW.B114:RW.B114 RW.G114:RW.G127 RW.B68:RW.B68 RW.G68:RW.G81" chart:data-source-has-labels="both" svg:x="0.405cm" svg:y="0.228cm" svg:width="17.375cm" svg:height="10.946cm">
          <chartooo:coordinate-region svg:x="1.212cm" svg:y="0.427cm" svg:width="16.011cm" svg:height="10.1cm"/>
          <chart:axis chart:dimension="x" chart:name="primary-x" chart:style-name="ch4" chartooo:axis-type="auto">
            <chartooo:date-scale/>
            <chart:categories table:cell-range-address="RW.C114:RW.C1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W.G114:RW.G127" chart:label-cell-address="RW.B114:RW.B114" chart:class="chart:line">
            <chart:data-point chart:repeated="14"/>
          </chart:series>
          <chart:series chart:style-name="ch7" chart:values-cell-range-address="RW.G68:RW.G81" chart:label-cell-address="RW.B68:RW.B68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68</text:p>
                <draw:g>
                  <svg:desc>RW.B114:RW.B114</svg:desc>
                </draw:g>
              </table:table-cell>
              <table:table-cell office:value-type="string">
                <text:p>1024</text:p>
                <draw:g>
                  <svg:desc>RW.B68:RW.B68</svg:desc>
                </draw:g>
              </table:table-cell>
            </table:table-row>
          </table:table-header-rows>
          <table:table-rows>
            <table:table-row>
              <table:table-cell office:value-type="float" office:value="14">
                <text:p>14</text:p>
                <draw:g>
                  <svg:desc>RW.C114:RW.C127</svg:desc>
                </draw:g>
              </table:table-cell>
              <table:table-cell office:value-type="float" office:value="161.607">
                <text:p>161.607</text:p>
                <draw:g>
                  <svg:desc>RW.G114:RW.G127</svg:desc>
                </draw:g>
              </table:table-cell>
              <table:table-cell office:value-type="float" office:value="160.388">
                <text:p>160.388</text:p>
                <draw:g>
                  <svg:desc>RW.G68:RW.G81</svg:desc>
                </draw:g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0.018">
                <text:p>160.018</text:p>
              </table:table-cell>
              <table:table-cell office:value-type="float" office:value="160.027">
                <text:p>160.02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59.973">
                <text:p>159.973</text:p>
              </table:table-cell>
              <table:table-cell office:value-type="float" office:value="160.155">
                <text:p>160.15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59.844">
                <text:p>159.844</text:p>
              </table:table-cell>
              <table:table-cell office:value-type="float" office:value="160.367">
                <text:p>160.367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60.559">
                <text:p>160.559</text:p>
              </table:table-cell>
              <table:table-cell office:value-type="float" office:value="160.341">
                <text:p>160.341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60.88">
                <text:p>160.88</text:p>
              </table:table-cell>
              <table:table-cell office:value-type="float" office:value="160.998">
                <text:p>160.998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61.257">
                <text:p>161.257</text:p>
              </table:table-cell>
              <table:table-cell office:value-type="float" office:value="161.165">
                <text:p>161.165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161.932">
                <text:p>161.932</text:p>
              </table:table-cell>
              <table:table-cell office:value-type="float" office:value="162.049">
                <text:p>162.049</text:p>
              </table:table-cell>
            </table:table-row>
            <table:table-row>
              <table:table-cell office:value-type="float" office:value="3584">
                <text:p>3584</text:p>
              </table:table-cell>
              <table:table-cell office:value-type="float" office:value="162.96">
                <text:p>162.96</text:p>
              </table:table-cell>
              <table:table-cell office:value-type="float" office:value="163.049">
                <text:p>163.049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164.297">
                <text:p>164.297</text:p>
              </table:table-cell>
              <table:table-cell office:value-type="float" office:value="163.787">
                <text:p>163.787</text:p>
              </table:table-cell>
            </table:table-row>
            <table:table-row>
              <table:table-cell office:value-type="float" office:value="14336">
                <text:p>14336</text:p>
              </table:table-cell>
              <table:table-cell office:value-type="float" office:value="168.145">
                <text:p>168.145</text:p>
              </table:table-cell>
              <table:table-cell office:value-type="float" office:value="166.872">
                <text:p>166.872</text:p>
              </table:table-cell>
            </table:table-row>
            <table:table-row>
              <table:table-cell office:value-type="float" office:value="28672">
                <text:p>28672</text:p>
              </table:table-cell>
              <table:table-cell office:value-type="float" office:value="172.617">
                <text:p>172.617</text:p>
              </table:table-cell>
              <table:table-cell office:value-type="float" office:value="170.987">
                <text:p>170.987</text:p>
              </table:table-cell>
            </table:table-row>
            <table:table-row>
              <table:table-cell office:value-type="float" office:value="57344">
                <text:p>57344</text:p>
              </table:table-cell>
              <table:table-cell office:value-type="float" office:value="176.533">
                <text:p>176.533</text:p>
              </table:table-cell>
              <table:table-cell office:value-type="float" office:value="175.369">
                <text:p>175.369</text:p>
              </table:table-cell>
            </table:table-row>
            <table:table-row>
              <table:table-cell office:value-type="float" office:value="114688">
                <text:p>114688</text:p>
              </table:table-cell>
              <table:table-cell office:value-type="float" office:value="183.059">
                <text:p>183.059</text:p>
              </table:table-cell>
              <table:table-cell office:value-type="float" office:value="178.909">
                <text:p>178.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48cm" svg:height="11.389cm" xlink:href=".." xlink:type="simple" chart:class="chart:line" chart:style-name="ch1">
        <chart:legend chart:legend-position="end" svg:x="18.163cm" svg:y="4.399cm" style:legend-expansion="high" chart:style-name="ch2"/>
        <chart:plot-area chart:style-name="ch3" table:cell-range-address="RW.J30:RW.J30 RW.C2:RW.C15 RW.B2:RW.B2 RW.G2:RW.G15 RW.B20:RW.B20 RW.G20:RW.G33 RW.B37:RW.B37 RW.G37:RW.G50 RW.B53:RW.B53 RW.G53:RW.G66 RW.B68:RW.B68 RW.G68:RW.G81" chart:data-source-has-labels="both" svg:x="0.404cm" svg:y="0.227cm" svg:width="17.355cm" svg:height="10.935cm">
          <chartooo:coordinate-region svg:x="1.025cm" svg:y="0.426cm" svg:width="15.991cm" svg:height="10.089cm"/>
          <chart:axis chart:dimension="x" chart:name="primary-x" chart:style-name="ch4" chartooo:axis-type="auto">
            <chartooo:date-scale/>
            <chart:categories table:cell-range-address="RW.C2:RW.C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W.G2:RW.G15" chart:label-cell-address="RW.B2:RW.B2" chart:class="chart:line">
            <chart:data-point chart:repeated="14"/>
          </chart:series>
          <chart:series chart:style-name="ch7" chart:values-cell-range-address="RW.G20:RW.G33" chart:label-cell-address="RW.B20:RW.B20" chart:class="chart:line">
            <chart:data-point chart:repeated="14"/>
          </chart:series>
          <chart:series chart:style-name="ch8" chart:values-cell-range-address="RW.G37:RW.G50" chart:label-cell-address="RW.B37:RW.B37" chart:class="chart:line">
            <chart:data-point chart:repeated="14"/>
          </chart:series>
          <chart:series chart:style-name="ch9" chart:values-cell-range-address="RW.G53:RW.G66" chart:label-cell-address="RW.B53:RW.B53" chart:class="chart:line">
            <chart:data-point chart:repeated="14"/>
          </chart:series>
          <chart:series chart:style-name="ch10" chart:values-cell-range-address="RW.G68:RW.G81" chart:label-cell-address="RW.B68:RW.B68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</text:p>
                <draw:g>
                  <svg:desc>RW.B2:RW.B2</svg:desc>
                </draw:g>
              </table:table-cell>
              <table:table-cell office:value-type="string">
                <text:p>128</text:p>
                <draw:g>
                  <svg:desc>RW.B20:RW.B20</svg:desc>
                </draw:g>
              </table:table-cell>
              <table:table-cell office:value-type="string">
                <text:p>256</text:p>
                <draw:g>
                  <svg:desc>RW.B37:RW.B37</svg:desc>
                </draw:g>
              </table:table-cell>
              <table:table-cell office:value-type="string">
                <text:p>512</text:p>
                <draw:g>
                  <svg:desc>RW.B53:RW.B53</svg:desc>
                </draw:g>
              </table:table-cell>
              <table:table-cell office:value-type="string">
                <text:p>1024</text:p>
                <draw:g>
                  <svg:desc>RW.B68:RW.B68</svg:desc>
                </draw:g>
              </table:table-cell>
            </table:table-row>
          </table:table-header-rows>
          <table:table-rows>
            <table:table-row>
              <table:table-cell office:value-type="float" office:value="14">
                <text:p>14</text:p>
                <draw:g>
                  <svg:desc>RW.C2:RW.C15</svg:desc>
                </draw:g>
              </table:table-cell>
              <table:table-cell office:value-type="float" office:value="42.9204">
                <text:p>42.9204</text:p>
                <draw:g>
                  <svg:desc>RW.G2:RW.G15</svg:desc>
                </draw:g>
              </table:table-cell>
              <table:table-cell office:value-type="float" office:value="80.5516">
                <text:p>80.5516</text:p>
                <draw:g>
                  <svg:desc>RW.G20:RW.G33</svg:desc>
                </draw:g>
              </table:table-cell>
              <table:table-cell office:value-type="float" office:value="129.543">
                <text:p>129.543</text:p>
                <draw:g>
                  <svg:desc>RW.G37:RW.G50</svg:desc>
                </draw:g>
              </table:table-cell>
              <table:table-cell office:value-type="float" office:value="154.028">
                <text:p>154.028</text:p>
                <draw:g>
                  <svg:desc>RW.G53:RW.G66</svg:desc>
                </draw:g>
              </table:table-cell>
              <table:table-cell office:value-type="float" office:value="160.388">
                <text:p>160.388</text:p>
                <draw:g>
                  <svg:desc>RW.G68:RW.G81</svg:desc>
                </draw:g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0.4729">
                <text:p>80.4729</text:p>
              </table:table-cell>
              <table:table-cell office:value-type="float" office:value="129.58">
                <text:p>129.58</text:p>
              </table:table-cell>
              <table:table-cell office:value-type="float" office:value="153.812">
                <text:p>153.812</text:p>
              </table:table-cell>
              <table:table-cell office:value-type="float" office:value="160.469">
                <text:p>160.469</text:p>
              </table:table-cell>
              <table:table-cell office:value-type="float" office:value="160.027">
                <text:p>160.02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30.399">
                <text:p>130.399</text:p>
              </table:table-cell>
              <table:table-cell office:value-type="float" office:value="153.529">
                <text:p>153.529</text:p>
              </table:table-cell>
              <table:table-cell office:value-type="float" office:value="160.32">
                <text:p>160.32</text:p>
              </table:table-cell>
              <table:table-cell office:value-type="float" office:value="159.997">
                <text:p>159.997</text:p>
              </table:table-cell>
              <table:table-cell office:value-type="float" office:value="160.155">
                <text:p>160.15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53.491">
                <text:p>153.491</text:p>
              </table:table-cell>
              <table:table-cell office:value-type="float" office:value="160.264">
                <text:p>160.264</text:p>
              </table:table-cell>
              <table:table-cell office:value-type="float" office:value="159.861">
                <text:p>159.861</text:p>
              </table:table-cell>
              <table:table-cell office:value-type="float" office:value="160.09">
                <text:p>160.09</text:p>
              </table:table-cell>
              <table:table-cell office:value-type="float" office:value="160.367">
                <text:p>160.367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60.41">
                <text:p>160.41</text:p>
              </table:table-cell>
              <table:table-cell office:value-type="float" office:value="159.924">
                <text:p>159.924</text:p>
              </table:table-cell>
              <table:table-cell office:value-type="float" office:value="160.07">
                <text:p>160.07</text:p>
              </table:table-cell>
              <table:table-cell office:value-type="float" office:value="160.144">
                <text:p>160.144</text:p>
              </table:table-cell>
              <table:table-cell office:value-type="float" office:value="160.341">
                <text:p>160.341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60.262">
                <text:p>160.262</text:p>
              </table:table-cell>
              <table:table-cell office:value-type="float" office:value="160.056">
                <text:p>160.056</text:p>
              </table:table-cell>
              <table:table-cell office:value-type="float" office:value="160.042">
                <text:p>160.042</text:p>
              </table:table-cell>
              <table:table-cell office:value-type="float" office:value="160.139">
                <text:p>160.139</text:p>
              </table:table-cell>
              <table:table-cell office:value-type="float" office:value="160.998">
                <text:p>160.998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60.365">
                <text:p>160.365</text:p>
              </table:table-cell>
              <table:table-cell office:value-type="float" office:value="160.001">
                <text:p>160.001</text:p>
              </table:table-cell>
              <table:table-cell office:value-type="float" office:value="159.985">
                <text:p>159.985</text:p>
              </table:table-cell>
              <table:table-cell office:value-type="float" office:value="160.51">
                <text:p>160.51</text:p>
              </table:table-cell>
              <table:table-cell office:value-type="float" office:value="161.165">
                <text:p>161.165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161.238">
                <text:p>161.238</text:p>
              </table:table-cell>
              <table:table-cell office:value-type="float" office:value="159.968">
                <text:p>159.968</text:p>
              </table:table-cell>
              <table:table-cell office:value-type="float" office:value="160.598">
                <text:p>160.598</text:p>
              </table:table-cell>
              <table:table-cell office:value-type="float" office:value="161.084">
                <text:p>161.084</text:p>
              </table:table-cell>
              <table:table-cell office:value-type="float" office:value="162.049">
                <text:p>162.049</text:p>
              </table:table-cell>
            </table:table-row>
            <table:table-row>
              <table:table-cell office:value-type="float" office:value="3584">
                <text:p>3584</text:p>
              </table:table-cell>
              <table:table-cell office:value-type="float" office:value="160.605">
                <text:p>160.605</text:p>
              </table:table-cell>
              <table:table-cell office:value-type="float" office:value="160.563">
                <text:p>160.563</text:p>
              </table:table-cell>
              <table:table-cell office:value-type="float" office:value="160.786">
                <text:p>160.786</text:p>
              </table:table-cell>
              <table:table-cell office:value-type="float" office:value="161.959">
                <text:p>161.959</text:p>
              </table:table-cell>
              <table:table-cell office:value-type="float" office:value="163.049">
                <text:p>163.049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160.489">
                <text:p>160.489</text:p>
              </table:table-cell>
              <table:table-cell office:value-type="float" office:value="160.602">
                <text:p>160.602</text:p>
              </table:table-cell>
              <table:table-cell office:value-type="float" office:value="161.314">
                <text:p>161.314</text:p>
              </table:table-cell>
              <table:table-cell office:value-type="float" office:value="162.816">
                <text:p>162.816</text:p>
              </table:table-cell>
              <table:table-cell office:value-type="float" office:value="163.787">
                <text:p>163.787</text:p>
              </table:table-cell>
            </table:table-row>
            <table:table-row>
              <table:table-cell office:value-type="float" office:value="14336">
                <text:p>14336</text:p>
              </table:table-cell>
              <table:table-cell office:value-type="float" office:value="160.551">
                <text:p>160.551</text:p>
              </table:table-cell>
              <table:table-cell office:value-type="float" office:value="160.785">
                <text:p>160.785</text:p>
              </table:table-cell>
              <table:table-cell office:value-type="float" office:value="161.663">
                <text:p>161.663</text:p>
              </table:table-cell>
              <table:table-cell office:value-type="float" office:value="163.659">
                <text:p>163.659</text:p>
              </table:table-cell>
              <table:table-cell office:value-type="float" office:value="166.872">
                <text:p>166.872</text:p>
              </table:table-cell>
            </table:table-row>
            <table:table-row>
              <table:table-cell office:value-type="float" office:value="28672">
                <text:p>28672</text:p>
              </table:table-cell>
              <table:table-cell office:value-type="float" office:value="160.753">
                <text:p>160.753</text:p>
              </table:table-cell>
              <table:table-cell office:value-type="float" office:value="161.426">
                <text:p>161.426</text:p>
              </table:table-cell>
              <table:table-cell office:value-type="float" office:value="163.331">
                <text:p>163.331</text:p>
              </table:table-cell>
              <table:table-cell office:value-type="float" office:value="166.362">
                <text:p>166.362</text:p>
              </table:table-cell>
              <table:table-cell office:value-type="float" office:value="170.987">
                <text:p>170.987</text:p>
              </table:table-cell>
            </table:table-row>
            <table:table-row>
              <table:table-cell office:value-type="float" office:value="57344">
                <text:p>57344</text:p>
              </table:table-cell>
              <table:table-cell office:value-type="float" office:value="161.86">
                <text:p>161.86</text:p>
              </table:table-cell>
              <table:table-cell office:value-type="float" office:value="163.281">
                <text:p>163.281</text:p>
              </table:table-cell>
              <table:table-cell office:value-type="float" office:value="166.881">
                <text:p>166.881</text:p>
              </table:table-cell>
              <table:table-cell office:value-type="float" office:value="171.245">
                <text:p>171.245</text:p>
              </table:table-cell>
              <table:table-cell office:value-type="float" office:value="175.369">
                <text:p>175.369</text:p>
              </table:table-cell>
            </table:table-row>
            <table:table-row>
              <table:table-cell office:value-type="float" office:value="114688">
                <text:p>114688</text:p>
              </table:table-cell>
              <table:table-cell office:value-type="float" office:value="164.15">
                <text:p>164.15</text:p>
              </table:table-cell>
              <table:table-cell office:value-type="float" office:value="167.178">
                <text:p>167.178</text:p>
              </table:table-cell>
              <table:table-cell office:value-type="float" office:value="171.24">
                <text:p>171.24</text:p>
              </table:table-cell>
              <table:table-cell office:value-type="float" office:value="174.841">
                <text:p>174.841</text:p>
              </table:table-cell>
              <table:table-cell office:value-type="float" office:value="178.909">
                <text:p>178.9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942cm" svg:height="11.217cm" xlink:href=".." xlink:type="simple" chart:class="chart:line" chart:style-name="ch1">
        <chart:legend chart:legend-position="end" svg:x="18.042cm" svg:y="4.811cm" style:legend-expansion="high" chart:style-name="ch2"/>
        <chart:plot-area chart:style-name="ch3" table:cell-range-address="RW.J57:RW.J57 RW.C83:RW.C96 RW.B83:RW.B83 RW.G83:RW.G96 RW.B99:RW.B99 RW.G99:RW.G112 RW.B114:RW.B114 RW.G114:RW.G127" chart:data-source-has-labels="both" svg:x="0.398cm" svg:y="0.224cm" svg:width="17.246cm" svg:height="10.769cm">
          <chartooo:coordinate-region svg:x="1.019cm" svg:y="0.423cm" svg:width="15.882cm" svg:height="9.923cm"/>
          <chart:axis chart:dimension="x" chart:name="primary-x" chart:style-name="ch4" chartooo:axis-type="auto">
            <chartooo:date-scale/>
            <chart:categories table:cell-range-address="RW.C83:RW.C9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W.G83:RW.G96" chart:label-cell-address="RW.B83:RW.B83" chart:class="chart:line">
            <chart:data-point chart:repeated="14"/>
          </chart:series>
          <chart:series chart:style-name="ch7" chart:values-cell-range-address="RW.G99:RW.G112" chart:label-cell-address="RW.B99:RW.B99" chart:class="chart:line">
            <chart:data-point chart:repeated="14"/>
          </chart:series>
          <chart:series chart:style-name="ch8" chart:values-cell-range-address="RW.G114:RW.G127" chart:label-cell-address="RW.B114:RW.B114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2</text:p>
                <draw:g>
                  <svg:desc>RW.B83:RW.B83</svg:desc>
                </draw:g>
              </table:table-cell>
              <table:table-cell office:value-type="string">
                <text:p>384</text:p>
                <draw:g>
                  <svg:desc>RW.B99:RW.B99</svg:desc>
                </draw:g>
              </table:table-cell>
              <table:table-cell office:value-type="string">
                <text:p>768</text:p>
                <draw:g>
                  <svg:desc>RW.B114:RW.B114</svg:desc>
                </draw:g>
              </table:table-cell>
            </table:table-row>
          </table:table-header-rows>
          <table:table-rows>
            <table:table-row>
              <table:table-cell office:value-type="float" office:value="14">
                <text:p>14</text:p>
                <draw:g>
                  <svg:desc>RW.C83:RW.C96</svg:desc>
                </draw:g>
              </table:table-cell>
              <table:table-cell office:value-type="float" office:value="106.558">
                <text:p>106.558</text:p>
                <draw:g>
                  <svg:desc>RW.G83:RW.G96</svg:desc>
                </draw:g>
              </table:table-cell>
              <table:table-cell office:value-type="float" office:value="148.169">
                <text:p>148.169</text:p>
                <draw:g>
                  <svg:desc>RW.G99:RW.G112</svg:desc>
                </draw:g>
              </table:table-cell>
              <table:table-cell office:value-type="float" office:value="161.607">
                <text:p>161.607</text:p>
                <draw:g>
                  <svg:desc>RW.G114:RW.G127</svg:desc>
                </draw:g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48.504">
                <text:p>148.504</text:p>
              </table:table-cell>
              <table:table-cell office:value-type="float" office:value="161.567">
                <text:p>161.567</text:p>
              </table:table-cell>
              <table:table-cell office:value-type="float" office:value="160.018">
                <text:p>160.01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61.598">
                <text:p>161.598</text:p>
              </table:table-cell>
              <table:table-cell office:value-type="float" office:value="160.098">
                <text:p>160.098</text:p>
              </table:table-cell>
              <table:table-cell office:value-type="float" office:value="159.973">
                <text:p>159.97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59.986">
                <text:p>159.986</text:p>
              </table:table-cell>
              <table:table-cell office:value-type="float" office:value="160.078">
                <text:p>160.078</text:p>
              </table:table-cell>
              <table:table-cell office:value-type="float" office:value="159.844">
                <text:p>159.84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60.108">
                <text:p>160.108</text:p>
              </table:table-cell>
              <table:table-cell office:value-type="float" office:value="155.861">
                <text:p>155.861</text:p>
              </table:table-cell>
              <table:table-cell office:value-type="float" office:value="160.559">
                <text:p>160.55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55.387">
                <text:p>155.387</text:p>
              </table:table-cell>
              <table:table-cell office:value-type="float" office:value="158.9">
                <text:p>158.9</text:p>
              </table:table-cell>
              <table:table-cell office:value-type="float" office:value="160.88">
                <text:p>160.88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58.94">
                <text:p>158.94</text:p>
              </table:table-cell>
              <table:table-cell office:value-type="float" office:value="160.094">
                <text:p>160.094</text:p>
              </table:table-cell>
              <table:table-cell office:value-type="float" office:value="161.257">
                <text:p>161.257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159.942">
                <text:p>159.942</text:p>
              </table:table-cell>
              <table:table-cell office:value-type="float" office:value="160.568">
                <text:p>160.568</text:p>
              </table:table-cell>
              <table:table-cell office:value-type="float" office:value="161.932">
                <text:p>161.932</text:p>
              </table:table-cell>
            </table:table-row>
            <table:table-row>
              <table:table-cell office:value-type="float" office:value="3584">
                <text:p>3584</text:p>
              </table:table-cell>
              <table:table-cell office:value-type="float" office:value="160.874">
                <text:p>160.874</text:p>
              </table:table-cell>
              <table:table-cell office:value-type="float" office:value="161.318">
                <text:p>161.318</text:p>
              </table:table-cell>
              <table:table-cell office:value-type="float" office:value="162.96">
                <text:p>162.96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161.176">
                <text:p>161.176</text:p>
              </table:table-cell>
              <table:table-cell office:value-type="float" office:value="161.81">
                <text:p>161.81</text:p>
              </table:table-cell>
              <table:table-cell office:value-type="float" office:value="164.297">
                <text:p>164.297</text:p>
              </table:table-cell>
            </table:table-row>
            <table:table-row>
              <table:table-cell office:value-type="float" office:value="14336">
                <text:p>14336</text:p>
              </table:table-cell>
              <table:table-cell office:value-type="float" office:value="161.757">
                <text:p>161.757</text:p>
              </table:table-cell>
              <table:table-cell office:value-type="float" office:value="163.52">
                <text:p>163.52</text:p>
              </table:table-cell>
              <table:table-cell office:value-type="float" office:value="168.145">
                <text:p>168.145</text:p>
              </table:table-cell>
            </table:table-row>
            <table:table-row>
              <table:table-cell office:value-type="float" office:value="28672">
                <text:p>28672</text:p>
              </table:table-cell>
              <table:table-cell office:value-type="float" office:value="163.567">
                <text:p>163.567</text:p>
              </table:table-cell>
              <table:table-cell office:value-type="float" office:value="166.804">
                <text:p>166.804</text:p>
              </table:table-cell>
              <table:table-cell office:value-type="float" office:value="172.617">
                <text:p>172.617</text:p>
              </table:table-cell>
            </table:table-row>
            <table:table-row>
              <table:table-cell office:value-type="float" office:value="57344">
                <text:p>57344</text:p>
              </table:table-cell>
              <table:table-cell office:value-type="float" office:value="167.477">
                <text:p>167.477</text:p>
              </table:table-cell>
              <table:table-cell office:value-type="float" office:value="171.361">
                <text:p>171.361</text:p>
              </table:table-cell>
              <table:table-cell office:value-type="float" office:value="176.533">
                <text:p>176.533</text:p>
              </table:table-cell>
            </table:table-row>
            <table:table-row>
              <table:table-cell office:value-type="float" office:value="114688">
                <text:p>114688</text:p>
              </table:table-cell>
              <table:table-cell office:value-type="float" office:value="171.369">
                <text:p>171.369</text:p>
              </table:table-cell>
              <table:table-cell office:value-type="float" office:value="174.798">
                <text:p>174.798</text:p>
              </table:table-cell>
              <table:table-cell office:value-type="float" office:value="183.059">
                <text:p>183.0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